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fo:color="#FF0000"/>
    </style:style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fo:background-color="#FFFF00"/>
      <style:text-properties fo:color="#FF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5.45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N°Invent.</text:p>
          </table:table-cell>
          <table:table-cell office:value-type="string" table:style-name="ce1">
            <text:p>X_RGF93_L93</text:p>
          </table:table-cell>
          <table:table-cell office:value-type="string" table:style-name="ce1">
            <text:p>Y_RGF93_L93</text:p>
          </table:table-cell>
          <table:table-cell office:value-type="string" table:style-name="ce1">
            <text:p>Côte margelle</text:p>
          </table:table-cell>
          <table:table-cell office:value-type="string" table:style-name="ce1">
            <text:p>Prof.Pz_étiage_1961</text:p>
          </table:table-cell>
          <table:table-cell office:value-type="string" table:style-name="ce1">
            <text:p>Pz_étiage_1961</text:p>
          </table:table-cell>
          <table:table-cell office:value-type="string" table:style-name="ce1">
            <text:p>AquifèreCapté</text:p>
          </table:table-cell>
          <table:table-cell office:value-type="string" table:style-name="ce1">
            <text:p>Date_piézo</text:p>
          </table:table-cell>
          <table:table-cell office:value-type="string" table:style-name="ce1">
            <text:p>Sour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??</text:p>
          </table:table-cell>
          <table:table-cell office:value-type="float" office:value="683358.93143899995" table:style-name="ce1">
            <text:p>683358.9314</text:p>
          </table:table-cell>
          <table:table-cell office:value-type="float" office:value="6178224.5116419997" table:style-name="ce1">
            <text:p>6178224.512</text:p>
          </table:table-cell>
          <table:table-cell office:value-type="float" office:value="70.19" table:style-name="ce1">
            <text:p>70.19</text:p>
          </table:table-cell>
          <table:table-cell office:value-type="float" office:value="1.1266666666666652" table:formula="of:=[.D2]-[.F2]" table:style-name="ce1">
            <text:p>1.126666667</text:p>
          </table:table-cell>
          <table:table-cell office:value-type="float" office:value="69.063333333333333" table:style-name="ce1">
            <text:p>69.06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0</text:p>
          </table:table-cell>
          <table:table-cell office:value-type="float" office:value="694569.79004899994" table:style-name="ce1">
            <text:p>694569.79</text:p>
          </table:table-cell>
          <table:table-cell office:value-type="float" office:value="6181817.434777" table:style-name="ce1">
            <text:p>6181817.435</text:p>
          </table:table-cell>
          <table:table-cell office:value-type="float" office:value="13.85" table:style-name="ce1">
            <text:p>13.85</text:p>
          </table:table-cell>
          <table:table-cell office:value-type="float" office:value="1.4633333333333347" table:formula="of:=[.D3]-[.F3]" table:style-name="ce1">
            <text:p>1.463333333</text:p>
          </table:table-cell>
          <table:table-cell office:value-type="float" office:value="12.386666666666665" table:style-name="ce1">
            <text:p>12.3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2</text:p>
          </table:table-cell>
          <table:table-cell office:value-type="float" office:value="694521.92504500004" table:style-name="ce1">
            <text:p>694521.925</text:p>
          </table:table-cell>
          <table:table-cell office:value-type="float" office:value="6182088.1018470004" table:style-name="ce1">
            <text:p>6182088.102</text:p>
          </table:table-cell>
          <table:table-cell office:value-type="float" office:value="13.96" table:style-name="ce1">
            <text:p>13.96</text:p>
          </table:table-cell>
          <table:table-cell office:value-type="float" office:value="1.8900000000000006" table:formula="of:=[.D4]-[.F4]" table:style-name="ce1">
            <text:p>1.89</text:p>
          </table:table-cell>
          <table:table-cell office:value-type="float" office:value="12.07" table:style-name="ce1">
            <text:p>12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4</text:p>
          </table:table-cell>
          <table:table-cell office:value-type="float" office:value="694115.46865399997" table:style-name="ce1">
            <text:p>694115.4687</text:p>
          </table:table-cell>
          <table:table-cell office:value-type="float" office:value="6181340.6055539995" table:style-name="ce1">
            <text:p>6181340.606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3.3600000000000012" table:formula="of:=[.D5]-[.F5]" table:style-name="ce1">
            <text:p>3.36</text:p>
          </table:table-cell>
          <table:table-cell office:value-type="float" office:value="13.24" table:style-name="ce1">
            <text:p>13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5</text:p>
          </table:table-cell>
          <table:table-cell office:value-type="float" office:value="684819.15732300002" table:style-name="ce1">
            <text:p>684819.1573</text:p>
          </table:table-cell>
          <table:table-cell office:value-type="float" office:value="6178062.4618079998" table:style-name="ce1">
            <text:p>6178062.462</text:p>
          </table:table-cell>
          <table:table-cell office:value-type="float" office:value="16.46" table:style-name="ce1">
            <text:p>16.46</text:p>
          </table:table-cell>
          <table:table-cell office:value-type="float" office:value="2.4766666666666666" table:formula="of:=[.D6]-[.F6]" table:style-name="ce1">
            <text:p>2.476666667</text:p>
          </table:table-cell>
          <table:table-cell office:value-type="float" office:value="13.983333333333334" table:style-name="ce1">
            <text:p>13.9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6</text:p>
          </table:table-cell>
          <table:table-cell office:value-type="float" office:value="684680.24064700003" table:style-name="ce1">
            <text:p>684680.2406</text:p>
          </table:table-cell>
          <table:table-cell office:value-type="float" office:value="6178213.7520770002" table:style-name="ce1">
            <text:p>6178213.752</text:p>
          </table:table-cell>
          <table:table-cell office:value-type="float" office:value="14.17" table:style-name="ce1">
            <text:p>14.17</text:p>
          </table:table-cell>
          <table:table-cell office:value-type="float" office:value="2.3333333333333321" table:formula="of:=[.D7]-[.F7]" table:style-name="ce1">
            <text:p>2.333333333</text:p>
          </table:table-cell>
          <table:table-cell office:value-type="float" office:value="11.836666666666668" table:style-name="ce1">
            <text:p>11.8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7</text:p>
          </table:table-cell>
          <table:table-cell office:value-type="float" office:value="684281.22955699998" table:style-name="ce1">
            <text:p>684281.2296</text:p>
          </table:table-cell>
          <table:table-cell office:value-type="float" office:value="6178387.1809630003" table:style-name="ce1">
            <text:p>6178387.181</text:p>
          </table:table-cell>
          <table:table-cell office:value-type="float" office:value="15.94" table:style-name="ce1">
            <text:p>15.94</text:p>
          </table:table-cell>
          <table:table-cell office:value-type="float" office:value="2.5533333333333346" table:formula="of:=[.D8]-[.F8]" table:style-name="ce1">
            <text:p>2.553333333</text:p>
          </table:table-cell>
          <table:table-cell office:value-type="float" office:value="13.386666666666665" table:style-name="ce1">
            <text:p>13.3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8</text:p>
          </table:table-cell>
          <table:table-cell office:value-type="float" office:value="694387.00646199996" table:style-name="ce1">
            <text:p>694387.0065</text:p>
          </table:table-cell>
          <table:table-cell office:value-type="float" office:value="6180257.28199" table:style-name="ce1">
            <text:p>6180257.282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2.8866666666666685" table:formula="of:=[.D9]-[.F9]" table:style-name="ce1">
            <text:p>2.886666667</text:p>
          </table:table-cell>
          <table:table-cell office:value-type="float" office:value="14.713333333333333" table:style-name="ce1">
            <text:p>14.71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0</text:p>
          </table:table-cell>
          <table:table-cell office:value-type="float" office:value="694815.48871900002" table:style-name="ce1">
            <text:p>694815.4887</text:p>
          </table:table-cell>
          <table:table-cell office:value-type="float" office:value="6180013.5689049996" table:style-name="ce1">
            <text:p>6180013.569</text:p>
          </table:table-cell>
          <table:table-cell office:value-type="float" office:value="17.68" table:style-name="ce1">
            <text:p>17.68</text:p>
          </table:table-cell>
          <table:table-cell office:value-type="float" office:value="3.5199999999999978" table:formula="of:=[.D10]-[.F10]" table:style-name="ce1">
            <text:p>3.52</text:p>
          </table:table-cell>
          <table:table-cell office:value-type="float" office:value="14.160000000000002" table:style-name="ce1">
            <text:p>14.1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1</text:p>
          </table:table-cell>
          <table:table-cell office:value-type="float" office:value="693079.13371700002" table:style-name="ce1">
            <text:p>693079.1337</text:p>
          </table:table-cell>
          <table:table-cell office:value-type="float" office:value="6174501.7032329999" table:style-name="ce1">
            <text:p>6174501.703</text:p>
          </table:table-cell>
          <table:table-cell office:value-type="float" office:value="58.2" table:style-name="ce1">
            <text:p>58.2</text:p>
          </table:table-cell>
          <table:table-cell office:value-type="float" office:value="5.3233333333333377" table:formula="of:=[.D11]-[.F11]" table:style-name="ce1">
            <text:p>5.323333333</text:p>
          </table:table-cell>
          <table:table-cell office:value-type="float" office:value="52.876666666666665" table:style-name="ce1">
            <text:p>52.87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1</text:p>
          </table:table-cell>
          <table:table-cell office:value-type="float" office:value="695799.52429299999" table:style-name="ce1">
            <text:p>695799.5243</text:p>
          </table:table-cell>
          <table:table-cell office:value-type="float" office:value="6180386.0237250002" table:style-name="ce1">
            <text:p>6180386.024</text:p>
          </table:table-cell>
          <table:table-cell office:value-type="float" office:value="14.77" table:style-name="ce1">
            <text:p>14.77</text:p>
          </table:table-cell>
          <table:table-cell office:value-type="float" office:value="2.7333333333333325" table:formula="of:=[.D12]-[.F12]" table:style-name="ce1">
            <text:p>2.733333333</text:p>
          </table:table-cell>
          <table:table-cell office:value-type="float" office:value="12.036666666666667" table:style-name="ce1">
            <text:p>12.0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2</text:p>
          </table:table-cell>
          <table:table-cell office:value-type="float" office:value="696309.29857332201" table:style-name="ce1">
            <text:p>696309.2986</text:p>
          </table:table-cell>
          <table:table-cell office:value-type="float" office:value="6180291.8163405098" table:style-name="ce1">
            <text:p>6180291.816</text:p>
          </table:table-cell>
          <table:table-cell office:value-type="float" office:value="14.09" table:style-name="ce1">
            <text:p>14.09</text:p>
          </table:table-cell>
          <table:table-cell office:value-type="float" office:value="3.0199999999999996" table:formula="of:=[.D13]-[.F13]" table:style-name="ce1">
            <text:p>3.02</text:p>
          </table:table-cell>
          <table:table-cell office:value-type="float" office:value="11.07" table:style-name="ce1">
            <text:p>11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5</text:p>
          </table:table-cell>
          <table:table-cell office:value-type="float" office:value="695091.18554700003" table:style-name="ce1">
            <text:p>695091.1855</text:p>
          </table:table-cell>
          <table:table-cell office:value-type="float" office:value="6181923.3383489996" table:style-name="ce1">
            <text:p>6181923.338</text:p>
          </table:table-cell>
          <table:table-cell office:value-type="float" office:value="12.9" table:style-name="ce1">
            <text:p>12.9</text:p>
          </table:table-cell>
          <table:table-cell office:value-type="float" office:value="1.8766666666666669" table:formula="of:=[.D14]-[.F14]" table:style-name="ce1">
            <text:p>1.876666667</text:p>
          </table:table-cell>
          <table:table-cell office:value-type="float" office:value="11.023333333333333" table:style-name="ce1">
            <text:p>11.0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6</text:p>
          </table:table-cell>
          <table:table-cell office:value-type="float" office:value="684503.64810899994" table:style-name="ce1">
            <text:p>684503.6481</text:p>
          </table:table-cell>
          <table:table-cell office:value-type="float" office:value="6178655.657071" table:style-name="ce1">
            <text:p>6178655.657</text:p>
          </table:table-cell>
          <table:table-cell office:value-type="float" office:value="13.48" table:style-name="ce1">
            <text:p>13.48</text:p>
          </table:table-cell>
          <table:table-cell office:value-type="float" office:value="3.6300000000000008" table:formula="of:=[.D15]-[.F15]" table:style-name="ce1">
            <text:p>3.63</text:p>
          </table:table-cell>
          <table:table-cell office:value-type="float" office:value="9.85" table:style-name="ce1">
            <text:p>9.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28</text:p>
          </table:table-cell>
          <table:table-cell office:value-type="float" office:value="694084.98644500005" table:style-name="ce1">
            <text:p>694084.9864</text:p>
          </table:table-cell>
          <table:table-cell office:value-type="float" office:value="6173852.8754930003" table:style-name="ce1">
            <text:p>6173852.875</text:p>
          </table:table-cell>
          <table:table-cell office:value-type="float" office:value="55.73" table:style-name="ce1">
            <text:p>55.73</text:p>
          </table:table-cell>
          <table:table-cell office:value-type="float" office:value="4.8599999999999994" table:formula="of:=[.D16]-[.F16]" table:style-name="ce1">
            <text:p>4.86</text:p>
          </table:table-cell>
          <table:table-cell office:value-type="float" office:value="50.87" table:style-name="ce1">
            <text:p>50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3</text:p>
          </table:table-cell>
          <table:table-cell office:value-type="float" office:value="692314.78282900003" table:style-name="ce1">
            <text:p>692314.7828</text:p>
          </table:table-cell>
          <table:table-cell office:value-type="float" office:value="6176540.0782709997" table:style-name="ce1">
            <text:p>6176540.078</text:p>
          </table:table-cell>
          <table:table-cell office:value-type="float" office:value="46.46" table:style-name="ce1">
            <text:p>46.46</text:p>
          </table:table-cell>
          <table:table-cell office:value-type="float" office:value="2.1866666666666674" table:formula="of:=[.D17]-[.F17]" table:style-name="ce1">
            <text:p>2.186666667</text:p>
          </table:table-cell>
          <table:table-cell office:value-type="float" office:value="44.273333333333333" table:style-name="ce1">
            <text:p>44.2733333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34</text:p>
          </table:table-cell>
          <table:table-cell office:value-type="float" office:value="693525.13617399998" table:style-name="ce1">
            <text:p>693525.1362</text:p>
          </table:table-cell>
          <table:table-cell office:value-type="float" office:value="6177661.4973680004" table:style-name="ce1">
            <text:p>6177661.497</text:p>
          </table:table-cell>
          <table:table-cell office:value-type="float" office:value="50.54" table:style-name="ce1">
            <text:p>50.54</text:p>
          </table:table-cell>
          <table:table-cell office:value-type="float" office:value="3.4100000000000037" table:formula="of:=[.D18]-[.F18]" table:style-name="ce1">
            <text:p>3.41</text:p>
          </table:table-cell>
          <table:table-cell office:value-type="float" office:value="47.129999999999995" table:style-name="ce1">
            <text:p>47.1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694823.91460200003" table:style-name="ce1">
            <text:p>694823.9146</text:p>
          </table:table-cell>
          <table:table-cell office:value-type="float" office:value="6182295.8805099996" table:style-name="ce1">
            <text:p>6182295.881</text:p>
          </table:table-cell>
          <table:table-cell office:value-type="float" office:value="12.49" table:style-name="ce1">
            <text:p>12.49</text:p>
          </table:table-cell>
          <table:table-cell office:value-type="float" office:value="2.84" table:formula="of:=[.D19]-[.F19]" table:style-name="ce1">
            <text:p>2.84</text:p>
          </table:table-cell>
          <table:table-cell office:value-type="float" office:value="9.65" table:style-name="ce1">
            <text:p>9.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696098.21013999998" table:style-name="ce1">
            <text:p>696098.2101</text:p>
          </table:table-cell>
          <table:table-cell office:value-type="float" office:value="6181424.7007769998" table:style-name="ce1">
            <text:p>6181424.701</text:p>
          </table:table-cell>
          <table:table-cell office:value-type="float" office:value="12.17" table:style-name="ce1">
            <text:p>12.17</text:p>
          </table:table-cell>
          <table:table-cell office:value-type="float" office:value="3.0633333333333326" table:formula="of:=[.D20]-[.F20]" table:style-name="ce1">
            <text:p>3.063333333</text:p>
          </table:table-cell>
          <table:table-cell office:value-type="float" office:value="9.1066666666666674" table:style-name="ce1">
            <text:p>9.10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3</text:p>
          </table:table-cell>
          <table:table-cell office:value-type="float" office:value="691595.07183699997" table:style-name="ce1">
            <text:p>691595.0718</text:p>
          </table:table-cell>
          <table:table-cell office:value-type="float" office:value="6175434.7083830005" table:style-name="ce1">
            <text:p>6175434.708</text:p>
          </table:table-cell>
          <table:table-cell office:value-type="float" office:value="49.25" table:style-name="ce1">
            <text:p>49.25</text:p>
          </table:table-cell>
          <table:table-cell office:value-type="float" office:value="3.7199999999999989" table:formula="of:=[.D21]-[.F21]" table:style-name="ce1">
            <text:p>3.72</text:p>
          </table:table-cell>
          <table:table-cell office:value-type="float" office:value="45.53" table:style-name="ce1">
            <text:p>45.5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5</text:p>
          </table:table-cell>
          <table:table-cell office:value-type="float" office:value="691097.81033799995" table:style-name="ce1">
            <text:p>691097.8103</text:p>
          </table:table-cell>
          <table:table-cell office:value-type="float" office:value="6175839.166092" table:style-name="ce1">
            <text:p>6175839.166</text:p>
          </table:table-cell>
          <table:table-cell office:value-type="float" office:value="51.83" table:style-name="ce1">
            <text:p>51.83</text:p>
          </table:table-cell>
          <table:table-cell office:value-type="float" office:value="2.1366666666666703" table:formula="of:=[.D22]-[.F22]" table:style-name="ce1">
            <text:p>2.136666667</text:p>
          </table:table-cell>
          <table:table-cell office:value-type="float" office:value="49.693333333333328" table:style-name="ce1">
            <text:p>49.69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7</text:p>
          </table:table-cell>
          <table:table-cell office:value-type="float" office:value="691092.584179" table:style-name="ce1">
            <text:p>691092.5842</text:p>
          </table:table-cell>
          <table:table-cell office:value-type="float" office:value="6176429.8432290005" table:style-name="ce1">
            <text:p>6176429.843</text:p>
          </table:table-cell>
          <table:table-cell office:value-type="float" office:value="54.36" table:style-name="ce1">
            <text:p>54.36</text:p>
          </table:table-cell>
          <table:table-cell office:value-type="float" office:value="2.0599999999999952" table:formula="of:=[.D23]-[.F23]" table:style-name="ce1">
            <text:p>2.06</text:p>
          </table:table-cell>
          <table:table-cell office:value-type="float" office:value="52.300000000000004" table:style-name="ce1">
            <text:p>52.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9</text:p>
          </table:table-cell>
          <table:table-cell office:value-type="float" office:value="691184.98219100002" table:style-name="ce1">
            <text:p>691184.9822</text:p>
          </table:table-cell>
          <table:table-cell office:value-type="float" office:value="6175478.0717630005" table:style-name="ce1">
            <text:p>6175478.072</text:p>
          </table:table-cell>
          <table:table-cell office:value-type="float" office:value="43.66" table:style-name="ce1">
            <text:p>43.66</text:p>
          </table:table-cell>
          <table:table-cell office:value-type="float" office:value="3.1599999999999966" table:formula="of:=[.D24]-[.F24]" table:style-name="ce1">
            <text:p>3.16</text:p>
          </table:table-cell>
          <table:table-cell office:value-type="float" office:value="40.5" table:style-name="ce1">
            <text:p>40.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HO 6</text:p>
          </table:table-cell>
          <table:table-cell office:value-type="float" office:value="691444.67720399995" table:style-name="ce1">
            <text:p>691444.6772</text:p>
          </table:table-cell>
          <table:table-cell office:value-type="float" office:value="6175405.8934730003" table:style-name="ce1">
            <text:p>6175405.893</text:p>
          </table:table-cell>
          <table:table-cell office:value-type="float" office:value="41.03" table:style-name="ce1">
            <text:p>41.03</text:p>
          </table:table-cell>
          <table:table-cell office:value-type="float" office:value="2.556666666666672" table:formula="of:=[.D25]-[.F25]" table:style-name="ce1">
            <text:p>2.556666667</text:p>
          </table:table-cell>
          <table:table-cell office:value-type="float" office:value="38.473333333333329" table:style-name="ce1">
            <text:p>38.47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MPAS 1</text:p>
          </table:table-cell>
          <table:table-cell office:value-type="float" office:value="695008.84403273603" table:style-name="ce1">
            <text:p>695008.844</text:p>
          </table:table-cell>
          <table:table-cell office:value-type="float" office:value="6181643.7120963503" table:style-name="ce1">
            <text:p>6181643.712</text:p>
          </table:table-cell>
          <table:table-cell office:value-type="float" office:value="13.85" table:style-name="ce1">
            <text:p>13.85</text:p>
          </table:table-cell>
          <table:table-cell office:value-type="float" office:value="2.5" table:formula="of:=[.D26]-[.F26]" table:style-name="ce1">
            <text:p>2.5</text:p>
          </table:table-cell>
          <table:table-cell office:value-type="float" office:value="11.35" table:style-name="ce1">
            <text:p>11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</text:p>
          </table:table-cell>
          <table:table-cell office:value-type="float" office:value="695961.91558100004" table:style-name="ce1">
            <text:p>695961.9156</text:p>
          </table:table-cell>
          <table:table-cell office:value-type="float" office:value="6175699.7362219999" table:style-name="ce1">
            <text:p>6175699.736</text:p>
          </table:table-cell>
          <table:table-cell office:value-type="float" office:value="0" table:style-name="ce1">
            <text:p>0</text:p>
          </table:table-cell>
          <table:table-cell office:value-type="float" office:value="-6.8149999999999995" table:formula="of:=[.D27]-[.F27]" table:style-name="ce1">
            <text:p>-6.815</text:p>
          </table:table-cell>
          <table:table-cell office:value-type="float" office:value="6.8149999999999995" table:style-name="ce1">
            <text:p>6.81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6</text:p>
          </table:table-cell>
          <table:table-cell office:value-type="float" office:value="696391.05620157998" table:style-name="ce1">
            <text:p>696391.0562</text:p>
          </table:table-cell>
          <table:table-cell office:value-type="float" office:value="6174294.7581492299" table:style-name="ce1">
            <text:p>6174294.758</text:p>
          </table:table-cell>
          <table:table-cell office:value-type="float" office:value="13.24" table:style-name="ce1">
            <text:p>13.24</text:p>
          </table:table-cell>
          <table:table-cell office:value-type="float" office:value="6.9250000000000007" table:formula="of:=[.D28]-[.F28]" table:style-name="ce1">
            <text:p>6.925</text:p>
          </table:table-cell>
          <table:table-cell office:value-type="float" office:value="6.3149999999999995" table:style-name="ce1">
            <text:p>6.3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7</text:p>
          </table:table-cell>
          <table:table-cell office:value-type="float" office:value="696341.08589300001" table:style-name="ce1">
            <text:p>696341.0859</text:p>
          </table:table-cell>
          <table:table-cell office:value-type="float" office:value="6174305.1721029999" table:style-name="ce1">
            <text:p>6174305.172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2.2749999999999986" table:formula="of:=[.D29]-[.F29]" table:style-name="ce1">
            <text:p>2.275</text:p>
          </table:table-cell>
          <table:table-cell office:value-type="float" office:value="6.0050000000000008" table:style-name="ce1">
            <text:p>6.00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694639.20479800005" table:style-name="ce1">
            <text:p>694639.2048</text:p>
          </table:table-cell>
          <table:table-cell office:value-type="float" office:value="6175540.2312550005" table:style-name="ce1">
            <text:p>6175540.231</text:p>
          </table:table-cell>
          <table:table-cell office:value-type="float" office:value="33.07" table:style-name="ce1">
            <text:p>33.07</text:p>
          </table:table-cell>
          <table:table-cell office:value-type="float" office:value="9.639999999999997" table:formula="of:=[.D30]-[.F30]" table:style-name="ce1">
            <text:p>9.64</text:p>
          </table:table-cell>
          <table:table-cell office:value-type="float" office:value="23.430000000000003" table:style-name="ce1">
            <text:p>23.4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0</text:p>
          </table:table-cell>
          <table:table-cell office:value-type="float" office:value="695186.11282000004" table:style-name="ce1">
            <text:p>695186.1128</text:p>
          </table:table-cell>
          <table:table-cell office:value-type="float" office:value="6173843.9813099997" table:style-name="ce1">
            <text:p>6173843.981</text:p>
          </table:table-cell>
          <table:table-cell office:value-type="float" office:value="18.420000000000002" table:style-name="ce1">
            <text:p>18.42</text:p>
          </table:table-cell>
          <table:table-cell office:value-type="float" office:value="6.9000000000000021" table:formula="of:=[.D31]-[.F31]" table:style-name="ce1">
            <text:p>6.9</text:p>
          </table:table-cell>
          <table:table-cell office:value-type="float" office:value="11.52" table:style-name="ce1">
            <text:p>11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1</text:p>
          </table:table-cell>
          <table:table-cell office:value-type="float" office:value="694973.25775400002" table:style-name="ce1">
            <text:p>694973.2578</text:p>
          </table:table-cell>
          <table:table-cell office:value-type="float" office:value="6175998.0292220004" table:style-name="ce1">
            <text:p>6175998.029</text:p>
          </table:table-cell>
          <table:table-cell office:value-type="float" office:value="30.35" table:style-name="ce1">
            <text:p>30.35</text:p>
          </table:table-cell>
          <table:table-cell office:value-type="float" office:value="11.470000000000002" table:formula="of:=[.D32]-[.F32]" table:style-name="ce1">
            <text:p>11.47</text:p>
          </table:table-cell>
          <table:table-cell office:value-type="float" office:value="18.88" table:style-name="ce1">
            <text:p>18.88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2</text:p>
          </table:table-cell>
          <table:table-cell office:value-type="float" office:value="694309.66018100001" table:style-name="ce1">
            <text:p>694309.6602</text:p>
          </table:table-cell>
          <table:table-cell office:value-type="float" office:value="6174401.6587429997" table:style-name="ce1">
            <text:p>6174401.659</text:p>
          </table:table-cell>
          <table:table-cell office:value-type="float" office:value="23.58" table:style-name="ce1">
            <text:p>23.58</text:p>
          </table:table-cell>
          <table:table-cell office:value-type="float" office:value="3.9533333333333296" table:formula="of:=[.D33]-[.F33]" table:style-name="ce1">
            <text:p>3.953333333</text:p>
          </table:table-cell>
          <table:table-cell office:value-type="float" office:value="19.626666666666669" table:style-name="ce1">
            <text:p>19.6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3</text:p>
          </table:table-cell>
          <table:table-cell office:value-type="float" office:value="693655.29865300003" table:style-name="ce1">
            <text:p>693655.2987</text:p>
          </table:table-cell>
          <table:table-cell office:value-type="float" office:value="6175187.7926380001" table:style-name="ce1">
            <text:p>6175187.793</text:p>
          </table:table-cell>
          <table:table-cell office:value-type="float" office:value="35.97" table:style-name="ce1">
            <text:p>35.97</text:p>
          </table:table-cell>
          <table:table-cell office:value-type="float" office:value="17.784999999999997" table:formula="of:=[.D34]-[.F34]" table:style-name="ce1">
            <text:p>17.785</text:p>
          </table:table-cell>
          <table:table-cell office:value-type="float" office:value="18.185000000000002" table:style-name="ce1">
            <text:p>18.18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6</text:p>
          </table:table-cell>
          <table:table-cell office:value-type="float" office:value="694959.04401094897" table:style-name="ce1">
            <text:p>694959.044</text:p>
          </table:table-cell>
          <table:table-cell office:value-type="float" office:value="6175477.5833523702" table:style-name="ce1">
            <text:p>6175477.583</text:p>
          </table:table-cell>
          <table:table-cell office:value-type="float" office:value="27.5" table:style-name="ce1">
            <text:p>27.5</text:p>
          </table:table-cell>
          <table:table-cell office:value-type="float" office:value="3.8999999999999986" table:formula="of:=[.D35]-[.F35]" table:style-name="ce1">
            <text:p>3.9</text:p>
          </table:table-cell>
          <table:table-cell office:value-type="float" office:value="23.6" table:style-name="ce1">
            <text:p>23.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8</text:p>
          </table:table-cell>
          <table:table-cell office:value-type="float" office:value="695048.65023941803" table:style-name="ce1">
            <text:p>695048.6502</text:p>
          </table:table-cell>
          <table:table-cell office:value-type="float" office:value="6175416.7949787201" table:style-name="ce1">
            <text:p>6175416.795</text:p>
          </table:table-cell>
          <table:table-cell office:value-type="float" office:value="27.55" table:style-name="ce1">
            <text:p>27.55</text:p>
          </table:table-cell>
          <table:table-cell office:value-type="float" office:value="4.490000000000002" table:formula="of:=[.D36]-[.F36]" table:style-name="ce1">
            <text:p>4.49</text:p>
          </table:table-cell>
          <table:table-cell office:value-type="float" office:value="23.06" table:style-name="ce1">
            <text:p>23.0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</text:p>
          </table:table-cell>
          <table:table-cell office:value-type="float" office:value="695139.22647400002" table:style-name="ce1">
            <text:p>695139.2265</text:p>
          </table:table-cell>
          <table:table-cell office:value-type="float" office:value="6175476.1284259995" table:style-name="ce1">
            <text:p>6175476.128</text:p>
          </table:table-cell>
          <table:table-cell office:value-type="float" office:value="29.72" table:style-name="ce1">
            <text:p>29.72</text:p>
          </table:table-cell>
          <table:table-cell office:value-type="float" office:value="9.4949999999999974" table:formula="of:=[.D37]-[.F37]" table:style-name="ce1">
            <text:p>9.495</text:p>
          </table:table-cell>
          <table:table-cell office:value-type="float" office:value="20.225000000000001" table:style-name="ce1">
            <text:p>20.22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30</text:p>
          </table:table-cell>
          <table:table-cell office:value-type="float" office:value="697730.15831643704" table:style-name="ce1">
            <text:p>697730.1583</text:p>
          </table:table-cell>
          <table:table-cell office:value-type="float" office:value="6175245.0031066602" table:style-name="ce1">
            <text:p>6175245.003</text:p>
          </table:table-cell>
          <table:table-cell office:value-type="float" office:value="9.09" table:style-name="ce1">
            <text:p>9.09</text:p>
          </table:table-cell>
          <table:table-cell office:value-type="float" office:value="4.7633333333333328" table:formula="of:=[.D38]-[.F38]" table:style-name="ce1">
            <text:p>4.763333333</text:p>
          </table:table-cell>
          <table:table-cell office:value-type="float" office:value="4.3266666666666671" table:style-name="ce1">
            <text:p>4.326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694719.04329599999" table:style-name="ce1">
            <text:p>694719.0433</text:p>
          </table:table-cell>
          <table:table-cell office:value-type="float" office:value="6175509.5540070003" table:style-name="ce1">
            <text:p>6175509.554</text:p>
          </table:table-cell>
          <table:table-cell office:value-type="float" office:value="33.35" table:style-name="ce1">
            <text:p>33.35</text:p>
          </table:table-cell>
          <table:table-cell office:value-type="float" office:value="16.900000000000002" table:formula="of:=[.D39]-[.F39]" table:style-name="ce1">
            <text:p>16.9</text:p>
          </table:table-cell>
          <table:table-cell office:value-type="float" office:value="16.45" table:style-name="ce1">
            <text:p>16.4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696533.94434299995" table:style-name="ce1">
            <text:p>696533.9443</text:p>
          </table:table-cell>
          <table:table-cell office:value-type="float" office:value="6174633.9749410003" table:style-name="ce1">
            <text:p>6174633.975</text:p>
          </table:table-cell>
          <table:table-cell office:value-type="float" office:value="12.49" table:style-name="ce1">
            <text:p>12.49</text:p>
          </table:table-cell>
          <table:table-cell office:value-type="float" office:value="5.8250000000000002" table:formula="of:=[.D40]-[.F40]" table:style-name="ce1">
            <text:p>5.825</text:p>
          </table:table-cell>
          <table:table-cell office:value-type="float" office:value="6.665" table:style-name="ce1">
            <text:p>6.66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697459.80351500004" table:style-name="ce1">
            <text:p>697459.8035</text:p>
          </table:table-cell>
          <table:table-cell office:value-type="float" office:value="6175237.1709899995" table:style-name="ce1">
            <text:p>6175237.171</text:p>
          </table:table-cell>
          <table:table-cell office:value-type="float" office:value="13.27" table:style-name="ce1">
            <text:p>13.27</text:p>
          </table:table-cell>
          <table:table-cell office:value-type="float" office:value="6.24" table:formula="of:=[.D41]-[.F41]" table:style-name="ce1">
            <text:p>6.24</text:p>
          </table:table-cell>
          <table:table-cell office:value-type="float" office:value="7.0299999999999994" table:style-name="ce1">
            <text:p>7.0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1</text:p>
          </table:table-cell>
          <table:table-cell office:value-type="float" office:value="694435.64165300003" table:style-name="ce1">
            <text:p>694435.6417</text:p>
          </table:table-cell>
          <table:table-cell office:value-type="float" office:value="6177604.0858039996" table:style-name="ce1">
            <text:p>6177604.086</text:p>
          </table:table-cell>
          <table:table-cell office:value-type="float" office:value="84.91" table:style-name="ce1">
            <text:p>84.91</text:p>
          </table:table-cell>
          <table:table-cell office:value-type="float" office:value="3.644999999999996" table:formula="of:=[.D42]-[.F42]" table:style-name="ce1">
            <text:p>3.645</text:p>
          </table:table-cell>
          <table:table-cell office:value-type="float" office:value="81.265000000000001" table:style-name="ce1">
            <text:p>81.26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5</text:p>
          </table:table-cell>
          <table:table-cell office:value-type="float" office:value="695287.461656" table:style-name="ce1">
            <text:p>695287.4617</text:p>
          </table:table-cell>
          <table:table-cell office:value-type="float" office:value="6177717.3344780002" table:style-name="ce1">
            <text:p>6177717.334</text:p>
          </table:table-cell>
          <table:table-cell office:value-type="float" office:value="83.1" table:style-name="ce1">
            <text:p>83.1</text:p>
          </table:table-cell>
          <table:table-cell office:value-type="float" office:value="2.6999999999999886" table:formula="of:=[.D43]-[.F43]" table:style-name="ce1">
            <text:p>2.7</text:p>
          </table:table-cell>
          <table:table-cell office:value-type="float" office:value="80.400000000000006" table:style-name="ce1">
            <text:p>80.4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11</text:p>
          </table:table-cell>
          <table:table-cell office:value-type="float" office:value="683895.23525377398" table:style-name="ce1">
            <text:p>683895.2353</text:p>
          </table:table-cell>
          <table:table-cell office:value-type="float" office:value="6172784.2712576399" table:style-name="ce1">
            <text:p>6172784.271</text:p>
          </table:table-cell>
          <table:table-cell office:value-type="float" office:value="77.92" table:style-name="ce1">
            <text:p>77.92</text:p>
          </table:table-cell>
          <table:table-cell office:value-type="float" office:value="6.7900000000000063" table:formula="of:=[.D44]-[.F44]" table:style-name="ce1">
            <text:p>6.79</text:p>
          </table:table-cell>
          <table:table-cell office:value-type="float" office:value="71.13" table:style-name="ce1">
            <text:p>71.1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13</text:p>
          </table:table-cell>
          <table:table-cell office:value-type="float" office:value="685574.35318179894" table:style-name="ce1">
            <text:p>685574.3532</text:p>
          </table:table-cell>
          <table:table-cell office:value-type="float" office:value="6172450.2550071804" table:style-name="ce1">
            <text:p>6172450.255</text:p>
          </table:table-cell>
          <table:table-cell office:value-type="float" office:value="70.48" table:style-name="ce1">
            <text:p>70.48</text:p>
          </table:table-cell>
          <table:table-cell office:value-type="float" office:value="1.2000000000000028" table:formula="of:=[.D45]-[.F45]" table:style-name="ce1">
            <text:p>1.2</text:p>
          </table:table-cell>
          <table:table-cell office:value-type="float" office:value="69.28" table:style-name="ce1">
            <text:p>69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18</text:p>
          </table:table-cell>
          <table:table-cell office:value-type="float" office:value="686271.329171494" table:style-name="ce1">
            <text:p>686271.3292</text:p>
          </table:table-cell>
          <table:table-cell office:value-type="float" office:value="6173215.4337308398" table:style-name="ce1">
            <text:p>6173215.434</text:p>
          </table:table-cell>
          <table:table-cell office:value-type="float" office:value="63.42" table:style-name="ce1">
            <text:p>63.42</text:p>
          </table:table-cell>
          <table:table-cell office:value-type="float" office:value="1.1000000000000014" table:formula="of:=[.D46]-[.F46]" table:style-name="ce1">
            <text:p>1.1</text:p>
          </table:table-cell>
          <table:table-cell office:value-type="float" office:value="62.32" table:style-name="ce1">
            <text:p>62.3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24</text:p>
          </table:table-cell>
          <table:table-cell office:value-type="float" office:value="684767.43146665802" table:style-name="ce1">
            <text:p>684767.4315</text:p>
          </table:table-cell>
          <table:table-cell office:value-type="float" office:value="6172937.34689481" table:style-name="ce1">
            <text:p>6172937.347</text:p>
          </table:table-cell>
          <table:table-cell office:value-type="float" office:value="71.69" table:style-name="ce1">
            <text:p>71.69</text:p>
          </table:table-cell>
          <table:table-cell office:value-type="float" office:value="3.8700000000000045" table:formula="of:=[.D47]-[.F47]" table:style-name="ce1">
            <text:p>3.87</text:p>
          </table:table-cell>
          <table:table-cell office:value-type="float" office:value="67.819999999999993" table:style-name="ce1">
            <text:p>67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26</text:p>
          </table:table-cell>
          <table:table-cell office:value-type="float" office:value="685871.73395529296" table:style-name="ce1">
            <text:p>685871.734</text:p>
          </table:table-cell>
          <table:table-cell office:value-type="float" office:value="6173318.79175267" table:style-name="ce1">
            <text:p>6173318.792</text:p>
          </table:table-cell>
          <table:table-cell office:value-type="float" office:value="64.959999999999994" table:style-name="ce1">
            <text:p>64.96</text:p>
          </table:table-cell>
          <table:table-cell office:value-type="float" office:value="2.0099999999999909" table:formula="of:=[.D48]-[.F48]" table:style-name="ce1">
            <text:p>2.01</text:p>
          </table:table-cell>
          <table:table-cell office:value-type="float" office:value="62.95" table:style-name="ce1">
            <text:p>62.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4</text:p>
          </table:table-cell>
          <table:table-cell office:value-type="float" office:value="687370.25931200001" table:style-name="ce1">
            <text:p>687370.2593</text:p>
          </table:table-cell>
          <table:table-cell office:value-type="float" office:value="6172936.2092390005" table:style-name="ce1">
            <text:p>6172936.209</text:p>
          </table:table-cell>
          <table:table-cell office:value-type="float" office:value="56.22" table:style-name="ce1">
            <text:p>56.22</text:p>
          </table:table-cell>
          <table:table-cell office:value-type="float" office:value="3.2849999999999966" table:formula="of:=[.D49]-[.F49]" table:style-name="ce1">
            <text:p>3.285</text:p>
          </table:table-cell>
          <table:table-cell office:value-type="float" office:value="52.935000000000002" table:style-name="ce1">
            <text:p>52.9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S5</text:p>
          </table:table-cell>
          <table:table-cell office:value-type="float" office:value="686397.80025592505" table:style-name="ce1">
            <text:p>686397.8003</text:p>
          </table:table-cell>
          <table:table-cell office:value-type="float" office:value="6172763.9122200198" table:style-name="ce1">
            <text:p>6172763.912</text:p>
          </table:table-cell>
          <table:table-cell office:value-type="float" office:value="63.66" table:style-name="ce1">
            <text:p>63.66</text:p>
          </table:table-cell>
          <table:table-cell office:value-type="float" office:value="2.6799999999999997" table:formula="of:=[.D50]-[.F50]" table:style-name="ce1">
            <text:p>2.68</text:p>
          </table:table-cell>
          <table:table-cell office:value-type="float" office:value="60.98" table:style-name="ce1">
            <text:p>60.9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1</text:p>
          </table:table-cell>
          <table:table-cell office:value-type="float" office:value="699667.75587382296" table:style-name="ce1">
            <text:p>699667.7559</text:p>
          </table:table-cell>
          <table:table-cell office:value-type="float" office:value="6175930.1574528599" table:style-name="ce1">
            <text:p>6175930.157</text:p>
          </table:table-cell>
          <table:table-cell office:value-type="float" office:value="3.39" table:style-name="ce1">
            <text:p>3.39</text:p>
          </table:table-cell>
          <table:table-cell office:value-type="float" office:value="-0.17666666666666631" table:formula="of:=[.D51]-[.F51]" table:style-name="ce1">
            <text:p>-0.176666667</text:p>
          </table:table-cell>
          <table:table-cell office:value-type="float" office:value="3.5666666666666664" table:style-name="ce1">
            <text:p>3.56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10</text:p>
          </table:table-cell>
          <table:table-cell office:value-type="float" office:value="701965.22774100001" table:style-name="ce1">
            <text:p>701965.2277</text:p>
          </table:table-cell>
          <table:table-cell office:value-type="float" office:value="6176552.369868" table:style-name="ce1">
            <text:p>6176552.37</text:p>
          </table:table-cell>
          <table:table-cell office:value-type="float" office:value="6.56" table:style-name="ce1">
            <text:p>6.56</text:p>
          </table:table-cell>
          <table:table-cell office:value-type="float" office:value="5.6999999999999993" table:formula="of:=[.D52]-[.F52]" table:style-name="ce1">
            <text:p>5.7</text:p>
          </table:table-cell>
          <table:table-cell office:value-type="float" office:value="0.86" table:style-name="ce1">
            <text:p>0.8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2</text:p>
          </table:table-cell>
          <table:table-cell office:value-type="float" office:value="698559.91142300004" table:style-name="ce1">
            <text:p>698559.9114</text:p>
          </table:table-cell>
          <table:table-cell office:value-type="float" office:value="6178832.1598460004" table:style-name="ce1">
            <text:p>6178832.16</text:p>
          </table:table-cell>
          <table:table-cell office:value-type="float" office:value="15.21" table:style-name="ce1">
            <text:p>15.21</text:p>
          </table:table-cell>
          <table:table-cell office:value-type="float" office:value="7.6366666666666676" table:formula="of:=[.D53]-[.F53]" table:style-name="ce1">
            <text:p>7.636666667</text:p>
          </table:table-cell>
          <table:table-cell office:value-type="float" office:value="7.5733333333333333" table:style-name="ce1">
            <text:p>7.573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4</text:p>
          </table:table-cell>
          <table:table-cell office:value-type="float" office:value="698171.29855865205" table:style-name="ce1">
            <text:p>698171.2986</text:p>
          </table:table-cell>
          <table:table-cell office:value-type="float" office:value="6179055.5223343996" table:style-name="ce1">
            <text:p>6179055.522</text:p>
          </table:table-cell>
          <table:table-cell office:value-type="float" office:value="12" table:style-name="ce1">
            <text:p>12</text:p>
          </table:table-cell>
          <table:table-cell office:value-type="float" office:value="3.8433333333333337" table:formula="of:=[.D54]-[.F54]" table:style-name="ce1">
            <text:p>3.843333333</text:p>
          </table:table-cell>
          <table:table-cell office:value-type="float" office:value="8.1566666666666663" table:style-name="ce1">
            <text:p>8.15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5</text:p>
          </table:table-cell>
          <table:table-cell office:value-type="float" office:value="698237.60031300003" table:style-name="ce1">
            <text:p>698237.6003</text:p>
          </table:table-cell>
          <table:table-cell office:value-type="float" office:value="6176101.8424979998" table:style-name="ce1">
            <text:p>6176101.842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10.013333333333332" table:formula="of:=[.D55]-[.F55]" table:style-name="ce1">
            <text:p>10.01333333</text:p>
          </table:table-cell>
          <table:table-cell office:value-type="float" office:value="8.6366666666666667" table:style-name="ce1">
            <text:p>8.63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6</text:p>
          </table:table-cell>
          <table:table-cell office:value-type="float" office:value="698238.47546900006" table:style-name="ce1">
            <text:p>698238.4755</text:p>
          </table:table-cell>
          <table:table-cell office:value-type="float" office:value="6177453.2818369996" table:style-name="ce1">
            <text:p>6177453.282</text:p>
          </table:table-cell>
          <table:table-cell office:value-type="float" office:value="27.97" table:style-name="ce1">
            <text:p>27.97</text:p>
          </table:table-cell>
          <table:table-cell office:value-type="float" office:value="21.916666666666664" table:formula="of:=[.D56]-[.F56]" table:style-name="ce1">
            <text:p>21.91666667</text:p>
          </table:table-cell>
          <table:table-cell office:value-type="float" office:value="6.0533333333333337" table:style-name="ce1">
            <text:p>6.053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8</text:p>
          </table:table-cell>
          <table:table-cell office:value-type="float" office:value="701207.12433200004" table:style-name="ce1">
            <text:p>701207.1243</text:p>
          </table:table-cell>
          <table:table-cell office:value-type="float" office:value="6179381.4635330001" table:style-name="ce1">
            <text:p>6179381.464</text:p>
          </table:table-cell>
          <table:table-cell office:value-type="float" office:value="6.12" table:style-name="ce1">
            <text:p>6.12</text:p>
          </table:table-cell>
          <table:table-cell office:value-type="float" office:value="4.1500000000000004" table:formula="of:=[.D57]-[.F57]" table:style-name="ce1">
            <text:p>4.15</text:p>
          </table:table-cell>
          <table:table-cell office:value-type="float" office:value="1.97" table:style-name="ce1">
            <text:p>1.9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I</text:p>
          </table:table-cell>
          <table:table-cell office:value-type="float" office:value="702914.56633569498" table:style-name="ce1">
            <text:p>702914.5663</text:p>
          </table:table-cell>
          <table:table-cell office:value-type="float" office:value="6178837.1862847405" table:style-name="ce1">
            <text:p>6178837.186</text:p>
          </table:table-cell>
          <table:table-cell office:value-type="float" office:value="3.98" table:style-name="ce1">
            <text:p>3.98</text:p>
          </table:table-cell>
          <table:table-cell office:value-type="float" office:value="3.45" table:formula="of:=[.D58]-[.F58]" table:style-name="ce1">
            <text:p>3.45</text:p>
          </table:table-cell>
          <table:table-cell office:value-type="float" office:value="0.53" table:style-name="ce1">
            <text:p>0.5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II</text:p>
          </table:table-cell>
          <table:table-cell office:value-type="float" office:value="702074.29102100094" table:style-name="ce1">
            <text:p>702074.291</text:p>
          </table:table-cell>
          <table:table-cell office:value-type="float" office:value="6178914.0086195301" table:style-name="ce1">
            <text:p>6178914.009</text:p>
          </table:table-cell>
          <table:table-cell office:value-type="float" office:value="4.97" table:style-name="ce1">
            <text:p>4.97</text:p>
          </table:table-cell>
          <table:table-cell office:value-type="float" office:value="4.3599999999999994" table:formula="of:=[.D59]-[.F59]" table:style-name="ce1">
            <text:p>4.36</text:p>
          </table:table-cell>
          <table:table-cell office:value-type="float" office:value="0.61" table:style-name="ce1">
            <text:p>0.6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III</text:p>
          </table:table-cell>
          <table:table-cell office:value-type="float" office:value="701059.98487775098" table:style-name="ce1">
            <text:p>701059.9849</text:p>
          </table:table-cell>
          <table:table-cell office:value-type="float" office:value="6178511.7261202503" table:style-name="ce1">
            <text:p>6178511.726</text:p>
          </table:table-cell>
          <table:table-cell office:value-type="float" office:value="6.1" table:style-name="ce1">
            <text:p>6.1</text:p>
          </table:table-cell>
          <table:table-cell office:value-type="float" office:value="3.1699999999999995" table:formula="of:=[.D60]-[.F60]" table:style-name="ce1">
            <text:p>3.17</text:p>
          </table:table-cell>
          <table:table-cell office:value-type="float" office:value="2.93" table:style-name="ce1">
            <text:p>2.9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tV</text:p>
          </table:table-cell>
          <table:table-cell office:value-type="float" office:value="698463.68234484398" table:style-name="ce1">
            <text:p>698463.6823</text:p>
          </table:table-cell>
          <table:table-cell office:value-type="float" office:value="6179313.4421005398" table:style-name="ce1">
            <text:p>6179313.442</text:p>
          </table:table-cell>
          <table:table-cell office:value-type="float" office:value="12.8" table:style-name="ce1">
            <text:p>12.8</text:p>
          </table:table-cell>
          <table:table-cell office:value-type="float" office:value="5.1000000000000005" table:formula="of:=[.D61]-[.F61]" table:style-name="ce1">
            <text:p>5.1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0</text:p>
          </table:table-cell>
          <table:table-cell office:value-type="float" office:value="688739.94615563599" table:style-name="ce1">
            <text:p>688739.9462</text:p>
          </table:table-cell>
          <table:table-cell office:value-type="float" office:value="6178881.5048649199" table:style-name="ce1">
            <text:p>6178881.505</text:p>
          </table:table-cell>
          <table:table-cell office:value-type="float" office:value="33.590000000000003" table:style-name="ce1">
            <text:p>33.59</text:p>
          </table:table-cell>
          <table:table-cell office:value-type="float" office:value="2.2633333333333354" table:formula="of:=[.D62]-[.F62]" table:style-name="ce1">
            <text:p>2.263333333</text:p>
          </table:table-cell>
          <table:table-cell office:value-type="float" office:value="31.326666666666668" table:style-name="ce1">
            <text:p>31.3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4</text:p>
          </table:table-cell>
          <table:table-cell office:value-type="float" office:value="690231.55897300004" table:style-name="ce1">
            <text:p>690231.559</text:p>
          </table:table-cell>
          <table:table-cell office:value-type="float" office:value="6176416.7968619997" table:style-name="ce1">
            <text:p>6176416.797</text:p>
          </table:table-cell>
          <table:table-cell office:value-type="float" office:value="35.85" table:style-name="ce1">
            <text:p>35.85</text:p>
          </table:table-cell>
          <table:table-cell office:value-type="float" office:value="4.09" table:formula="of:=[.D63]-[.F63]" table:style-name="ce1">
            <text:p>4.09</text:p>
          </table:table-cell>
          <table:table-cell office:value-type="float" office:value="31.76" table:style-name="ce1">
            <text:p>31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8</text:p>
          </table:table-cell>
          <table:table-cell office:value-type="float" office:value="694055.98965300003" table:style-name="ce1">
            <text:p>694055.9897</text:p>
          </table:table-cell>
          <table:table-cell office:value-type="float" office:value="6177697.249272" table:style-name="ce1">
            <text:p>6177697.249</text:p>
          </table:table-cell>
          <table:table-cell office:value-type="float" office:value="41.42" table:style-name="ce1">
            <text:p>41.42</text:p>
          </table:table-cell>
          <table:table-cell office:value-type="float" office:value="2.990000000000002" table:formula="of:=[.D64]-[.F64]" table:style-name="ce1">
            <text:p>2.99</text:p>
          </table:table-cell>
          <table:table-cell office:value-type="float" office:value="38.43" table:style-name="ce1">
            <text:p>38.4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</text:p>
          </table:table-cell>
          <table:table-cell office:value-type="float" office:value="686856.62422519701" table:style-name="ce1">
            <text:p>686856.6242</text:p>
          </table:table-cell>
          <table:table-cell office:value-type="float" office:value="6178716.6056433897" table:style-name="ce1">
            <text:p>6178716.606</text:p>
          </table:table-cell>
          <table:table-cell office:value-type="float" office:value="42.96" table:style-name="ce1">
            <text:p>42.96</text:p>
          </table:table-cell>
          <table:table-cell office:value-type="float" office:value="2.1499999999999986" table:formula="of:=[.D65]-[.F65]" table:style-name="ce1">
            <text:p>2.15</text:p>
          </table:table-cell>
          <table:table-cell office:value-type="float" office:value="40.81" table:style-name="ce1">
            <text:p>40.8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1</text:p>
          </table:table-cell>
          <table:table-cell office:value-type="float" office:value="691379.02610400005" table:style-name="ce1">
            <text:p>691379.0261</text:p>
          </table:table-cell>
          <table:table-cell office:value-type="float" office:value="6177188.3382529998" table:style-name="ce1">
            <text:p>6177188.338</text:p>
          </table:table-cell>
          <table:table-cell office:value-type="float" office:value="43.6" table:style-name="ce1">
            <text:p>43.6</text:p>
          </table:table-cell>
          <table:table-cell office:value-type="float" office:value="3.2366666666666646" table:formula="of:=[.D66]-[.F66]" table:style-name="ce1">
            <text:p>3.236666667</text:p>
          </table:table-cell>
          <table:table-cell office:value-type="float" office:value="40.363333333333337" table:style-name="ce1">
            <text:p>40.3633333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2</text:p>
          </table:table-cell>
          <table:table-cell office:value-type="float" office:value="691303.16182699997" table:style-name="ce1">
            <text:p>691303.1618</text:p>
          </table:table-cell>
          <table:table-cell office:value-type="float" office:value="6177709.5076440005" table:style-name="ce1">
            <text:p>6177709.508</text:p>
          </table:table-cell>
          <table:table-cell office:value-type="float" office:value="44.24" table:style-name="ce1">
            <text:p>44.24</text:p>
          </table:table-cell>
          <table:table-cell office:value-type="float" office:value="3.7966666666666669" table:formula="of:=[.D67]-[.F67]" table:style-name="ce1">
            <text:p>3.796666667</text:p>
          </table:table-cell>
          <table:table-cell office:value-type="float" office:value="40.443333333333335" table:style-name="ce1">
            <text:p>40.44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1</text:p>
          </table:table-cell>
          <table:table-cell office:value-type="float" office:value="689897.90037000005" table:style-name="ce1">
            <text:p>689897.9004</text:p>
          </table:table-cell>
          <table:table-cell office:value-type="float" office:value="6176009.0600420004" table:style-name="ce1">
            <text:p>6176009.06</text:p>
          </table:table-cell>
          <table:table-cell office:value-type="float" office:value="46.92" table:style-name="ce1">
            <text:p>46.92</text:p>
          </table:table-cell>
          <table:table-cell office:value-type="float" office:value="6.163333333333334" table:formula="of:=[.D68]-[.F68]" table:style-name="ce1">
            <text:p>6.163333333</text:p>
          </table:table-cell>
          <table:table-cell office:value-type="float" office:value="40.756666666666668" table:style-name="ce1">
            <text:p>40.7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6</text:p>
          </table:table-cell>
          <table:table-cell office:value-type="float" office:value="687962.67077959795" table:style-name="ce1">
            <text:p>687962.6708</text:p>
          </table:table-cell>
          <table:table-cell office:value-type="float" office:value="6179318.2679821597" table:style-name="ce1">
            <text:p>6179318.268</text:p>
          </table:table-cell>
          <table:table-cell office:value-type="float" office:value="41.99" table:style-name="ce1">
            <text:p>41.99</text:p>
          </table:table-cell>
          <table:table-cell office:value-type="float" office:value="6.4266666666666694" table:formula="of:=[.D69]-[.F69]" table:style-name="ce1">
            <text:p>6.426666667</text:p>
          </table:table-cell>
          <table:table-cell office:value-type="float" office:value="35.563333333333333" table:style-name="ce1">
            <text:p>35.5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7</text:p>
          </table:table-cell>
          <table:table-cell office:value-type="float" office:value="689296.84532093594" table:style-name="ce1">
            <text:p>689296.8453</text:p>
          </table:table-cell>
          <table:table-cell office:value-type="float" office:value="6178426.5103644496" table:style-name="ce1">
            <text:p>6178426.51</text:p>
          </table:table-cell>
          <table:table-cell office:value-type="float" office:value="32.74" table:style-name="ce1">
            <text:p>32.74</text:p>
          </table:table-cell>
          <table:table-cell office:value-type="float" office:value="3.5700000000000038" table:formula="of:=[.D70]-[.F70]" table:style-name="ce1">
            <text:p>3.57</text:p>
          </table:table-cell>
          <table:table-cell office:value-type="float" office:value="29.169999999999998" table:style-name="ce1">
            <text:p>29.1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9</text:p>
          </table:table-cell>
          <table:table-cell office:value-type="float" office:value="687405.54180523194" table:style-name="ce1">
            <text:p>687405.5418</text:p>
          </table:table-cell>
          <table:table-cell office:value-type="float" office:value="6178511.9342572102" table:style-name="ce1">
            <text:p>6178511.934</text:p>
          </table:table-cell>
          <table:table-cell office:value-type="float" office:value="38.97" table:style-name="ce1">
            <text:p>38.97</text:p>
          </table:table-cell>
          <table:table-cell office:value-type="float" office:value="2.1166666666666671" table:formula="of:=[.D71]-[.F71]" table:style-name="ce1">
            <text:p>2.116666667</text:p>
          </table:table-cell>
          <table:table-cell office:value-type="float" office:value="36.853333333333332" table:style-name="ce1">
            <text:p>36.8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693155.89960100001" table:style-name="ce1">
            <text:p>693155.8996</text:p>
          </table:table-cell>
          <table:table-cell office:value-type="float" office:value="6177804.6320320005" table:style-name="ce1">
            <text:p>6177804.632</text:p>
          </table:table-cell>
          <table:table-cell office:value-type="float" office:value="45.51" table:style-name="ce1">
            <text:p>45.51</text:p>
          </table:table-cell>
          <table:table-cell office:value-type="float" office:value="4.7033333333333331" table:formula="of:=[.D72]-[.F72]" table:style-name="ce1">
            <text:p>4.703333333</text:p>
          </table:table-cell>
          <table:table-cell office:value-type="float" office:value="40.806666666666665" table:style-name="ce1">
            <text:p>40.8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1</text:p>
          </table:table-cell>
          <table:table-cell office:value-type="float" office:value="694639.20479800005" table:style-name="ce1">
            <text:p>694639.2048</text:p>
          </table:table-cell>
          <table:table-cell office:value-type="float" office:value="6175540.2312550005" table:style-name="ce1">
            <text:p>6175540.231</text:p>
          </table:table-cell>
          <table:table-cell office:value-type="float" office:value="38.39" table:style-name="ce1">
            <text:p>38.39</text:p>
          </table:table-cell>
          <table:table-cell office:value-type="float" office:value="2.9699999999999989" table:formula="of:=[.D73]-[.F73]" table:style-name="ce1">
            <text:p>2.97</text:p>
          </table:table-cell>
          <table:table-cell office:value-type="float" office:value="35.42" table:style-name="ce1">
            <text:p>35.4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42</text:p>
          </table:table-cell>
          <table:table-cell office:value-type="float" office:value="695139.22647400002" table:style-name="ce1">
            <text:p>695139.2265</text:p>
          </table:table-cell>
          <table:table-cell office:value-type="float" office:value="6175476.1284259995" table:style-name="ce1">
            <text:p>6175476.128</text:p>
          </table:table-cell>
          <table:table-cell office:value-type="float" office:value="33.49" table:style-name="ce1">
            <text:p>33.49</text:p>
          </table:table-cell>
          <table:table-cell office:value-type="float" office:value="3.7433333333333358" table:formula="of:=[.D74]-[.F74]" table:style-name="ce1">
            <text:p>3.743333333</text:p>
          </table:table-cell>
          <table:table-cell office:value-type="float" office:value="29.746666666666666" table:style-name="ce1">
            <text:p>29.74666667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</text:p>
          </table:table-cell>
          <table:table-cell office:value-type="float" office:value="680791.65377900004" table:style-name="ce1">
            <text:p>680791.6538</text:p>
          </table:table-cell>
          <table:table-cell office:value-type="float" office:value="6175212.1920699999" table:style-name="ce1">
            <text:p>6175212.192</text:p>
          </table:table-cell>
          <table:table-cell office:value-type="float" office:value="83.6" table:style-name="ce1">
            <text:p>83.6</text:p>
          </table:table-cell>
          <table:table-cell office:value-type="float" office:value="4.1266666666666509" table:formula="of:=[.D75]-[.F75]" table:style-name="ce1">
            <text:p>4.126666667</text:p>
          </table:table-cell>
          <table:table-cell office:value-type="float" office:value="79.473333333333343" table:style-name="ce1">
            <text:p>79.4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0</text:p>
          </table:table-cell>
          <table:table-cell office:value-type="float" office:value="678710.04640999995" table:style-name="ce1">
            <text:p>678710.0464</text:p>
          </table:table-cell>
          <table:table-cell office:value-type="float" office:value="6175289.2616299996" table:style-name="ce1">
            <text:p>6175289.262</text:p>
          </table:table-cell>
          <table:table-cell office:value-type="float" office:value="95.55" table:style-name="ce1">
            <text:p>95.55</text:p>
          </table:table-cell>
          <table:table-cell office:value-type="float" office:value="6.605000000000004" table:formula="of:=[.D76]-[.F76]" table:style-name="ce1">
            <text:p>6.605</text:p>
          </table:table-cell>
          <table:table-cell office:value-type="float" office:value="88.944999999999993" table:style-name="ce1">
            <text:p>88.9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1</text:p>
          </table:table-cell>
          <table:table-cell office:value-type="float" office:value="678598.32123" table:style-name="ce1">
            <text:p>678598.3212</text:p>
          </table:table-cell>
          <table:table-cell office:value-type="float" office:value="6173868.6295800004" table:style-name="ce1">
            <text:p>6173868.63</text:p>
          </table:table-cell>
          <table:table-cell office:value-type="float" office:value="97.8" table:style-name="ce1">
            <text:p>97.8</text:p>
          </table:table-cell>
          <table:table-cell office:value-type="float" office:value="7.1700000000000017" table:formula="of:=[.D77]-[.F77]" table:style-name="ce1">
            <text:p>7.17</text:p>
          </table:table-cell>
          <table:table-cell office:value-type="float" office:value="90.63" table:style-name="ce1">
            <text:p>90.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2</text:p>
          </table:table-cell>
          <table:table-cell office:value-type="float" office:value="678996.54838637298" table:style-name="ce1">
            <text:p>678996.5484</text:p>
          </table:table-cell>
          <table:table-cell office:value-type="float" office:value="6176047.7414412601" table:style-name="ce1">
            <text:p>6176047.741</text:p>
          </table:table-cell>
          <table:table-cell office:value-type="float" office:value="82.16" table:style-name="ce1">
            <text:p>82.16</text:p>
          </table:table-cell>
          <table:table-cell office:value-type="float" office:value="7.6199999999999903" table:formula="of:=[.D78]-[.F78]" table:style-name="ce1">
            <text:p>7.62</text:p>
          </table:table-cell>
          <table:table-cell office:value-type="float" office:value="74.540000000000006" table:style-name="ce1">
            <text:p>74.5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4</text:p>
          </table:table-cell>
          <table:table-cell office:value-type="float" office:value="678270.42152800004" table:style-name="ce1">
            <text:p>678270.4215</text:p>
          </table:table-cell>
          <table:table-cell office:value-type="float" office:value="6175392.9647650002" table:style-name="ce1">
            <text:p>6175392.965</text:p>
          </table:table-cell>
          <table:table-cell office:value-type="float" office:value="99.45" table:style-name="ce1">
            <text:p>99.45</text:p>
          </table:table-cell>
          <table:table-cell office:value-type="float" office:value="6.6200000000000045" table:formula="of:=[.D79]-[.F79]" table:style-name="ce1">
            <text:p>6.62</text:p>
          </table:table-cell>
          <table:table-cell office:value-type="float" office:value="92.83" table:style-name="ce1">
            <text:p>92.8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19</text:p>
          </table:table-cell>
          <table:table-cell office:value-type="float" office:value="678434.94369856" table:style-name="ce1">
            <text:p>678434.9437</text:p>
          </table:table-cell>
          <table:table-cell office:value-type="float" office:value="6174700.8703722404" table:style-name="ce1">
            <text:p>6174700.87</text:p>
          </table:table-cell>
          <table:table-cell office:value-type="float" office:value="97.35" table:style-name="ce1">
            <text:p>97.35</text:p>
          </table:table-cell>
          <table:table-cell office:value-type="float" office:value="6.8299999999999983" table:formula="of:=[.D80]-[.F80]" table:style-name="ce1">
            <text:p>6.83</text:p>
          </table:table-cell>
          <table:table-cell office:value-type="float" office:value="90.52" table:style-name="ce1">
            <text:p>90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2</text:p>
          </table:table-cell>
          <table:table-cell office:value-type="float" office:value="680326.73884860997" table:style-name="ce1">
            <text:p>680326.7388</text:p>
          </table:table-cell>
          <table:table-cell office:value-type="float" office:value="6175896.7231817003" table:style-name="ce1">
            <text:p>6175896.723</text:p>
          </table:table-cell>
          <table:table-cell office:value-type="float" office:value="85.9" table:style-name="ce1">
            <text:p>85.9</text:p>
          </table:table-cell>
          <table:table-cell office:value-type="float" office:value="4.6200000000000045" table:formula="of:=[.D81]-[.F81]" table:style-name="ce1">
            <text:p>4.62</text:p>
          </table:table-cell>
          <table:table-cell office:value-type="float" office:value="81.28" table:style-name="ce1">
            <text:p>81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3</text:p>
          </table:table-cell>
          <table:table-cell office:value-type="float" office:value="680233.70508099999" table:style-name="ce1">
            <text:p>680233.7051</text:p>
          </table:table-cell>
          <table:table-cell office:value-type="float" office:value="6175537.0937790005" table:style-name="ce1">
            <text:p>6175537.094</text:p>
          </table:table-cell>
          <table:table-cell office:value-type="float" office:value="93.05" table:style-name="ce1">
            <text:p>93.05</text:p>
          </table:table-cell>
          <table:table-cell office:value-type="float" office:value="4.2433333333333252" table:formula="of:=[.D82]-[.F82]" table:style-name="ce1">
            <text:p>4.243333333</text:p>
          </table:table-cell>
          <table:table-cell office:value-type="float" office:value="88.806666666666672" table:style-name="ce1">
            <text:p>88.8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680767.71072800003" table:style-name="ce1">
            <text:p>680767.7107</text:p>
          </table:table-cell>
          <table:table-cell office:value-type="float" office:value="6174731.8665049998" table:style-name="ce1">
            <text:p>6174731.867</text:p>
          </table:table-cell>
          <table:table-cell office:value-type="float" office:value="85.05" table:style-name="ce1">
            <text:p>85.05</text:p>
          </table:table-cell>
          <table:table-cell office:value-type="float" office:value="4.8700000000000045" table:formula="of:=[.D83]-[.F83]" table:style-name="ce1">
            <text:p>4.87</text:p>
          </table:table-cell>
          <table:table-cell office:value-type="float" office:value="80.179999999999993" table:style-name="ce1">
            <text:p>80.1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X</text:p>
          </table:table-cell>
          <table:table-cell office:value-type="float" office:value="679484.94295538601" table:style-name="ce1">
            <text:p>679484.943</text:p>
          </table:table-cell>
          <table:table-cell office:value-type="float" office:value="6174562.1464160103" table:style-name="ce1">
            <text:p>6174562.146</text:p>
          </table:table-cell>
          <table:table-cell office:value-type="float" office:value="91.75" table:style-name="ce1">
            <text:p>91.75</text:p>
          </table:table-cell>
          <table:table-cell office:value-type="float" office:value="6" table:formula="of:=[.D84]-[.F84]" table:style-name="ce1">
            <text:p>6</text:p>
          </table:table-cell>
          <table:table-cell office:value-type="float" office:value="85.75" table:style-name="ce1">
            <text:p>85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0</text:p>
          </table:table-cell>
          <table:table-cell office:value-type="float" office:value="681352.275319173" table:style-name="ce1">
            <text:p>681352.2753</text:p>
          </table:table-cell>
          <table:table-cell office:value-type="float" office:value="6169080.8653001003" table:style-name="ce1">
            <text:p>6169080.865</text:p>
          </table:table-cell>
          <table:table-cell office:value-type="float" office:value="95.41" table:style-name="ce1">
            <text:p>95.41</text:p>
          </table:table-cell>
          <table:table-cell office:value-type="float" office:value="6" table:formula="of:=[.D85]-[.F85]" table:style-name="ce1">
            <text:p>6</text:p>
          </table:table-cell>
          <table:table-cell office:value-type="float" office:value="89.41" table:style-name="ce1">
            <text:p>89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3</text:p>
          </table:table-cell>
          <table:table-cell office:value-type="float" office:value="681689.48125692701" table:style-name="ce1">
            <text:p>681689.4813</text:p>
          </table:table-cell>
          <table:table-cell office:value-type="float" office:value="6169919.0555467699" table:style-name="ce1">
            <text:p>6169919.056</text:p>
          </table:table-cell>
          <table:table-cell office:value-type="float" office:value="91.94" table:style-name="ce1">
            <text:p>91.94</text:p>
          </table:table-cell>
          <table:table-cell office:value-type="float" office:value="3.5" table:formula="of:=[.D86]-[.F86]" table:style-name="ce1">
            <text:p>3.5</text:p>
          </table:table-cell>
          <table:table-cell office:value-type="float" office:value="88.44" table:style-name="ce1">
            <text:p>88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6</text:p>
          </table:table-cell>
          <table:table-cell office:value-type="float" office:value="682296.93319455802" table:style-name="ce1">
            <text:p>682296.9332</text:p>
          </table:table-cell>
          <table:table-cell office:value-type="float" office:value="6169523.6662641102" table:style-name="ce1">
            <text:p>6169523.666</text:p>
          </table:table-cell>
          <table:table-cell office:value-type="float" office:value="91.89" table:style-name="ce1">
            <text:p>91.89</text:p>
          </table:table-cell>
          <table:table-cell office:value-type="float" office:value="4.3100000000000023" table:formula="of:=[.D87]-[.F87]" table:style-name="ce1">
            <text:p>4.31</text:p>
          </table:table-cell>
          <table:table-cell office:value-type="float" office:value="87.58" table:style-name="ce1">
            <text:p>87.5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8</text:p>
          </table:table-cell>
          <table:table-cell office:value-type="float" office:value="682383.465336325" table:style-name="ce1">
            <text:p>682383.4653</text:p>
          </table:table-cell>
          <table:table-cell office:value-type="float" office:value="6170313.8434156496" table:style-name="ce1">
            <text:p>6170313.843</text:p>
          </table:table-cell>
          <table:table-cell office:value-type="float" office:value="94.28" table:style-name="ce1">
            <text:p>94.28</text:p>
          </table:table-cell>
          <table:table-cell office:value-type="float" office:value="6.085000000000008" table:formula="of:=[.D88]-[.F88]" table:style-name="ce1">
            <text:p>6.085</text:p>
          </table:table-cell>
          <table:table-cell office:value-type="float" office:value="88.194999999999993" table:style-name="ce1">
            <text:p>88.1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19</text:p>
          </table:table-cell>
          <table:table-cell office:value-type="float" office:value="683123.41880136705" table:style-name="ce1">
            <text:p>683123.4188</text:p>
          </table:table-cell>
          <table:table-cell office:value-type="float" office:value="6170207.70193139" table:style-name="ce1">
            <text:p>6170207.702</text:p>
          </table:table-cell>
          <table:table-cell office:value-type="float" office:value="94.97" table:style-name="ce1">
            <text:p>94.97</text:p>
          </table:table-cell>
          <table:table-cell office:value-type="float" office:value="3.0999999999999943" table:formula="of:=[.D89]-[.F89]" table:style-name="ce1">
            <text:p>3.1</text:p>
          </table:table-cell>
          <table:table-cell office:value-type="float" office:value="91.87" table:style-name="ce1">
            <text:p>91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20</text:p>
          </table:table-cell>
          <table:table-cell office:value-type="float" office:value="682640.38955437904" table:style-name="ce1">
            <text:p>682640.3896</text:p>
          </table:table-cell>
          <table:table-cell office:value-type="float" office:value="6169901.2917955304" table:style-name="ce1">
            <text:p>6169901.292</text:p>
          </table:table-cell>
          <table:table-cell office:value-type="float" office:value="97.86" table:style-name="ce1">
            <text:p>97.86</text:p>
          </table:table-cell>
          <table:table-cell office:value-type="float" office:value="3.7399999999999949" table:formula="of:=[.D90]-[.F90]" table:style-name="ce1">
            <text:p>3.74</text:p>
          </table:table-cell>
          <table:table-cell office:value-type="float" office:value="94.12" table:style-name="ce1">
            <text:p>94.1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L33</text:p>
          </table:table-cell>
          <table:table-cell office:value-type="float" office:value="680219.80581100006" table:style-name="ce1">
            <text:p>680219.8058</text:p>
          </table:table-cell>
          <table:table-cell office:value-type="float" office:value="6173835.3587889997" table:style-name="ce1">
            <text:p>6173835.359</text:p>
          </table:table-cell>
          <table:table-cell office:value-type="float" office:value="91.56" table:style-name="ce1">
            <text:p>91.56</text:p>
          </table:table-cell>
          <table:table-cell office:value-type="float" office:value="2.25" table:formula="of:=[.D91]-[.F91]" table:style-name="ce1">
            <text:p>2.25</text:p>
          </table:table-cell>
          <table:table-cell office:value-type="float" office:value="89.31" table:style-name="ce1">
            <text:p>89.3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0</text:p>
          </table:table-cell>
          <table:table-cell office:value-type="float" office:value="689154.23259599996" table:style-name="ce1">
            <text:p>689154.2326</text:p>
          </table:table-cell>
          <table:table-cell office:value-type="float" office:value="6175654.7015859997" table:style-name="ce1">
            <text:p>6175654.702</text:p>
          </table:table-cell>
          <table:table-cell office:value-type="float" office:value="49.66" table:style-name="ce1">
            <text:p>49.66</text:p>
          </table:table-cell>
          <table:table-cell office:value-type="float" office:value="10.163333333333327" table:formula="of:=[.D92]-[.F92]" table:style-name="ce1">
            <text:p>10.16333333</text:p>
          </table:table-cell>
          <table:table-cell office:value-type="float" office:value="39.49666666666667" table:style-name="ce1">
            <text:p>39.49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2</text:p>
          </table:table-cell>
          <table:table-cell office:value-type="float" office:value="687689.57944100001" table:style-name="ce1">
            <text:p>687689.5794</text:p>
          </table:table-cell>
          <table:table-cell office:value-type="float" office:value="6176507.4918499999" table:style-name="ce1">
            <text:p>6176507.492</text:p>
          </table:table-cell>
          <table:table-cell office:value-type="float" office:value="47.9" table:style-name="ce1">
            <text:p>47.9</text:p>
          </table:table-cell>
          <table:table-cell office:value-type="float" office:value="6.9750000000000014" table:formula="of:=[.D93]-[.F93]" table:style-name="ce1">
            <text:p>6.975</text:p>
          </table:table-cell>
          <table:table-cell office:value-type="float" office:value="40.924999999999997" table:style-name="ce1">
            <text:p>40.9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6</text:p>
          </table:table-cell>
          <table:table-cell office:value-type="float" office:value="687689.25426065503" table:style-name="ce1">
            <text:p>687689.2543</text:p>
          </table:table-cell>
          <table:table-cell office:value-type="float" office:value="6176467.4515148802" table:style-name="ce1">
            <text:p>6176467.452</text:p>
          </table:table-cell>
          <table:table-cell office:value-type="float" office:value="44.33" table:style-name="ce1">
            <text:p>44.33</text:p>
          </table:table-cell>
          <table:table-cell office:value-type="float" office:value="5.2033333333333331" table:formula="of:=[.D94]-[.F94]" table:style-name="ce1">
            <text:p>5.203333333</text:p>
          </table:table-cell>
          <table:table-cell office:value-type="float" office:value="39.126666666666665" table:style-name="ce1">
            <text:p>39.12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8</text:p>
          </table:table-cell>
          <table:table-cell office:value-type="float" office:value="687596.796233" table:style-name="ce1">
            <text:p>687596.7962</text:p>
          </table:table-cell>
          <table:table-cell office:value-type="float" office:value="6177409.209516" table:style-name="ce1">
            <text:p>6177409.21</text:p>
          </table:table-cell>
          <table:table-cell office:value-type="float" office:value="41.6" table:style-name="ce1">
            <text:p>41.6</text:p>
          </table:table-cell>
          <table:table-cell office:value-type="float" office:value="2.3133333333333326" table:formula="of:=[.D95]-[.F95]" table:style-name="ce1">
            <text:p>2.313333333</text:p>
          </table:table-cell>
          <table:table-cell office:value-type="float" office:value="39.286666666666669" table:style-name="ce1">
            <text:p>39.2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</text:p>
          </table:table-cell>
          <table:table-cell office:value-type="float" office:value="688917.807914" table:style-name="ce1">
            <text:p>688917.8079</text:p>
          </table:table-cell>
          <table:table-cell office:value-type="float" office:value="6176127.1258749999" table:style-name="ce1">
            <text:p>6176127.126</text:p>
          </table:table-cell>
          <table:table-cell office:value-type="float" office:value="39.54" table:style-name="ce1">
            <text:p>39.54</text:p>
          </table:table-cell>
          <table:table-cell office:value-type="float" office:value="3.8566666666666691" table:formula="of:=[.D96]-[.F96]" table:style-name="ce1">
            <text:p>3.856666667</text:p>
          </table:table-cell>
          <table:table-cell office:value-type="float" office:value="35.68333333333333" table:style-name="ce1">
            <text:p>35.6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0</text:p>
          </table:table-cell>
          <table:table-cell office:value-type="float" office:value="687463.49555500003" table:style-name="ce1">
            <text:p>687463.4956</text:p>
          </table:table-cell>
          <table:table-cell office:value-type="float" office:value="6177019.8748120004" table:style-name="ce1">
            <text:p>6177019.875</text:p>
          </table:table-cell>
          <table:table-cell office:value-type="float" office:value="47.12" table:style-name="ce1">
            <text:p>47.12</text:p>
          </table:table-cell>
          <table:table-cell office:value-type="float" office:value="2.3399999999999963" table:formula="of:=[.D97]-[.F97]" table:style-name="ce1">
            <text:p>2.34</text:p>
          </table:table-cell>
          <table:table-cell office:value-type="float" office:value="44.78" table:style-name="ce1">
            <text:p>44.7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2</text:p>
          </table:table-cell>
          <table:table-cell office:value-type="float" office:value="686489.840754" table:style-name="ce1">
            <text:p>686489.8408</text:p>
          </table:table-cell>
          <table:table-cell office:value-type="float" office:value="6176697.431264" table:style-name="ce1">
            <text:p>6176697.431</text:p>
          </table:table-cell>
          <table:table-cell office:value-type="float" office:value="52.91" table:style-name="ce1">
            <text:p>52.91</text:p>
          </table:table-cell>
          <table:table-cell office:value-type="float" office:value="1.9233333333333249" table:formula="of:=[.D98]-[.F98]" table:style-name="ce1">
            <text:p>1.923333333</text:p>
          </table:table-cell>
          <table:table-cell office:value-type="float" office:value="50.986666666666672" table:style-name="ce1">
            <text:p>50.9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3</text:p>
          </table:table-cell>
          <table:table-cell office:value-type="float" office:value="687070.58436993102" table:style-name="ce1">
            <text:p>687070.5844</text:p>
          </table:table-cell>
          <table:table-cell office:value-type="float" office:value="6176712.73388319" table:style-name="ce1">
            <text:p>6176712.734</text:p>
          </table:table-cell>
          <table:table-cell office:value-type="float" office:value="49.95" table:style-name="ce1">
            <text:p>49.95</text:p>
          </table:table-cell>
          <table:table-cell office:value-type="float" office:value="2.8466666666666711" table:formula="of:=[.D99]-[.F99]" table:style-name="ce1">
            <text:p>2.846666667</text:p>
          </table:table-cell>
          <table:table-cell office:value-type="float" office:value="47.103333333333332" table:style-name="ce1">
            <text:p>47.1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4</text:p>
          </table:table-cell>
          <table:table-cell office:value-type="float" office:value="688371.80518699996" table:style-name="ce1">
            <text:p>688371.8052</text:p>
          </table:table-cell>
          <table:table-cell office:value-type="float" office:value="6176692.1577960001" table:style-name="ce1">
            <text:p>6176692.158</text:p>
          </table:table-cell>
          <table:table-cell office:value-type="float" office:value="43.85" table:style-name="ce1">
            <text:p>43.85</text:p>
          </table:table-cell>
          <table:table-cell office:value-type="float" office:value="7.8033333333333346" table:formula="of:=[.D100]-[.F100]" table:style-name="ce1">
            <text:p>7.803333333</text:p>
          </table:table-cell>
          <table:table-cell office:value-type="float" office:value="36.046666666666667" table:style-name="ce1">
            <text:p>36.04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5</text:p>
          </table:table-cell>
          <table:table-cell office:value-type="float" office:value="688424.39037499996" table:style-name="ce1">
            <text:p>688424.3904</text:p>
          </table:table-cell>
          <table:table-cell office:value-type="float" office:value="6175770.7412609998" table:style-name="ce1">
            <text:p>6175770.741</text:p>
          </table:table-cell>
          <table:table-cell office:value-type="float" office:value="46.42" table:style-name="ce1">
            <text:p>46.42</text:p>
          </table:table-cell>
          <table:table-cell office:value-type="float" office:value="7.759999999999998" table:formula="of:=[.D101]-[.F101]" table:style-name="ce1">
            <text:p>7.76</text:p>
          </table:table-cell>
          <table:table-cell office:value-type="float" office:value="38.660000000000004" table:style-name="ce1">
            <text:p>38.6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6</text:p>
          </table:table-cell>
          <table:table-cell office:value-type="float" office:value="688269.85126899998" table:style-name="ce1">
            <text:p>688269.8513</text:p>
          </table:table-cell>
          <table:table-cell office:value-type="float" office:value="6175231.4119379995" table:style-name="ce1">
            <text:p>6175231.412</text:p>
          </table:table-cell>
          <table:table-cell office:value-type="float" office:value="48.31" table:style-name="ce1">
            <text:p>48.31</text:p>
          </table:table-cell>
          <table:table-cell office:value-type="float" office:value="5.5949999999999989" table:formula="of:=[.D102]-[.F102]" table:style-name="ce1">
            <text:p>5.595</text:p>
          </table:table-cell>
          <table:table-cell office:value-type="float" office:value="42.715000000000003" table:style-name="ce1">
            <text:p>42.7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9</text:p>
          </table:table-cell>
          <table:table-cell office:value-type="float" office:value="688909.54370100005" table:style-name="ce1">
            <text:p>688909.5437</text:p>
          </table:table-cell>
          <table:table-cell office:value-type="float" office:value="6173874.7548700003" table:style-name="ce1">
            <text:p>6173874.755</text:p>
          </table:table-cell>
          <table:table-cell office:value-type="float" office:value="52.7" table:style-name="ce1">
            <text:p>52.7</text:p>
          </table:table-cell>
          <table:table-cell office:value-type="float" office:value="3.5000000000000071" table:formula="of:=[.D103]-[.F103]" table:style-name="ce1">
            <text:p>3.5</text:p>
          </table:table-cell>
          <table:table-cell office:value-type="float" office:value="49.199999999999996" table:style-name="ce1">
            <text:p>49.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0</text:p>
          </table:table-cell>
          <table:table-cell office:value-type="float" office:value="688513.604450415" table:style-name="ce1">
            <text:p>688513.6045</text:p>
          </table:table-cell>
          <table:table-cell office:value-type="float" office:value="6174428.5660562804" table:style-name="ce1">
            <text:p>6174428.566</text:p>
          </table:table-cell>
          <table:table-cell office:value-type="float" office:value="48.97" table:style-name="ce1">
            <text:p>48.97</text:p>
          </table:table-cell>
          <table:table-cell office:value-type="float" office:value="6.4249999999999972" table:formula="of:=[.D104]-[.F104]" table:style-name="ce1">
            <text:p>6.425</text:p>
          </table:table-cell>
          <table:table-cell office:value-type="float" office:value="42.545000000000002" table:style-name="ce1">
            <text:p>42.545</text:p>
          </table:table-cell>
          <table:table-cell office:value-type="string" table:style-name="ce1">
            <text:p>Pliocène?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2</text:p>
          </table:table-cell>
          <table:table-cell office:value-type="float" office:value="687789.27328099997" table:style-name="ce1">
            <text:p>687789.2733</text:p>
          </table:table-cell>
          <table:table-cell office:value-type="float" office:value="6176456.6286730003" table:style-name="ce1">
            <text:p>6176456.629</text:p>
          </table:table-cell>
          <table:table-cell office:value-type="float" office:value="47.26" table:style-name="ce1">
            <text:p>47.26</text:p>
          </table:table-cell>
          <table:table-cell office:value-type="float" office:value="5.403333333333336" table:formula="of:=[.D105]-[.F105]" table:style-name="ce1">
            <text:p>5.403333333</text:p>
          </table:table-cell>
          <table:table-cell office:value-type="float" office:value="41.856666666666662" table:style-name="ce1">
            <text:p>41.8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3</text:p>
          </table:table-cell>
          <table:table-cell office:value-type="float" office:value="687392.62092110002" table:style-name="ce1">
            <text:p>687392.6209</text:p>
          </table:table-cell>
          <table:table-cell office:value-type="float" office:value="6175689.0202982202" table:style-name="ce1">
            <text:p>6175689.02</text:p>
          </table:table-cell>
          <table:table-cell office:value-type="float" office:value="47.29" table:style-name="ce1">
            <text:p>47.29</text:p>
          </table:table-cell>
          <table:table-cell office:value-type="float" office:value="0.95999999999999375" table:formula="of:=[.D106]-[.F106]" table:style-name="ce1">
            <text:p>0.96</text:p>
          </table:table-cell>
          <table:table-cell office:value-type="float" office:value="46.330000000000005" table:style-name="ce1">
            <text:p>46.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5</text:p>
          </table:table-cell>
          <table:table-cell office:value-type="float" office:value="688024.48838300002" table:style-name="ce1">
            <text:p>688024.4884</text:p>
          </table:table-cell>
          <table:table-cell office:value-type="float" office:value="6174602.7203749996" table:style-name="ce1">
            <text:p>6174602.72</text:p>
          </table:table-cell>
          <table:table-cell office:value-type="float" office:value="49.62" table:style-name="ce1">
            <text:p>49.62</text:p>
          </table:table-cell>
          <table:table-cell office:value-type="float" office:value="1.269999999999996" table:formula="of:=[.D107]-[.F107]" table:style-name="ce1">
            <text:p>1.27</text:p>
          </table:table-cell>
          <table:table-cell office:value-type="float" office:value="48.35" table:style-name="ce1">
            <text:p>48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6</text:p>
          </table:table-cell>
          <table:table-cell office:value-type="float" office:value="689470.95870900003" table:style-name="ce1">
            <text:p>689470.9587</text:p>
          </table:table-cell>
          <table:table-cell office:value-type="float" office:value="6176442.9838279998" table:style-name="ce1">
            <text:p>6176442.984</text:p>
          </table:table-cell>
          <table:table-cell office:value-type="float" office:value="38.83" table:style-name="ce1">
            <text:p>38.83</text:p>
          </table:table-cell>
          <table:table-cell office:value-type="float" office:value="3.3599999999999994" table:formula="of:=[.D108]-[.F108]" table:style-name="ce1">
            <text:p>3.36</text:p>
          </table:table-cell>
          <table:table-cell office:value-type="float" office:value="35.47" table:style-name="ce1">
            <text:p>35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7</text:p>
          </table:table-cell>
          <table:table-cell office:value-type="float" office:value="686997.26619800006" table:style-name="ce1">
            <text:p>686997.2662</text:p>
          </table:table-cell>
          <table:table-cell office:value-type="float" office:value="6175081.5719520003" table:style-name="ce1">
            <text:p>6175081.572</text:p>
          </table:table-cell>
          <table:table-cell office:value-type="float" office:value="52.27" table:style-name="ce1">
            <text:p>52.27</text:p>
          </table:table-cell>
          <table:table-cell office:value-type="float" office:value="3.3233333333333377" table:formula="of:=[.D109]-[.F109]" table:style-name="ce1">
            <text:p>3.323333333</text:p>
          </table:table-cell>
          <table:table-cell office:value-type="float" office:value="48.946666666666665" table:style-name="ce1">
            <text:p>48.94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4</text:p>
          </table:table-cell>
          <table:table-cell office:value-type="float" office:value="688032.03352599998" table:style-name="ce1">
            <text:p>688032.0335</text:p>
          </table:table-cell>
          <table:table-cell office:value-type="float" office:value="6176764.9906580001" table:style-name="ce1">
            <text:p>6176764.991</text:p>
          </table:table-cell>
          <table:table-cell office:value-type="float" office:value="46.87" table:style-name="ce1">
            <text:p>46.87</text:p>
          </table:table-cell>
          <table:table-cell office:value-type="float" office:value="9.8866666666666561" table:formula="of:=[.D110]-[.F110]" table:style-name="ce1">
            <text:p>9.886666667</text:p>
          </table:table-cell>
          <table:table-cell office:value-type="float" office:value="36.983333333333341" table:style-name="ce1">
            <text:p>36.9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6</text:p>
          </table:table-cell>
          <table:table-cell office:value-type="float" office:value="687050.80834300001" table:style-name="ce1">
            <text:p>687050.8083</text:p>
          </table:table-cell>
          <table:table-cell office:value-type="float" office:value="6176742.9267279999" table:style-name="ce1">
            <text:p>6176742.927</text:p>
          </table:table-cell>
          <table:table-cell office:value-type="float" office:value="48.68" table:style-name="ce1">
            <text:p>48.68</text:p>
          </table:table-cell>
          <table:table-cell office:value-type="float" office:value="2.2833333333333314" table:formula="of:=[.D111]-[.F111]" table:style-name="ce1">
            <text:p>2.283333333</text:p>
          </table:table-cell>
          <table:table-cell office:value-type="float" office:value="46.396666666666668" table:style-name="ce1">
            <text:p>46.3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8</text:p>
          </table:table-cell>
          <table:table-cell office:value-type="float" office:value="687070.82837" table:style-name="ce1">
            <text:p>687070.8284</text:p>
          </table:table-cell>
          <table:table-cell office:value-type="float" office:value="6176742.7640899997" table:style-name="ce1">
            <text:p>6176742.764</text:p>
          </table:table-cell>
          <table:table-cell office:value-type="float" office:value="51.24" table:style-name="ce1">
            <text:p>51.24</text:p>
          </table:table-cell>
          <table:table-cell office:value-type="float" office:value="2.306666666666672" table:formula="of:=[.D112]-[.F112]" table:style-name="ce1">
            <text:p>2.306666667</text:p>
          </table:table-cell>
          <table:table-cell office:value-type="float" office:value="48.93333333333333" table:style-name="ce1">
            <text:p>48.9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2</text:p>
          </table:table-cell>
          <table:table-cell office:value-type="float" office:value="691891.03760193998" table:style-name="ce1">
            <text:p>691891.0376</text:p>
          </table:table-cell>
          <table:table-cell office:value-type="float" office:value="6176133.0672389101" table:style-name="ce1">
            <text:p>6176133.067</text:p>
          </table:table-cell>
          <table:table-cell office:value-type="float" office:value="57.28" table:style-name="ce1">
            <text:p>57.28</text:p>
          </table:table-cell>
          <table:table-cell office:value-type="float" office:value="29.650000000000002" table:formula="of:=[.D113]-[.F113]" table:style-name="ce1">
            <text:p>29.65</text:p>
          </table:table-cell>
          <table:table-cell office:value-type="float" office:value="27.63" table:style-name="ce1">
            <text:p>27.6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5</text:p>
          </table:table-cell>
          <table:table-cell office:value-type="float" office:value="694055.98965300003" table:style-name="ce1">
            <text:p>694055.9897</text:p>
          </table:table-cell>
          <table:table-cell office:value-type="float" office:value="6177697.249272" table:style-name="ce1">
            <text:p>6177697.249</text:p>
          </table:table-cell>
          <table:table-cell office:value-type="float" office:value="42.9" table:style-name="ce1">
            <text:p>42.9</text:p>
          </table:table-cell>
          <table:table-cell office:value-type="float" office:value="14.103333333333332" table:formula="of:=[.D114]-[.F114]" table:style-name="ce1">
            <text:p>14.10333333</text:p>
          </table:table-cell>
          <table:table-cell office:value-type="float" office:value="28.796666666666667" table:style-name="ce1">
            <text:p>28.79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6</text:p>
          </table:table-cell>
          <table:table-cell office:value-type="float" office:value="694435.64165300003" table:style-name="ce1">
            <text:p>694435.6417</text:p>
          </table:table-cell>
          <table:table-cell office:value-type="float" office:value="6177604.0858039996" table:style-name="ce1">
            <text:p>6177604.086</text:p>
          </table:table-cell>
          <table:table-cell office:value-type="float" office:value="36.81" table:style-name="ce1">
            <text:p>36.81</text:p>
          </table:table-cell>
          <table:table-cell office:value-type="float" office:value="21.56333333333334" table:formula="of:=[.D115]-[.F115]" table:style-name="ce1">
            <text:p>21.56333333</text:p>
          </table:table-cell>
          <table:table-cell office:value-type="float" office:value="15.246666666666664" table:style-name="ce1">
            <text:p>15.24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8</text:p>
          </table:table-cell>
          <table:table-cell office:value-type="float" office:value="695287.461656" table:style-name="ce1">
            <text:p>695287.4617</text:p>
          </table:table-cell>
          <table:table-cell office:value-type="float" office:value="6177717.3344780002" table:style-name="ce1">
            <text:p>6177717.334</text:p>
          </table:table-cell>
          <table:table-cell office:value-type="float" office:value="28.43" table:style-name="ce1">
            <text:p>28.43</text:p>
          </table:table-cell>
          <table:table-cell office:value-type="float" office:value="14.726666666666667" table:formula="of:=[.D116]-[.F116]" table:style-name="ce1">
            <text:p>14.72666667</text:p>
          </table:table-cell>
          <table:table-cell office:value-type="float" office:value="13.703333333333333" table:style-name="ce1">
            <text:p>13.7033333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9</text:p>
          </table:table-cell>
          <table:table-cell office:value-type="float" office:value="697020.48166599998" table:style-name="ce1">
            <text:p>697020.4817</text:p>
          </table:table-cell>
          <table:table-cell office:value-type="float" office:value="6179104.8385509998" table:style-name="ce1">
            <text:p>6179104.839</text:p>
          </table:table-cell>
          <table:table-cell office:value-type="float" office:value="17.09" table:style-name="ce1">
            <text:p>17.09</text:p>
          </table:table-cell>
          <table:table-cell office:value-type="float" office:value="6.1366666666666667" table:formula="of:=[.D117]-[.F117]" table:style-name="ce1">
            <text:p>6.136666667</text:p>
          </table:table-cell>
          <table:table-cell office:value-type="float" office:value="10.953333333333333" table:style-name="ce1">
            <text:p>10.95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1</text:p>
          </table:table-cell>
          <table:table-cell office:value-type="float" office:value="696519.34026700002" table:style-name="ce1">
            <text:p>696519.3403</text:p>
          </table:table-cell>
          <table:table-cell office:value-type="float" office:value="6179028.7950940002" table:style-name="ce1">
            <text:p>6179028.795</text:p>
          </table:table-cell>
          <table:table-cell office:value-type="float" office:value="23.47" table:style-name="ce1">
            <text:p>23.47</text:p>
          </table:table-cell>
          <table:table-cell office:value-type="float" office:value="12.173333333333332" table:formula="of:=[.D118]-[.F118]" table:style-name="ce1">
            <text:p>12.17333333</text:p>
          </table:table-cell>
          <table:table-cell office:value-type="float" office:value="11.296666666666667" table:style-name="ce1">
            <text:p>11.2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3</text:p>
          </table:table-cell>
          <table:table-cell office:value-type="float" office:value="696831.987953" table:style-name="ce1">
            <text:p>696831.988</text:p>
          </table:table-cell>
          <table:table-cell office:value-type="float" office:value="6178075.2665290004" table:style-name="ce1">
            <text:p>6178075.267</text:p>
          </table:table-cell>
          <table:table-cell office:value-type="float" office:value="28.87" table:style-name="ce1">
            <text:p>28.87</text:p>
          </table:table-cell>
          <table:table-cell office:value-type="float" office:value="17.740000000000002" table:formula="of:=[.D119]-[.F119]" table:style-name="ce1">
            <text:p>17.74</text:p>
          </table:table-cell>
          <table:table-cell office:value-type="float" office:value="11.13" table:style-name="ce1">
            <text:p>11.1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4</text:p>
          </table:table-cell>
          <table:table-cell office:value-type="float" office:value="696348.27893100004" table:style-name="ce1">
            <text:p>696348.2789</text:p>
          </table:table-cell>
          <table:table-cell office:value-type="float" office:value="6177678.741831" table:style-name="ce1">
            <text:p>6177678.742</text:p>
          </table:table-cell>
          <table:table-cell office:value-type="float" office:value="24.91" table:style-name="ce1">
            <text:p>24.91</text:p>
          </table:table-cell>
          <table:table-cell office:value-type="float" office:value="13.226666666666668" table:formula="of:=[.D120]-[.F120]" table:style-name="ce1">
            <text:p>13.22666667</text:p>
          </table:table-cell>
          <table:table-cell office:value-type="float" office:value="11.683333333333332" table:style-name="ce1">
            <text:p>11.68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5</text:p>
          </table:table-cell>
          <table:table-cell office:value-type="float" office:value="695776.17411499994" table:style-name="ce1">
            <text:p>695776.1741</text:p>
          </table:table-cell>
          <table:table-cell office:value-type="float" office:value="6177493.1551569998" table:style-name="ce1">
            <text:p>6177493.155</text:p>
          </table:table-cell>
          <table:table-cell office:value-type="float" office:value="27.4" table:style-name="ce1">
            <text:p>27.4</text:p>
          </table:table-cell>
          <table:table-cell office:value-type="float" office:value="14.513333333333334" table:formula="of:=[.D121]-[.F121]" table:style-name="ce1">
            <text:p>14.51333333</text:p>
          </table:table-cell>
          <table:table-cell office:value-type="float" office:value="12.886666666666665" table:style-name="ce1">
            <text:p>12.88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6</text:p>
          </table:table-cell>
          <table:table-cell office:value-type="float" office:value="695776.17411499994" table:style-name="ce1">
            <text:p>695776.1741</text:p>
          </table:table-cell>
          <table:table-cell office:value-type="float" office:value="6177493.1551569998" table:style-name="ce1">
            <text:p>6177493.155</text:p>
          </table:table-cell>
          <table:table-cell office:value-type="float" office:value="34.22" table:style-name="ce1">
            <text:p>34.22</text:p>
          </table:table-cell>
          <table:table-cell office:value-type="float" office:value="22.686666666666667" table:formula="of:=[.D122]-[.F122]" table:style-name="ce1">
            <text:p>22.68666667</text:p>
          </table:table-cell>
          <table:table-cell office:value-type="float" office:value="11.533333333333333" table:style-name="ce1">
            <text:p>11.53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9</text:p>
          </table:table-cell>
          <table:table-cell office:value-type="float" office:value="697054.953522" table:style-name="ce1">
            <text:p>697054.9535</text:p>
          </table:table-cell>
          <table:table-cell office:value-type="float" office:value="6177172.5093130004" table:style-name="ce1">
            <text:p>6177172.509</text:p>
          </table:table-cell>
          <table:table-cell office:value-type="float" office:value="31.21" table:style-name="ce1">
            <text:p>31.21</text:p>
          </table:table-cell>
          <table:table-cell office:value-type="float" office:value="19.72" table:formula="of:=[.D123]-[.F123]" table:style-name="ce1">
            <text:p>19.72</text:p>
          </table:table-cell>
          <table:table-cell office:value-type="float" office:value="11.49" table:style-name="ce1">
            <text:p>11.4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0</text:p>
          </table:table-cell>
          <table:table-cell office:value-type="float" office:value="697566.91720599995" table:style-name="ce1">
            <text:p>697566.9172</text:p>
          </table:table-cell>
          <table:table-cell office:value-type="float" office:value="6177348.5749650002" table:style-name="ce1">
            <text:p>6177348.575</text:p>
          </table:table-cell>
          <table:table-cell office:value-type="float" office:value="23" table:style-name="ce1">
            <text:p>23</text:p>
          </table:table-cell>
          <table:table-cell office:value-type="float" office:value="11.8" table:formula="of:=[.D124]-[.F124]" table:style-name="ce1">
            <text:p>11.8</text:p>
          </table:table-cell>
          <table:table-cell office:value-type="float" office:value="11.2" table:style-name="ce1">
            <text:p>11.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3</text:p>
          </table:table-cell>
          <table:table-cell office:value-type="float" office:value="690981.94215799996" table:style-name="ce1">
            <text:p>690981.9422</text:p>
          </table:table-cell>
          <table:table-cell office:value-type="float" office:value="6175129.3375739995" table:style-name="ce1">
            <text:p>6175129.338</text:p>
          </table:table-cell>
          <table:table-cell office:value-type="float" office:value="40.33" table:style-name="ce1">
            <text:p>40.33</text:p>
          </table:table-cell>
          <table:table-cell office:value-type="float" office:value="3.3349999999999937" table:formula="of:=[.D125]-[.F125]" table:style-name="ce1">
            <text:p>3.335</text:p>
          </table:table-cell>
          <table:table-cell office:value-type="float" office:value="36.995000000000005" table:style-name="ce1">
            <text:p>36.99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4</text:p>
          </table:table-cell>
          <table:table-cell office:value-type="float" office:value="691444.67720399995" table:style-name="ce1">
            <text:p>691444.6772</text:p>
          </table:table-cell>
          <table:table-cell office:value-type="float" office:value="6175405.8934730003" table:style-name="ce1">
            <text:p>6175405.893</text:p>
          </table:table-cell>
          <table:table-cell office:value-type="float" office:value="40.85" table:style-name="ce1">
            <text:p>40.85</text:p>
          </table:table-cell>
          <table:table-cell office:value-type="float" office:value="7.9949999999999974" table:formula="of:=[.D126]-[.F126]" table:style-name="ce1">
            <text:p>7.995</text:p>
          </table:table-cell>
          <table:table-cell office:value-type="float" office:value="32.855000000000004" table:style-name="ce1">
            <text:p>32.85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6</text:p>
          </table:table-cell>
          <table:table-cell office:value-type="float" office:value="691184.98219100002" table:style-name="ce1">
            <text:p>691184.9822</text:p>
          </table:table-cell>
          <table:table-cell office:value-type="float" office:value="6175478.0717630005" table:style-name="ce1">
            <text:p>6175478.072</text:p>
          </table:table-cell>
          <table:table-cell office:value-type="float" office:value="46.84" table:style-name="ce1">
            <text:p>46.84</text:p>
          </table:table-cell>
          <table:table-cell office:value-type="float" office:value="19.32" table:formula="of:=[.D127]-[.F127]" table:style-name="ce1">
            <text:p>19.32</text:p>
          </table:table-cell>
          <table:table-cell office:value-type="float" office:value="27.520000000000003" table:style-name="ce1">
            <text:p>27.5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8</text:p>
          </table:table-cell>
          <table:table-cell office:value-type="float" office:value="691595.07183699997" table:style-name="ce1">
            <text:p>691595.0718</text:p>
          </table:table-cell>
          <table:table-cell office:value-type="float" office:value="6175434.7083830005" table:style-name="ce1">
            <text:p>6175434.708</text:p>
          </table:table-cell>
          <table:table-cell office:value-type="float" office:value="47" table:style-name="ce1">
            <text:p>47</text:p>
          </table:table-cell>
          <table:table-cell office:value-type="float" office:value="18.84" table:formula="of:=[.D128]-[.F128]" table:style-name="ce1">
            <text:p>18.84</text:p>
          </table:table-cell>
          <table:table-cell office:value-type="float" office:value="28.16" table:style-name="ce1">
            <text:p>28.1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9</text:p>
          </table:table-cell>
          <table:table-cell office:value-type="float" office:value="691097.81033799995" table:style-name="ce1">
            <text:p>691097.8103</text:p>
          </table:table-cell>
          <table:table-cell office:value-type="float" office:value="6175839.166092" table:style-name="ce1">
            <text:p>6175839.166</text:p>
          </table:table-cell>
          <table:table-cell office:value-type="float" office:value="55.11" table:style-name="ce1">
            <text:p>55.11</text:p>
          </table:table-cell>
          <table:table-cell office:value-type="float" office:value="7.25" table:formula="of:=[.D129]-[.F129]" table:style-name="ce1">
            <text:p>7.25</text:p>
          </table:table-cell>
          <table:table-cell office:value-type="float" office:value="47.86" table:style-name="ce1">
            <text:p>47.86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</text:p>
          </table:table-cell>
          <table:table-cell office:value-type="float" office:value="693000.96595256601" table:style-name="ce1">
            <text:p>693000.966</text:p>
          </table:table-cell>
          <table:table-cell office:value-type="float" office:value="6173501.2461093701" table:style-name="ce1">
            <text:p>6173501.246</text:p>
          </table:table-cell>
          <table:table-cell office:value-type="float" office:value="31.87" table:style-name="ce1">
            <text:p>31.87</text:p>
          </table:table-cell>
          <table:table-cell office:value-type="float" office:value="8.370000000000001" table:formula="of:=[.D130]-[.F130]" table:style-name="ce1">
            <text:p>8.37</text:p>
          </table:table-cell>
          <table:table-cell office:value-type="float" office:value="23.5" table:style-name="ce1">
            <text:p>23.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0</text:p>
          </table:table-cell>
          <table:table-cell office:value-type="float" office:value="691092.584179" table:style-name="ce1">
            <text:p>691092.5842</text:p>
          </table:table-cell>
          <table:table-cell office:value-type="float" office:value="6176429.8432290005" table:style-name="ce1">
            <text:p>6176429.843</text:p>
          </table:table-cell>
          <table:table-cell office:value-type="float" office:value="45.01" table:style-name="ce1">
            <text:p>45.01</text:p>
          </table:table-cell>
          <table:table-cell office:value-type="float" office:value="7.5233333333333263" table:formula="of:=[.D131]-[.F131]" table:style-name="ce1">
            <text:p>7.523333333</text:p>
          </table:table-cell>
          <table:table-cell office:value-type="float" office:value="37.486666666666672" table:style-name="ce1">
            <text:p>37.48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1</text:p>
          </table:table-cell>
          <table:table-cell office:value-type="float" office:value="693079.13371700002" table:style-name="ce1">
            <text:p>693079.1337</text:p>
          </table:table-cell>
          <table:table-cell office:value-type="float" office:value="6174501.7032329999" table:style-name="ce1">
            <text:p>6174501.703</text:p>
          </table:table-cell>
          <table:table-cell office:value-type="float" office:value="32.99" table:style-name="ce1">
            <text:p>32.99</text:p>
          </table:table-cell>
          <table:table-cell office:value-type="float" office:value="13.655000000000001" table:formula="of:=[.D132]-[.F132]" table:style-name="ce1">
            <text:p>13.655</text:p>
          </table:table-cell>
          <table:table-cell office:value-type="float" office:value="19.335000000000001" table:style-name="ce1">
            <text:p>19.3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2</text:p>
          </table:table-cell>
          <table:table-cell office:value-type="float" office:value="694084.98644500005" table:style-name="ce1">
            <text:p>694084.9864</text:p>
          </table:table-cell>
          <table:table-cell office:value-type="float" office:value="6173852.8754930003" table:style-name="ce1">
            <text:p>6173852.875</text:p>
          </table:table-cell>
          <table:table-cell office:value-type="float" office:value="26.47" table:style-name="ce1">
            <text:p>26.47</text:p>
          </table:table-cell>
          <table:table-cell office:value-type="float" office:value="7.1699999999999982" table:formula="of:=[.D133]-[.F133]" table:style-name="ce1">
            <text:p>7.17</text:p>
          </table:table-cell>
          <table:table-cell office:value-type="float" office:value="19.3" table:style-name="ce1">
            <text:p>19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3</text:p>
          </table:table-cell>
          <table:table-cell office:value-type="float" office:value="692314.78282900003" table:style-name="ce1">
            <text:p>692314.7828</text:p>
          </table:table-cell>
          <table:table-cell office:value-type="float" office:value="6176540.0782709997" table:style-name="ce1">
            <text:p>6176540.078</text:p>
          </table:table-cell>
          <table:table-cell office:value-type="float" office:value="41.34" table:style-name="ce1">
            <text:p>41.34</text:p>
          </table:table-cell>
          <table:table-cell office:value-type="float" office:value="5.5033333333333374" table:formula="of:=[.D134]-[.F134]" table:style-name="ce1">
            <text:p>5.503333333</text:p>
          </table:table-cell>
          <table:table-cell office:value-type="float" office:value="35.836666666666666" table:style-name="ce1">
            <text:p>35.83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4</text:p>
          </table:table-cell>
          <table:table-cell office:value-type="float" office:value="693525.13617399998" table:style-name="ce1">
            <text:p>693525.1362</text:p>
          </table:table-cell>
          <table:table-cell office:value-type="float" office:value="6177661.4973680004" table:style-name="ce1">
            <text:p>6177661.497</text:p>
          </table:table-cell>
          <table:table-cell office:value-type="float" office:value="48.13" table:style-name="ce1">
            <text:p>48.13</text:p>
          </table:table-cell>
          <table:table-cell office:value-type="float" office:value="21.136666666666667" table:formula="of:=[.D135]-[.F135]" table:style-name="ce1">
            <text:p>21.13666667</text:p>
          </table:table-cell>
          <table:table-cell office:value-type="float" office:value="26.993333333333336" table:style-name="ce1">
            <text:p>26.99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5</text:p>
          </table:table-cell>
          <table:table-cell office:value-type="float" office:value="693024.60712679301" table:style-name="ce1">
            <text:p>693024.6071</text:p>
          </table:table-cell>
          <table:table-cell office:value-type="float" office:value="6176424.2178519201" table:style-name="ce1">
            <text:p>6176424.218</text:p>
          </table:table-cell>
          <table:table-cell office:value-type="float" office:value="42.24" table:style-name="ce1">
            <text:p>42.24</text:p>
          </table:table-cell>
          <table:table-cell office:value-type="float" office:value="14.200000000000003" table:formula="of:=[.D136]-[.F136]" table:style-name="ce1">
            <text:p>14.2</text:p>
          </table:table-cell>
          <table:table-cell office:value-type="float" office:value="28.04" table:style-name="ce1">
            <text:p>28.0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6</text:p>
          </table:table-cell>
          <table:table-cell office:value-type="float" office:value="693155.89960100001" table:style-name="ce1">
            <text:p>693155.8996</text:p>
          </table:table-cell>
          <table:table-cell office:value-type="float" office:value="6177804.6320320005" table:style-name="ce1">
            <text:p>6177804.632</text:p>
          </table:table-cell>
          <table:table-cell office:value-type="float" office:value="41.66" table:style-name="ce1">
            <text:p>41.66</text:p>
          </table:table-cell>
          <table:table-cell office:value-type="float" office:value="21.873333333333331" table:formula="of:=[.D137]-[.F137]" table:style-name="ce1">
            <text:p>21.87333333</text:p>
          </table:table-cell>
          <table:table-cell office:value-type="float" office:value="19.786666666666665" table:style-name="ce1">
            <text:p>19.7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8</text:p>
          </table:table-cell>
          <table:table-cell office:value-type="float" office:value="696631.22328059305" table:style-name="ce1">
            <text:p>696631.2233</text:p>
          </table:table-cell>
          <table:table-cell office:value-type="float" office:value="6178006.8110702801" table:style-name="ce1">
            <text:p>6178006.811</text:p>
          </table:table-cell>
          <table:table-cell office:value-type="float" office:value="29.77" table:style-name="ce1">
            <text:p>29.77</text:p>
          </table:table-cell>
          <table:table-cell office:value-type="float" office:value="18.426666666666666" table:formula="of:=[.D138]-[.F138]" table:style-name="ce1">
            <text:p>18.42666667</text:p>
          </table:table-cell>
          <table:table-cell office:value-type="float" office:value="11.343333333333334" table:style-name="ce1">
            <text:p>11.34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9</text:p>
          </table:table-cell>
          <table:table-cell office:value-type="float" office:value="690231.55897300004" table:style-name="ce1">
            <text:p>690231.559</text:p>
          </table:table-cell>
          <table:table-cell office:value-type="float" office:value="6176416.7968619997" table:style-name="ce1">
            <text:p>6176416.797</text:p>
          </table:table-cell>
          <table:table-cell office:value-type="float" office:value="37.630000000000003" table:style-name="ce1">
            <text:p>37.63</text:p>
          </table:table-cell>
          <table:table-cell office:value-type="float" office:value="4.4866666666666646" table:formula="of:=[.D139]-[.F139]" table:style-name="ce1">
            <text:p>4.486666667</text:p>
          </table:table-cell>
          <table:table-cell office:value-type="float" office:value="33.143333333333338" table:style-name="ce1">
            <text:p>33.14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</text:p>
          </table:table-cell>
          <table:table-cell office:value-type="float" office:value="692591.03119848901" table:style-name="ce1">
            <text:p>692591.0312</text:p>
          </table:table-cell>
          <table:table-cell office:value-type="float" office:value="6173564.6275969902" table:style-name="ce1">
            <text:p>6173564.628</text:p>
          </table:table-cell>
          <table:table-cell office:value-type="float" office:value="29.64" table:style-name="ce1">
            <text:p>29.64</text:p>
          </table:table-cell>
          <table:table-cell office:value-type="float" office:value="9" table:formula="of:=[.D140]-[.F140]" table:style-name="ce1">
            <text:p>9</text:p>
          </table:table-cell>
          <table:table-cell office:value-type="float" office:value="20.64" table:style-name="ce1">
            <text:p>20.6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1</text:p>
          </table:table-cell>
          <table:table-cell office:value-type="float" office:value="694055.98965300003" table:style-name="ce1">
            <text:p>694055.9897</text:p>
          </table:table-cell>
          <table:table-cell office:value-type="float" office:value="6177697.249272" table:style-name="ce1">
            <text:p>6177697.249</text:p>
          </table:table-cell>
          <table:table-cell office:value-type="float" office:value="23.87" table:style-name="ce1">
            <text:p>23.87</text:p>
          </table:table-cell>
          <table:table-cell office:value-type="float" office:value="6.9499999999999993" table:formula="of:=[.D141]-[.F141]" table:style-name="ce1">
            <text:p>6.95</text:p>
          </table:table-cell>
          <table:table-cell office:value-type="float" office:value="16.920000000000002" table:style-name="ce1">
            <text:p>16.9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2</text:p>
          </table:table-cell>
          <table:table-cell office:value-type="float" office:value="691379.02610400005" table:style-name="ce1">
            <text:p>691379.0261</text:p>
          </table:table-cell>
          <table:table-cell office:value-type="float" office:value="6177188.3382529998" table:style-name="ce1">
            <text:p>6177188.338</text:p>
          </table:table-cell>
          <table:table-cell office:value-type="float" office:value="63.66" table:style-name="ce1">
            <text:p>63.66</text:p>
          </table:table-cell>
          <table:table-cell office:value-type="float" office:value="28.799999999999997" table:formula="of:=[.D142]-[.F142]" table:style-name="ce1">
            <text:p>28.8</text:p>
          </table:table-cell>
          <table:table-cell office:value-type="float" office:value="34.86" table:style-name="ce1">
            <text:p>34.86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3</text:p>
          </table:table-cell>
          <table:table-cell office:value-type="float" office:value="691303.16182699997" table:style-name="ce1">
            <text:p>691303.1618</text:p>
          </table:table-cell>
          <table:table-cell office:value-type="float" office:value="6177709.5076440005" table:style-name="ce1">
            <text:p>6177709.508</text:p>
          </table:table-cell>
          <table:table-cell office:value-type="float" office:value="30.13" table:style-name="ce1">
            <text:p>30.13</text:p>
          </table:table-cell>
          <table:table-cell office:value-type="float" office:value="5.3999999999999986" table:formula="of:=[.D143]-[.F143]" table:style-name="ce1">
            <text:p>5.4</text:p>
          </table:table-cell>
          <table:table-cell office:value-type="float" office:value="24.73" table:style-name="ce1">
            <text:p>24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</text:p>
          </table:table-cell>
          <table:table-cell office:value-type="float" office:value="692767.27899734699" table:style-name="ce1">
            <text:p>692767.279</text:p>
          </table:table-cell>
          <table:table-cell office:value-type="float" office:value="6174314.0190889901" table:style-name="ce1">
            <text:p>6174314.019</text:p>
          </table:table-cell>
          <table:table-cell office:value-type="float" office:value="34.92" table:style-name="ce1">
            <text:p>34.92</text:p>
          </table:table-cell>
          <table:table-cell office:value-type="float" office:value="14" table:formula="of:=[.D144]-[.F144]" table:style-name="ce1">
            <text:p>14</text:p>
          </table:table-cell>
          <table:table-cell office:value-type="float" office:value="20.92" table:style-name="ce1">
            <text:p>20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0</text:p>
          </table:table-cell>
          <table:table-cell office:value-type="float" office:value="689897.90037000005" table:style-name="ce1">
            <text:p>689897.9004</text:p>
          </table:table-cell>
          <table:table-cell office:value-type="float" office:value="6176009.0600420004" table:style-name="ce1">
            <text:p>6176009.06</text:p>
          </table:table-cell>
          <table:table-cell office:value-type="float" office:value="37.74" table:style-name="ce1">
            <text:p>37.74</text:p>
          </table:table-cell>
          <table:table-cell office:value-type="float" office:value="2.7733333333333334" table:formula="of:=[.D145]-[.F145]" table:style-name="ce1">
            <text:p>2.773333333</text:p>
          </table:table-cell>
          <table:table-cell office:value-type="float" office:value="34.966666666666669" table:style-name="ce1">
            <text:p>34.9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7</text:p>
          </table:table-cell>
          <table:table-cell office:value-type="float" office:value="692615.05251252104" table:style-name="ce1">
            <text:p>692615.0525</text:p>
          </table:table-cell>
          <table:table-cell office:value-type="float" office:value="6175296.3130804496" table:style-name="ce1">
            <text:p>6175296.313</text:p>
          </table:table-cell>
          <table:table-cell office:value-type="float" office:value="48.98" table:style-name="ce1">
            <text:p>48.98</text:p>
          </table:table-cell>
          <table:table-cell office:value-type="float" office:value="16.369999999999997" table:formula="of:=[.D146]-[.F146]" table:style-name="ce1">
            <text:p>16.37</text:p>
          </table:table-cell>
          <table:table-cell office:value-type="float" office:value="32.61" table:style-name="ce1">
            <text:p>32.61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1</text:p>
          </table:table-cell>
          <table:table-cell office:value-type="float" office:value="693398.112245103" table:style-name="ce1">
            <text:p>693398.1122</text:p>
          </table:table-cell>
          <table:table-cell office:value-type="float" office:value="6182998.1151787303" table:style-name="ce1">
            <text:p>6182998.115</text:p>
          </table:table-cell>
          <table:table-cell office:value-type="float" office:value="12.15" table:style-name="ce1">
            <text:p>12.15</text:p>
          </table:table-cell>
          <table:table-cell office:value-type="float" office:value="1.8866666666666667" table:formula="of:=[.D147]-[.F147]" table:style-name="ce1">
            <text:p>1.886666667</text:p>
          </table:table-cell>
          <table:table-cell office:value-type="float" office:value="10.263333333333334" table:style-name="ce1">
            <text:p>10.26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3</text:p>
          </table:table-cell>
          <table:table-cell office:value-type="float" office:value="692755.145364" table:style-name="ce1">
            <text:p>692755.1454</text:p>
          </table:table-cell>
          <table:table-cell office:value-type="float" office:value="6182713.0152719999" table:style-name="ce1">
            <text:p>6182713.015</text:p>
          </table:table-cell>
          <table:table-cell office:value-type="float" office:value="20.74" table:style-name="ce1">
            <text:p>20.74</text:p>
          </table:table-cell>
          <table:table-cell office:value-type="float" office:value="6.0566666666666666" table:formula="of:=[.D148]-[.F148]" table:style-name="ce1">
            <text:p>6.056666667</text:p>
          </table:table-cell>
          <table:table-cell office:value-type="float" office:value="14.683333333333332" table:style-name="ce1">
            <text:p>14.6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</text:p>
          </table:table-cell>
          <table:table-cell office:value-type="float" office:value="692385.64267500001" table:style-name="ce1">
            <text:p>692385.6427</text:p>
          </table:table-cell>
          <table:table-cell office:value-type="float" office:value="6181584.8323769998" table:style-name="ce1">
            <text:p>6181584.832</text:p>
          </table:table-cell>
          <table:table-cell office:value-type="float" office:value="22.75" table:style-name="ce1">
            <text:p>22.75</text:p>
          </table:table-cell>
          <table:table-cell office:value-type="float" office:value="5.2600000000000016" table:formula="of:=[.D149]-[.F149]" table:style-name="ce1">
            <text:p>5.26</text:p>
          </table:table-cell>
          <table:table-cell office:value-type="float" office:value="17.489999999999998" table:style-name="ce1">
            <text:p>17.4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1</text:p>
          </table:table-cell>
          <table:table-cell office:value-type="float" office:value="692954.25496599998" table:style-name="ce1">
            <text:p>692954.255</text:p>
          </table:table-cell>
          <table:table-cell office:value-type="float" office:value="6181339.9825219996" table:style-name="ce1">
            <text:p>6181339.983</text:p>
          </table:table-cell>
          <table:table-cell office:value-type="float" office:value="18.77" table:style-name="ce1">
            <text:p>18.77</text:p>
          </table:table-cell>
          <table:table-cell office:value-type="float" office:value="2.553333333333331" table:formula="of:=[.D150]-[.F150]" table:style-name="ce1">
            <text:p>2.553333333</text:p>
          </table:table-cell>
          <table:table-cell office:value-type="float" office:value="16.216666666666669" table:style-name="ce1">
            <text:p>16.2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4</text:p>
          </table:table-cell>
          <table:table-cell office:value-type="float" office:value="690985.90242900001" table:style-name="ce1">
            <text:p>690985.9024</text:p>
          </table:table-cell>
          <table:table-cell office:value-type="float" office:value="6181796.3721650001" table:style-name="ce1">
            <text:p>6181796.372</text:p>
          </table:table-cell>
          <table:table-cell office:value-type="float" office:value="24.77" table:style-name="ce1">
            <text:p>24.77</text:p>
          </table:table-cell>
          <table:table-cell office:value-type="float" office:value="5.6933333333333351" table:formula="of:=[.D151]-[.F151]" table:style-name="ce1">
            <text:p>5.693333333</text:p>
          </table:table-cell>
          <table:table-cell office:value-type="float" office:value="19.076666666666664" table:style-name="ce1">
            <text:p>19.07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6</text:p>
          </table:table-cell>
          <table:table-cell office:value-type="float" office:value="691412.14716199995" table:style-name="ce1">
            <text:p>691412.1472</text:p>
          </table:table-cell>
          <table:table-cell office:value-type="float" office:value="6182513.6671700003" table:style-name="ce1">
            <text:p>6182513.667</text:p>
          </table:table-cell>
          <table:table-cell office:value-type="float" office:value="24.63" table:style-name="ce1">
            <text:p>24.63</text:p>
          </table:table-cell>
          <table:table-cell office:value-type="float" office:value="7.4199999999999982" table:formula="of:=[.D152]-[.F152]" table:style-name="ce1">
            <text:p>7.42</text:p>
          </table:table-cell>
          <table:table-cell office:value-type="float" office:value="17.21" table:style-name="ce1">
            <text:p>17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48</text:p>
          </table:table-cell>
          <table:table-cell office:value-type="float" office:value="691942.74069400004" table:style-name="ce1">
            <text:p>691942.7407</text:p>
          </table:table-cell>
          <table:table-cell office:value-type="float" office:value="6182519.3820049996" table:style-name="ce1">
            <text:p>6182519.382</text:p>
          </table:table-cell>
          <table:table-cell office:value-type="float" office:value="22.69" table:style-name="ce1">
            <text:p>22.69</text:p>
          </table:table-cell>
          <table:table-cell office:value-type="float" office:value="4.3233333333333377" table:formula="of:=[.D153]-[.F153]" table:style-name="ce1">
            <text:p>4.323333333</text:p>
          </table:table-cell>
          <table:table-cell office:value-type="float" office:value="18.366666666666664" table:style-name="ce1">
            <text:p>18.3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5</text:p>
          </table:table-cell>
          <table:table-cell office:value-type="float" office:value="693556.78338499996" table:style-name="ce1">
            <text:p>693556.7834</text:p>
          </table:table-cell>
          <table:table-cell office:value-type="float" office:value="6181575.3605739996" table:style-name="ce1">
            <text:p>6181575.361</text:p>
          </table:table-cell>
          <table:table-cell office:value-type="float" office:value="21.83" table:style-name="ce1">
            <text:p>21.83</text:p>
          </table:table-cell>
          <table:table-cell office:value-type="float" office:value="4.2099999999999973" table:formula="of:=[.D154]-[.F154]" table:style-name="ce1">
            <text:p>4.21</text:p>
          </table:table-cell>
          <table:table-cell office:value-type="float" office:value="17.62" table:style-name="ce1">
            <text:p>17.6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57</text:p>
          </table:table-cell>
          <table:table-cell office:value-type="float" office:value="691904.40381699998" table:style-name="ce1">
            <text:p>691904.4038</text:p>
          </table:table-cell>
          <table:table-cell office:value-type="float" office:value="6182729.909527" table:style-name="ce1">
            <text:p>6182729.91</text:p>
          </table:table-cell>
          <table:table-cell office:value-type="float" office:value="16.809999999999999" table:style-name="ce1">
            <text:p>16.81</text:p>
          </table:table-cell>
          <table:table-cell office:value-type="float" office:value="5.5299999999999976" table:formula="of:=[.D155]-[.F155]" table:style-name="ce1">
            <text:p>5.53</text:p>
          </table:table-cell>
          <table:table-cell office:value-type="float" office:value="11.280000000000001" table:style-name="ce1">
            <text:p>11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58</text:p>
          </table:table-cell>
          <table:table-cell office:value-type="float" office:value="693128.22632899997" table:style-name="ce1">
            <text:p>693128.2263</text:p>
          </table:table-cell>
          <table:table-cell office:value-type="float" office:value="6181809.064859" table:style-name="ce1">
            <text:p>6181809.065</text:p>
          </table:table-cell>
          <table:table-cell office:value-type="float" office:value="18.04" table:style-name="ce1">
            <text:p>18.04</text:p>
          </table:table-cell>
          <table:table-cell office:value-type="float" office:value="2.3066666666666666" table:formula="of:=[.D156]-[.F156]" table:style-name="ce1">
            <text:p>2.306666667</text:p>
          </table:table-cell>
          <table:table-cell office:value-type="float" office:value="15.733333333333333" table:style-name="ce1">
            <text:p>15.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59</text:p>
          </table:table-cell>
          <table:table-cell office:value-type="float" office:value="693212.27123099996" table:style-name="ce1">
            <text:p>693212.2712</text:p>
          </table:table-cell>
          <table:table-cell office:value-type="float" office:value="6182298.8938520001" table:style-name="ce1">
            <text:p>6182298.894</text:p>
          </table:table-cell>
          <table:table-cell office:value-type="float" office:value="19.62" table:style-name="ce1">
            <text:p>19.62</text:p>
          </table:table-cell>
          <table:table-cell office:value-type="float" office:value="3.1366666666666667" table:formula="of:=[.D157]-[.F157]" table:style-name="ce1">
            <text:p>3.136666667</text:p>
          </table:table-cell>
          <table:table-cell office:value-type="float" office:value="16.483333333333334" table:style-name="ce1">
            <text:p>16.4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60</text:p>
          </table:table-cell>
          <table:table-cell office:value-type="float" office:value="692411.41390699998" table:style-name="ce1">
            <text:p>692411.4139</text:p>
          </table:table-cell>
          <table:table-cell office:value-type="float" office:value="6182295.361335" table:style-name="ce1">
            <text:p>6182295.361</text:p>
          </table:table-cell>
          <table:table-cell office:value-type="float" office:value="22.5" table:style-name="ce1">
            <text:p>22.5</text:p>
          </table:table-cell>
          <table:table-cell office:value-type="float" office:value="4.8333333333333321" table:formula="of:=[.D158]-[.F158]" table:style-name="ce1">
            <text:p>4.833333333</text:p>
          </table:table-cell>
          <table:table-cell office:value-type="float" office:value="17.666666666666668" table:style-name="ce1">
            <text:p>17.6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62</text:p>
          </table:table-cell>
          <table:table-cell office:value-type="float" office:value="692042.59449299995" table:style-name="ce1">
            <text:p>692042.5945</text:p>
          </table:table-cell>
          <table:table-cell office:value-type="float" office:value="6182488.5427540001" table:style-name="ce1">
            <text:p>6182488.543</text:p>
          </table:table-cell>
          <table:table-cell office:value-type="float" office:value="22.26" table:style-name="ce1">
            <text:p>22.26</text:p>
          </table:table-cell>
          <table:table-cell office:value-type="float" office:value="3.7566666666666677" table:formula="of:=[.D159]-[.F159]" table:style-name="ce1">
            <text:p>3.756666667</text:p>
          </table:table-cell>
          <table:table-cell office:value-type="float" office:value="18.503333333333334" table:style-name="ce1">
            <text:p>18.5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7</text:p>
          </table:table-cell>
          <table:table-cell office:value-type="float" office:value="692749.80012899998" table:style-name="ce1">
            <text:p>692749.8001</text:p>
          </table:table-cell>
          <table:table-cell office:value-type="float" office:value="6182052.3748199996" table:style-name="ce1">
            <text:p>6182052.375</text:p>
          </table:table-cell>
          <table:table-cell office:value-type="float" office:value="21.5" table:style-name="ce1">
            <text:p>21.5</text:p>
          </table:table-cell>
          <table:table-cell office:value-type="float" office:value="4.6866666666666674" table:formula="of:=[.D160]-[.F160]" table:style-name="ce1">
            <text:p>4.686666667</text:p>
          </table:table-cell>
          <table:table-cell office:value-type="float" office:value="16.813333333333333" table:style-name="ce1">
            <text:p>16.81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V</text:p>
          </table:table-cell>
          <table:table-cell office:value-type="float" office:value="700092.47775144898" table:style-name="ce1">
            <text:p>700092.4778</text:p>
          </table:table-cell>
          <table:table-cell office:value-type="float" office:value="6178949.9633734599" table:style-name="ce1">
            <text:p>6178949.963</text:p>
          </table:table-cell>
          <table:table-cell office:value-type="float" office:value="13.36" table:style-name="ce1">
            <text:p>13.36</text:p>
          </table:table-cell>
          <table:table-cell office:value-type="float" office:value="9.0599999999999987" table:formula="of:=[.D161]-[.F161]" table:style-name="ce1">
            <text:p>9.06</text:p>
          </table:table-cell>
          <table:table-cell office:value-type="float" office:value="4.3" table:style-name="ce1">
            <text:p>4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22</text:p>
          </table:table-cell>
          <table:table-cell office:value-type="float" office:value="684213.67296698003" table:style-name="ce1">
            <text:p>684213.673</text:p>
          </table:table-cell>
          <table:table-cell office:value-type="float" office:value="6171320.0677819103" table:style-name="ce1">
            <text:p>6171320.068</text:p>
          </table:table-cell>
          <table:table-cell office:value-type="float" office:value="80.59" table:style-name="ce1">
            <text:p>80.59</text:p>
          </table:table-cell>
          <table:table-cell office:value-type="float" office:value="2.7000000000000028" table:formula="of:=[.D162]-[.F162]" table:style-name="ce1">
            <text:p>2.7</text:p>
          </table:table-cell>
          <table:table-cell office:value-type="float" office:value="77.89" table:style-name="ce1">
            <text:p>77.8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24</text:p>
          </table:table-cell>
          <table:table-cell office:value-type="float" office:value="683389.99184052297" table:style-name="ce1">
            <text:p>683389.9918</text:p>
          </table:table-cell>
          <table:table-cell office:value-type="float" office:value="6172207.7479168996" table:style-name="ce1">
            <text:p>6172207.748</text:p>
          </table:table-cell>
          <table:table-cell office:value-type="float" office:value="81.61" table:style-name="ce1">
            <text:p>81.61</text:p>
          </table:table-cell>
          <table:table-cell office:value-type="float" office:value="8.2749999999999915" table:formula="of:=[.D163]-[.F163]" table:style-name="ce1">
            <text:p>8.275</text:p>
          </table:table-cell>
          <table:table-cell office:value-type="float" office:value="73.335000000000008" table:style-name="ce1">
            <text:p>73.3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30</text:p>
          </table:table-cell>
          <table:table-cell office:value-type="float" office:value="683347.39975215006" table:style-name="ce1">
            <text:p>683347.3998</text:p>
          </table:table-cell>
          <table:table-cell office:value-type="float" office:value="6170666.3896321896" table:style-name="ce1">
            <text:p>6170666.39</text:p>
          </table:table-cell>
          <table:table-cell office:value-type="float" office:value="93.72" table:style-name="ce1">
            <text:p>93.72</text:p>
          </table:table-cell>
          <table:table-cell office:value-type="float" office:value="4.8850000000000051" table:formula="of:=[.D164]-[.F164]" table:style-name="ce1">
            <text:p>4.885</text:p>
          </table:table-cell>
          <table:table-cell office:value-type="float" office:value="88.834999999999994" table:style-name="ce1">
            <text:p>88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VII</text:p>
          </table:table-cell>
          <table:table-cell office:value-type="float" office:value="695690.78006994096" table:style-name="ce1">
            <text:p>695690.7801</text:p>
          </table:table-cell>
          <table:table-cell office:value-type="float" office:value="6179315.7756785601" table:style-name="ce1">
            <text:p>6179315.776</text:p>
          </table:table-cell>
          <table:table-cell office:value-type="float" office:value="16.16" table:style-name="ce1">
            <text:p>16.16</text:p>
          </table:table-cell>
          <table:table-cell office:value-type="float" office:value="3.0999999999999996" table:formula="of:=[.D165]-[.F165]" table:style-name="ce1">
            <text:p>3.1</text:p>
          </table:table-cell>
          <table:table-cell office:value-type="float" office:value="13.06" table:style-name="ce1">
            <text:p>13.0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VIII</text:p>
          </table:table-cell>
          <table:table-cell office:value-type="float" office:value="694420.33244604699" table:style-name="ce1">
            <text:p>694420.3324</text:p>
          </table:table-cell>
          <table:table-cell office:value-type="float" office:value="6179426.1395612098" table:style-name="ce1">
            <text:p>6179426.14</text:p>
          </table:table-cell>
          <table:table-cell office:value-type="float" office:value="20.59" table:style-name="ce1">
            <text:p>20.59</text:p>
          </table:table-cell>
          <table:table-cell office:value-type="float" office:value="4.3900000000000006" table:formula="of:=[.D166]-[.F166]" table:style-name="ce1">
            <text:p>4.39</text:p>
          </table:table-cell>
          <table:table-cell office:value-type="float" office:value="16.2" table:style-name="ce1">
            <text:p>16.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11</text:p>
          </table:table-cell>
          <table:table-cell office:value-type="float" office:value="681268.78381136199" table:style-name="ce1">
            <text:p>681268.7838</text:p>
          </table:table-cell>
          <table:table-cell office:value-type="float" office:value="6177250.4960287204" table:style-name="ce1">
            <text:p>6177250.496</text:p>
          </table:table-cell>
          <table:table-cell office:value-type="float" office:value="67.14" table:style-name="ce1">
            <text:p>67.14</text:p>
          </table:table-cell>
          <table:table-cell office:value-type="float" office:value="4.2650000000000006" table:formula="of:=[.D167]-[.F167]" table:style-name="ce1">
            <text:p>4.265</text:p>
          </table:table-cell>
          <table:table-cell office:value-type="float" office:value="62.875" table:style-name="ce1">
            <text:p>62.87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12</text:p>
          </table:table-cell>
          <table:table-cell office:value-type="float" office:value="681447.166105374" table:style-name="ce1">
            <text:p>681447.1661</text:p>
          </table:table-cell>
          <table:table-cell office:value-type="float" office:value="6177028.8048538696" table:style-name="ce1">
            <text:p>6177028.805</text:p>
          </table:table-cell>
          <table:table-cell office:value-type="float" office:value="64.28" table:style-name="ce1">
            <text:p>64.28</text:p>
          </table:table-cell>
          <table:table-cell office:value-type="float" office:value="0.85999999999999943" table:formula="of:=[.D168]-[.F168]" table:style-name="ce1">
            <text:p>0.86</text:p>
          </table:table-cell>
          <table:table-cell office:value-type="float" office:value="63.42" table:style-name="ce1">
            <text:p>63.4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13</text:p>
          </table:table-cell>
          <table:table-cell office:value-type="float" office:value="681660.36194917199" table:style-name="ce1">
            <text:p>681660.3619</text:p>
          </table:table-cell>
          <table:table-cell office:value-type="float" office:value="6176166.1412127903" table:style-name="ce1">
            <text:p>6176166.141</text:p>
          </table:table-cell>
          <table:table-cell office:value-type="float" office:value="62.66" table:style-name="ce1">
            <text:p>62.66</text:p>
          </table:table-cell>
          <table:table-cell office:value-type="float" office:value="2.4199999999999946" table:formula="of:=[.D169]-[.F169]" table:style-name="ce1">
            <text:p>2.42</text:p>
          </table:table-cell>
          <table:table-cell office:value-type="float" office:value="60.24" table:style-name="ce1">
            <text:p>60.24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4</text:p>
          </table:table-cell>
          <table:table-cell office:value-type="float" office:value="680609.27058051201" table:style-name="ce1">
            <text:p>680609.2706</text:p>
          </table:table-cell>
          <table:table-cell office:value-type="float" office:value="6177396.0286913598" table:style-name="ce1">
            <text:p>6177396.029</text:p>
          </table:table-cell>
          <table:table-cell office:value-type="float" office:value="71.12" table:style-name="ce1">
            <text:p>71.12</text:p>
          </table:table-cell>
          <table:table-cell office:value-type="float" office:value="3.8000000000000114" table:formula="of:=[.D170]-[.F170]" table:style-name="ce1">
            <text:p>3.8</text:p>
          </table:table-cell>
          <table:table-cell office:value-type="float" office:value="67.319999999999993" table:style-name="ce1">
            <text:p>67.3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z6</text:p>
          </table:table-cell>
          <table:table-cell office:value-type="float" office:value="679493.33926610195" table:style-name="ce1">
            <text:p>679493.3393</text:p>
          </table:table-cell>
          <table:table-cell office:value-type="float" office:value="6176814.5103949001" table:style-name="ce1">
            <text:p>6176814.51</text:p>
          </table:table-cell>
          <table:table-cell office:value-type="float" office:value="73.89" table:style-name="ce1">
            <text:p>73.89</text:p>
          </table:table-cell>
          <table:table-cell office:value-type="float" office:value="3.0400000000000063" table:formula="of:=[.D171]-[.F171]" table:style-name="ce1">
            <text:p>3.04</text:p>
          </table:table-cell>
          <table:table-cell office:value-type="float" office:value="70.849999999999994" table:style-name="ce1">
            <text:p>70.8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.8Bis</text:p>
          </table:table-cell>
          <table:table-cell office:value-type="float" office:value="677144.86744854902" table:style-name="ce1">
            <text:p>677144.8674</text:p>
          </table:table-cell>
          <table:table-cell office:value-type="float" office:value="6174861.5879015801" table:style-name="ce1">
            <text:p>6174861.588</text:p>
          </table:table-cell>
          <table:table-cell office:value-type="float" office:value="106.45" table:style-name="ce1">
            <text:p>106.45</text:p>
          </table:table-cell>
          <table:table-cell office:value-type="float" office:value="10.450000000000003" table:formula="of:=[.D172]-[.F172]" table:style-name="ce1">
            <text:p>10.4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1</text:p>
          </table:table-cell>
          <table:table-cell office:value-type="float" office:value="683490.15876899997" table:style-name="ce1">
            <text:p>683490.1588</text:p>
          </table:table-cell>
          <table:table-cell office:value-type="float" office:value="6175900.9565580003" table:style-name="ce1">
            <text:p>6175900.957</text:p>
          </table:table-cell>
          <table:table-cell office:value-type="float" office:value="68.37" table:style-name="ce1">
            <text:p>68.37</text:p>
          </table:table-cell>
          <table:table-cell office:value-type="float" office:value="1.2200000000000131" table:formula="of:=[.D173]-[.F173]" table:style-name="ce1">
            <text:p>1.22</text:p>
          </table:table-cell>
          <table:table-cell office:value-type="float" office:value="67.149999999999991" table:style-name="ce1">
            <text:p>67.1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3</text:p>
          </table:table-cell>
          <table:table-cell office:value-type="float" office:value="682755.91640600003" table:style-name="ce1">
            <text:p>682755.9164</text:p>
          </table:table-cell>
          <table:table-cell office:value-type="float" office:value="6175476.4743950004" table:style-name="ce1">
            <text:p>6175476.474</text:p>
          </table:table-cell>
          <table:table-cell office:value-type="float" office:value="73.260000000000005" table:style-name="ce1">
            <text:p>73.26</text:p>
          </table:table-cell>
          <table:table-cell office:value-type="float" office:value="2.9366666666666674" table:formula="of:=[.D174]-[.F174]" table:style-name="ce1">
            <text:p>2.936666667</text:p>
          </table:table-cell>
          <table:table-cell office:value-type="float" office:value="70.323333333333338" table:style-name="ce1">
            <text:p>70.3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5</text:p>
          </table:table-cell>
          <table:table-cell office:value-type="float" office:value="681442.19085599994" table:style-name="ce1">
            <text:p>681442.1909</text:p>
          </table:table-cell>
          <table:table-cell office:value-type="float" office:value="6173965.5347199999" table:style-name="ce1">
            <text:p>6173965.535</text:p>
          </table:table-cell>
          <table:table-cell office:value-type="float" office:value="80.760000000000005" table:style-name="ce1">
            <text:p>80.76</text:p>
          </table:table-cell>
          <table:table-cell office:value-type="float" office:value="0.81333333333333258" table:formula="of:=[.D175]-[.F175]" table:style-name="ce1">
            <text:p>0.813333333</text:p>
          </table:table-cell>
          <table:table-cell office:value-type="float" office:value="79.946666666666673" table:style-name="ce1">
            <text:p>79.94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7</text:p>
          </table:table-cell>
          <table:table-cell office:value-type="float" office:value="681366.76582600002" table:style-name="ce1">
            <text:p>681366.7658</text:p>
          </table:table-cell>
          <table:table-cell office:value-type="float" office:value="6174536.7712789997" table:style-name="ce1">
            <text:p>6174536.771</text:p>
          </table:table-cell>
          <table:table-cell office:value-type="float" office:value="80.89" table:style-name="ce1">
            <text:p>80.89</text:p>
          </table:table-cell>
          <table:table-cell office:value-type="float" office:value="1.7400000000000091" table:formula="of:=[.D176]-[.F176]" table:style-name="ce1">
            <text:p>1.74</text:p>
          </table:table-cell>
          <table:table-cell office:value-type="float" office:value="79.149999999999991" table:style-name="ce1">
            <text:p>79.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8</text:p>
          </table:table-cell>
          <table:table-cell office:value-type="float" office:value="681811.70304000005" table:style-name="ce1">
            <text:p>681811.703</text:p>
          </table:table-cell>
          <table:table-cell office:value-type="float" office:value="6175083.7392579997" table:style-name="ce1">
            <text:p>6175083.739</text:p>
          </table:table-cell>
          <table:table-cell office:value-type="float" office:value="77.56" table:style-name="ce1">
            <text:p>77.56</text:p>
          </table:table-cell>
          <table:table-cell office:value-type="float" office:value="2.4533333333333331" table:formula="of:=[.D177]-[.F177]" table:style-name="ce1">
            <text:p>2.453333333</text:p>
          </table:table-cell>
          <table:table-cell office:value-type="float" office:value="75.106666666666669" table:style-name="ce1">
            <text:p>75.1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</text:p>
          </table:table-cell>
          <table:table-cell office:value-type="float" office:value="685537.42354145902" table:style-name="ce1">
            <text:p>685537.4235</text:p>
          </table:table-cell>
          <table:table-cell office:value-type="float" office:value="6176524.9814445004" table:style-name="ce1">
            <text:p>6176524.981</text:p>
          </table:table-cell>
          <table:table-cell office:value-type="float" office:value="57.44" table:style-name="ce1">
            <text:p>57.44</text:p>
          </table:table-cell>
          <table:table-cell office:value-type="float" office:value="1.1799999999999997" table:formula="of:=[.D178]-[.F178]" table:style-name="ce1">
            <text:p>1.18</text:p>
          </table:table-cell>
          <table:table-cell office:value-type="float" office:value="56.26" table:style-name="ce1">
            <text:p>56.26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1</text:p>
          </table:table-cell>
          <table:table-cell office:value-type="float" office:value="682264.76972867805" table:style-name="ce1">
            <text:p>682264.7697</text:p>
          </table:table-cell>
          <table:table-cell office:value-type="float" office:value="6175400.3914284203" table:style-name="ce1">
            <text:p>6175400.391</text:p>
          </table:table-cell>
          <table:table-cell office:value-type="float" office:value="75.86" table:style-name="ce1">
            <text:p>75.86</text:p>
          </table:table-cell>
          <table:table-cell office:value-type="float" office:value="3.2700000000000102" table:formula="of:=[.D179]-[.F179]" table:style-name="ce1">
            <text:p>3.27</text:p>
          </table:table-cell>
          <table:table-cell office:value-type="float" office:value="72.589999999999989" table:style-name="ce1">
            <text:p>72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2</text:p>
          </table:table-cell>
          <table:table-cell office:value-type="float" office:value="681937.99659500003" table:style-name="ce1">
            <text:p>681937.9966</text:p>
          </table:table-cell>
          <table:table-cell office:value-type="float" office:value="6174612.1988740005" table:style-name="ce1">
            <text:p>6174612.199</text:p>
          </table:table-cell>
          <table:table-cell office:value-type="float" office:value="77.31" table:style-name="ce1">
            <text:p>77.31</text:p>
          </table:table-cell>
          <table:table-cell office:value-type="float" office:value="1.8933333333333309" table:formula="of:=[.D180]-[.F180]" table:style-name="ce1">
            <text:p>1.893333333</text:p>
          </table:table-cell>
          <table:table-cell office:value-type="float" office:value="75.416666666666671" table:style-name="ce1">
            <text:p>75.4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3</text:p>
          </table:table-cell>
          <table:table-cell office:value-type="float" office:value="682128.05758599995" table:style-name="ce1">
            <text:p>682128.0576</text:p>
          </table:table-cell>
          <table:table-cell office:value-type="float" office:value="6175821.9601579998" table:style-name="ce1">
            <text:p>6175821.96</text:p>
          </table:table-cell>
          <table:table-cell office:value-type="float" office:value="75.86" table:style-name="ce1">
            <text:p>75.86</text:p>
          </table:table-cell>
          <table:table-cell office:value-type="float" office:value="3.710000000000008" table:formula="of:=[.D181]-[.F181]" table:style-name="ce1">
            <text:p>3.71</text:p>
          </table:table-cell>
          <table:table-cell office:value-type="float" office:value="72.149999999999991" table:style-name="ce1">
            <text:p>72.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4</text:p>
          </table:table-cell>
          <table:table-cell office:value-type="float" office:value="681675.48183099995" table:style-name="ce1">
            <text:p>681675.4818</text:p>
          </table:table-cell>
          <table:table-cell office:value-type="float" office:value="6175565.3701520003" table:style-name="ce1">
            <text:p>6175565.37</text:p>
          </table:table-cell>
          <table:table-cell office:value-type="float" office:value="78.31" table:style-name="ce1">
            <text:p>78.31</text:p>
          </table:table-cell>
          <table:table-cell office:value-type="float" office:value="4.8866666666666703" table:formula="of:=[.D182]-[.F182]" table:style-name="ce1">
            <text:p>4.886666667</text:p>
          </table:table-cell>
          <table:table-cell office:value-type="float" office:value="73.423333333333332" table:style-name="ce1">
            <text:p>73.4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8</text:p>
          </table:table-cell>
          <table:table-cell office:value-type="float" office:value="683691.15555799997" table:style-name="ce1">
            <text:p>683691.1556</text:p>
          </table:table-cell>
          <table:table-cell office:value-type="float" office:value="6174768.0961440001" table:style-name="ce1">
            <text:p>6174768.096</text:p>
          </table:table-cell>
          <table:table-cell office:value-type="float" office:value="67.45" table:style-name="ce1">
            <text:p>67.45</text:p>
          </table:table-cell>
          <table:table-cell office:value-type="float" office:value="1.7333333333333343" table:formula="of:=[.D183]-[.F183]" table:style-name="ce1">
            <text:p>1.733333333</text:p>
          </table:table-cell>
          <table:table-cell office:value-type="float" office:value="65.716666666666669" table:style-name="ce1">
            <text:p>65.7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684985.97599843703" table:style-name="ce1">
            <text:p>684985.976</text:p>
          </table:table-cell>
          <table:table-cell office:value-type="float" office:value="6176419.3492714297" table:style-name="ce1">
            <text:p>6176419.349</text:p>
          </table:table-cell>
          <table:table-cell office:value-type="float" office:value="61.97" table:style-name="ce1">
            <text:p>61.97</text:p>
          </table:table-cell>
          <table:table-cell office:value-type="float" office:value="1.5799999999999983" table:formula="of:=[.D184]-[.F184]" table:style-name="ce1">
            <text:p>1.58</text:p>
          </table:table-cell>
          <table:table-cell office:value-type="float" office:value="60.39" table:style-name="ce1">
            <text:p>60.39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31</text:p>
          </table:table-cell>
          <table:table-cell office:value-type="float" office:value="690981.94215799996" table:style-name="ce1">
            <text:p>690981.9422</text:p>
          </table:table-cell>
          <table:table-cell office:value-type="float" office:value="6175129.3375739995" table:style-name="ce1">
            <text:p>6175129.338</text:p>
          </table:table-cell>
          <table:table-cell office:value-type="float" office:value="58.41" table:style-name="ce1">
            <text:p>58.41</text:p>
          </table:table-cell>
          <table:table-cell office:value-type="float" office:value="2.279999999999994" table:formula="of:=[.D185]-[.F185]" table:style-name="ce1">
            <text:p>2.28</text:p>
          </table:table-cell>
          <table:table-cell office:value-type="float" office:value="56.13" table:style-name="ce1">
            <text:p>56.1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4</text:p>
          </table:table-cell>
          <table:table-cell office:value-type="float" office:value="685033.66380979004" table:style-name="ce1">
            <text:p>685033.6638</text:p>
          </table:table-cell>
          <table:table-cell office:value-type="float" office:value="6176128.6491365097" table:style-name="ce1">
            <text:p>6176128.649</text:p>
          </table:table-cell>
          <table:table-cell office:value-type="float" office:value="60.82" table:style-name="ce1">
            <text:p>60.82</text:p>
          </table:table-cell>
          <table:table-cell office:value-type="float" office:value="1.4366666666666674" table:formula="of:=[.D186]-[.F186]" table:style-name="ce1">
            <text:p>1.436666667</text:p>
          </table:table-cell>
          <table:table-cell office:value-type="float" office:value="59.383333333333333" table:style-name="ce1">
            <text:p>59.3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8</text:p>
          </table:table-cell>
          <table:table-cell office:value-type="float" office:value="684258.56993799994" table:style-name="ce1">
            <text:p>684258.5699</text:p>
          </table:table-cell>
          <table:table-cell office:value-type="float" office:value="6175604.3857079996" table:style-name="ce1">
            <text:p>6175604.386</text:p>
          </table:table-cell>
          <table:table-cell office:value-type="float" office:value="65.010000000000005" table:style-name="ce1">
            <text:p>65.01</text:p>
          </table:table-cell>
          <table:table-cell office:value-type="float" office:value="1.6733333333333391" table:formula="of:=[.D187]-[.F187]" table:style-name="ce1">
            <text:p>1.673333333</text:p>
          </table:table-cell>
          <table:table-cell office:value-type="float" office:value="63.336666666666666" table:style-name="ce1">
            <text:p>63.33666667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4</text:p>
          </table:table-cell>
          <table:table-cell office:value-type="float" office:value="684532.401021" table:style-name="ce1">
            <text:p>684532.401</text:p>
          </table:table-cell>
          <table:table-cell office:value-type="float" office:value="6173579.9607859999" table:style-name="ce1">
            <text:p>6173579.961</text:p>
          </table:table-cell>
          <table:table-cell office:value-type="float" office:value="71.37" table:style-name="ce1">
            <text:p>71.37</text:p>
          </table:table-cell>
          <table:table-cell office:value-type="float" office:value="3.8600000000000136" table:formula="of:=[.D188]-[.F188]" table:style-name="ce1">
            <text:p>3.86</text:p>
          </table:table-cell>
          <table:table-cell office:value-type="float" office:value="67.509999999999991" table:style-name="ce1">
            <text:p>67.5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6</text:p>
          </table:table-cell>
          <table:table-cell office:value-type="float" office:value="683257.189474085" table:style-name="ce1">
            <text:p>683257.1895</text:p>
          </table:table-cell>
          <table:table-cell office:value-type="float" office:value="6173109.8193065803" table:style-name="ce1">
            <text:p>6173109.819</text:p>
          </table:table-cell>
          <table:table-cell office:value-type="float" office:value="76.06" table:style-name="ce1">
            <text:p>76.06</text:p>
          </table:table-cell>
          <table:table-cell office:value-type="float" office:value="3.4333333333333229" table:formula="of:=[.D189]-[.F189]" table:style-name="ce1">
            <text:p>3.433333333</text:p>
          </table:table-cell>
          <table:table-cell office:value-type="float" office:value="72.626666666666679" table:style-name="ce1">
            <text:p>72.6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3</text:p>
          </table:table-cell>
          <table:table-cell office:value-type="float" office:value="686127.68715600006" table:style-name="ce1">
            <text:p>686127.6872</text:p>
          </table:table-cell>
          <table:table-cell office:value-type="float" office:value="6174017.4756739996" table:style-name="ce1">
            <text:p>6174017.476</text:p>
          </table:table-cell>
          <table:table-cell office:value-type="float" office:value="60.56" table:style-name="ce1">
            <text:p>60.56</text:p>
          </table:table-cell>
          <table:table-cell office:value-type="float" office:value="1.1600000000000037" table:formula="of:=[.D190]-[.F190]" table:style-name="ce1">
            <text:p>1.16</text:p>
          </table:table-cell>
          <table:table-cell office:value-type="float" office:value="59.4" table:style-name="ce1">
            <text:p>59.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5</text:p>
          </table:table-cell>
          <table:table-cell office:value-type="float" office:value="686345.55068500002" table:style-name="ce1">
            <text:p>686345.5507</text:p>
          </table:table-cell>
          <table:table-cell office:value-type="float" office:value="6174956.7268610001" table:style-name="ce1">
            <text:p>6174956.727</text:p>
          </table:table-cell>
          <table:table-cell office:value-type="float" office:value="54.35" table:style-name="ce1">
            <text:p>54.35</text:p>
          </table:table-cell>
          <table:table-cell office:value-type="float" office:value="2.7966666666666669" table:formula="of:=[.D191]-[.F191]" table:style-name="ce1">
            <text:p>2.796666667</text:p>
          </table:table-cell>
          <table:table-cell office:value-type="float" office:value="51.553333333333335" table:style-name="ce1">
            <text:p>51.5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6</text:p>
          </table:table-cell>
          <table:table-cell office:value-type="float" office:value="684487.07671099994" table:style-name="ce1">
            <text:p>684487.0767</text:p>
          </table:table-cell>
          <table:table-cell office:value-type="float" office:value="6174160.9628389999" table:style-name="ce1">
            <text:p>6174160.963</text:p>
          </table:table-cell>
          <table:table-cell office:value-type="float" office:value="67.260000000000005" table:style-name="ce1">
            <text:p>67.26</text:p>
          </table:table-cell>
          <table:table-cell office:value-type="float" office:value="1.1566666666666663" table:formula="of:=[.D192]-[.F192]" table:style-name="ce1">
            <text:p>1.156666667</text:p>
          </table:table-cell>
          <table:table-cell office:value-type="float" office:value="66.103333333333339" table:style-name="ce1">
            <text:p>66.1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7</text:p>
          </table:table-cell>
          <table:table-cell office:value-type="float" office:value="685258.84530299995" table:style-name="ce1">
            <text:p>685258.8453</text:p>
          </table:table-cell>
          <table:table-cell office:value-type="float" office:value="6175506.1480609998" table:style-name="ce1">
            <text:p>6175506.148</text:p>
          </table:table-cell>
          <table:table-cell office:value-type="float" office:value="59.76" table:style-name="ce1">
            <text:p>59.76</text:p>
          </table:table-cell>
          <table:table-cell office:value-type="float" office:value="1.6566666666666663" table:formula="of:=[.D193]-[.F193]" table:style-name="ce1">
            <text:p>1.656666667</text:p>
          </table:table-cell>
          <table:table-cell office:value-type="float" office:value="58.103333333333332" table:style-name="ce1">
            <text:p>58.1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8</text:p>
          </table:table-cell>
          <table:table-cell office:value-type="float" office:value="687183.31074500002" table:style-name="ce1">
            <text:p>687183.3107</text:p>
          </table:table-cell>
          <table:table-cell office:value-type="float" office:value="6174569.5072849998" table:style-name="ce1">
            <text:p>6174569.507</text:p>
          </table:table-cell>
          <table:table-cell office:value-type="float" office:value="55.79" table:style-name="ce1">
            <text:p>55.79</text:p>
          </table:table-cell>
          <table:table-cell office:value-type="float" office:value="3.2933333333333294" table:formula="of:=[.D194]-[.F194]" table:style-name="ce1">
            <text:p>3.293333333</text:p>
          </table:table-cell>
          <table:table-cell office:value-type="float" office:value="52.49666666666667" table:style-name="ce1">
            <text:p>52.4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9</text:p>
          </table:table-cell>
          <table:table-cell office:value-type="float" office:value="686422.61976499995" table:style-name="ce1">
            <text:p>686422.6198</text:p>
          </table:table-cell>
          <table:table-cell office:value-type="float" office:value="6175817.0306500001" table:style-name="ce1">
            <text:p>6175817.031</text:p>
          </table:table-cell>
          <table:table-cell office:value-type="float" office:value="54.23" table:style-name="ce1">
            <text:p>54.23</text:p>
          </table:table-cell>
          <table:table-cell office:value-type="float" office:value="1.693333333333328" table:formula="of:=[.D195]-[.F195]" table:style-name="ce1">
            <text:p>1.693333333</text:p>
          </table:table-cell>
          <table:table-cell office:value-type="float" office:value="52.536666666666669" table:style-name="ce1">
            <text:p>52.5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7</text:p>
          </table:table-cell>
          <table:table-cell office:value-type="float" office:value="686056.39839400002" table:style-name="ce1">
            <text:p>686056.3984</text:p>
          </table:table-cell>
          <table:table-cell office:value-type="float" office:value="6176330.5570250005" table:style-name="ce1">
            <text:p>6176330.557</text:p>
          </table:table-cell>
          <table:table-cell office:value-type="float" office:value="55.14" table:style-name="ce1">
            <text:p>55.14</text:p>
          </table:table-cell>
          <table:table-cell office:value-type="float" office:value="1.6766666666666694" table:formula="of:=[.D196]-[.F196]" table:style-name="ce1">
            <text:p>1.676666667</text:p>
          </table:table-cell>
          <table:table-cell office:value-type="float" office:value="53.463333333333331" table:style-name="ce1">
            <text:p>53.4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9</text:p>
          </table:table-cell>
          <table:table-cell office:value-type="float" office:value="685979.49039553397" table:style-name="ce1">
            <text:p>685979.4904</text:p>
          </table:table-cell>
          <table:table-cell office:value-type="float" office:value="6175490.2764729802" table:style-name="ce1">
            <text:p>6175490.276</text:p>
          </table:table-cell>
          <table:table-cell office:value-type="float" office:value="57.47" table:style-name="ce1">
            <text:p>57.47</text:p>
          </table:table-cell>
          <table:table-cell office:value-type="float" office:value="2.3049999999999926" table:formula="of:=[.D197]-[.F197]" table:style-name="ce1">
            <text:p>2.305</text:p>
          </table:table-cell>
          <table:table-cell office:value-type="float" office:value="55.165000000000006" table:style-name="ce1">
            <text:p>55.1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10</text:p>
          </table:table-cell>
          <table:table-cell office:value-type="float" office:value="680412.97891099995" table:style-name="ce1">
            <text:p>680412.9789</text:p>
          </table:table-cell>
          <table:table-cell office:value-type="float" office:value="6172972.8394200001" table:style-name="ce1">
            <text:p>6172972.839</text:p>
          </table:table-cell>
          <table:table-cell office:value-type="float" office:value="89.16" table:style-name="ce1">
            <text:p>89.16</text:p>
          </table:table-cell>
          <table:table-cell office:value-type="float" office:value="1.6033333333333246" table:formula="of:=[.D198]-[.F198]" table:style-name="ce1">
            <text:p>1.603333333</text:p>
          </table:table-cell>
          <table:table-cell office:value-type="float" office:value="87.556666666666672" table:style-name="ce1">
            <text:p>87.5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11</text:p>
          </table:table-cell>
          <table:table-cell office:value-type="float" office:value="681103.23658499995" table:style-name="ce1">
            <text:p>681103.2366</text:p>
          </table:table-cell>
          <table:table-cell office:value-type="float" office:value="6171685.7946730005" table:style-name="ce1">
            <text:p>6171685.795</text:p>
          </table:table-cell>
          <table:table-cell office:value-type="float" office:value="88.45" table:style-name="ce1">
            <text:p>88.45</text:p>
          </table:table-cell>
          <table:table-cell office:value-type="float" office:value="1.0799999999999983" table:formula="of:=[.D199]-[.F199]" table:style-name="ce1">
            <text:p>1.08</text:p>
          </table:table-cell>
          <table:table-cell office:value-type="float" office:value="87.37" table:style-name="ce1">
            <text:p>87.3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16</text:p>
          </table:table-cell>
          <table:table-cell office:value-type="float" office:value="681388.09983800002" table:style-name="ce1">
            <text:p>681388.0998</text:p>
          </table:table-cell>
          <table:table-cell office:value-type="float" office:value="6172244.0889459997" table:style-name="ce1">
            <text:p>6172244.089</text:p>
          </table:table-cell>
          <table:table-cell office:value-type="float" office:value="85.23" table:style-name="ce1">
            <text:p>85.23</text:p>
          </table:table-cell>
          <table:table-cell office:value-type="float" office:value="2.7900000000000063" table:formula="of:=[.D200]-[.F200]" table:style-name="ce1">
            <text:p>2.79</text:p>
          </table:table-cell>
          <table:table-cell office:value-type="float" office:value="82.44" table:style-name="ce1">
            <text:p>82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17</text:p>
          </table:table-cell>
          <table:table-cell office:value-type="float" office:value="681953.247844" table:style-name="ce1">
            <text:p>681953.2478</text:p>
          </table:table-cell>
          <table:table-cell office:value-type="float" office:value="6172800.0958219999" table:style-name="ce1">
            <text:p>6172800.096</text:p>
          </table:table-cell>
          <table:table-cell office:value-type="float" office:value="80.02" table:style-name="ce1">
            <text:p>80.02</text:p>
          </table:table-cell>
          <table:table-cell office:value-type="float" office:value="0.54333333333332234" table:formula="of:=[.D201]-[.F201]" table:style-name="ce1">
            <text:p>0.543333333</text:p>
          </table:table-cell>
          <table:table-cell office:value-type="float" office:value="79.476666666666674" table:style-name="ce1">
            <text:p>79.47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0</text:p>
          </table:table-cell>
          <table:table-cell office:value-type="float" office:value="682641.26130300004" table:style-name="ce1">
            <text:p>682641.2613</text:p>
          </table:table-cell>
          <table:table-cell office:value-type="float" office:value="6172464.1238670005" table:style-name="ce1">
            <text:p>6172464.124</text:p>
          </table:table-cell>
          <table:table-cell office:value-type="float" office:value="80.94" table:style-name="ce1">
            <text:p>80.94</text:p>
          </table:table-cell>
          <table:table-cell office:value-type="float" office:value="4.9000000000000057" table:formula="of:=[.D202]-[.F202]" table:style-name="ce1">
            <text:p>4.9</text:p>
          </table:table-cell>
          <table:table-cell office:value-type="float" office:value="76.039999999999992" table:style-name="ce1">
            <text:p>76.0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1</text:p>
          </table:table-cell>
          <table:table-cell office:value-type="float" office:value="683192.23358100001" table:style-name="ce1">
            <text:p>683192.2336</text:p>
          </table:table-cell>
          <table:table-cell office:value-type="float" office:value="6172509.6893119998" table:style-name="ce1">
            <text:p>6172509.689</text:p>
          </table:table-cell>
          <table:table-cell office:value-type="float" office:value="81.44" table:style-name="ce1">
            <text:p>81.44</text:p>
          </table:table-cell>
          <table:table-cell office:value-type="float" office:value="7.1433333333333309" table:formula="of:=[.D203]-[.F203]" table:style-name="ce1">
            <text:p>7.143333333</text:p>
          </table:table-cell>
          <table:table-cell office:value-type="float" office:value="74.296666666666667" table:style-name="ce1">
            <text:p>74.2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4</text:p>
          </table:table-cell>
          <table:table-cell office:value-type="float" office:value="683018.57590000005" table:style-name="ce1">
            <text:p>683018.5759</text:p>
          </table:table-cell>
          <table:table-cell office:value-type="float" office:value="6173311.9825569997" table:style-name="ce1">
            <text:p>6173311.983</text:p>
          </table:table-cell>
          <table:table-cell office:value-type="float" office:value="75.709999999999994" table:style-name="ce1">
            <text:p>75.71</text:p>
          </table:table-cell>
          <table:table-cell office:value-type="float" office:value="2.9799999999999898" table:formula="of:=[.D204]-[.F204]" table:style-name="ce1">
            <text:p>2.98</text:p>
          </table:table-cell>
          <table:table-cell office:value-type="float" office:value="72.73" table:style-name="ce1">
            <text:p>72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5</text:p>
          </table:table-cell>
          <table:table-cell office:value-type="float" office:value="679169.25575600006" table:style-name="ce1">
            <text:p>679169.2558</text:p>
          </table:table-cell>
          <table:table-cell office:value-type="float" office:value="6172682.6687329998" table:style-name="ce1">
            <text:p>6172682.669</text:p>
          </table:table-cell>
          <table:table-cell office:value-type="float" office:value="97.83" table:style-name="ce1">
            <text:p>97.83</text:p>
          </table:table-cell>
          <table:table-cell office:value-type="float" office:value="3.3900000000000006" table:formula="of:=[.D205]-[.F205]" table:style-name="ce1">
            <text:p>3.39</text:p>
          </table:table-cell>
          <table:table-cell office:value-type="float" office:value="94.44" table:style-name="ce1">
            <text:p>94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29</text:p>
          </table:table-cell>
          <table:table-cell office:value-type="float" office:value="680219.80581100006" table:style-name="ce1">
            <text:p>680219.8058</text:p>
          </table:table-cell>
          <table:table-cell office:value-type="float" office:value="6173835.3587889997" table:style-name="ce1">
            <text:p>6173835.359</text:p>
          </table:table-cell>
          <table:table-cell office:value-type="float" office:value="86.93" table:style-name="ce1">
            <text:p>86.93</text:p>
          </table:table-cell>
          <table:table-cell office:value-type="float" office:value="2.9100000000000108" table:formula="of:=[.D206]-[.F206]" table:style-name="ce1">
            <text:p>2.91</text:p>
          </table:table-cell>
          <table:table-cell office:value-type="float" office:value="84.02" table:style-name="ce1">
            <text:p>84.0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30</text:p>
          </table:table-cell>
          <table:table-cell office:value-type="float" office:value="682083.75708300003" table:style-name="ce1">
            <text:p>682083.7571</text:p>
          </table:table-cell>
          <table:table-cell office:value-type="float" office:value="6171617.7304750001" table:style-name="ce1">
            <text:p>6171617.73</text:p>
          </table:table-cell>
          <table:table-cell office:value-type="float" office:value="85.65" table:style-name="ce1">
            <text:p>85.65</text:p>
          </table:table-cell>
          <table:table-cell office:value-type="float" office:value="4.3033333333333417" table:formula="of:=[.D207]-[.F207]" table:style-name="ce1">
            <text:p>4.303333333</text:p>
          </table:table-cell>
          <table:table-cell office:value-type="float" office:value="81.346666666666664" table:style-name="ce1">
            <text:p>81.34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32</text:p>
          </table:table-cell>
          <table:table-cell office:value-type="float" office:value="680614.32282700995" table:style-name="ce1">
            <text:p>680614.3228</text:p>
          </table:table-cell>
          <table:table-cell office:value-type="float" office:value="6170658.6420389898" table:style-name="ce1">
            <text:p>6170658.642</text:p>
          </table:table-cell>
          <table:table-cell office:value-type="float" office:value="90.94" table:style-name="ce1">
            <text:p>90.94</text:p>
          </table:table-cell>
          <table:table-cell office:value-type="float" office:value="1.9066666666666521" table:formula="of:=[.D208]-[.F208]" table:style-name="ce1">
            <text:p>1.906666667</text:p>
          </table:table-cell>
          <table:table-cell office:value-type="float" office:value="89.033333333333346" table:style-name="ce1">
            <text:p>89.0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4</text:p>
          </table:table-cell>
          <table:table-cell office:value-type="float" office:value="678819.985885325" table:style-name="ce1">
            <text:p>678819.9859</text:p>
          </table:table-cell>
          <table:table-cell office:value-type="float" office:value="6171594.3202639604" table:style-name="ce1">
            <text:p>6171594.32</text:p>
          </table:table-cell>
          <table:table-cell office:value-type="float" office:value="97.24" table:style-name="ce1">
            <text:p>97.24</text:p>
          </table:table-cell>
          <table:table-cell office:value-type="float" office:value="2.8049999999999926" table:formula="of:=[.D209]-[.F209]" table:style-name="ce1">
            <text:p>2.805</text:p>
          </table:table-cell>
          <table:table-cell office:value-type="float" office:value="94.435000000000002" table:style-name="ce1">
            <text:p>94.4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H6</text:p>
          </table:table-cell>
          <table:table-cell office:value-type="float" office:value="679768.67569044896" table:style-name="ce1">
            <text:p>679768.6757</text:p>
          </table:table-cell>
          <table:table-cell office:value-type="float" office:value="6171306.2580744196" table:style-name="ce1">
            <text:p>6171306.258</text:p>
          </table:table-cell>
          <table:table-cell office:value-type="float" office:value="91.65" table:style-name="ce1">
            <text:p>91.65</text:p>
          </table:table-cell>
          <table:table-cell office:value-type="float" office:value="1.1300000000000097" table:formula="of:=[.D210]-[.F210]" table:style-name="ce1">
            <text:p>1.13</text:p>
          </table:table-cell>
          <table:table-cell office:value-type="float" office:value="90.52" table:style-name="ce1">
            <text:p>90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l.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</text:p>
          </table:table-cell>
          <table:table-cell office:value-type="float" office:value="696519.34026700002" table:style-name="ce1">
            <text:p>696519.3403</text:p>
          </table:table-cell>
          <table:table-cell office:value-type="float" office:value="6179028.7950940002" table:style-name="ce1">
            <text:p>6179028.795</text:p>
          </table:table-cell>
          <table:table-cell office:value-type="float" office:value="60.04" table:style-name="ce1">
            <text:p>60.04</text:p>
          </table:table-cell>
          <table:table-cell office:value-type="float" office:value="4.3766666666666652" table:formula="of:=[.D211]-[.F211]" table:style-name="ce1">
            <text:p>4.376666667</text:p>
          </table:table-cell>
          <table:table-cell office:value-type="float" office:value="55.663333333333334" table:style-name="ce1">
            <text:p>55.6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0</text:p>
          </table:table-cell>
          <table:table-cell office:value-type="float" office:value="695776.17411499994" table:style-name="ce1">
            <text:p>695776.1741</text:p>
          </table:table-cell>
          <table:table-cell office:value-type="float" office:value="6177493.1551569998" table:style-name="ce1">
            <text:p>6177493.155</text:p>
          </table:table-cell>
          <table:table-cell office:value-type="float" office:value="55.29" table:style-name="ce1">
            <text:p>55.29</text:p>
          </table:table-cell>
          <table:table-cell office:value-type="float" office:value="2.509999999999998" table:formula="of:=[.D212]-[.F212]" table:style-name="ce1">
            <text:p>2.51</text:p>
          </table:table-cell>
          <table:table-cell office:value-type="float" office:value="52.78" table:style-name="ce1">
            <text:p>52.7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3</text:p>
          </table:table-cell>
          <table:table-cell office:value-type="float" office:value="695776.17411499994" table:style-name="ce1">
            <text:p>695776.1741</text:p>
          </table:table-cell>
          <table:table-cell office:value-type="float" office:value="6177493.1551569998" table:style-name="ce1">
            <text:p>6177493.155</text:p>
          </table:table-cell>
          <table:table-cell office:value-type="float" office:value="55.34" table:style-name="ce1">
            <text:p>55.34</text:p>
          </table:table-cell>
          <table:table-cell office:value-type="float" office:value="1.4833333333333414" table:formula="of:=[.D213]-[.F213]" table:style-name="ce1">
            <text:p>1.483333333</text:p>
          </table:table-cell>
          <table:table-cell office:value-type="float" office:value="53.856666666666662" table:style-name="ce1">
            <text:p>53.85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8</text:p>
          </table:table-cell>
          <table:table-cell office:value-type="float" office:value="697054.953522" table:style-name="ce1">
            <text:p>697054.9535</text:p>
          </table:table-cell>
          <table:table-cell office:value-type="float" office:value="6177172.5093130004" table:style-name="ce1">
            <text:p>6177172.509</text:p>
          </table:table-cell>
          <table:table-cell office:value-type="float" office:value="57.04" table:style-name="ce1">
            <text:p>57.04</text:p>
          </table:table-cell>
          <table:table-cell office:value-type="float" office:value="2.3399999999999892" table:formula="of:=[.D214]-[.F214]" table:style-name="ce1">
            <text:p>2.34</text:p>
          </table:table-cell>
          <table:table-cell office:value-type="float" office:value="54.70000000000001" table:style-name="ce1">
            <text:p>54.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9</text:p>
          </table:table-cell>
          <table:table-cell office:value-type="float" office:value="697566.91720599995" table:style-name="ce1">
            <text:p>697566.9172</text:p>
          </table:table-cell>
          <table:table-cell office:value-type="float" office:value="6177348.5749650002" table:style-name="ce1">
            <text:p>6177348.575</text:p>
          </table:table-cell>
          <table:table-cell office:value-type="float" office:value="54.86" table:style-name="ce1">
            <text:p>54.86</text:p>
          </table:table-cell>
          <table:table-cell office:value-type="float" office:value="1.0933333333333266" table:formula="of:=[.D215]-[.F215]" table:style-name="ce1">
            <text:p>1.093333333</text:p>
          </table:table-cell>
          <table:table-cell office:value-type="float" office:value="53.766666666666673" table:style-name="ce1">
            <text:p>53.7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2</text:p>
          </table:table-cell>
          <table:table-cell office:value-type="float" office:value="696831.987953" table:style-name="ce1">
            <text:p>696831.988</text:p>
          </table:table-cell>
          <table:table-cell office:value-type="float" office:value="6178075.2665290004" table:style-name="ce1">
            <text:p>6178075.267</text:p>
          </table:table-cell>
          <table:table-cell office:value-type="float" office:value="64.47" table:style-name="ce1">
            <text:p>64.47</text:p>
          </table:table-cell>
          <table:table-cell office:value-type="float" office:value="8.6966666666666654" table:formula="of:=[.D216]-[.F216]" table:style-name="ce1">
            <text:p>8.696666667</text:p>
          </table:table-cell>
          <table:table-cell office:value-type="float" office:value="55.773333333333333" table:style-name="ce1">
            <text:p>55.77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6</text:p>
          </table:table-cell>
          <table:table-cell office:value-type="float" office:value="696348.27893100004" table:style-name="ce1">
            <text:p>696348.2789</text:p>
          </table:table-cell>
          <table:table-cell office:value-type="float" office:value="6177678.741831" table:style-name="ce1">
            <text:p>6177678.742</text:p>
          </table:table-cell>
          <table:table-cell office:value-type="float" office:value="58.58" table:style-name="ce1">
            <text:p>58.58</text:p>
          </table:table-cell>
          <table:table-cell office:value-type="float" office:value="4.2000000000000028" table:formula="of:=[.D217]-[.F217]" table:style-name="ce1">
            <text:p>4.2</text:p>
          </table:table-cell>
          <table:table-cell office:value-type="float" office:value="54.379999999999995" table:style-name="ce1">
            <text:p>54.3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0</text:p>
          </table:table-cell>
          <table:table-cell office:value-type="float" office:value="689938.40036460501" table:style-name="ce1">
            <text:p>689938.4004</text:p>
          </table:table-cell>
          <table:table-cell office:value-type="float" office:value="6181004.0262103695" table:style-name="ce1">
            <text:p>6181004.026</text:p>
          </table:table-cell>
          <table:table-cell office:value-type="float" office:value="37.57" table:style-name="ce1">
            <text:p>37.57</text:p>
          </table:table-cell>
          <table:table-cell office:value-type="float" office:value="7.3949999999999996" table:formula="of:=[.D218]-[.F218]" table:style-name="ce1">
            <text:p>7.395</text:p>
          </table:table-cell>
          <table:table-cell office:value-type="float" office:value="30.175000000000001" table:style-name="ce1">
            <text:p>30.17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1</text:p>
          </table:table-cell>
          <table:table-cell office:value-type="float" office:value="696341.08589300001" table:style-name="ce1">
            <text:p>696341.0859</text:p>
          </table:table-cell>
          <table:table-cell office:value-type="float" office:value="6174305.1721029999" table:style-name="ce1">
            <text:p>6174305.172</text:p>
          </table:table-cell>
          <table:table-cell office:value-type="float" office:value="33.64" table:style-name="ce1">
            <text:p>33.64</text:p>
          </table:table-cell>
          <table:table-cell office:value-type="float" office:value="2.4633333333333347" table:formula="of:=[.D219]-[.F219]" table:style-name="ce1">
            <text:p>2.463333333</text:p>
          </table:table-cell>
          <table:table-cell office:value-type="float" office:value="31.176666666666666" table:style-name="ce1">
            <text:p>31.17666667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4</text:p>
          </table:table-cell>
          <table:table-cell office:value-type="float" office:value="695186.11282000004" table:style-name="ce1">
            <text:p>695186.1128</text:p>
          </table:table-cell>
          <table:table-cell office:value-type="float" office:value="6173843.9813099997" table:style-name="ce1">
            <text:p>6173843.981</text:p>
          </table:table-cell>
          <table:table-cell office:value-type="float" office:value="27.76" table:style-name="ce1">
            <text:p>27.76</text:p>
          </table:table-cell>
          <table:table-cell office:value-type="float" office:value="5.0100000000000016" table:formula="of:=[.D220]-[.F220]" table:style-name="ce1">
            <text:p>5.01</text:p>
          </table:table-cell>
          <table:table-cell office:value-type="float" office:value="22.75" table:style-name="ce1">
            <text:p>22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8</text:p>
          </table:table-cell>
          <table:table-cell office:value-type="float" office:value="694973.25775400002" table:style-name="ce1">
            <text:p>694973.2578</text:p>
          </table:table-cell>
          <table:table-cell office:value-type="float" office:value="6175998.0292220004" table:style-name="ce1">
            <text:p>6175998.029</text:p>
          </table:table-cell>
          <table:table-cell office:value-type="float" office:value="21.32" table:style-name="ce1">
            <text:p>21.32</text:p>
          </table:table-cell>
          <table:table-cell office:value-type="float" office:value="4.7349999999999994" table:formula="of:=[.D221]-[.F221]" table:style-name="ce1">
            <text:p>4.735</text:p>
          </table:table-cell>
          <table:table-cell office:value-type="float" office:value="16.585000000000001" table:style-name="ce1">
            <text:p>16.585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19</text:p>
          </table:table-cell>
          <table:table-cell office:value-type="float" office:value="694309.66018100001" table:style-name="ce1">
            <text:p>694309.6602</text:p>
          </table:table-cell>
          <table:table-cell office:value-type="float" office:value="6174401.6587429997" table:style-name="ce1">
            <text:p>6174401.659</text:p>
          </table:table-cell>
          <table:table-cell office:value-type="float" office:value="18.84" table:style-name="ce1">
            <text:p>18.84</text:p>
          </table:table-cell>
          <table:table-cell office:value-type="float" office:value="1.8649999999999984" table:formula="of:=[.D222]-[.F222]" table:style-name="ce1">
            <text:p>1.865</text:p>
          </table:table-cell>
          <table:table-cell office:value-type="float" office:value="16.975000000000001" table:style-name="ce1">
            <text:p>16.9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</text:p>
          </table:table-cell>
          <table:table-cell office:value-type="float" office:value="694719.04329599999" table:style-name="ce1">
            <text:p>694719.0433</text:p>
          </table:table-cell>
          <table:table-cell office:value-type="float" office:value="6175509.5540070003" table:style-name="ce1">
            <text:p>6175509.554</text:p>
          </table:table-cell>
          <table:table-cell office:value-type="float" office:value="29.21" table:style-name="ce1">
            <text:p>29.21</text:p>
          </table:table-cell>
          <table:table-cell office:value-type="float" office:value="3.1000000000000014" table:formula="of:=[.D223]-[.F223]" table:style-name="ce1">
            <text:p>3.1</text:p>
          </table:table-cell>
          <table:table-cell office:value-type="float" office:value="26.11" table:style-name="ce1">
            <text:p>26.11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1</text:p>
          </table:table-cell>
          <table:table-cell office:value-type="float" office:value="693655.29865300003" table:style-name="ce1">
            <text:p>693655.2987</text:p>
          </table:table-cell>
          <table:table-cell office:value-type="float" office:value="6175187.7926380001" table:style-name="ce1">
            <text:p>6175187.793</text:p>
          </table:table-cell>
          <table:table-cell office:value-type="float" office:value="24.45" table:style-name="ce1">
            <text:p>24.45</text:p>
          </table:table-cell>
          <table:table-cell office:value-type="float" office:value="7.98" table:formula="of:=[.D224]-[.F224]" table:style-name="ce1">
            <text:p>7.98</text:p>
          </table:table-cell>
          <table:table-cell office:value-type="float" office:value="16.47" table:style-name="ce1">
            <text:p>16.4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2</text:p>
          </table:table-cell>
          <table:table-cell office:value-type="float" office:value="691575.29793559399" table:style-name="ce1">
            <text:p>691575.2979</text:p>
          </table:table-cell>
          <table:table-cell office:value-type="float" office:value="6180410.15842654" table:style-name="ce1">
            <text:p>6180410.158</text:p>
          </table:table-cell>
          <table:table-cell office:value-type="float" office:value="23.67" table:style-name="ce1">
            <text:p>23.67</text:p>
          </table:table-cell>
          <table:table-cell office:value-type="float" office:value="4.9500000000000028" table:formula="of:=[.D225]-[.F225]" table:style-name="ce1">
            <text:p>4.95</text:p>
          </table:table-cell>
          <table:table-cell office:value-type="float" office:value="18.72" table:style-name="ce1">
            <text:p>18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5</text:p>
          </table:table-cell>
          <table:table-cell office:value-type="float" office:value="690387.02418074" table:style-name="ce1">
            <text:p>690387.0242</text:p>
          </table:table-cell>
          <table:table-cell office:value-type="float" office:value="6182011.44236382" table:style-name="ce1">
            <text:p>6182011.442</text:p>
          </table:table-cell>
          <table:table-cell office:value-type="float" office:value="33.5" table:style-name="ce1">
            <text:p>33.5</text:p>
          </table:table-cell>
          <table:table-cell office:value-type="float" office:value="6.5549999999999997" table:formula="of:=[.D226]-[.F226]" table:style-name="ce1">
            <text:p>6.555</text:p>
          </table:table-cell>
          <table:table-cell office:value-type="float" office:value="26.945" table:style-name="ce1">
            <text:p>26.9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28</text:p>
          </table:table-cell>
          <table:table-cell office:value-type="float" office:value="688274.42514356901" table:style-name="ce1">
            <text:p>688274.4251</text:p>
          </table:table-cell>
          <table:table-cell office:value-type="float" office:value="6180727.2202557903" table:style-name="ce1">
            <text:p>6180727.22</text:p>
          </table:table-cell>
          <table:table-cell office:value-type="float" office:value="50.89" table:style-name="ce1">
            <text:p>50.89</text:p>
          </table:table-cell>
          <table:table-cell office:value-type="float" office:value="4.376666666666658" table:formula="of:=[.D227]-[.F227]" table:style-name="ce1">
            <text:p>4.376666667</text:p>
          </table:table-cell>
          <table:table-cell office:value-type="float" office:value="46.513333333333343" table:style-name="ce1">
            <text:p>46.51333333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3</text:p>
          </table:table-cell>
          <table:table-cell office:value-type="float" office:value="690115.38299680501" table:style-name="ce1">
            <text:p>690115.383</text:p>
          </table:table-cell>
          <table:table-cell office:value-type="float" office:value="6181843.4672311302" table:style-name="ce1">
            <text:p>6181843.467</text:p>
          </table:table-cell>
          <table:table-cell office:value-type="float" office:value="36.72" table:style-name="ce1">
            <text:p>36.72</text:p>
          </table:table-cell>
          <table:table-cell office:value-type="float" office:value="7.4499999999999993" table:formula="of:=[.D228]-[.F228]" table:style-name="ce1">
            <text:p>7.45</text:p>
          </table:table-cell>
          <table:table-cell office:value-type="float" office:value="29.27" table:style-name="ce1">
            <text:p>29.2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4</text:p>
          </table:table-cell>
          <table:table-cell office:value-type="float" office:value="690262.76959316502" table:style-name="ce1">
            <text:p>690262.7696</text:p>
          </table:table-cell>
          <table:table-cell office:value-type="float" office:value="6181501.91881835" table:style-name="ce1">
            <text:p>6181501.919</text:p>
          </table:table-cell>
          <table:table-cell office:value-type="float" office:value="31.04" table:style-name="ce1">
            <text:p>31.04</text:p>
          </table:table-cell>
          <table:table-cell office:value-type="float" office:value="3.3333333333333321" table:formula="of:=[.D229]-[.F229]" table:style-name="ce1">
            <text:p>3.333333333</text:p>
          </table:table-cell>
          <table:table-cell office:value-type="float" office:value="27.706666666666667" table:style-name="ce1">
            <text:p>27.7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5</text:p>
          </table:table-cell>
          <table:table-cell office:value-type="float" office:value="698559.91142300004" table:style-name="ce1">
            <text:p>698559.9114</text:p>
          </table:table-cell>
          <table:table-cell office:value-type="float" office:value="6178832.1598460004" table:style-name="ce1">
            <text:p>6178832.16</text:p>
          </table:table-cell>
          <table:table-cell office:value-type="float" office:value="23.44" table:style-name="ce1">
            <text:p>23.44</text:p>
          </table:table-cell>
          <table:table-cell office:value-type="float" office:value="3.7966666666666704" table:formula="of:=[.D230]-[.F230]" table:style-name="ce1">
            <text:p>3.796666667</text:p>
          </table:table-cell>
          <table:table-cell office:value-type="float" office:value="19.643333333333331" table:style-name="ce1">
            <text:p>19.64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6</text:p>
          </table:table-cell>
          <table:table-cell office:value-type="float" office:value="692926.86646090797" table:style-name="ce1">
            <text:p>692926.8665</text:p>
          </table:table-cell>
          <table:table-cell office:value-type="float" office:value="6180429.2527120998" table:style-name="ce1">
            <text:p>6180429.253</text:p>
          </table:table-cell>
          <table:table-cell office:value-type="float" office:value="18.43" table:style-name="ce1">
            <text:p>18.43</text:p>
          </table:table-cell>
          <table:table-cell office:value-type="float" office:value="2.1999999999999993" table:formula="of:=[.D231]-[.F231]" table:style-name="ce1">
            <text:p>2.2</text:p>
          </table:table-cell>
          <table:table-cell office:value-type="float" office:value="16.23" table:style-name="ce1">
            <text:p>16.2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7</text:p>
          </table:table-cell>
          <table:table-cell office:value-type="float" office:value="698237.60031300003" table:style-name="ce1">
            <text:p>698237.6003</text:p>
          </table:table-cell>
          <table:table-cell office:value-type="float" office:value="6176101.8424979998" table:style-name="ce1">
            <text:p>6176101.842</text:p>
          </table:table-cell>
          <table:table-cell office:value-type="float" office:value="27.25" table:style-name="ce1">
            <text:p>27.25</text:p>
          </table:table-cell>
          <table:table-cell office:value-type="float" office:value="2.620000000000001" table:formula="of:=[.D232]-[.F232]" table:style-name="ce1">
            <text:p>2.62</text:p>
          </table:table-cell>
          <table:table-cell office:value-type="float" office:value="24.63" table:style-name="ce1">
            <text:p>24.6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8</text:p>
          </table:table-cell>
          <table:table-cell office:value-type="float" office:value="698238.47546900006" table:style-name="ce1">
            <text:p>698238.4755</text:p>
          </table:table-cell>
          <table:table-cell office:value-type="float" office:value="6177453.2818369996" table:style-name="ce1">
            <text:p>6177453.282</text:p>
          </table:table-cell>
          <table:table-cell office:value-type="float" office:value="26.43" table:style-name="ce1">
            <text:p>26.43</text:p>
          </table:table-cell>
          <table:table-cell office:value-type="float" office:value="4.6033333333333317" table:formula="of:=[.D233]-[.F233]" table:style-name="ce1">
            <text:p>4.603333333</text:p>
          </table:table-cell>
          <table:table-cell office:value-type="float" office:value="21.826666666666668" table:style-name="ce1">
            <text:p>21.82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39</text:p>
          </table:table-cell>
          <table:table-cell office:value-type="float" office:value="701207.12433200004" table:style-name="ce1">
            <text:p>701207.1243</text:p>
          </table:table-cell>
          <table:table-cell office:value-type="float" office:value="6179381.4635330001" table:style-name="ce1">
            <text:p>6179381.464</text:p>
          </table:table-cell>
          <table:table-cell office:value-type="float" office:value="26.93" table:style-name="ce1">
            <text:p>26.93</text:p>
          </table:table-cell>
          <table:table-cell office:value-type="float" office:value="4.033333333333335" table:formula="of:=[.D234]-[.F234]" table:style-name="ce1">
            <text:p>4.033333333</text:p>
          </table:table-cell>
          <table:table-cell office:value-type="float" office:value="22.896666666666665" table:style-name="ce1">
            <text:p>22.8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4</text:p>
          </table:table-cell>
          <table:table-cell office:value-type="float" office:value="696533.94434299995" table:style-name="ce1">
            <text:p>696533.9443</text:p>
          </table:table-cell>
          <table:table-cell office:value-type="float" office:value="6174633.9749410003" table:style-name="ce1">
            <text:p>6174633.975</text:p>
          </table:table-cell>
          <table:table-cell office:value-type="float" office:value="34.46" table:style-name="ce1">
            <text:p>34.46</text:p>
          </table:table-cell>
          <table:table-cell office:value-type="float" office:value="4.8099999999999987" table:formula="of:=[.D235]-[.F235]" table:style-name="ce1">
            <text:p>4.81</text:p>
          </table:table-cell>
          <table:table-cell office:value-type="float" office:value="29.650000000000002" table:style-name="ce1">
            <text:p>29.6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6</text:p>
          </table:table-cell>
          <table:table-cell office:value-type="float" office:value="697459.80351500004" table:style-name="ce1">
            <text:p>697459.8035</text:p>
          </table:table-cell>
          <table:table-cell office:value-type="float" office:value="6175237.1709899995" table:style-name="ce1">
            <text:p>6175237.171</text:p>
          </table:table-cell>
          <table:table-cell office:value-type="float" office:value="40.380000000000003" table:style-name="ce1">
            <text:p>40.38</text:p>
          </table:table-cell>
          <table:table-cell office:value-type="float" office:value="7.8666666666666671" table:formula="of:=[.D236]-[.F236]" table:style-name="ce1">
            <text:p>7.866666667</text:p>
          </table:table-cell>
          <table:table-cell office:value-type="float" office:value="32.513333333333335" table:style-name="ce1">
            <text:p>32.51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e9</text:p>
          </table:table-cell>
          <table:table-cell office:value-type="float" office:value="695961.91558100004" table:style-name="ce1">
            <text:p>695961.9156</text:p>
          </table:table-cell>
          <table:table-cell office:value-type="float" office:value="6175699.7362219999" table:style-name="ce1">
            <text:p>6175699.736</text:p>
          </table:table-cell>
          <table:table-cell office:value-type="float" office:value="39.08" table:style-name="ce1">
            <text:p>39.08</text:p>
          </table:table-cell>
          <table:table-cell office:value-type="float" office:value="8.3433333333333302" table:formula="of:=[.D237]-[.F237]" table:style-name="ce1">
            <text:p>8.343333333</text:p>
          </table:table-cell>
          <table:table-cell office:value-type="float" office:value="30.736666666666668" table:style-name="ce1">
            <text:p>30.73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III</text:p>
          </table:table-cell>
          <table:table-cell office:value-type="float" office:value="682412.20509211405" table:style-name="ce1">
            <text:p>682412.2051</text:p>
          </table:table-cell>
          <table:table-cell office:value-type="float" office:value="6177521.4697444299" table:style-name="ce1">
            <text:p>6177521.47</text:p>
          </table:table-cell>
          <table:table-cell office:value-type="float" office:value="67.73" table:style-name="ce1">
            <text:p>67.73</text:p>
          </table:table-cell>
          <table:table-cell office:value-type="float" office:value="8.3500000000000014" table:formula="of:=[.D238]-[.F238]" table:style-name="ce1">
            <text:p>8.35</text:p>
          </table:table-cell>
          <table:table-cell office:value-type="float" office:value="59.38" table:style-name="ce1">
            <text:p>59.38</text:p>
          </table:table-cell>
          <table:table-cell office:value-type="string" table:style-name="ce1">
            <text:p>Pliocène?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IV</text:p>
          </table:table-cell>
          <table:table-cell office:value-type="float" office:value="694055.98965300003" table:style-name="ce1">
            <text:p>694055.9897</text:p>
          </table:table-cell>
          <table:table-cell office:value-type="float" office:value="6177697.249272" table:style-name="ce1">
            <text:p>6177697.249</text:p>
          </table:table-cell>
          <table:table-cell office:value-type="float" office:value="66.16" table:style-name="ce1">
            <text:p>66.16</text:p>
          </table:table-cell>
          <table:table-cell office:value-type="float" office:value="1.6799999999999926" table:formula="of:=[.D239]-[.F239]" table:style-name="ce1">
            <text:p>1.68</text:p>
          </table:table-cell>
          <table:table-cell office:value-type="float" office:value="64.48" table:style-name="ce1">
            <text:p>64.48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V</text:p>
          </table:table-cell>
          <table:table-cell office:value-type="float" office:value="697020.48166599998" table:style-name="ce1">
            <text:p>697020.4817</text:p>
          </table:table-cell>
          <table:table-cell office:value-type="float" office:value="6179104.8385509998" table:style-name="ce1">
            <text:p>6179104.839</text:p>
          </table:table-cell>
          <table:table-cell office:value-type="float" office:value="85.4" table:style-name="ce1">
            <text:p>85.4</text:p>
          </table:table-cell>
          <table:table-cell office:value-type="float" office:value="7.4000000000000057" table:formula="of:=[.D240]-[.F240]" table:style-name="ce1">
            <text:p>7.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FinJuinOct.Nov.1961</text:p>
          </table:table-cell>
          <table:table-cell office:value-type="string" table:style-name="ce1">
            <text:p>Dazy,1961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4876.58513259096" table:style-name="ce1">
            <text:p>694876.5851</text:p>
          </table:table-cell>
          <table:table-cell office:value-type="float" office:value="6191294.5210266802" table:style-name="ce1">
            <text:p>6191294.521</text:p>
          </table:table-cell>
          <table:table-cell office:value-type="float" office:value="4.38" table:style-name="ce1">
            <text:p>4.38</text:p>
          </table:table-cell>
          <table:table-cell office:value-type="float" office:value="3.3499999999999996" table:style-name="ce1">
            <text:p>3.35</text:p>
          </table:table-cell>
          <table:table-cell office:value-type="float" office:value="1.03" table:style-name="ce1">
            <text:p>1.0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3681.45163916703" table:style-name="ce1">
            <text:p>693681.4516</text:p>
          </table:table-cell>
          <table:table-cell office:value-type="float" office:value="6190803.6847751504" table:style-name="ce1">
            <text:p>6190803.685</text:p>
          </table:table-cell>
          <table:table-cell office:value-type="float" office:value="0" table:style-name="ce1">
            <text:p>0</text:p>
          </table:table-cell>
          <table:table-cell office:value-type="float" office:value="-1.39" table:style-name="ce1">
            <text:p>-1.39</text:p>
          </table:table-cell>
          <table:table-cell office:value-type="float" office:value="1.39" table:style-name="ce1">
            <text:p>1.3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94470.05217460601" table:style-name="ce1">
            <text:p>694470.0522</text:p>
          </table:table-cell>
          <table:table-cell office:value-type="float" office:value="6189295.8286801996" table:style-name="ce1">
            <text:p>6189295.829</text:p>
          </table:table-cell>
          <table:table-cell office:value-type="float" office:value="6.74" table:style-name="ce1">
            <text:p>6.74</text:p>
          </table:table-cell>
          <table:table-cell office:value-type="float" office:value="4.4250000000000007" table:style-name="ce1">
            <text:p>4.425</text:p>
          </table:table-cell>
          <table:table-cell office:value-type="float" office:value="2.3149999999999999" table:style-name="ce1">
            <text:p>2.31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94913.59655311005" table:style-name="ce1">
            <text:p>694913.5966</text:p>
          </table:table-cell>
          <table:table-cell office:value-type="float" office:value="6188441.4002080597" table:style-name="ce1">
            <text:p>6188441.4</text:p>
          </table:table-cell>
          <table:table-cell office:value-type="float" office:value="11.32" table:style-name="ce1">
            <text:p>11.32</text:p>
          </table:table-cell>
          <table:table-cell office:value-type="float" office:value="7.5850000000000009" table:style-name="ce1">
            <text:p>7.585</text:p>
          </table:table-cell>
          <table:table-cell office:value-type="float" office:value="3.7349999999999999" table:style-name="ce1">
            <text:p>3.7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95018.94458457001" table:style-name="ce1">
            <text:p>695018.9446</text:p>
          </table:table-cell>
          <table:table-cell office:value-type="float" office:value="6189091.1968439296" table:style-name="ce1">
            <text:p>6189091.19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4.1999999999999993" table:style-name="ce1">
            <text:p>4.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94216.98909929895" table:style-name="ce1">
            <text:p>694216.9891</text:p>
          </table:table-cell>
          <table:table-cell office:value-type="float" office:value="6188947.52471851" table:style-name="ce1">
            <text:p>6188947.525</text:p>
          </table:table-cell>
          <table:table-cell office:value-type="float" office:value="10.74" table:style-name="ce1">
            <text:p>10.74</text:p>
          </table:table-cell>
          <table:table-cell office:value-type="float" office:value="5.09" table:style-name="ce1">
            <text:p>5.09</text:p>
          </table:table-cell>
          <table:table-cell office:value-type="float" office:value="5.65" table:style-name="ce1">
            <text:p>5.6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5697.77800955705" table:style-name="ce1">
            <text:p>695697.778</text:p>
          </table:table-cell>
          <table:table-cell office:value-type="float" office:value="6186383.0117834397" table:style-name="ce1">
            <text:p>6186383.012</text:p>
          </table:table-cell>
          <table:table-cell office:value-type="float" office:value="9.08" table:style-name="ce1">
            <text:p>9.08</text:p>
          </table:table-cell>
          <table:table-cell office:value-type="float" office:value="3.29" table:style-name="ce1">
            <text:p>3.29</text:p>
          </table:table-cell>
          <table:table-cell office:value-type="float" office:value="5.79" table:style-name="ce1">
            <text:p>5.7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2331.02479642595" table:style-name="ce1">
            <text:p>692331.0248</text:p>
          </table:table-cell>
          <table:table-cell office:value-type="float" office:value="6190914.7039472004" table:style-name="ce1">
            <text:p>6190914.704</text:p>
          </table:table-cell>
          <table:table-cell office:value-type="float" office:value="20.64" table:style-name="ce1">
            <text:p>20.64</text:p>
          </table:table-cell>
          <table:table-cell office:value-type="float" office:value="9.9600000000000009" table:style-name="ce1">
            <text:p>9.96</text:p>
          </table:table-cell>
          <table:table-cell office:value-type="float" office:value="10.68" table:style-name="ce1">
            <text:p>10.6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1878.99174874998" table:style-name="ce1">
            <text:p>691878.9917</text:p>
          </table:table-cell>
          <table:table-cell office:value-type="float" office:value="6190718.1651853602" table:style-name="ce1">
            <text:p>6190718.165</text:p>
          </table:table-cell>
          <table:table-cell office:value-type="float" office:value="24.29" table:style-name="ce1">
            <text:p>24.29</text:p>
          </table:table-cell>
          <table:table-cell office:value-type="float" office:value="13.349999999999998" table:style-name="ce1">
            <text:p>13.35</text:p>
          </table:table-cell>
          <table:table-cell office:value-type="float" office:value="10.940000000000001" table:style-name="ce1">
            <text:p>10.9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2672.04682000005" table:style-name="ce1">
            <text:p>692672.0468</text:p>
          </table:table-cell>
          <table:table-cell office:value-type="float" office:value="6191581.9385199994" table:style-name="ce1">
            <text:p>6191581.939</text:p>
          </table:table-cell>
          <table:table-cell office:value-type="float" office:value="0" table:style-name="ce1">
            <text:p>0</text:p>
          </table:table-cell>
          <table:table-cell office:value-type="float" office:value="-20.2" table:style-name="ce1">
            <text:p>-20.2</text:p>
          </table:table-cell>
          <table:table-cell office:value-type="float" office:value="20.2" table:style-name="ce1">
            <text:p>20.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01615.60811750102" table:style-name="ce1">
            <text:p>701615.6081</text:p>
          </table:table-cell>
          <table:table-cell office:value-type="float" office:value="6181630.5382819502" table:style-name="ce1">
            <text:p>6181630.538</text:p>
          </table:table-cell>
          <table:table-cell office:value-type="float" office:value="3.09" table:style-name="ce1">
            <text:p>3.09</text:p>
          </table:table-cell>
          <table:table-cell office:value-type="float" office:value="2.84" table:style-name="ce1">
            <text:p>2.84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02267.04870905995" table:style-name="ce1">
            <text:p>702267.0487</text:p>
          </table:table-cell>
          <table:table-cell office:value-type="float" office:value="6181725.4085908597" table:style-name="ce1">
            <text:p>6181725.409</text:p>
          </table:table-cell>
          <table:table-cell office:value-type="float" office:value="1.97" table:style-name="ce1">
            <text:p>1.97</text:p>
          </table:table-cell>
          <table:table-cell office:value-type="float" office:value="1.595" table:style-name="ce1">
            <text:p>1.595</text:p>
          </table:table-cell>
          <table:table-cell office:value-type="float" office:value="0.375" table:style-name="ce1">
            <text:p>0.3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1066.67858556996" table:style-name="ce1">
            <text:p>701066.6786</text:p>
          </table:table-cell>
          <table:table-cell office:value-type="float" office:value="6181835.1585655902" table:style-name="ce1">
            <text:p>6181835.159</text:p>
          </table:table-cell>
          <table:table-cell office:value-type="float" office:value="3.29" table:style-name="ce1">
            <text:p>3.29</text:p>
          </table:table-cell>
          <table:table-cell office:value-type="float" office:value="2.875" table:style-name="ce1">
            <text:p>2.875</text:p>
          </table:table-cell>
          <table:table-cell office:value-type="float" office:value="0.41500000000000004" table:style-name="ce1">
            <text:p>0.4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0616.23839022196" table:style-name="ce1">
            <text:p>700616.2384</text:p>
          </table:table-cell>
          <table:table-cell office:value-type="float" office:value="6181838.7805798501" table:style-name="ce1">
            <text:p>6181838.781</text:p>
          </table:table-cell>
          <table:table-cell office:value-type="float" office:value="4.1500000000000004" table:style-name="ce1">
            <text:p>4.15</text:p>
          </table:table-cell>
          <table:table-cell office:value-type="float" office:value="3.6650000000000005" table:style-name="ce1">
            <text:p>3.665</text:p>
          </table:table-cell>
          <table:table-cell office:value-type="float" office:value="0.48499999999999999" table:style-name="ce1">
            <text:p>0.4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02305.844329866" table:style-name="ce1">
            <text:p>702305.8443</text:p>
          </table:table-cell>
          <table:table-cell office:value-type="float" office:value="6180323.6343025602" table:style-name="ce1">
            <text:p>6180323.634</text:p>
          </table:table-cell>
          <table:table-cell office:value-type="float" office:value="3.93" table:style-name="ce1">
            <text:p>3.93</text:p>
          </table:table-cell>
          <table:table-cell office:value-type="float" office:value="3.3950000000000005" table:style-name="ce1">
            <text:p>3.395</text:p>
          </table:table-cell>
          <table:table-cell office:value-type="float" office:value="0.53499999999999992" table:style-name="ce1">
            <text:p>0.5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0369.21410736698" table:style-name="ce1">
            <text:p>700369.2141</text:p>
          </table:table-cell>
          <table:table-cell office:value-type="float" office:value="6182241.1827239199" table:style-name="ce1">
            <text:p>6182241.183</text:p>
          </table:table-cell>
          <table:table-cell office:value-type="float" office:value="6.24" table:style-name="ce1">
            <text:p>6.24</text:p>
          </table:table-cell>
          <table:table-cell office:value-type="float" office:value="5.57" table:style-name="ce1">
            <text:p>5.57</text:p>
          </table:table-cell>
          <table:table-cell office:value-type="float" office:value="0.67" table:style-name="ce1">
            <text:p>0.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00712.31199685996" table:style-name="ce1">
            <text:p>700712.312</text:p>
          </table:table-cell>
          <table:table-cell office:value-type="float" office:value="6181337.4874061197" table:style-name="ce1">
            <text:p>6181337.487</text:p>
          </table:table-cell>
          <table:table-cell office:value-type="float" office:value="4.34" table:style-name="ce1">
            <text:p>4.34</text:p>
          </table:table-cell>
          <table:table-cell office:value-type="float" office:value="3.6599999999999997" table:style-name="ce1">
            <text:p>3.66</text:p>
          </table:table-cell>
          <table:table-cell office:value-type="float" office:value="0.68" table:style-name="ce1">
            <text:p>0.6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96635.77035068104" table:style-name="ce1">
            <text:p>696635.7704</text:p>
          </table:table-cell>
          <table:table-cell office:value-type="float" office:value="6190980.0306207398" table:style-name="ce1">
            <text:p>6190980.031</text:p>
          </table:table-cell>
          <table:table-cell office:value-type="float" office:value="0.93" table:style-name="ce1">
            <text:p>0.93</text:p>
          </table:table-cell>
          <table:table-cell office:value-type="float" office:value="0.12500000000000011" table:style-name="ce1">
            <text:p>0.125</text:p>
          </table:table-cell>
          <table:table-cell office:value-type="float" office:value="0.80499999999999994" table:style-name="ce1">
            <text:p>0.8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1964.34291809006" table:style-name="ce1">
            <text:p>701964.3429</text:p>
          </table:table-cell>
          <table:table-cell office:value-type="float" office:value="6181427.5278594997" table:style-name="ce1">
            <text:p>6181427.528</text:p>
          </table:table-cell>
          <table:table-cell office:value-type="float" office:value="2.82" table:style-name="ce1">
            <text:p>2.82</text:p>
          </table:table-cell>
          <table:table-cell office:value-type="float" office:value="1.9349999999999998" table:style-name="ce1">
            <text:p>1.935</text:p>
          </table:table-cell>
          <table:table-cell office:value-type="float" office:value="0.88500000000000001" table:style-name="ce1">
            <text:p>0.8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2071.67667710094" table:style-name="ce1">
            <text:p>702071.6767</text:p>
          </table:table-cell>
          <table:table-cell office:value-type="float" office:value="6182327.6009797202" table:style-name="ce1">
            <text:p>6182327.601</text:p>
          </table:table-cell>
          <table:table-cell office:value-type="float" office:value="2.29" table:style-name="ce1">
            <text:p>2.29</text:p>
          </table:table-cell>
          <table:table-cell office:value-type="float" office:value="1.4" table:style-name="ce1">
            <text:p>1.4</text:p>
          </table:table-cell>
          <table:table-cell office:value-type="float" office:value="0.89" table:style-name="ce1">
            <text:p>0.8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3029.59146039095" table:style-name="ce1">
            <text:p>703029.5915</text:p>
          </table:table-cell>
          <table:table-cell office:value-type="float" office:value="6189427.1090187896" table:style-name="ce1">
            <text:p>6189427.109</text:p>
          </table:table-cell>
          <table:table-cell office:value-type="float" office:value="1.36" table:style-name="ce1">
            <text:p>1.36</text:p>
          </table:table-cell>
          <table:table-cell office:value-type="float" office:value="0.40000000000000013" table:style-name="ce1">
            <text:p>0.4</text:p>
          </table:table-cell>
          <table:table-cell office:value-type="float" office:value="0.96" table:style-name="ce1">
            <text:p>0.9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00014.44355274702" table:style-name="ce1">
            <text:p>700014.4436</text:p>
          </table:table-cell>
          <table:table-cell office:value-type="float" office:value="6181693.4656686103" table:style-name="ce1">
            <text:p>6181693.466</text:p>
          </table:table-cell>
          <table:table-cell office:value-type="float" office:value="4.95" table:style-name="ce1">
            <text:p>4.95</text:p>
          </table:table-cell>
          <table:table-cell office:value-type="float" office:value="3.99" table:style-name="ce1">
            <text:p>3.99</text:p>
          </table:table-cell>
          <table:table-cell office:value-type="float" office:value="0.96" table:style-name="ce1">
            <text:p>0.9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699569.94352222502" table:style-name="ce1">
            <text:p>699569.9435</text:p>
          </table:table-cell>
          <table:table-cell office:value-type="float" office:value="6188654.1181265702" table:style-name="ce1">
            <text:p>6188654.118</text:p>
          </table:table-cell>
          <table:table-cell office:value-type="float" office:value="1.53" table:style-name="ce1">
            <text:p>1.53</text:p>
          </table:table-cell>
          <table:table-cell office:value-type="float" office:value="0.53" table:style-name="ce1">
            <text:p>0.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99030.32877271005" table:style-name="ce1">
            <text:p>699030.3288</text:p>
          </table:table-cell>
          <table:table-cell office:value-type="float" office:value="6182552.26621948" table:style-name="ce1">
            <text:p>6182552.266</text:p>
          </table:table-cell>
          <table:table-cell office:value-type="float" office:value="5.49" table:style-name="ce1">
            <text:p>5.49</text:p>
          </table:table-cell>
          <table:table-cell office:value-type="float" office:value="4.4550000000000001" table:style-name="ce1">
            <text:p>4.455</text:p>
          </table:table-cell>
          <table:table-cell office:value-type="float" office:value="1.0350000000000001" table:style-name="ce1">
            <text:p>1.0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01123.80352344003" table:style-name="ce1">
            <text:p>701123.8035</text:p>
          </table:table-cell>
          <table:table-cell office:value-type="float" office:value="6188941.9196041804" table:style-name="ce1">
            <text:p>6188941.92</text:p>
          </table:table-cell>
          <table:table-cell office:value-type="float" office:value="0.8" table:style-name="ce1">
            <text:p>0.8</text:p>
          </table:table-cell>
          <table:table-cell office:value-type="float" office:value="-0.24" table:style-name="ce1">
            <text:p>-0.24</text:p>
          </table:table-cell>
          <table:table-cell office:value-type="float" office:value="1.04" table:style-name="ce1">
            <text:p>1.0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01608.98931282596" table:style-name="ce1">
            <text:p>701608.9893</text:p>
          </table:table-cell>
          <table:table-cell office:value-type="float" office:value="6187036.1193923" table:style-name="ce1">
            <text:p>6187036.119</text:p>
          </table:table-cell>
          <table:table-cell office:value-type="float" office:value="1.39" table:style-name="ce1">
            <text:p>1.39</text:p>
          </table:table-cell>
          <table:table-cell office:value-type="float" office:value="0.33999999999999986" table:style-name="ce1">
            <text:p>0.34</text:p>
          </table:table-cell>
          <table:table-cell office:value-type="float" office:value="1.05" table:style-name="ce1">
            <text:p>1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99720.59472893295" table:style-name="ce1">
            <text:p>699720.5947</text:p>
          </table:table-cell>
          <table:table-cell office:value-type="float" office:value="6182496.6598252496" table:style-name="ce1">
            <text:p>6182496.66</text:p>
          </table:table-cell>
          <table:table-cell office:value-type="float" office:value="5.12" table:style-name="ce1">
            <text:p>5.12</text:p>
          </table:table-cell>
          <table:table-cell office:value-type="float" office:value="4.07" table:style-name="ce1">
            <text:p>4.07</text:p>
          </table:table-cell>
          <table:table-cell office:value-type="float" office:value="1.05" table:style-name="ce1">
            <text:p>1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01457.417578539" table:style-name="ce1">
            <text:p>701457.4176</text:p>
          </table:table-cell>
          <table:table-cell office:value-type="float" office:value="6180630.7655832302" table:style-name="ce1">
            <text:p>6180630.766</text:p>
          </table:table-cell>
          <table:table-cell office:value-type="float" office:value="3.62" table:style-name="ce1">
            <text:p>3.62</text:p>
          </table:table-cell>
          <table:table-cell office:value-type="float" office:value="2.5550000000000002" table:style-name="ce1">
            <text:p>2.555</text:p>
          </table:table-cell>
          <table:table-cell office:value-type="float" office:value="1.0649999999999999" table:style-name="ce1">
            <text:p>1.0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1710.478802962" table:style-name="ce1">
            <text:p>701710.4788</text:p>
          </table:table-cell>
          <table:table-cell office:value-type="float" office:value="6180979.0979966996" table:style-name="ce1">
            <text:p>6180979.098</text:p>
          </table:table-cell>
          <table:table-cell office:value-type="float" office:value="3.15" table:style-name="ce1">
            <text:p>3.15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00917.98438591801" table:style-name="ce1">
            <text:p>700917.9844</text:p>
          </table:table-cell>
          <table:table-cell office:value-type="float" office:value="6188242.8765965197" table:style-name="ce1">
            <text:p>6188242.877</text:p>
          </table:table-cell>
          <table:table-cell office:value-type="float" office:value="1.62" table:style-name="ce1">
            <text:p>1.62</text:p>
          </table:table-cell>
          <table:table-cell office:value-type="float" office:value="0.5" table:style-name="ce1">
            <text:p>0.5</text:p>
          </table:table-cell>
          <table:table-cell office:value-type="float" office:value="1.1200000000000001" table:style-name="ce1">
            <text:p>1.1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01755.30088778306" table:style-name="ce1">
            <text:p>701755.3009</text:p>
          </table:table-cell>
          <table:table-cell office:value-type="float" office:value="6180328.0572212897" table:style-name="ce1">
            <text:p>6180328.057</text:p>
          </table:table-cell>
          <table:table-cell office:value-type="float" office:value="3.67" table:style-name="ce1">
            <text:p>3.67</text:p>
          </table:table-cell>
          <table:table-cell office:value-type="float" office:value="2.5449999999999999" table:style-name="ce1">
            <text:p>2.545</text:p>
          </table:table-cell>
          <table:table-cell office:value-type="float" office:value="1.125" table:style-name="ce1">
            <text:p>1.1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01810.17511837406" table:style-name="ce1">
            <text:p>701810.1751</text:p>
          </table:table-cell>
          <table:table-cell office:value-type="float" office:value="6180928.2446420798" table:style-name="ce1">
            <text:p>6180928.245</text:p>
          </table:table-cell>
          <table:table-cell office:value-type="float" office:value="3.26" table:style-name="ce1">
            <text:p>3.26</text:p>
          </table:table-cell>
          <table:table-cell office:value-type="float" office:value="2.125" table:style-name="ce1">
            <text:p>2.125</text:p>
          </table:table-cell>
          <table:table-cell office:value-type="float" office:value="1.135" table:style-name="ce1">
            <text:p>1.1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698620.26881212404" table:style-name="ce3">
            <text:p>698620.2688</text:p>
          </table:table-cell>
          <table:table-cell office:value-type="float" office:value="6188811.9109101603" table:style-name="ce3">
            <text:p>6188811.911</text:p>
          </table:table-cell>
          <table:table-cell office:value-type="float" office:value="1.6" table:style-name="ce3">
            <text:p>1.6</text:p>
          </table:table-cell>
          <table:table-cell office:value-type="float" office:value="0.41000000000000014" table:style-name="ce3">
            <text:p>0.41</text:p>
          </table:table-cell>
          <table:table-cell office:value-type="float" office:value="1.19" table:style-name="ce3">
            <text:p>1.19</text:p>
          </table:table-cell>
          <table:table-cell office:value-type="string" table:style-name="ce3">
            <text:p>Quaternaire</text:p>
          </table:table-cell>
          <table:table-cell office:value-type="string" table:style-name="ce3">
            <text:p>Moyenne JuinAout1963</text:p>
          </table:table-cell>
          <table:table-cell office:value-type="string" table:style-name="ce3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5847.56135191605" table:style-name="ce1">
            <text:p>695847.5614</text:p>
          </table:table-cell>
          <table:table-cell office:value-type="float" office:value="6192537.9053527601" table:style-name="ce1">
            <text:p>6192537.905</text:p>
          </table:table-cell>
          <table:table-cell office:value-type="float" office:value="1.19" table:style-name="ce1">
            <text:p>1.19</text:p>
          </table:table-cell>
          <table:table-cell office:value-type="float" office:value="-2.0000000000000018E-2" table:style-name="ce1">
            <text:p>-0.02</text:p>
          </table:table-cell>
          <table:table-cell office:value-type="float" office:value="1.21" table:style-name="ce1">
            <text:p>1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02948.78013964102" table:style-name="ce1">
            <text:p>702948.7801</text:p>
          </table:table-cell>
          <table:table-cell office:value-type="float" office:value="6191830.1225575702" table:style-name="ce1">
            <text:p>6191830.123</text:p>
          </table:table-cell>
          <table:table-cell office:value-type="float" office:value="1.5" table:style-name="ce1">
            <text:p>1.5</text:p>
          </table:table-cell>
          <table:table-cell office:value-type="float" office:value="0.29000000000000004" table:style-name="ce1">
            <text:p>0.29</text:p>
          </table:table-cell>
          <table:table-cell office:value-type="float" office:value="1.21" table:style-name="ce1">
            <text:p>1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01010.03187376901" table:style-name="ce1">
            <text:p>701010.0319</text:p>
          </table:table-cell>
          <table:table-cell office:value-type="float" office:value="6187241.1346147498" table:style-name="ce1">
            <text:p>6187241.135</text:p>
          </table:table-cell>
          <table:table-cell office:value-type="float" office:value="1.83" table:style-name="ce1">
            <text:p>1.83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1.23" table:style-name="ce1">
            <text:p>1.2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6609.52853774303" table:style-name="ce1">
            <text:p>696609.5285</text:p>
          </table:table-cell>
          <table:table-cell office:value-type="float" office:value="6187727.0148833003" table:style-name="ce1">
            <text:p>6187727.015</text:p>
          </table:table-cell>
          <table:table-cell office:value-type="float" office:value="2.9" table:style-name="ce1">
            <text:p>2.9</text:p>
          </table:table-cell>
          <table:table-cell office:value-type="float" office:value="1.66" table:style-name="ce1">
            <text:p>1.66</text:p>
          </table:table-cell>
          <table:table-cell office:value-type="float" office:value="1.24" table:style-name="ce1">
            <text:p>1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5267.89813041" table:style-name="ce1">
            <text:p>695267.8981</text:p>
          </table:table-cell>
          <table:table-cell office:value-type="float" office:value="6182732.7509976104" table:style-name="ce1">
            <text:p>6182732.751</text:p>
          </table:table-cell>
          <table:table-cell office:value-type="float" office:value="9.41" table:style-name="ce1">
            <text:p>9.41</text:p>
          </table:table-cell>
          <table:table-cell office:value-type="float" office:value="8.1550000000000011" table:style-name="ce1">
            <text:p>8.155</text:p>
          </table:table-cell>
          <table:table-cell office:value-type="float" office:value="1.2549999999999999" table:style-name="ce1">
            <text:p>1.2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97915.18198201503" table:style-name="ce1">
            <text:p>697915.182</text:p>
          </table:table-cell>
          <table:table-cell office:value-type="float" office:value="6188267.0412609801" table:style-name="ce1">
            <text:p>6188267.041</text:p>
          </table:table-cell>
          <table:table-cell office:value-type="float" office:value="1.64" table:style-name="ce1">
            <text:p>1.64</text:p>
          </table:table-cell>
          <table:table-cell office:value-type="float" office:value="0.37999999999999989" table:style-name="ce1">
            <text:p>0.38</text:p>
          </table:table-cell>
          <table:table-cell office:value-type="float" office:value="1.26" table:style-name="ce1">
            <text:p>1.2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9109.13392555295" table:style-name="ce1">
            <text:p>699109.1339</text:p>
          </table:table-cell>
          <table:table-cell office:value-type="float" office:value="6181150.1768620498" table:style-name="ce1">
            <text:p>6181150.177</text:p>
          </table:table-cell>
          <table:table-cell office:value-type="float" office:value="7.02" table:style-name="ce1">
            <text:p>7.02</text:p>
          </table:table-cell>
          <table:table-cell office:value-type="float" office:value="5.6949999999999994" table:style-name="ce1">
            <text:p>5.695</text:p>
          </table:table-cell>
          <table:table-cell office:value-type="float" office:value="1.325" table:style-name="ce1">
            <text:p>1.3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02942.754706537" table:style-name="ce1">
            <text:p>702942.7547</text:p>
          </table:table-cell>
          <table:table-cell office:value-type="float" office:value="6191079.4358337503" table:style-name="ce1">
            <text:p>6191079.436</text:p>
          </table:table-cell>
          <table:table-cell office:value-type="float" office:value="1.62" table:style-name="ce1">
            <text:p>1.62</text:p>
          </table:table-cell>
          <table:table-cell office:value-type="float" office:value="0.27" table:style-name="ce1">
            <text:p>0.27</text:p>
          </table:table-cell>
          <table:table-cell office:value-type="float" office:value="1.35" table:style-name="ce1">
            <text:p>1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02312.06183004996" table:style-name="ce1">
            <text:p>702312.0618</text:p>
          </table:table-cell>
          <table:table-cell office:value-type="float" office:value="6187330.7731041703" table:style-name="ce1">
            <text:p>6187330.773</text:p>
          </table:table-cell>
          <table:table-cell office:value-type="float" office:value="1.57" table:style-name="ce1">
            <text:p>1.57</text:p>
          </table:table-cell>
          <table:table-cell office:value-type="float" office:value="0.19500000000000006" table:style-name="ce1">
            <text:p>0.195</text:p>
          </table:table-cell>
          <table:table-cell office:value-type="float" office:value="1.375" table:style-name="ce1">
            <text:p>1.3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96479.98021962401" table:style-name="ce1">
            <text:p>696479.9802</text:p>
          </table:table-cell>
          <table:table-cell office:value-type="float" office:value="6190280.5969406301" table:style-name="ce1">
            <text:p>6190280.597</text:p>
          </table:table-cell>
          <table:table-cell office:value-type="float" office:value="2.19" table:style-name="ce1">
            <text:p>2.19</text:p>
          </table:table-cell>
          <table:table-cell office:value-type="float" office:value="0.80499999999999994" table:style-name="ce1">
            <text:p>0.805</text:p>
          </table:table-cell>
          <table:table-cell office:value-type="float" office:value="1.385" table:style-name="ce1">
            <text:p>1.3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00261.87035684695" table:style-name="ce1">
            <text:p>700261.8704</text:p>
          </table:table-cell>
          <table:table-cell office:value-type="float" office:value="6181341.11047127" table:style-name="ce1">
            <text:p>6181341.11</text:p>
          </table:table-cell>
          <table:table-cell office:value-type="float" office:value="5.42" table:style-name="ce1">
            <text:p>5.42</text:p>
          </table:table-cell>
          <table:table-cell office:value-type="float" office:value="4.0299999999999994" table:style-name="ce1">
            <text:p>4.03</text:p>
          </table:table-cell>
          <table:table-cell office:value-type="float" office:value="1.3900000000000001" table:style-name="ce1">
            <text:p>1.3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01056.62084685697" table:style-name="ce1">
            <text:p>701056.6208</text:p>
          </table:table-cell>
          <table:table-cell office:value-type="float" office:value="6180583.9350561099" table:style-name="ce1">
            <text:p>6180583.93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0100000000000002" table:style-name="ce1">
            <text:p>3.01</text:p>
          </table:table-cell>
          <table:table-cell office:value-type="float" office:value="1.3900000000000001" table:style-name="ce1">
            <text:p>1.3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94156.13540251297" table:style-name="ce1">
            <text:p>694156.1354</text:p>
          </table:table-cell>
          <table:table-cell office:value-type="float" office:value="6193802.7739426596" table:style-name="ce1">
            <text:p>6193802.774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2.7950000000000004" table:style-name="ce1">
            <text:p>2.795</text:p>
          </table:table-cell>
          <table:table-cell office:value-type="float" office:value="1.395" table:style-name="ce1">
            <text:p>1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97619.74279896705" table:style-name="ce1">
            <text:p>697619.7428</text:p>
          </table:table-cell>
          <table:table-cell office:value-type="float" office:value="6188870.0195493996" table:style-name="ce1">
            <text:p>6188870.02</text:p>
          </table:table-cell>
          <table:table-cell office:value-type="float" office:value="1.82" table:style-name="ce1">
            <text:p>1.82</text:p>
          </table:table-cell>
          <table:table-cell office:value-type="float" office:value="0.42500000000000004" table:style-name="ce1">
            <text:p>0.425</text:p>
          </table:table-cell>
          <table:table-cell office:value-type="float" office:value="1.395" table:style-name="ce1">
            <text:p>1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02157.901051522" table:style-name="ce1">
            <text:p>702157.9011</text:p>
          </table:table-cell>
          <table:table-cell office:value-type="float" office:value="6186831.50811667" table:style-name="ce1">
            <text:p>6186831.508</text:p>
          </table:table-cell>
          <table:table-cell office:value-type="float" office:value="1.7" table:style-name="ce1">
            <text:p>1.7</text:p>
          </table:table-cell>
          <table:table-cell office:value-type="float" office:value="0.28499999999999992" table:style-name="ce1">
            <text:p>0.285</text:p>
          </table:table-cell>
          <table:table-cell office:value-type="float" office:value="1.415" table:style-name="ce1">
            <text:p>1.4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9828.34304880397" table:style-name="ce1">
            <text:p>699828.343</text:p>
          </table:table-cell>
          <table:table-cell office:value-type="float" office:value="6183446.7736362098" table:style-name="ce1">
            <text:p>6183446.774</text:p>
          </table:table-cell>
          <table:table-cell office:value-type="float" office:value="3.62" table:style-name="ce1">
            <text:p>3.62</text:p>
          </table:table-cell>
          <table:table-cell office:value-type="float" office:value="2.1850000000000001" table:style-name="ce1">
            <text:p>2.185</text:p>
          </table:table-cell>
          <table:table-cell office:value-type="float" office:value="1.4350000000000001" table:style-name="ce1">
            <text:p>1.4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02218.80018626701" table:style-name="ce1">
            <text:p>702218.8002</text:p>
          </table:table-cell>
          <table:table-cell office:value-type="float" office:value="6188182.3737951303" table:style-name="ce1">
            <text:p>6188182.374</text:p>
          </table:table-cell>
          <table:table-cell office:value-type="float" office:value="1.6" table:style-name="ce1">
            <text:p>1.6</text:p>
          </table:table-cell>
          <table:table-cell office:value-type="float" office:value="0.16000000000000014" table:style-name="ce1">
            <text:p>0.16</text:p>
          </table:table-cell>
          <table:table-cell office:value-type="float" office:value="1.44" table:style-name="ce1">
            <text:p>1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96426.30009759194" table:style-name="ce1">
            <text:p>696426.3001</text:p>
          </table:table-cell>
          <table:table-cell office:value-type="float" office:value="6189830.5846393099" table:style-name="ce1">
            <text:p>6189830.585</text:p>
          </table:table-cell>
          <table:table-cell office:value-type="float" office:value="1.9" table:style-name="ce1">
            <text:p>1.9</text:p>
          </table:table-cell>
          <table:table-cell office:value-type="float" office:value="0.45499999999999985" table:style-name="ce1">
            <text:p>0.455</text:p>
          </table:table-cell>
          <table:table-cell office:value-type="float" office:value="1.4450000000000001" table:style-name="ce1">
            <text:p>1.4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6764.10924899101" table:style-name="ce1">
            <text:p>696764.1092</text:p>
          </table:table-cell>
          <table:table-cell office:value-type="float" office:value="6188276.3184869997" table:style-name="ce1">
            <text:p>6188276.318</text:p>
          </table:table-cell>
          <table:table-cell office:value-type="float" office:value="2.66" table:style-name="ce1">
            <text:p>2.66</text:p>
          </table:table-cell>
          <table:table-cell office:value-type="float" office:value="1.21" table:style-name="ce1">
            <text:p>1.21</text:p>
          </table:table-cell>
          <table:table-cell office:value-type="float" office:value="1.4500000000000002" table:style-name="ce1">
            <text:p>1.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93904.69734028005" table:style-name="ce1">
            <text:p>693904.6973</text:p>
          </table:table-cell>
          <table:table-cell office:value-type="float" office:value="6193654.6607079003" table:style-name="ce1">
            <text:p>6193654.661</text:p>
          </table:table-cell>
          <table:table-cell office:value-type="float" office:value="5.35" table:style-name="ce1">
            <text:p>5.35</text:p>
          </table:table-cell>
          <table:table-cell office:value-type="float" office:value="3.88" table:style-name="ce1">
            <text:p>3.88</text:p>
          </table:table-cell>
          <table:table-cell office:value-type="float" office:value="1.47" table:style-name="ce1">
            <text:p>1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6117.50914159406" table:style-name="ce1">
            <text:p>696117.5091</text:p>
          </table:table-cell>
          <table:table-cell office:value-type="float" office:value="6182575.7391732298" table:style-name="ce1">
            <text:p>6182575.739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2299999999999986" table:style-name="ce1">
            <text:p>7.23</text:p>
          </table:table-cell>
          <table:table-cell office:value-type="float" office:value="1.4700000000000002" table:style-name="ce1">
            <text:p>1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97512.79172732099" table:style-name="ce1">
            <text:p>697512.7917</text:p>
          </table:table-cell>
          <table:table-cell office:value-type="float" office:value="6188020.0336023597" table:style-name="ce1">
            <text:p>6188020.034</text:p>
          </table:table-cell>
          <table:table-cell office:value-type="float" office:value="2.62" table:style-name="ce1">
            <text:p>2.62</text:p>
          </table:table-cell>
          <table:table-cell office:value-type="float" office:value="1.1400000000000001" table:style-name="ce1">
            <text:p>1.14</text:p>
          </table:table-cell>
          <table:table-cell office:value-type="float" office:value="1.48" table:style-name="ce1">
            <text:p>1.4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700811.05037440604" table:style-name="ce1">
            <text:p>700811.0504</text:p>
          </table:table-cell>
          <table:table-cell office:value-type="float" office:value="6187392.8851048201" table:style-name="ce1">
            <text:p>6187392.885</text:p>
          </table:table-cell>
          <table:table-cell office:value-type="float" office:value="1.67" table:style-name="ce1">
            <text:p>1.67</text:p>
          </table:table-cell>
          <table:table-cell office:value-type="float" office:value="0.12999999999999989" table:style-name="ce1">
            <text:p>0.13</text:p>
          </table:table-cell>
          <table:table-cell office:value-type="float" office:value="1.54" table:style-name="ce1">
            <text:p>1.5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5262.24006770295" table:style-name="ce1">
            <text:p>695262.2401</text:p>
          </table:table-cell>
          <table:table-cell office:value-type="float" office:value="6182032.0715388702" table:style-name="ce1">
            <text:p>6182032.072</text:p>
          </table:table-cell>
          <table:table-cell office:value-type="float" office:value="12.87" table:style-name="ce1">
            <text:p>12.87</text:p>
          </table:table-cell>
          <table:table-cell office:value-type="float" office:value="11.29" table:style-name="ce1">
            <text:p>11.29</text:p>
          </table:table-cell>
          <table:table-cell office:value-type="float" office:value="1.58" table:style-name="ce1">
            <text:p>1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02634.84503430896" table:style-name="ce1">
            <text:p>702634.845</text:p>
          </table:table-cell>
          <table:table-cell office:value-type="float" office:value="6190130.9714579303" table:style-name="ce1">
            <text:p>6190130.971</text:p>
          </table:table-cell>
          <table:table-cell office:value-type="float" office:value="0.84" table:style-name="ce1">
            <text:p>0.84</text:p>
          </table:table-cell>
          <table:table-cell office:value-type="float" office:value="-0.745" table:style-name="ce1">
            <text:p>-0.745</text:p>
          </table:table-cell>
          <table:table-cell office:value-type="float" office:value="1.585" table:style-name="ce1">
            <text:p>1.5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00311.38438733399" table:style-name="ce1">
            <text:p>700311.3844</text:p>
          </table:table-cell>
          <table:table-cell office:value-type="float" office:value="6187497.0038460502" table:style-name="ce1">
            <text:p>6187497.004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0.41999999999999993" table:style-name="ce1">
            <text:p>0.42</text:p>
          </table:table-cell>
          <table:table-cell office:value-type="float" office:value="1.5899999999999999" table:style-name="ce1">
            <text:p>1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02764.32417959499" table:style-name="ce1">
            <text:p>702764.3242</text:p>
          </table:table-cell>
          <table:table-cell office:value-type="float" office:value="6181320.9985687304" table:style-name="ce1">
            <text:p>6181320.999</text:p>
          </table:table-cell>
          <table:table-cell office:value-type="float" office:value="2.13" table:style-name="ce1">
            <text:p>2.13</text:p>
          </table:table-cell>
          <table:table-cell office:value-type="float" office:value="0.54" table:style-name="ce1">
            <text:p>0.54</text:p>
          </table:table-cell>
          <table:table-cell office:value-type="float" office:value="1.5899999999999999" table:style-name="ce1">
            <text:p>1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99566.01865638397" table:style-name="ce1">
            <text:p>699566.0187</text:p>
          </table:table-cell>
          <table:table-cell office:value-type="float" office:value="6181947.3331219396" table:style-name="ce1">
            <text:p>6181947.333</text:p>
          </table:table-cell>
          <table:table-cell office:value-type="float" office:value="5.97" table:style-name="ce1">
            <text:p>5.97</text:p>
          </table:table-cell>
          <table:table-cell office:value-type="float" office:value="4.3449999999999998" table:style-name="ce1">
            <text:p>4.345</text:p>
          </table:table-cell>
          <table:table-cell office:value-type="float" office:value="1.625" table:style-name="ce1">
            <text:p>1.6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01579.23192211799" table:style-name="ce1">
            <text:p>701579.2319</text:p>
          </table:table-cell>
          <table:table-cell office:value-type="float" office:value="6183332.5908864504" table:style-name="ce1">
            <text:p>6183332.591</text:p>
          </table:table-cell>
          <table:table-cell office:value-type="float" office:value="2.63" table:style-name="ce1">
            <text:p>2.63</text:p>
          </table:table-cell>
          <table:table-cell office:value-type="float" office:value="1" table:style-name="ce1">
            <text:p>1</text:p>
          </table:table-cell>
          <table:table-cell office:value-type="float" office:value="1.63" table:style-name="ce1">
            <text:p>1.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02905.39690368704" table:style-name="ce1">
            <text:p>702905.3969</text:p>
          </table:table-cell>
          <table:table-cell office:value-type="float" office:value="6186425.1022614399" table:style-name="ce1">
            <text:p>6186425.10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0.4099999999999997" table:style-name="ce1">
            <text:p>0.41</text:p>
          </table:table-cell>
          <table:table-cell office:value-type="float" office:value="1.6400000000000001" table:style-name="ce1">
            <text:p>1.6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02391.25923545705" table:style-name="ce1">
            <text:p>702391.2592</text:p>
          </table:table-cell>
          <table:table-cell office:value-type="float" office:value="6184727.5033509703" table:style-name="ce1">
            <text:p>6184727.503</text:p>
          </table:table-cell>
          <table:table-cell office:value-type="float" office:value="1.74" table:style-name="ce1">
            <text:p>1.74</text:p>
          </table:table-cell>
          <table:table-cell office:value-type="float" office:value="8.4999999999999964E-2" table:style-name="ce1">
            <text:p>0.085</text:p>
          </table:table-cell>
          <table:table-cell office:value-type="float" office:value="1.655" table:style-name="ce1">
            <text:p>1.6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95215.89679578098" table:style-name="ce1">
            <text:p>695215.8968</text:p>
          </table:table-cell>
          <table:table-cell office:value-type="float" office:value="6188689.2085792897" table:style-name="ce1">
            <text:p>6188689.209</text:p>
          </table:table-cell>
          <table:table-cell office:value-type="float" office:value="7.11" table:style-name="ce1">
            <text:p>7.11</text:p>
          </table:table-cell>
          <table:table-cell office:value-type="float" office:value="5.45" table:style-name="ce1">
            <text:p>5.45</text:p>
          </table:table-cell>
          <table:table-cell office:value-type="float" office:value="1.66" table:style-name="ce1">
            <text:p>1.6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00886.60118825198" table:style-name="ce1">
            <text:p>700886.6012</text:p>
          </table:table-cell>
          <table:table-cell office:value-type="float" office:value="6184339.1852914803" table:style-name="ce1">
            <text:p>6184339.185</text:p>
          </table:table-cell>
          <table:table-cell office:value-type="float" office:value="2.74" table:style-name="ce1">
            <text:p>2.74</text:p>
          </table:table-cell>
          <table:table-cell office:value-type="float" office:value="1.0600000000000003" table:style-name="ce1">
            <text:p>1.06</text:p>
          </table:table-cell>
          <table:table-cell office:value-type="float" office:value="1.68" table:style-name="ce1">
            <text:p>1.6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99262.81561978499" table:style-name="ce1">
            <text:p>699262.8156</text:p>
          </table:table-cell>
          <table:table-cell office:value-type="float" office:value="6187805.7404687703" table:style-name="ce1">
            <text:p>6187805.74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0.74500000000000011" table:style-name="ce1">
            <text:p>0.745</text:p>
          </table:table-cell>
          <table:table-cell office:value-type="float" office:value="1.6850000000000001" table:style-name="ce1">
            <text:p>1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02720.15260687901" table:style-name="ce1">
            <text:p>702720.1526</text:p>
          </table:table-cell>
          <table:table-cell office:value-type="float" office:value="6188288.45786874" table:style-name="ce1">
            <text:p>6188288.458</text:p>
          </table:table-cell>
          <table:table-cell office:value-type="float" office:value="1.96" table:style-name="ce1">
            <text:p>1.96</text:p>
          </table:table-cell>
          <table:table-cell office:value-type="float" office:value="0.27499999999999991" table:style-name="ce1">
            <text:p>0.275</text:p>
          </table:table-cell>
          <table:table-cell office:value-type="float" office:value="1.6850000000000001" table:style-name="ce1">
            <text:p>1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0891.42947317101" table:style-name="ce1">
            <text:p>700891.4295</text:p>
          </table:table-cell>
          <table:table-cell office:value-type="float" office:value="6184939.7594817597" table:style-name="ce1">
            <text:p>6184939.759</text:p>
          </table:table-cell>
          <table:table-cell office:value-type="float" office:value="3.64" table:style-name="ce1">
            <text:p>3.64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1.6850000000000001" table:style-name="ce1">
            <text:p>1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01304.68380299106" table:style-name="ce1">
            <text:p>701304.6838</text:p>
          </table:table-cell>
          <table:table-cell office:value-type="float" office:value="6186538.0609063804" table:style-name="ce1">
            <text:p>6186538.061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0.56999999999999984" table:style-name="ce1">
            <text:p>0.57</text:p>
          </table:table-cell>
          <table:table-cell office:value-type="float" office:value="1.69" table:style-name="ce1">
            <text:p>1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8104.92999996897" table:style-name="ce1">
            <text:p>698104.93</text:p>
          </table:table-cell>
          <table:table-cell office:value-type="float" office:value="6180757.8447683696" table:style-name="ce1">
            <text:p>6180757.845</text:p>
          </table:table-cell>
          <table:table-cell office:value-type="float" office:value="9.9" table:style-name="ce1">
            <text:p>9.9</text:p>
          </table:table-cell>
          <table:table-cell office:value-type="float" office:value="8.2100000000000009" table:style-name="ce1">
            <text:p>8.21</text:p>
          </table:table-cell>
          <table:table-cell office:value-type="float" office:value="1.69" table:style-name="ce1">
            <text:p>1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0881.77286674106" table:style-name="ce1">
            <text:p>700881.7729</text:p>
          </table:table-cell>
          <table:table-cell office:value-type="float" office:value="6183738.6088117901" table:style-name="ce1">
            <text:p>6183738.609</text:p>
          </table:table-cell>
          <table:table-cell office:value-type="float" office:value="3.05" table:style-name="ce1">
            <text:p>3.05</text:p>
          </table:table-cell>
          <table:table-cell office:value-type="float" office:value="1.3449999999999998" table:style-name="ce1">
            <text:p>1.345</text:p>
          </table:table-cell>
          <table:table-cell office:value-type="float" office:value="1.7050000000000001" table:style-name="ce1">
            <text:p>1.7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99770.07123978296" table:style-name="ce1">
            <text:p>699770.0712</text:p>
          </table:table-cell>
          <table:table-cell office:value-type="float" office:value="6187401.2580401702" table:style-name="ce1">
            <text:p>6187401.258</text:p>
          </table:table-cell>
          <table:table-cell office:value-type="float" office:value="2.39" table:style-name="ce1">
            <text:p>2.39</text:p>
          </table:table-cell>
          <table:table-cell office:value-type="float" office:value="0.68000000000000016" table:style-name="ce1">
            <text:p>0.68</text:p>
          </table:table-cell>
          <table:table-cell office:value-type="float" office:value="1.71" table:style-name="ce1">
            <text:p>1.7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2769.14524498896" table:style-name="ce1">
            <text:p>702769.1452</text:p>
          </table:table-cell>
          <table:table-cell office:value-type="float" office:value="6181921.5844730102" table:style-name="ce1">
            <text:p>6181921.584</text:p>
          </table:table-cell>
          <table:table-cell office:value-type="float" office:value="2.23" table:style-name="ce1">
            <text:p>2.23</text:p>
          </table:table-cell>
          <table:table-cell office:value-type="float" office:value="0.52" table:style-name="ce1">
            <text:p>0.52</text:p>
          </table:table-cell>
          <table:table-cell office:value-type="float" office:value="1.71" table:style-name="ce1">
            <text:p>1.7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02094.58907010604" table:style-name="ce1">
            <text:p>702094.5891</text:p>
          </table:table-cell>
          <table:table-cell office:value-type="float" office:value="6185180.3450474804" table:style-name="ce1">
            <text:p>6185180.345</text:p>
          </table:table-cell>
          <table:table-cell office:value-type="float" office:value="2.1" table:style-name="ce1">
            <text:p>2.1</text:p>
          </table:table-cell>
          <table:table-cell office:value-type="float" office:value="0.38500000000000023" table:style-name="ce1">
            <text:p>0.385</text:p>
          </table:table-cell>
          <table:table-cell office:value-type="float" office:value="1.7149999999999999" table:style-name="ce1">
            <text:p>1.7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96921.51427460997" table:style-name="ce1">
            <text:p>696921.5143</text:p>
          </table:table-cell>
          <table:table-cell office:value-type="float" office:value="6189175.9459308004" table:style-name="ce1">
            <text:p>6189175.946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0.7200000000000002" table:style-name="ce1">
            <text:p>0.72</text:p>
          </table:table-cell>
          <table:table-cell office:value-type="float" office:value="1.73" table:style-name="ce1">
            <text:p>1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6855.31917501695" table:style-name="ce1">
            <text:p>696855.3192</text:p>
          </table:table-cell>
          <table:table-cell office:value-type="float" office:value="6180968.1247429" table:style-name="ce1">
            <text:p>6180968.125</text:p>
          </table:table-cell>
          <table:table-cell office:value-type="float" office:value="11.07" table:style-name="ce1">
            <text:p>11.07</text:p>
          </table:table-cell>
          <table:table-cell office:value-type="float" office:value="9.34" table:style-name="ce1">
            <text:p>9.34</text:p>
          </table:table-cell>
          <table:table-cell office:value-type="float" office:value="1.73" table:style-name="ce1">
            <text:p>1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00005.18258128106" table:style-name="ce1">
            <text:p>700005.1826</text:p>
          </table:table-cell>
          <table:table-cell office:value-type="float" office:value="6180542.33959236" table:style-name="ce1">
            <text:p>6180542.34</text:p>
          </table:table-cell>
          <table:table-cell office:value-type="float" office:value="6.34" table:style-name="ce1">
            <text:p>6.34</text:p>
          </table:table-cell>
          <table:table-cell office:value-type="float" office:value="4.6050000000000004" table:style-name="ce1">
            <text:p>4.605</text:p>
          </table:table-cell>
          <table:table-cell office:value-type="float" office:value="1.7349999999999999" table:style-name="ce1">
            <text:p>1.7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00607.64241354004" table:style-name="ce1">
            <text:p>700607.6424</text:p>
          </table:table-cell>
          <table:table-cell office:value-type="float" office:value="6186994.1185725797" table:style-name="ce1">
            <text:p>6186994.119</text:p>
          </table:table-cell>
          <table:table-cell office:value-type="float" office:value="2.25" table:style-name="ce1">
            <text:p>2.25</text:p>
          </table:table-cell>
          <table:table-cell office:value-type="float" office:value="0.5149999999999999" table:style-name="ce1">
            <text:p>0.515</text:p>
          </table:table-cell>
          <table:table-cell office:value-type="float" office:value="1.7350000000000001" table:style-name="ce1">
            <text:p>1.7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98259.86387946201" table:style-name="ce1">
            <text:p>698259.8639</text:p>
          </table:table-cell>
          <table:table-cell office:value-type="float" office:value="6187563.56434251" table:style-name="ce1">
            <text:p>6187563.564</text:p>
          </table:table-cell>
          <table:table-cell office:value-type="float" office:value="3.18" table:style-name="ce1">
            <text:p>3.18</text:p>
          </table:table-cell>
          <table:table-cell office:value-type="float" office:value="1.4300000000000002" table:style-name="ce1">
            <text:p>1.43</text:p>
          </table:table-cell>
          <table:table-cell office:value-type="float" office:value="1.75" table:style-name="ce1">
            <text:p>1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97060.75698440301" table:style-name="ce1">
            <text:p>697060.757</text:p>
          </table:table-cell>
          <table:table-cell office:value-type="float" office:value="6187823.4768557996" table:style-name="ce1">
            <text:p>6187823.477</text:p>
          </table:table-cell>
          <table:table-cell office:value-type="float" office:value="3" table:style-name="ce1">
            <text:p>3</text:p>
          </table:table-cell>
          <table:table-cell office:value-type="float" office:value="1.2400000000000002" table:style-name="ce1">
            <text:p>1.24</text:p>
          </table:table-cell>
          <table:table-cell office:value-type="float" office:value="1.7599999999999998" table:style-name="ce1">
            <text:p>1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701008.02031375701" table:style-name="ce1">
            <text:p>701008.0203</text:p>
          </table:table-cell>
          <table:table-cell office:value-type="float" office:value="6186990.89929868" table:style-name="ce1">
            <text:p>6186990.89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4000000000000017" table:style-name="ce1">
            <text:p>0.44</text:p>
          </table:table-cell>
          <table:table-cell office:value-type="float" office:value="1.76" table:style-name="ce1">
            <text:p>1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99714.44494469103" table:style-name="ce1">
            <text:p>699714.4449</text:p>
          </table:table-cell>
          <table:table-cell office:value-type="float" office:value="6187952.2567868298" table:style-name="ce1">
            <text:p>6187952.257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0.23999999999999977" table:style-name="ce1">
            <text:p>0.24</text:p>
          </table:table-cell>
          <table:table-cell office:value-type="float" office:value="1.77" table:style-name="ce1">
            <text:p>1.7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9903.47339651501" table:style-name="ce1">
            <text:p>699903.4734</text:p>
          </table:table-cell>
          <table:table-cell office:value-type="float" office:value="6180342.9482236197" table:style-name="ce1">
            <text:p>6180342.948</text:p>
          </table:table-cell>
          <table:table-cell office:value-type="float" office:value="6.02" table:style-name="ce1">
            <text:p>6.02</text:p>
          </table:table-cell>
          <table:table-cell office:value-type="float" office:value="4.25" table:style-name="ce1">
            <text:p>4.25</text:p>
          </table:table-cell>
          <table:table-cell office:value-type="float" office:value="1.77" table:style-name="ce1">
            <text:p>1.7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01366.79711112601" table:style-name="ce1">
            <text:p>701366.7971</text:p>
          </table:table-cell>
          <table:table-cell office:value-type="float" office:value="6188039.0690082703" table:style-name="ce1">
            <text:p>6188039.069</text:p>
          </table:table-cell>
          <table:table-cell office:value-type="float" office:value="2.89" table:style-name="ce1">
            <text:p>2.89</text:p>
          </table:table-cell>
          <table:table-cell office:value-type="float" office:value="1.1150000000000002" table:style-name="ce1">
            <text:p>1.115</text:p>
          </table:table-cell>
          <table:table-cell office:value-type="float" office:value="1.7749999999999999" table:style-name="ce1">
            <text:p>1.7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02304.82779613696" table:style-name="ce1">
            <text:p>702304.8278</text:p>
          </table:table-cell>
          <table:table-cell office:value-type="float" office:value="6186429.92440191" table:style-name="ce1">
            <text:p>6186429.924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0.2849999999999997" table:style-name="ce1">
            <text:p>0.285</text:p>
          </table:table-cell>
          <table:table-cell office:value-type="float" office:value="1.7850000000000001" table:style-name="ce1">
            <text:p>1.7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700107.97527114698" table:style-name="ce1">
            <text:p>700107.9753</text:p>
          </table:table-cell>
          <table:table-cell office:value-type="float" office:value="6187098.2382447496" table:style-name="ce1">
            <text:p>6187098.238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0.46999999999999975" table:style-name="ce1">
            <text:p>0.47</text:p>
          </table:table-cell>
          <table:table-cell office:value-type="float" office:value="1.79" table:style-name="ce1">
            <text:p>1.7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8564.64266124205" table:style-name="ce1">
            <text:p>698564.6427</text:p>
          </table:table-cell>
          <table:table-cell office:value-type="float" office:value="6181905.3413585499" table:style-name="ce1">
            <text:p>6181905.341</text:p>
          </table:table-cell>
          <table:table-cell office:value-type="float" office:value="6.74" table:style-name="ce1">
            <text:p>6.74</text:p>
          </table:table-cell>
          <table:table-cell office:value-type="float" office:value="4.915" table:style-name="ce1">
            <text:p>4.915</text:p>
          </table:table-cell>
          <table:table-cell office:value-type="float" office:value="1.825" table:style-name="ce1">
            <text:p>1.8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02004.54325656802" table:style-name="ce1">
            <text:p>702004.5433</text:p>
          </table:table-cell>
          <table:table-cell office:value-type="float" office:value="6186432.3363281405" table:style-name="ce1">
            <text:p>6186432.336</text:p>
          </table:table-cell>
          <table:table-cell office:value-type="float" office:value="2.31" table:style-name="ce1">
            <text:p>2.31</text:p>
          </table:table-cell>
          <table:table-cell office:value-type="float" office:value="0.47500000000000009" table:style-name="ce1">
            <text:p>0.475</text:p>
          </table:table-cell>
          <table:table-cell office:value-type="float" office:value="1.835" table:style-name="ce1">
            <text:p>1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1793.49797602801" table:style-name="ce1">
            <text:p>701793.498</text:p>
          </table:table-cell>
          <table:table-cell office:value-type="float" office:value="6185082.66204115" table:style-name="ce1">
            <text:p>6185082.662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0.46499999999999986" table:style-name="ce1">
            <text:p>0.465</text:p>
          </table:table-cell>
          <table:table-cell office:value-type="float" office:value="1.855" table:style-name="ce1">
            <text:p>1.8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95566.16821026197" table:style-name="ce1">
            <text:p>695566.1682</text:p>
          </table:table-cell>
          <table:table-cell office:value-type="float" office:value="6182480.0846972996" table:style-name="ce1">
            <text:p>6182480.085</text:p>
          </table:table-cell>
          <table:table-cell office:value-type="float" office:value="10.37" table:style-name="ce1">
            <text:p>10.37</text:p>
          </table:table-cell>
          <table:table-cell office:value-type="float" office:value="8.51" table:style-name="ce1">
            <text:p>8.51</text:p>
          </table:table-cell>
          <table:table-cell office:value-type="float" office:value="1.8599999999999999" table:style-name="ce1">
            <text:p>1.8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98915.30893976102" table:style-name="ce1">
            <text:p>698915.3089</text:p>
          </table:table-cell>
          <table:table-cell office:value-type="float" office:value="6188158.8875236399" table:style-name="ce1">
            <text:p>6188158.888</text:p>
          </table:table-cell>
          <table:table-cell office:value-type="float" office:value="2.42" table:style-name="ce1">
            <text:p>2.42</text:p>
          </table:table-cell>
          <table:table-cell office:value-type="float" office:value="0.52" table:style-name="ce1">
            <text:p>0.52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01576.41696131998" table:style-name="ce1">
            <text:p>701576.417</text:p>
          </table:table-cell>
          <table:table-cell office:value-type="float" office:value="6182982.2526015602" table:style-name="ce1">
            <text:p>6182982.253</text:p>
          </table:table-cell>
          <table:table-cell office:value-type="float" office:value="3.25" table:style-name="ce1">
            <text:p>3.25</text:p>
          </table:table-cell>
          <table:table-cell office:value-type="float" office:value="1.35" table:style-name="ce1">
            <text:p>1.35</text:p>
          </table:table-cell>
          <table:table-cell office:value-type="float" office:value="1.9" table:style-name="ce1">
            <text:p>1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00577.86096689105" table:style-name="ce1">
            <text:p>700577.861</text:p>
          </table:table-cell>
          <table:table-cell office:value-type="float" office:value="6183290.5897613" table:style-name="ce1">
            <text:p>6183290.59</text:p>
          </table:table-cell>
          <table:table-cell office:value-type="float" office:value="3.48" table:style-name="ce1">
            <text:p>3.48</text:p>
          </table:table-cell>
          <table:table-cell office:value-type="float" office:value="1.575" table:style-name="ce1">
            <text:p>1.575</text:p>
          </table:table-cell>
          <table:table-cell office:value-type="float" office:value="1.905" table:style-name="ce1">
            <text:p>1.9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7365.49236251705" table:style-name="ce1">
            <text:p>697365.4924</text:p>
          </table:table-cell>
          <table:table-cell office:value-type="float" office:value="6182165.2613160703" table:style-name="ce1">
            <text:p>6182165.261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7.129999999999999" table:style-name="ce1">
            <text:p>7.13</text:p>
          </table:table-cell>
          <table:table-cell office:value-type="float" office:value="1.91" table:style-name="ce1">
            <text:p>1.9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98470.99549790099" table:style-name="ce1">
            <text:p>698470.9955</text:p>
          </table:table-cell>
          <table:table-cell office:value-type="float" office:value="6182706.9245953802" table:style-name="ce1">
            <text:p>6182706.925</text:p>
          </table:table-cell>
          <table:table-cell office:value-type="float" office:value="5.91" table:style-name="ce1">
            <text:p>5.91</text:p>
          </table:table-cell>
          <table:table-cell office:value-type="float" office:value="4" table:style-name="ce1">
            <text:p>4</text:p>
          </table:table-cell>
          <table:table-cell office:value-type="float" office:value="1.9100000000000001" table:style-name="ce1">
            <text:p>1.9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6313.68951869803" table:style-name="ce1">
            <text:p>696313.6895</text:p>
          </table:table-cell>
          <table:table-cell office:value-type="float" office:value="6188279.9509892398" table:style-name="ce1">
            <text:p>6188279.951</text:p>
          </table:table-cell>
          <table:table-cell office:value-type="float" office:value="3.58" table:style-name="ce1">
            <text:p>3.58</text:p>
          </table:table-cell>
          <table:table-cell office:value-type="float" office:value="1.6600000000000001" table:style-name="ce1">
            <text:p>1.66</text:p>
          </table:table-cell>
          <table:table-cell office:value-type="float" office:value="1.92" table:style-name="ce1">
            <text:p>1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97356.59947083401" table:style-name="ce1">
            <text:p>697356.5995</text:p>
          </table:table-cell>
          <table:table-cell office:value-type="float" office:value="6187270.54051283" table:style-name="ce1">
            <text:p>6187270.541</text:p>
          </table:table-cell>
          <table:table-cell office:value-type="float" office:value="3.74" table:style-name="ce1">
            <text:p>3.74</text:p>
          </table:table-cell>
          <table:table-cell office:value-type="float" office:value="1.8200000000000003" table:style-name="ce1">
            <text:p>1.82</text:p>
          </table:table-cell>
          <table:table-cell office:value-type="float" office:value="1.92" table:style-name="ce1">
            <text:p>1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97507.95062536397" table:style-name="ce1">
            <text:p>697507.9506</text:p>
          </table:table-cell>
          <table:table-cell office:value-type="float" office:value="6187419.4714152701" table:style-name="ce1">
            <text:p>6187419.471</text:p>
          </table:table-cell>
          <table:table-cell office:value-type="float" office:value="3.41" table:style-name="ce1">
            <text:p>3.41</text:p>
          </table:table-cell>
          <table:table-cell office:value-type="float" office:value="1.4850000000000001" table:style-name="ce1">
            <text:p>1.485</text:p>
          </table:table-cell>
          <table:table-cell office:value-type="float" office:value="1.925" table:style-name="ce1">
            <text:p>1.9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00923.774201544" table:style-name="ce1">
            <text:p>700923.7742</text:p>
          </table:table-cell>
          <table:table-cell office:value-type="float" office:value="6182737.2405056702" table:style-name="ce1">
            <text:p>6182737.241</text:p>
          </table:table-cell>
          <table:table-cell office:value-type="float" office:value="3.36" table:style-name="ce1">
            <text:p>3.36</text:p>
          </table:table-cell>
          <table:table-cell office:value-type="float" office:value="1.4349999999999998" table:style-name="ce1">
            <text:p>1.435</text:p>
          </table:table-cell>
          <table:table-cell office:value-type="float" office:value="1.925" table:style-name="ce1">
            <text:p>1.9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5922.60706984298" table:style-name="ce1">
            <text:p>695922.6071</text:p>
          </table:table-cell>
          <table:table-cell office:value-type="float" office:value="6189434.2510554204" table:style-name="ce1">
            <text:p>6189434.251</text:p>
          </table:table-cell>
          <table:table-cell office:value-type="float" office:value="3.5" table:style-name="ce1">
            <text:p>3.5</text:p>
          </table:table-cell>
          <table:table-cell office:value-type="float" office:value="1.57" table:style-name="ce1">
            <text:p>1.57</text:p>
          </table:table-cell>
          <table:table-cell office:value-type="float" office:value="1.93" table:style-name="ce1">
            <text:p>1.9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84b</text:p>
          </table:table-cell>
          <table:table-cell office:value-type="float" office:value="699209.948618897" table:style-name="ce1">
            <text:p>699209.9486</text:p>
          </table:table-cell>
          <table:table-cell office:value-type="float" office:value="6187455.8150205296" table:style-name="ce1">
            <text:p>6187455.815</text:p>
          </table:table-cell>
          <table:table-cell office:value-type="float" office:value="3.07" table:style-name="ce1">
            <text:p>3.07</text:p>
          </table:table-cell>
          <table:table-cell office:value-type="float" office:value="1.1199999999999999" table:style-name="ce1">
            <text:p>1.12</text:p>
          </table:table-cell>
          <table:table-cell office:value-type="float" office:value="1.95" table:style-name="ce1">
            <text:p>1.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1793.49797602801" table:style-name="ce1">
            <text:p>701793.498</text:p>
          </table:table-cell>
          <table:table-cell office:value-type="float" office:value="6185082.66204115" table:style-name="ce1">
            <text:p>6185082.662</text:p>
          </table:table-cell>
          <table:table-cell office:value-type="float" office:value="2.82" table:style-name="ce1">
            <text:p>2.82</text:p>
          </table:table-cell>
          <table:table-cell office:value-type="float" office:value="0.86999999999999966" table:style-name="ce1">
            <text:p>0.87</text:p>
          </table:table-cell>
          <table:table-cell office:value-type="float" office:value="1.9500000000000002" table:style-name="ce1">
            <text:p>1.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5641.31969278096" table:style-name="ce1">
            <text:p>695641.3197</text:p>
          </table:table-cell>
          <table:table-cell office:value-type="float" office:value="6191788.8376197796" table:style-name="ce1">
            <text:p>6191788.838</text:p>
          </table:table-cell>
          <table:table-cell office:value-type="float" office:value="2.38" table:style-name="ce1">
            <text:p>2.38</text:p>
          </table:table-cell>
          <table:table-cell office:value-type="float" office:value="0.42499999999999982" table:style-name="ce1">
            <text:p>0.425</text:p>
          </table:table-cell>
          <table:table-cell office:value-type="float" office:value="1.9550000000000001" table:style-name="ce1">
            <text:p>1.9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6515.49101868202" table:style-name="ce1">
            <text:p>696515.491</text:p>
          </table:table-cell>
          <table:table-cell office:value-type="float" office:value="6188478.5229210602" table:style-name="ce1">
            <text:p>6188478.523</text:p>
          </table:table-cell>
          <table:table-cell office:value-type="float" office:value="3.33" table:style-name="ce1">
            <text:p>3.33</text:p>
          </table:table-cell>
          <table:table-cell office:value-type="float" office:value="1.335" table:style-name="ce1">
            <text:p>1.335</text:p>
          </table:table-cell>
          <table:table-cell office:value-type="float" office:value="1.9950000000000001" table:style-name="ce1">
            <text:p>1.9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99374.28389342094" table:style-name="ce1">
            <text:p>699374.2839</text:p>
          </table:table-cell>
          <table:table-cell office:value-type="float" office:value="6182999.9630556004" table:style-name="ce1">
            <text:p>6182999.963</text:p>
          </table:table-cell>
          <table:table-cell office:value-type="float" office:value="4.93" table:style-name="ce1">
            <text:p>4.93</text:p>
          </table:table-cell>
          <table:table-cell office:value-type="float" office:value="2.9349999999999996" table:style-name="ce1">
            <text:p>2.935</text:p>
          </table:table-cell>
          <table:table-cell office:value-type="float" office:value="1.9950000000000001" table:style-name="ce1">
            <text:p>1.9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00206.05681104795" table:style-name="ce1">
            <text:p>700206.0568</text:p>
          </table:table-cell>
          <table:table-cell office:value-type="float" office:value="6186847.1975088296" table:style-name="ce1">
            <text:p>6186847.198</text:p>
          </table:table-cell>
          <table:table-cell office:value-type="float" office:value="3.27" table:style-name="ce1">
            <text:p>3.27</text:p>
          </table:table-cell>
          <table:table-cell office:value-type="float" office:value="1.27" table:style-name="ce1">
            <text:p>1.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99855.72618161398" table:style-name="ce1">
            <text:p>699855.7262</text:p>
          </table:table-cell>
          <table:table-cell office:value-type="float" office:value="6186850.0158365797" table:style-name="ce1">
            <text:p>6186850.016</text:p>
          </table:table-cell>
          <table:table-cell office:value-type="float" office:value="2.72" table:style-name="ce1">
            <text:p>2.72</text:p>
          </table:table-cell>
          <table:table-cell office:value-type="float" office:value="0.7200000000000002" table:style-name="ce1">
            <text:p>0.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8062.54304039397" table:style-name="ce1">
            <text:p>698062.543</text:p>
          </table:table-cell>
          <table:table-cell office:value-type="float" office:value="6181709.1772832498" table:style-name="ce1">
            <text:p>6181709.177</text:p>
          </table:table-cell>
          <table:table-cell office:value-type="float" office:value="8.16" table:style-name="ce1">
            <text:p>8.16</text:p>
          </table:table-cell>
          <table:table-cell office:value-type="float" office:value="6.16" table:style-name="ce1">
            <text:p>6.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9603.87964430498" table:style-name="ce1">
            <text:p>699603.8796</text:p>
          </table:table-cell>
          <table:table-cell office:value-type="float" office:value="6186651.8402034696" table:style-name="ce1">
            <text:p>6186651.84</text:p>
          </table:table-cell>
          <table:table-cell office:value-type="float" office:value="2.91" table:style-name="ce1">
            <text:p>2.91</text:p>
          </table:table-cell>
          <table:table-cell office:value-type="float" office:value="0.90500000000000025" table:style-name="ce1">
            <text:p>0.905</text:p>
          </table:table-cell>
          <table:table-cell office:value-type="float" office:value="2.0049999999999999" table:style-name="ce1">
            <text:p>2.0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2945.56658247602" table:style-name="ce1">
            <text:p>702945.5666</text:p>
          </table:table-cell>
          <table:table-cell office:value-type="float" office:value="6191429.7567507802" table:style-name="ce1">
            <text:p>6191429.757</text:p>
          </table:table-cell>
          <table:table-cell office:value-type="float" office:value="2.31" table:style-name="ce1">
            <text:p>2.31</text:p>
          </table:table-cell>
          <table:table-cell office:value-type="float" office:value="0.27" table:style-name="ce1">
            <text:p>0.27</text:p>
          </table:table-cell>
          <table:table-cell office:value-type="float" office:value="2.04" table:style-name="ce1">
            <text:p>2.0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01207.002525975" table:style-name="ce1">
            <text:p>701207.0025</text:p>
          </table:table-cell>
          <table:table-cell office:value-type="float" office:value="6186839.1486546397" table:style-name="ce1">
            <text:p>6186839.149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0.43500000000000005" table:style-name="ce1">
            <text:p>0.435</text:p>
          </table:table-cell>
          <table:table-cell office:value-type="float" office:value="2.0550000000000002" table:style-name="ce1">
            <text:p>2.0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6854.11173856002" table:style-name="ce1">
            <text:p>696854.1117</text:p>
          </table:table-cell>
          <table:table-cell office:value-type="float" office:value="6187024.3397513796" table:style-name="ce1">
            <text:p>6187024.3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3300000000000005" table:style-name="ce1">
            <text:p>2.33</text:p>
          </table:table-cell>
          <table:table-cell office:value-type="float" office:value="2.0699999999999998" table:style-name="ce1">
            <text:p>2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02301.612643186" table:style-name="ce1">
            <text:p>702301.6126</text:p>
          </table:table-cell>
          <table:table-cell office:value-type="float" office:value="6186029.5455469396" table:style-name="ce1">
            <text:p>6186029.546</text:p>
          </table:table-cell>
          <table:table-cell office:value-type="float" office:value="2.57" table:style-name="ce1">
            <text:p>2.57</text:p>
          </table:table-cell>
          <table:table-cell office:value-type="float" office:value="0.5" table:style-name="ce1">
            <text:p>0.5</text:p>
          </table:table-cell>
          <table:table-cell office:value-type="float" office:value="2.0699999999999998" table:style-name="ce1">
            <text:p>2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98854.78430107597" table:style-name="ce1">
            <text:p>698854.7843</text:p>
          </table:table-cell>
          <table:table-cell office:value-type="float" office:value="6186858.0703766597" table:style-name="ce1">
            <text:p>6186858.07</text:p>
          </table:table-cell>
          <table:table-cell office:value-type="float" office:value="3.26" table:style-name="ce1">
            <text:p>3.26</text:p>
          </table:table-cell>
          <table:table-cell office:value-type="float" office:value="1.1849999999999996" table:style-name="ce1">
            <text:p>1.185</text:p>
          </table:table-cell>
          <table:table-cell office:value-type="float" office:value="2.0750000000000002" table:style-name="ce1">
            <text:p>2.0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00174.65532346501" table:style-name="ce1">
            <text:p>700174.6553</text:p>
          </table:table-cell>
          <table:table-cell office:value-type="float" office:value="6182943.4721164899" table:style-name="ce1">
            <text:p>6182943.472</text:p>
          </table:table-cell>
          <table:table-cell office:value-type="float" office:value="3.77" table:style-name="ce1">
            <text:p>3.77</text:p>
          </table:table-cell>
          <table:table-cell office:value-type="float" office:value="1.69" table:style-name="ce1">
            <text:p>1.69</text:p>
          </table:table-cell>
          <table:table-cell office:value-type="float" office:value="2.08" table:style-name="ce1">
            <text:p>2.0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7600.37990038795" table:style-name="ce1">
            <text:p>697600.3799</text:p>
          </table:table-cell>
          <table:table-cell office:value-type="float" office:value="6186467.7699987097" table:style-name="ce1">
            <text:p>6186467.77</text:p>
          </table:table-cell>
          <table:table-cell office:value-type="float" office:value="4.7" table:style-name="ce1">
            <text:p>4.7</text:p>
          </table:table-cell>
          <table:table-cell office:value-type="float" office:value="2.6100000000000003" table:style-name="ce1">
            <text:p>2.61</text:p>
          </table:table-cell>
          <table:table-cell office:value-type="float" office:value="2.09" table:style-name="ce1">
            <text:p>2.0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8203.76892391103" table:style-name="ce1">
            <text:p>698203.7689</text:p>
          </table:table-cell>
          <table:table-cell office:value-type="float" office:value="6186813.2620951803" table:style-name="ce1">
            <text:p>6186813.262</text:p>
          </table:table-cell>
          <table:table-cell office:value-type="float" office:value="3.81" table:style-name="ce1">
            <text:p>3.81</text:p>
          </table:table-cell>
          <table:table-cell office:value-type="float" office:value="1.7050000000000001" table:style-name="ce1">
            <text:p>1.705</text:p>
          </table:table-cell>
          <table:table-cell office:value-type="float" office:value="2.105" table:style-name="ce1">
            <text:p>2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98757.91437673604" table:style-name="ce1">
            <text:p>698757.9144</text:p>
          </table:table-cell>
          <table:table-cell office:value-type="float" office:value="6187259.2527071796" table:style-name="ce1">
            <text:p>6187259.253</text:p>
          </table:table-cell>
          <table:table-cell office:value-type="float" office:value="3.23" table:style-name="ce1">
            <text:p>3.23</text:p>
          </table:table-cell>
          <table:table-cell office:value-type="float" office:value="1.125" table:style-name="ce1">
            <text:p>1.125</text:p>
          </table:table-cell>
          <table:table-cell office:value-type="float" office:value="2.105" table:style-name="ce1">
            <text:p>2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02443.71832646697" table:style-name="ce1">
            <text:p>702443.7183</text:p>
          </table:table-cell>
          <table:table-cell office:value-type="float" office:value="6185027.3881582003" table:style-name="ce1">
            <text:p>6185027.388</text:p>
          </table:table-cell>
          <table:table-cell office:value-type="float" office:value="2.62" table:style-name="ce1">
            <text:p>2.62</text:p>
          </table:table-cell>
          <table:table-cell office:value-type="float" office:value="0.46999999999999975" table:style-name="ce1">
            <text:p>0.47</text:p>
          </table:table-cell>
          <table:table-cell office:value-type="float" office:value="2.1500000000000004" table:style-name="ce1">
            <text:p>2.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97654.48883243999" table:style-name="ce1">
            <text:p>697654.4888</text:p>
          </table:table-cell>
          <table:table-cell office:value-type="float" office:value="6180761.4738262398" table:style-name="ce1">
            <text:p>6180761.474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7.7950000000000008" table:style-name="ce1">
            <text:p>7.795</text:p>
          </table:table-cell>
          <table:table-cell office:value-type="float" office:value="2.1749999999999998" table:style-name="ce1">
            <text:p>2.1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00103.54660582403" table:style-name="ce1">
            <text:p>700103.5466</text:p>
          </table:table-cell>
          <table:table-cell office:value-type="float" office:value="6186547.7196160704" table:style-name="ce1">
            <text:p>6186547.72</text:p>
          </table:table-cell>
          <table:table-cell office:value-type="float" office:value="2.95" table:style-name="ce1">
            <text:p>2.95</text:p>
          </table:table-cell>
          <table:table-cell office:value-type="float" office:value="0.73500000000000032" table:style-name="ce1">
            <text:p>0.735</text:p>
          </table:table-cell>
          <table:table-cell office:value-type="float" office:value="2.2149999999999999" table:style-name="ce1">
            <text:p>2.2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96221.67309325899" table:style-name="ce1">
            <text:p>696221.6731</text:p>
          </table:table-cell>
          <table:table-cell office:value-type="float" office:value="6189281.6892334502" table:style-name="ce1">
            <text:p>6189281.689</text:p>
          </table:table-cell>
          <table:table-cell office:value-type="float" office:value="3.49" table:style-name="ce1">
            <text:p>3.49</text:p>
          </table:table-cell>
          <table:table-cell office:value-type="float" office:value="1.2600000000000002" table:style-name="ce1">
            <text:p>1.26</text:p>
          </table:table-cell>
          <table:table-cell office:value-type="float" office:value="2.23" table:style-name="ce1">
            <text:p>2.2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8659.90308261197" table:style-name="ce1">
            <text:p>698659.9031</text:p>
          </table:table-cell>
          <table:table-cell office:value-type="float" office:value="6181303.9497934198" table:style-name="ce1">
            <text:p>6181303.95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1.9900000000000007" table:style-name="ce1">
            <text:p>1.99</text:p>
          </table:table-cell>
          <table:table-cell office:value-type="float" office:value="2.2399999999999998" table:style-name="ce1">
            <text:p>2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6965.91100682796" table:style-name="ce1">
            <text:p>696965.911</text:p>
          </table:table-cell>
          <table:table-cell office:value-type="float" office:value="6182268.5860800203" table:style-name="ce1">
            <text:p>6182268.586</text:p>
          </table:table-cell>
          <table:table-cell office:value-type="float" office:value="9.86" table:style-name="ce1">
            <text:p>9.86</text:p>
          </table:table-cell>
          <table:table-cell office:value-type="float" office:value="7.5949999999999998" table:style-name="ce1">
            <text:p>7.595</text:p>
          </table:table-cell>
          <table:table-cell office:value-type="float" office:value="2.2649999999999997" table:style-name="ce1">
            <text:p>2.2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02455.18882725795" table:style-name="ce1">
            <text:p>702455.1888</text:p>
          </table:table-cell>
          <table:table-cell office:value-type="float" office:value="6180222.32988289" table:style-name="ce1">
            <text:p>6180222.33</text:p>
          </table:table-cell>
          <table:table-cell office:value-type="float" office:value="3.64" table:style-name="ce1">
            <text:p>3.64</text:p>
          </table:table-cell>
          <table:table-cell office:value-type="float" office:value="1.3650000000000002" table:style-name="ce1">
            <text:p>1.365</text:p>
          </table:table-cell>
          <table:table-cell office:value-type="float" office:value="2.2749999999999999" table:style-name="ce1">
            <text:p>2.2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96209.55789178296" table:style-name="ce1">
            <text:p>696209.5579</text:p>
          </table:table-cell>
          <table:table-cell office:value-type="float" office:value="6187780.2909573903" table:style-name="ce1">
            <text:p>6187780.291</text:p>
          </table:table-cell>
          <table:table-cell office:value-type="float" office:value="4.1900000000000004" table:style-name="ce1">
            <text:p>4.19</text:p>
          </table:table-cell>
          <table:table-cell office:value-type="float" office:value="1.9050000000000002" table:style-name="ce1">
            <text:p>1.905</text:p>
          </table:table-cell>
          <table:table-cell office:value-type="float" office:value="2.2850000000000001" table:style-name="ce1">
            <text:p>2.2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5485.92998330703" table:style-name="ce1">
            <text:p>695485.93</text:p>
          </table:table-cell>
          <table:table-cell office:value-type="float" office:value="6191139.4544381099" table:style-name="ce1">
            <text:p>6191139.454</text:p>
          </table:table-cell>
          <table:table-cell office:value-type="float" office:value="3.2" table:style-name="ce1">
            <text:p>3.2</text:p>
          </table:table-cell>
          <table:table-cell office:value-type="float" office:value="0.90000000000000036" table:style-name="ce1">
            <text:p>0.9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93855.866276738" table:style-name="ce1">
            <text:p>693855.8663</text:p>
          </table:table-cell>
          <table:table-cell office:value-type="float" office:value="6193805.2002088204" table:style-name="ce1">
            <text:p>6193805.2</text:p>
          </table:table-cell>
          <table:table-cell office:value-type="float" office:value="6.27" table:style-name="ce1">
            <text:p>6.27</text:p>
          </table:table-cell>
          <table:table-cell office:value-type="float" office:value="3.9699999999999998" table:style-name="ce1">
            <text:p>3.97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9351.32126620098" table:style-name="ce1">
            <text:p>699351.3213</text:p>
          </table:table-cell>
          <table:table-cell office:value-type="float" office:value="6180147.1807420002" table:style-name="ce1">
            <text:p>6180147.181</text:p>
          </table:table-cell>
          <table:table-cell office:value-type="float" office:value="8.18" table:style-name="ce1">
            <text:p>8.18</text:p>
          </table:table-cell>
          <table:table-cell office:value-type="float" office:value="5.88" table:style-name="ce1">
            <text:p>5.88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01601.75115749706" table:style-name="ce1">
            <text:p>701601.7512</text:p>
          </table:table-cell>
          <table:table-cell office:value-type="float" office:value="6186135.2691212799" table:style-name="ce1">
            <text:p>6186135.269</text:p>
          </table:table-cell>
          <table:table-cell office:value-type="float" office:value="2.8" table:style-name="ce1">
            <text:p>2.8</text:p>
          </table:table-cell>
          <table:table-cell office:value-type="float" office:value="0.49500000000000011" table:style-name="ce1">
            <text:p>0.495</text:p>
          </table:table-cell>
          <table:table-cell office:value-type="float" office:value="2.3049999999999997" table:style-name="ce1">
            <text:p>2.3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1053.80465152697" table:style-name="ce1">
            <text:p>701053.8047</text:p>
          </table:table-cell>
          <table:table-cell office:value-type="float" office:value="6180233.5906936703" table:style-name="ce1">
            <text:p>6180233.591</text:p>
          </table:table-cell>
          <table:table-cell office:value-type="float" office:value="5.32" table:style-name="ce1">
            <text:p>5.32</text:p>
          </table:table-cell>
          <table:table-cell office:value-type="float" office:value="2.9750000000000005" table:style-name="ce1">
            <text:p>2.975</text:p>
          </table:table-cell>
          <table:table-cell office:value-type="float" office:value="2.3449999999999998" table:style-name="ce1">
            <text:p>2.3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3943.00929553097" table:style-name="ce1">
            <text:p>693943.0093</text:p>
          </table:table-cell>
          <table:table-cell office:value-type="float" office:value="6192202.94309616" table:style-name="ce1">
            <text:p>6192202.943</text:p>
          </table:table-cell>
          <table:table-cell office:value-type="float" office:value="5.21" table:style-name="ce1">
            <text:p>5.21</text:p>
          </table:table-cell>
          <table:table-cell office:value-type="float" office:value="2.85" table:style-name="ce1">
            <text:p>2.85</text:p>
          </table:table-cell>
          <table:table-cell office:value-type="float" office:value="2.36" table:style-name="ce1">
            <text:p>2.3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7359.843570592" table:style-name="ce1">
            <text:p>697359.8436</text:p>
          </table:table-cell>
          <table:table-cell office:value-type="float" office:value="6181464.5791712403" table:style-name="ce1">
            <text:p>6181464.579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.3349999999999991" table:style-name="ce1">
            <text:p>7.335</text:p>
          </table:table-cell>
          <table:table-cell office:value-type="float" office:value="2.3650000000000002" table:style-name="ce1">
            <text:p>2.3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3b</text:p>
          </table:table-cell>
          <table:table-cell office:value-type="float" office:value="700493.46115768398" table:style-name="ce1">
            <text:p>700493.4612</text:p>
          </table:table-cell>
          <table:table-cell office:value-type="float" office:value="6185243.2654104996" table:style-name="ce1">
            <text:p>6185243.265</text:p>
          </table:table-cell>
          <table:table-cell office:value-type="float" office:value="3.93" table:style-name="ce1">
            <text:p>3.93</text:p>
          </table:table-cell>
          <table:table-cell office:value-type="float" office:value="1.56" table:style-name="ce1">
            <text:p>1.56</text:p>
          </table:table-cell>
          <table:table-cell office:value-type="float" office:value="2.37" table:style-name="ce1">
            <text:p>2.3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7759.42721339595" table:style-name="ce1">
            <text:p>697759.4272</text:p>
          </table:table-cell>
          <table:table-cell office:value-type="float" office:value="6181361.25485388" table:style-name="ce1">
            <text:p>6181361.25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5.6800000000000006" table:style-name="ce1">
            <text:p>5.68</text:p>
          </table:table-cell>
          <table:table-cell office:value-type="float" office:value="2.37" table:style-name="ce1">
            <text:p>2.3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1103.68969437003" table:style-name="ce1">
            <text:p>701103.6897</text:p>
          </table:table-cell>
          <table:table-cell office:value-type="float" office:value="6186439.5755308401" table:style-name="ce1">
            <text:p>6186439.576</text:p>
          </table:table-cell>
          <table:table-cell office:value-type="float" office:value="3.27" table:style-name="ce1">
            <text:p>3.27</text:p>
          </table:table-cell>
          <table:table-cell office:value-type="float" office:value="0.89000000000000012" table:style-name="ce1">
            <text:p>0.89</text:p>
          </table:table-cell>
          <table:table-cell office:value-type="float" office:value="2.38" table:style-name="ce1">
            <text:p>2.3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96620.01214786305" table:style-name="ce1">
            <text:p>696620.0121</text:p>
          </table:table-cell>
          <table:table-cell office:value-type="float" office:value="6182821.9444030197" table:style-name="ce1">
            <text:p>6182821.944</text:p>
          </table:table-cell>
          <table:table-cell office:value-type="float" office:value="7.77" table:style-name="ce1">
            <text:p>7.77</text:p>
          </table:table-cell>
          <table:table-cell office:value-type="float" office:value="5.3849999999999998" table:style-name="ce1">
            <text:p>5.385</text:p>
          </table:table-cell>
          <table:table-cell office:value-type="float" office:value="2.3849999999999998" table:style-name="ce1">
            <text:p>2.3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97919.53756238299" table:style-name="ce1">
            <text:p>697919.5376</text:p>
          </table:table-cell>
          <table:table-cell office:value-type="float" office:value="6188807.5444466202" table:style-name="ce1">
            <text:p>6188807.544</text:p>
          </table:table-cell>
          <table:table-cell office:value-type="float" office:value="1.99" table:style-name="ce1">
            <text:p>1.99</text:p>
          </table:table-cell>
          <table:table-cell office:value-type="float" office:value="-0.40000000000000013" table:style-name="ce1">
            <text:p>-0.4</text:p>
          </table:table-cell>
          <table:table-cell office:value-type="float" office:value="2.39" table:style-name="ce1">
            <text:p>2.3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98801.91608175705" table:style-name="ce1">
            <text:p>698801.9161</text:p>
          </table:table-cell>
          <table:table-cell office:value-type="float" office:value="6186508.1429703403" table:style-name="ce1">
            <text:p>6186508.143</text:p>
          </table:table-cell>
          <table:table-cell office:value-type="float" office:value="3.83" table:style-name="ce1">
            <text:p>3.83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2.395" table:style-name="ce1">
            <text:p>2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9549.80466552905" table:style-name="ce1">
            <text:p>699549.8047</text:p>
          </table:table-cell>
          <table:table-cell office:value-type="float" office:value="6186151.7700673603" table:style-name="ce1">
            <text:p>6186151.77</text:p>
          </table:table-cell>
          <table:table-cell office:value-type="float" office:value="3.62" table:style-name="ce1">
            <text:p>3.62</text:p>
          </table:table-cell>
          <table:table-cell office:value-type="float" office:value="1.21" table:style-name="ce1">
            <text:p>1.21</text:p>
          </table:table-cell>
          <table:table-cell office:value-type="float" office:value="2.41" table:style-name="ce1">
            <text:p>2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7875.65783836099" table:style-name="ce1">
            <text:p>697875.6578</text:p>
          </table:table-cell>
          <table:table-cell office:value-type="float" office:value="6183362.3905123202" table:style-name="ce1">
            <text:p>6183362.391</text:p>
          </table:table-cell>
          <table:table-cell office:value-type="float" office:value="6.32" table:style-name="ce1">
            <text:p>6.32</text:p>
          </table:table-cell>
          <table:table-cell office:value-type="float" office:value="3.91" table:style-name="ce1">
            <text:p>3.91</text:p>
          </table:table-cell>
          <table:table-cell office:value-type="float" office:value="2.41" table:style-name="ce1">
            <text:p>2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01351.68793599296" table:style-name="ce1">
            <text:p>701351.6879</text:p>
          </table:table-cell>
          <table:table-cell office:value-type="float" office:value="6179930.8808087697" table:style-name="ce1">
            <text:p>6179930.881</text:p>
          </table:table-cell>
          <table:table-cell office:value-type="float" office:value="5.31" table:style-name="ce1">
            <text:p>5.31</text:p>
          </table:table-cell>
          <table:table-cell office:value-type="float" office:value="2.8999999999999995" table:style-name="ce1">
            <text:p>2.9</text:p>
          </table:table-cell>
          <table:table-cell office:value-type="float" office:value="2.41" table:style-name="ce1">
            <text:p>2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6699.11687403405" table:style-name="ce1">
            <text:p>696699.1169</text:p>
          </table:table-cell>
          <table:table-cell office:value-type="float" office:value="6180218.5988378599" table:style-name="ce1">
            <text:p>6180218.599</text:p>
          </table:table-cell>
          <table:table-cell office:value-type="float" office:value="13.15" table:style-name="ce1">
            <text:p>13.15</text:p>
          </table:table-cell>
          <table:table-cell office:value-type="float" office:value="10.73" table:style-name="ce1">
            <text:p>10.73</text:p>
          </table:table-cell>
          <table:table-cell office:value-type="float" office:value="2.42" table:style-name="ce1">
            <text:p>2.4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95939.16906768805" table:style-name="ce1">
            <text:p>695939.1691</text:p>
          </table:table-cell>
          <table:table-cell office:value-type="float" office:value="6191486.1404183703" table:style-name="ce1">
            <text:p>6191486.14</text:p>
          </table:table-cell>
          <table:table-cell office:value-type="float" office:value="2.69" table:style-name="ce1">
            <text:p>2.69</text:p>
          </table:table-cell>
          <table:table-cell office:value-type="float" office:value="0.26500000000000012" table:style-name="ce1">
            <text:p>0.265</text:p>
          </table:table-cell>
          <table:table-cell office:value-type="float" office:value="2.4249999999999998" table:style-name="ce1">
            <text:p>2.4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4838.16580641596" table:style-name="ce1">
            <text:p>694838.1658</text:p>
          </table:table-cell>
          <table:table-cell office:value-type="float" office:value="6191495.0274354396" table:style-name="ce1">
            <text:p>6191495.027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1.9150000000000005" table:style-name="ce1">
            <text:p>1.915</text:p>
          </table:table-cell>
          <table:table-cell office:value-type="float" office:value="2.4449999999999998" table:style-name="ce1">
            <text:p>2.4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6661.58271758899" table:style-name="ce1">
            <text:p>696661.5827</text:p>
          </table:table-cell>
          <table:table-cell office:value-type="float" office:value="6181770.5208686301" table:style-name="ce1">
            <text:p>6181770.521</text:p>
          </table:table-cell>
          <table:table-cell office:value-type="float" office:value="11.1" table:style-name="ce1">
            <text:p>11.1</text:p>
          </table:table-cell>
          <table:table-cell office:value-type="float" office:value="8.6349999999999998" table:style-name="ce1">
            <text:p>8.635</text:p>
          </table:table-cell>
          <table:table-cell office:value-type="float" office:value="2.4649999999999999" table:style-name="ce1">
            <text:p>2.4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8863.65027697" table:style-name="ce1">
            <text:p>698863.6503</text:p>
          </table:table-cell>
          <table:table-cell office:value-type="float" office:value="6187959.1033961195" table:style-name="ce1">
            <text:p>6187959.103</text:p>
          </table:table-cell>
          <table:table-cell office:value-type="float" office:value="3.12" table:style-name="ce1">
            <text:p>3.12</text:p>
          </table:table-cell>
          <table:table-cell office:value-type="float" office:value="0.65500000000000025" table:style-name="ce1">
            <text:p>0.655</text:p>
          </table:table-cell>
          <table:table-cell office:value-type="float" office:value="2.4649999999999999" table:style-name="ce1">
            <text:p>2.4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00500.30334837397" table:style-name="ce1">
            <text:p>700500.3033</text:p>
          </table:table-cell>
          <table:table-cell office:value-type="float" office:value="6186094.07322546" table:style-name="ce1">
            <text:p>6186094.073</text:p>
          </table:table-cell>
          <table:table-cell office:value-type="float" office:value="3.08" table:style-name="ce1">
            <text:p>3.08</text:p>
          </table:table-cell>
          <table:table-cell office:value-type="float" office:value="0.60499999999999998" table:style-name="ce1">
            <text:p>0.605</text:p>
          </table:table-cell>
          <table:table-cell office:value-type="float" office:value="2.4750000000000001" table:style-name="ce1">
            <text:p>2.4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98575.52640189498" table:style-name="ce1">
            <text:p>698575.5264</text:p>
          </table:table-cell>
          <table:table-cell office:value-type="float" office:value="6183256.6505353199" table:style-name="ce1">
            <text:p>6183256.651</text:p>
          </table:table-cell>
          <table:table-cell office:value-type="float" office:value="5.86" table:style-name="ce1">
            <text:p>5.86</text:p>
          </table:table-cell>
          <table:table-cell office:value-type="float" office:value="3.3800000000000003" table:style-name="ce1">
            <text:p>3.38</text:p>
          </table:table-cell>
          <table:table-cell office:value-type="float" office:value="2.48" table:style-name="ce1">
            <text:p>2.4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02970.70805689006" table:style-name="ce1">
            <text:p>702970.7081</text:p>
          </table:table-cell>
          <table:table-cell office:value-type="float" office:value="6188326.4864727901" table:style-name="ce1">
            <text:p>6188326.486</text:p>
          </table:table-cell>
          <table:table-cell office:value-type="float" office:value="2.81" table:style-name="ce1">
            <text:p>2.81</text:p>
          </table:table-cell>
          <table:table-cell office:value-type="float" office:value="0.31999999999999984" table:style-name="ce1">
            <text:p>0.32</text:p>
          </table:table-cell>
          <table:table-cell office:value-type="float" office:value="2.4900000000000002" table:style-name="ce1">
            <text:p>2.4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00384.107604146" table:style-name="ce1">
            <text:p>700384.1076</text:p>
          </table:table-cell>
          <table:table-cell office:value-type="float" office:value="6184092.9702786999" table:style-name="ce1">
            <text:p>6184092.97</text:p>
          </table:table-cell>
          <table:table-cell office:value-type="float" office:value="3.85" table:style-name="ce1">
            <text:p>3.85</text:p>
          </table:table-cell>
          <table:table-cell office:value-type="float" office:value="1.3599999999999999" table:style-name="ce1">
            <text:p>1.36</text:p>
          </table:table-cell>
          <table:table-cell office:value-type="float" office:value="2.4900000000000002" table:style-name="ce1">
            <text:p>2.4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97254.903743234" table:style-name="ce1">
            <text:p>697254.9037</text:p>
          </table:table-cell>
          <table:table-cell office:value-type="float" office:value="6180864.7988159899" table:style-name="ce1">
            <text:p>6180864.799</text:p>
          </table:table-cell>
          <table:table-cell office:value-type="float" office:value="11.18" table:style-name="ce1">
            <text:p>11.18</text:p>
          </table:table-cell>
          <table:table-cell office:value-type="float" office:value="8.67" table:style-name="ce1">
            <text:p>8.67</text:p>
          </table:table-cell>
          <table:table-cell office:value-type="float" office:value="2.5099999999999998" table:style-name="ce1">
            <text:p>2.5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8116.17502174096" table:style-name="ce1">
            <text:p>698116.175</text:p>
          </table:table-cell>
          <table:table-cell office:value-type="float" office:value="6188365.5220124396" table:style-name="ce1">
            <text:p>6188365.522</text:p>
          </table:table-cell>
          <table:table-cell office:value-type="float" office:value="2.96" table:style-name="ce1">
            <text:p>2.96</text:p>
          </table:table-cell>
          <table:table-cell office:value-type="float" office:value="0.44499999999999984" table:style-name="ce1">
            <text:p>0.445</text:p>
          </table:table-cell>
          <table:table-cell office:value-type="float" office:value="2.5150000000000001" table:style-name="ce1">
            <text:p>2.5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00801.79566869698" table:style-name="ce1">
            <text:p>700801.7957</text:p>
          </table:table-cell>
          <table:table-cell office:value-type="float" office:value="6186241.8005102696" table:style-name="ce1">
            <text:p>6186241.801</text:p>
          </table:table-cell>
          <table:table-cell office:value-type="float" office:value="3.39" table:style-name="ce1">
            <text:p>3.39</text:p>
          </table:table-cell>
          <table:table-cell office:value-type="float" office:value="0.86500000000000021" table:style-name="ce1">
            <text:p>0.865</text:p>
          </table:table-cell>
          <table:table-cell office:value-type="float" office:value="2.5249999999999999" table:style-name="ce1">
            <text:p>2.5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9847.67243676202" table:style-name="ce1">
            <text:p>699847.6724</text:p>
          </table:table-cell>
          <table:table-cell office:value-type="float" office:value="6185849.0698821098" table:style-name="ce1">
            <text:p>6185849.07</text:p>
          </table:table-cell>
          <table:table-cell office:value-type="float" office:value="3.57" table:style-name="ce1">
            <text:p>3.57</text:p>
          </table:table-cell>
          <table:table-cell office:value-type="float" office:value="1.0399999999999996" table:style-name="ce1">
            <text:p>1.04</text:p>
          </table:table-cell>
          <table:table-cell office:value-type="float" office:value="2.5300000000000002" table:style-name="ce1">
            <text:p>2.5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2839.85074367898" table:style-name="ce1">
            <text:p>702839.8507</text:p>
          </table:table-cell>
          <table:table-cell office:value-type="float" office:value="6190729.9176135696" table:style-name="ce1">
            <text:p>6190729.918</text:p>
          </table:table-cell>
          <table:table-cell office:value-type="float" office:value="2.82" table:style-name="ce1">
            <text:p>2.82</text:p>
          </table:table-cell>
          <table:table-cell office:value-type="float" office:value="0.27" table:style-name="ce1">
            <text:p>0.27</text:p>
          </table:table-cell>
          <table:table-cell office:value-type="float" office:value="2.5499999999999998" table:style-name="ce1">
            <text:p>2.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9244.68621253106" table:style-name="ce1">
            <text:p>699244.6862</text:p>
          </table:table-cell>
          <table:table-cell office:value-type="float" office:value="6185553.6169469003" table:style-name="ce1">
            <text:p>6185553.617</text:p>
          </table:table-cell>
          <table:table-cell office:value-type="float" office:value="4.57" table:style-name="ce1">
            <text:p>4.57</text:p>
          </table:table-cell>
          <table:table-cell office:value-type="float" office:value="2" table:style-name="ce1">
            <text:p>2</text:p>
          </table:table-cell>
          <table:table-cell office:value-type="float" office:value="2.5700000000000003" table:style-name="ce1">
            <text:p>2.5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00189.14850868203" table:style-name="ce1">
            <text:p>700189.1485</text:p>
          </table:table-cell>
          <table:table-cell office:value-type="float" office:value="6184745.20354864" table:style-name="ce1">
            <text:p>6184745.204</text:p>
          </table:table-cell>
          <table:table-cell office:value-type="float" office:value="4.09" table:style-name="ce1">
            <text:p>4.09</text:p>
          </table:table-cell>
          <table:table-cell office:value-type="float" office:value="1.5099999999999998" table:style-name="ce1">
            <text:p>1.51</text:p>
          </table:table-cell>
          <table:table-cell office:value-type="float" office:value="2.58" table:style-name="ce1">
            <text:p>2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8950.524561267" table:style-name="ce1">
            <text:p>698950.5246</text:p>
          </table:table-cell>
          <table:table-cell office:value-type="float" office:value="6180100.3541092603" table:style-name="ce1">
            <text:p>6180100.354</text:p>
          </table:table-cell>
          <table:table-cell office:value-type="float" office:value="8.98" table:style-name="ce1">
            <text:p>8.98</text:p>
          </table:table-cell>
          <table:table-cell office:value-type="float" office:value="6.4" table:style-name="ce1">
            <text:p>6.4</text:p>
          </table:table-cell>
          <table:table-cell office:value-type="float" office:value="2.58" table:style-name="ce1">
            <text:p>2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97168.52643943601" table:style-name="ce1">
            <text:p>697168.5264</text:p>
          </table:table-cell>
          <table:table-cell office:value-type="float" office:value="6182567.2633622102" table:style-name="ce1">
            <text:p>6182567.263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5.955000000000001" table:style-name="ce1">
            <text:p>5.955</text:p>
          </table:table-cell>
          <table:table-cell office:value-type="float" office:value="2.5949999999999998" table:style-name="ce1">
            <text:p>2.5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02364.52019044198" table:style-name="ce1">
            <text:p>702364.5202</text:p>
          </table:table-cell>
          <table:table-cell office:value-type="float" office:value="6187630.6529417504" table:style-name="ce1">
            <text:p>6187630.653</text:p>
          </table:table-cell>
          <table:table-cell office:value-type="float" office:value="2.82" table:style-name="ce1">
            <text:p>2.82</text:p>
          </table:table-cell>
          <table:table-cell office:value-type="float" office:value="0.22500000000000009" table:style-name="ce1">
            <text:p>0.225</text:p>
          </table:table-cell>
          <table:table-cell office:value-type="float" office:value="2.5949999999999998" table:style-name="ce1">
            <text:p>2.5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96071.49962083902" table:style-name="ce1">
            <text:p>696071.4996</text:p>
          </table:table-cell>
          <table:table-cell office:value-type="float" office:value="6183076.6269189501" table:style-name="ce1">
            <text:p>6183076.627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6.7750000000000004" table:style-name="ce1">
            <text:p>6.775</text:p>
          </table:table-cell>
          <table:table-cell office:value-type="float" office:value="2.605" table:style-name="ce1">
            <text:p>2.6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9887.65292699798" table:style-name="ce1">
            <text:p>699887.6529</text:p>
          </table:table-cell>
          <table:table-cell office:value-type="float" office:value="6184597.4759134501" table:style-name="ce1">
            <text:p>6184597.476</text:p>
          </table:table-cell>
          <table:table-cell office:value-type="float" office:value="4.2" table:style-name="ce1">
            <text:p>4.2</text:p>
          </table:table-cell>
          <table:table-cell office:value-type="float" office:value="1.5950000000000002" table:style-name="ce1">
            <text:p>1.595</text:p>
          </table:table-cell>
          <table:table-cell office:value-type="float" office:value="2.605" table:style-name="ce1">
            <text:p>2.6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99255.25174012897" table:style-name="ce1">
            <text:p>699255.2517</text:p>
          </table:table-cell>
          <table:table-cell office:value-type="float" office:value="6180648.4781585503" table:style-name="ce1">
            <text:p>6180648.478</text:p>
          </table:table-cell>
          <table:table-cell office:value-type="float" office:value="7.9" table:style-name="ce1">
            <text:p>7.9</text:p>
          </table:table-cell>
          <table:table-cell office:value-type="float" office:value="5.29" table:style-name="ce1">
            <text:p>5.29</text:p>
          </table:table-cell>
          <table:table-cell office:value-type="float" office:value="2.6100000000000003" table:style-name="ce1">
            <text:p>2.6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97471.64125883998" table:style-name="ce1">
            <text:p>697471.6413</text:p>
          </table:table-cell>
          <table:table-cell office:value-type="float" office:value="6182915.1820047004" table:style-name="ce1">
            <text:p>6182915.182</text:p>
          </table:table-cell>
          <table:table-cell office:value-type="float" office:value="7.54" table:style-name="ce1">
            <text:p>7.54</text:p>
          </table:table-cell>
          <table:table-cell office:value-type="float" office:value="4.92" table:style-name="ce1">
            <text:p>4.92</text:p>
          </table:table-cell>
          <table:table-cell office:value-type="float" office:value="2.62" table:style-name="ce1">
            <text:p>2.6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99984.124844459" table:style-name="ce1">
            <text:p>699984.1248</text:p>
          </table:table-cell>
          <table:table-cell office:value-type="float" office:value="6184146.2393523604" table:style-name="ce1">
            <text:p>6184146.239</text:p>
          </table:table-cell>
          <table:table-cell office:value-type="float" office:value="3.98" table:style-name="ce1">
            <text:p>3.98</text:p>
          </table:table-cell>
          <table:table-cell office:value-type="float" office:value="1.3599999999999999" table:style-name="ce1">
            <text:p>1.36</text:p>
          </table:table-cell>
          <table:table-cell office:value-type="float" office:value="2.62" table:style-name="ce1">
            <text:p>2.6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97955.54983753804" table:style-name="ce1">
            <text:p>697955.5498</text:p>
          </table:table-cell>
          <table:table-cell office:value-type="float" office:value="6187065.5132494401" table:style-name="ce1">
            <text:p>6187065.513</text:p>
          </table:table-cell>
          <table:table-cell office:value-type="float" office:value="4.21" table:style-name="ce1">
            <text:p>4.21</text:p>
          </table:table-cell>
          <table:table-cell office:value-type="float" office:value="1.585" table:style-name="ce1">
            <text:p>1.585</text:p>
          </table:table-cell>
          <table:table-cell office:value-type="float" office:value="2.625" table:style-name="ce1">
            <text:p>2.6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9179.731349851" table:style-name="ce1">
            <text:p>699179.7313</text:p>
          </table:table-cell>
          <table:table-cell office:value-type="float" office:value="6183702.2496052496" table:style-name="ce1">
            <text:p>6183702.25</text:p>
          </table:table-cell>
          <table:table-cell office:value-type="float" office:value="5.18" table:style-name="ce1">
            <text:p>5.18</text:p>
          </table:table-cell>
          <table:table-cell office:value-type="float" office:value="2.5349999999999997" table:style-name="ce1">
            <text:p>2.535</text:p>
          </table:table-cell>
          <table:table-cell office:value-type="float" office:value="2.645" table:style-name="ce1">
            <text:p>2.6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99602.26858248399" table:style-name="ce1">
            <text:p>699602.2686</text:p>
          </table:table-cell>
          <table:table-cell office:value-type="float" office:value="6186451.6512753302" table:style-name="ce1">
            <text:p>6186451.651</text:p>
          </table:table-cell>
          <table:table-cell office:value-type="float" office:value="3.58" table:style-name="ce1">
            <text:p>3.58</text:p>
          </table:table-cell>
          <table:table-cell office:value-type="float" office:value="0.92999999999999972" table:style-name="ce1">
            <text:p>0.93</text:p>
          </table:table-cell>
          <table:table-cell office:value-type="float" office:value="2.6500000000000004" table:style-name="ce1">
            <text:p>2.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02914.23420056805" table:style-name="ce1">
            <text:p>702914.2342</text:p>
          </table:table-cell>
          <table:table-cell office:value-type="float" office:value="6187526.1390207298" table:style-name="ce1">
            <text:p>6187526.139</text:p>
          </table:table-cell>
          <table:table-cell office:value-type="float" office:value="3" table:style-name="ce1">
            <text:p>3</text:p>
          </table:table-cell>
          <table:table-cell office:value-type="float" office:value="0.31499999999999995" table:style-name="ce1">
            <text:p>0.315</text:p>
          </table:table-cell>
          <table:table-cell office:value-type="float" office:value="2.6850000000000001" table:style-name="ce1">
            <text:p>2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7501.51767626498" table:style-name="ce1">
            <text:p>697501.5177</text:p>
          </table:table-cell>
          <table:table-cell office:value-type="float" office:value="6180412.33999041" table:style-name="ce1">
            <text:p>6180412.34</text:p>
          </table:table-cell>
          <table:table-cell office:value-type="float" office:value="11.88" table:style-name="ce1">
            <text:p>11.88</text:p>
          </table:table-cell>
          <table:table-cell office:value-type="float" office:value="9.1950000000000003" table:style-name="ce1">
            <text:p>9.195</text:p>
          </table:table-cell>
          <table:table-cell office:value-type="float" office:value="2.6850000000000001" table:style-name="ce1">
            <text:p>2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00049.99759966403" table:style-name="ce1">
            <text:p>700049.9976</text:p>
          </table:table-cell>
          <table:table-cell office:value-type="float" office:value="6179891.2966737198" table:style-name="ce1">
            <text:p>6179891.297</text:p>
          </table:table-cell>
          <table:table-cell office:value-type="float" office:value="7.45" table:style-name="ce1">
            <text:p>7.45</text:p>
          </table:table-cell>
          <table:table-cell office:value-type="float" office:value="4.7650000000000006" table:style-name="ce1">
            <text:p>4.765</text:p>
          </table:table-cell>
          <table:table-cell office:value-type="float" office:value="2.6850000000000001" table:style-name="ce1">
            <text:p>2.6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00142.32133676205" table:style-name="ce1">
            <text:p>700142.3213</text:p>
          </table:table-cell>
          <table:table-cell office:value-type="float" office:value="6185145.9881423004" table:style-name="ce1">
            <text:p>6185145.988</text:p>
          </table:table-cell>
          <table:table-cell office:value-type="float" office:value="4.3" table:style-name="ce1">
            <text:p>4.3</text:p>
          </table:table-cell>
          <table:table-cell office:value-type="float" office:value="1.6099999999999999" table:style-name="ce1">
            <text:p>1.61</text:p>
          </table:table-cell>
          <table:table-cell office:value-type="float" office:value="2.69" table:style-name="ce1">
            <text:p>2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02350.26722196303" table:style-name="ce1">
            <text:p>702350.2672</text:p>
          </table:table-cell>
          <table:table-cell office:value-type="float" office:value="6179622.5414838903" table:style-name="ce1">
            <text:p>6179622.541</text:p>
          </table:table-cell>
          <table:table-cell office:value-type="float" office:value="3.3" table:style-name="ce1">
            <text:p>3.3</text:p>
          </table:table-cell>
          <table:table-cell office:value-type="float" office:value="0.58999999999999986" table:style-name="ce1">
            <text:p>0.59</text:p>
          </table:table-cell>
          <table:table-cell office:value-type="float" office:value="2.71" table:style-name="ce1">
            <text:p>2.7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8745.01725031005" table:style-name="ce1">
            <text:p>698745.0173</text:p>
          </table:table-cell>
          <table:table-cell office:value-type="float" office:value="6185657.7404880403" table:style-name="ce1">
            <text:p>6185657.74</text:p>
          </table:table-cell>
          <table:table-cell office:value-type="float" office:value="4.92" table:style-name="ce1">
            <text:p>4.92</text:p>
          </table:table-cell>
          <table:table-cell office:value-type="float" office:value="2.17" table:style-name="ce1">
            <text:p>2.17</text:p>
          </table:table-cell>
          <table:table-cell office:value-type="float" office:value="2.75" table:style-name="ce1">
            <text:p>2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9365.82407039404" table:style-name="ce1">
            <text:p>699365.8241</text:p>
          </table:table-cell>
          <table:table-cell office:value-type="float" office:value="6181948.94400125" table:style-name="ce1">
            <text:p>6181948.944</text:p>
          </table:table-cell>
          <table:table-cell office:value-type="float" office:value="8.43" table:style-name="ce1">
            <text:p>8.43</text:p>
          </table:table-cell>
          <table:table-cell office:value-type="float" office:value="5.6749999999999998" table:style-name="ce1">
            <text:p>5.675</text:p>
          </table:table-cell>
          <table:table-cell office:value-type="float" office:value="2.7549999999999999" table:style-name="ce1">
            <text:p>2.7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9555.443607072" table:style-name="ce1">
            <text:p>699555.4436</text:p>
          </table:table-cell>
          <table:table-cell office:value-type="float" office:value="6186852.4315327704" table:style-name="ce1">
            <text:p>6186852.432</text:p>
          </table:table-cell>
          <table:table-cell office:value-type="float" office:value="3.53" table:style-name="ce1">
            <text:p>3.53</text:p>
          </table:table-cell>
          <table:table-cell office:value-type="float" office:value="0.77" table:style-name="ce1">
            <text:p>0.77</text:p>
          </table:table-cell>
          <table:table-cell office:value-type="float" office:value="2.76" table:style-name="ce1">
            <text:p>2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9083.26159813697" table:style-name="ce1">
            <text:p>699083.2616</text:p>
          </table:table-cell>
          <table:table-cell office:value-type="float" office:value="6184153.4878036398" table:style-name="ce1">
            <text:p>6184153.488</text:p>
          </table:table-cell>
          <table:table-cell office:value-type="float" office:value="5.14" table:style-name="ce1">
            <text:p>5.14</text:p>
          </table:table-cell>
          <table:table-cell office:value-type="float" office:value="2.34" table:style-name="ce1">
            <text:p>2.34</text:p>
          </table:table-cell>
          <table:table-cell office:value-type="float" office:value="2.8" table:style-name="ce1">
            <text:p>2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697950.71039147698" table:style-name="ce1">
            <text:p>697950.7104</text:p>
          </table:table-cell>
          <table:table-cell office:value-type="float" office:value="6186464.9473911701" table:style-name="ce1">
            <text:p>6186464.947</text:p>
          </table:table-cell>
          <table:table-cell office:value-type="float" office:value="4.8" table:style-name="ce1">
            <text:p>4.8</text:p>
          </table:table-cell>
          <table:table-cell office:value-type="float" office:value="1.9799999999999995" table:style-name="ce1">
            <text:p>1.98</text:p>
          </table:table-cell>
          <table:table-cell office:value-type="float" office:value="2.8200000000000003" table:style-name="ce1">
            <text:p>2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98297.81546478905" table:style-name="ce1">
            <text:p>698297.8155</text:p>
          </table:table-cell>
          <table:table-cell office:value-type="float" office:value="6186061.7470260998" table:style-name="ce1">
            <text:p>6186061.747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.9699999999999998" table:style-name="ce1">
            <text:p>1.97</text:p>
          </table:table-cell>
          <table:table-cell office:value-type="float" office:value="2.84" table:style-name="ce1">
            <text:p>2.8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8349.53064675501" table:style-name="ce1">
            <text:p>698349.5306</text:p>
          </table:table-cell>
          <table:table-cell office:value-type="float" office:value="6180055.1406897502" table:style-name="ce1">
            <text:p>6180055.141</text:p>
          </table:table-cell>
          <table:table-cell office:value-type="float" office:value="10.38" table:style-name="ce1">
            <text:p>10.38</text:p>
          </table:table-cell>
          <table:table-cell office:value-type="float" office:value="7.5300000000000011" table:style-name="ce1">
            <text:p>7.53</text:p>
          </table:table-cell>
          <table:table-cell office:value-type="float" office:value="2.85" table:style-name="ce1">
            <text:p>2.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7865.17145278002" table:style-name="ce1">
            <text:p>697865.1715</text:p>
          </table:table-cell>
          <table:table-cell office:value-type="float" office:value="6182061.1310058301" table:style-name="ce1">
            <text:p>6182061.131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6.0950000000000006" table:style-name="ce1">
            <text:p>6.095</text:p>
          </table:table-cell>
          <table:table-cell office:value-type="float" office:value="2.8650000000000002" table:style-name="ce1">
            <text:p>2.8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97955.95312314294" table:style-name="ce1">
            <text:p>697955.9531</text:p>
          </table:table-cell>
          <table:table-cell office:value-type="float" office:value="6187115.5603008997" table:style-name="ce1">
            <text:p>6187115.56</text:p>
          </table:table-cell>
          <table:table-cell office:value-type="float" office:value="4.46" table:style-name="ce1">
            <text:p>4.46</text:p>
          </table:table-cell>
          <table:table-cell office:value-type="float" office:value="1.58" table:style-name="ce1">
            <text:p>1.58</text:p>
          </table:table-cell>
          <table:table-cell office:value-type="float" office:value="2.88" table:style-name="ce1">
            <text:p>2.8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00232.35278688394" table:style-name="ce1">
            <text:p>700232.3528</text:p>
          </table:table-cell>
          <table:table-cell office:value-type="float" office:value="6183893.9858674398" table:style-name="ce1">
            <text:p>6183893.986</text:p>
          </table:table-cell>
          <table:table-cell office:value-type="float" office:value="3.56" table:style-name="ce1">
            <text:p>3.56</text:p>
          </table:table-cell>
          <table:table-cell office:value-type="float" office:value="0.66500000000000004" table:style-name="ce1">
            <text:p>0.665</text:p>
          </table:table-cell>
          <table:table-cell office:value-type="float" office:value="2.895" table:style-name="ce1">
            <text:p>2.8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8684.08720785205" table:style-name="ce1">
            <text:p>698684.0872</text:p>
          </table:table-cell>
          <table:table-cell office:value-type="float" office:value="6184306.85483108" table:style-name="ce1">
            <text:p>6184306.855</text:p>
          </table:table-cell>
          <table:table-cell office:value-type="float" office:value="5.46" table:style-name="ce1">
            <text:p>5.46</text:p>
          </table:table-cell>
          <table:table-cell office:value-type="float" office:value="2.54" table:style-name="ce1">
            <text:p>2.54</text:p>
          </table:table-cell>
          <table:table-cell office:value-type="float" office:value="2.92" table:style-name="ce1">
            <text:p>2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9791.98712212499" table:style-name="ce1">
            <text:p>699791.9871</text:p>
          </table:table-cell>
          <table:table-cell office:value-type="float" office:value="6185148.8065189896" table:style-name="ce1">
            <text:p>6185148.807</text:p>
          </table:table-cell>
          <table:table-cell office:value-type="float" office:value="4.53" table:style-name="ce1">
            <text:p>4.53</text:p>
          </table:table-cell>
          <table:table-cell office:value-type="float" office:value="1.58" table:style-name="ce1">
            <text:p>1.58</text:p>
          </table:table-cell>
          <table:table-cell office:value-type="float" office:value="2.95" table:style-name="ce1">
            <text:p>2.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2997.21911207598" table:style-name="ce1">
            <text:p>702997.2191</text:p>
          </table:table-cell>
          <table:table-cell office:value-type="float" office:value="6191629.5380658302" table:style-name="ce1">
            <text:p>6191629.538</text:p>
          </table:table-cell>
          <table:table-cell office:value-type="float" office:value="3.24" table:style-name="ce1">
            <text:p>3.24</text:p>
          </table:table-cell>
          <table:table-cell office:value-type="float" office:value="0.27500000000000036" table:style-name="ce1">
            <text:p>0.275</text:p>
          </table:table-cell>
          <table:table-cell office:value-type="float" office:value="2.9649999999999999" table:style-name="ce1">
            <text:p>2.9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99595.01875582302" table:style-name="ce1">
            <text:p>699595.0188</text:p>
          </table:table-cell>
          <table:table-cell office:value-type="float" office:value="6185550.7979493299" table:style-name="ce1">
            <text:p>6185550.798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1.6800000000000006" table:style-name="ce1">
            <text:p>1.68</text:p>
          </table:table-cell>
          <table:table-cell office:value-type="float" office:value="3.01" table:style-name="ce1">
            <text:p>3.0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00807.98383574001" table:style-name="ce1">
            <text:p>700807.9838</text:p>
          </table:table-cell>
          <table:table-cell office:value-type="float" office:value="6180786.1436184999" table:style-name="ce1">
            <text:p>6180786.144</text:p>
          </table:table-cell>
          <table:table-cell office:value-type="float" office:value="3.88" table:style-name="ce1">
            <text:p>3.88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3.0249999999999999" table:style-name="ce1">
            <text:p>3.0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7707.36149990803" table:style-name="ce1">
            <text:p>697707.3615</text:p>
          </table:table-cell>
          <table:table-cell office:value-type="float" office:value="6181111.4135737596" table:style-name="ce1">
            <text:p>6181111.414</text:p>
          </table:table-cell>
          <table:table-cell office:value-type="float" office:value="10.49" table:style-name="ce1">
            <text:p>10.49</text:p>
          </table:table-cell>
          <table:table-cell office:value-type="float" office:value="7.4550000000000001" table:style-name="ce1">
            <text:p>7.455</text:p>
          </table:table-cell>
          <table:table-cell office:value-type="float" office:value="3.0350000000000001" table:style-name="ce1">
            <text:p>3.0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00296.49032508105" table:style-name="ce1">
            <text:p>700296.4903</text:p>
          </table:table-cell>
          <table:table-cell office:value-type="float" office:value="6185645.2563388599" table:style-name="ce1">
            <text:p>6185645.256</text:p>
          </table:table-cell>
          <table:table-cell office:value-type="float" office:value="3.9" table:style-name="ce1">
            <text:p>3.9</text:p>
          </table:table-cell>
          <table:table-cell office:value-type="float" office:value="0.84499999999999975" table:style-name="ce1">
            <text:p>0.845</text:p>
          </table:table-cell>
          <table:table-cell office:value-type="float" office:value="3.0550000000000002" table:style-name="ce1">
            <text:p>3.0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6021.083905673" table:style-name="ce1">
            <text:p>696021.0839</text:p>
          </table:table-cell>
          <table:table-cell office:value-type="float" office:value="6189233.2577221803" table:style-name="ce1">
            <text:p>6189233.258</text:p>
          </table:table-cell>
          <table:table-cell office:value-type="float" office:value="4.7" table:style-name="ce1">
            <text:p>4.7</text:p>
          </table:table-cell>
          <table:table-cell office:value-type="float" office:value="1.6400000000000001" table:style-name="ce1">
            <text:p>1.64</text:p>
          </table:table-cell>
          <table:table-cell office:value-type="float" office:value="3.06" table:style-name="ce1">
            <text:p>3.0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9850.08857052203" table:style-name="ce1">
            <text:p>699850.0886</text:p>
          </table:table-cell>
          <table:table-cell office:value-type="float" office:value="6186149.3543365002" table:style-name="ce1">
            <text:p>6186149.354</text:p>
          </table:table-cell>
          <table:table-cell office:value-type="float" office:value="3.94" table:style-name="ce1">
            <text:p>3.94</text:p>
          </table:table-cell>
          <table:table-cell office:value-type="float" office:value="0.87999999999999989" table:style-name="ce1">
            <text:p>0.88</text:p>
          </table:table-cell>
          <table:table-cell office:value-type="float" office:value="3.06" table:style-name="ce1">
            <text:p>3.0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8143.64115501195" table:style-name="ce1">
            <text:p>698143.6412</text:p>
          </table:table-cell>
          <table:table-cell office:value-type="float" office:value="6185562.4817097802" table:style-name="ce1">
            <text:p>6185562.482</text:p>
          </table:table-cell>
          <table:table-cell office:value-type="float" office:value="4.6900000000000004" table:style-name="ce1">
            <text:p>4.69</text:p>
          </table:table-cell>
          <table:table-cell office:value-type="float" office:value="1.5900000000000007" table:style-name="ce1">
            <text:p>1.59</text:p>
          </table:table-cell>
          <table:table-cell office:value-type="float" office:value="3.0999999999999996" table:style-name="ce1">
            <text:p>3.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00647.62891198404" table:style-name="ce1">
            <text:p>700647.6289</text:p>
          </table:table-cell>
          <table:table-cell office:value-type="float" office:value="6185742.5336665204" table:style-name="ce1">
            <text:p>6185742.534</text:p>
          </table:table-cell>
          <table:table-cell office:value-type="float" office:value="3.7" table:style-name="ce1">
            <text:p>3.7</text:p>
          </table:table-cell>
          <table:table-cell office:value-type="float" office:value="0.59499999999999975" table:style-name="ce1">
            <text:p>0.595</text:p>
          </table:table-cell>
          <table:table-cell office:value-type="float" office:value="3.1050000000000004" table:style-name="ce1">
            <text:p>3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8986.38943254994" table:style-name="ce1">
            <text:p>698986.3894</text:p>
          </table:table-cell>
          <table:table-cell office:value-type="float" office:value="6184554.6769073" table:style-name="ce1">
            <text:p>6184554.677</text:p>
          </table:table-cell>
          <table:table-cell office:value-type="float" office:value="5.42" table:style-name="ce1">
            <text:p>5.42</text:p>
          </table:table-cell>
          <table:table-cell office:value-type="float" office:value="2.21" table:style-name="ce1">
            <text:p>2.21</text:p>
          </table:table-cell>
          <table:table-cell office:value-type="float" office:value="3.21" table:style-name="ce1">
            <text:p>3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7346.93186986598" table:style-name="ce1">
            <text:p>697346.9319</text:p>
          </table:table-cell>
          <table:table-cell office:value-type="float" office:value="6179863.0082846303" table:style-name="ce1">
            <text:p>6179863.008</text:p>
          </table:table-cell>
          <table:table-cell office:value-type="float" office:value="12.77" table:style-name="ce1">
            <text:p>12.77</text:p>
          </table:table-cell>
          <table:table-cell office:value-type="float" office:value="9.504999999999999" table:style-name="ce1">
            <text:p>9.505</text:p>
          </table:table-cell>
          <table:table-cell office:value-type="float" office:value="3.2649999999999997" table:style-name="ce1">
            <text:p>3.2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6199.05805475195" table:style-name="ce1">
            <text:p>696199.0581</text:p>
          </table:table-cell>
          <table:table-cell office:value-type="float" office:value="6186479.0681966199" table:style-name="ce1">
            <text:p>6186479.068</text:p>
          </table:table-cell>
          <table:table-cell office:value-type="float" office:value="5.88" table:style-name="ce1">
            <text:p>5.88</text:p>
          </table:table-cell>
          <table:table-cell office:value-type="float" office:value="2.5949999999999998" table:style-name="ce1">
            <text:p>2.595</text:p>
          </table:table-cell>
          <table:table-cell office:value-type="float" office:value="3.2850000000000001" table:style-name="ce1">
            <text:p>3.2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8797.55562696897" table:style-name="ce1">
            <text:p>698797.5556</text:p>
          </table:table-cell>
          <table:table-cell office:value-type="float" office:value="6179751.2175333397" table:style-name="ce1">
            <text:p>6179751.218</text:p>
          </table:table-cell>
          <table:table-cell office:value-type="float" office:value="10.25" table:style-name="ce1">
            <text:p>10.25</text:p>
          </table:table-cell>
          <table:table-cell office:value-type="float" office:value="6.9399999999999995" table:style-name="ce1">
            <text:p>6.94</text:p>
          </table:table-cell>
          <table:table-cell office:value-type="float" office:value="3.31" table:style-name="ce1">
            <text:p>3.3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1b</text:p>
          </table:table-cell>
          <table:table-cell office:value-type="float" office:value="697844.96945649304" table:style-name="ce1">
            <text:p>697844.9695</text:p>
          </table:table-cell>
          <table:table-cell office:value-type="float" office:value="6185765.0907196896" table:style-name="ce1">
            <text:p>6185765.091</text:p>
          </table:table-cell>
          <table:table-cell office:value-type="float" office:value="5.96" table:style-name="ce1">
            <text:p>5.96</text:p>
          </table:table-cell>
          <table:table-cell office:value-type="float" office:value="2.61" table:style-name="ce1">
            <text:p>2.61</text:p>
          </table:table-cell>
          <table:table-cell office:value-type="float" office:value="3.35" table:style-name="ce1">
            <text:p>3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1998.91536364902" table:style-name="ce1">
            <text:p>701998.9154</text:p>
          </table:table-cell>
          <table:table-cell office:value-type="float" office:value="6185731.6727136802" table:style-name="ce1">
            <text:p>6185731.673</text:p>
          </table:table-cell>
          <table:table-cell office:value-type="float" office:value="3.74" table:style-name="ce1">
            <text:p>3.74</text:p>
          </table:table-cell>
          <table:table-cell office:value-type="float" office:value="0.28000000000000025" table:style-name="ce1">
            <text:p>0.28</text:p>
          </table:table-cell>
          <table:table-cell office:value-type="float" office:value="3.46" table:style-name="ce1">
            <text:p>3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3938.438332021" table:style-name="ce1">
            <text:p>693938.4383</text:p>
          </table:table-cell>
          <table:table-cell office:value-type="float" office:value="6185446.2569682896" table:style-name="ce1">
            <text:p>6185446.257</text:p>
          </table:table-cell>
          <table:table-cell office:value-type="float" office:value="12.71" table:style-name="ce1">
            <text:p>12.71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9092.93198086706" table:style-name="ce1">
            <text:p>699092.932</text:p>
          </table:table-cell>
          <table:table-cell office:value-type="float" office:value="6185354.63501513" table:style-name="ce1">
            <text:p>6185354.635</text:p>
          </table:table-cell>
          <table:table-cell office:value-type="float" office:value="5.28" table:style-name="ce1">
            <text:p>5.28</text:p>
          </table:table-cell>
          <table:table-cell office:value-type="float" office:value="1.7750000000000004" table:style-name="ce1">
            <text:p>1.775</text:p>
          </table:table-cell>
          <table:table-cell office:value-type="float" office:value="3.5049999999999999" table:style-name="ce1">
            <text:p>3.5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01498.03672121302" table:style-name="ce1">
            <text:p>701498.0367</text:p>
          </table:table-cell>
          <table:table-cell office:value-type="float" office:value="6185685.6464271201" table:style-name="ce1">
            <text:p>6185685.646</text:p>
          </table:table-cell>
          <table:table-cell office:value-type="float" office:value="3.98" table:style-name="ce1">
            <text:p>3.98</text:p>
          </table:table-cell>
          <table:table-cell office:value-type="float" office:value="0.4650000000000003" table:style-name="ce1">
            <text:p>0.465</text:p>
          </table:table-cell>
          <table:table-cell office:value-type="float" office:value="3.5149999999999997" table:style-name="ce1">
            <text:p>3.5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00946.70776686806" table:style-name="ce1">
            <text:p>700946.7078</text:p>
          </table:table-cell>
          <table:table-cell office:value-type="float" office:value="6185589.9765513996" table:style-name="ce1">
            <text:p>6185589.977</text:p>
          </table:table-cell>
          <table:table-cell office:value-type="float" office:value="4.24" table:style-name="ce1">
            <text:p>4.24</text:p>
          </table:table-cell>
          <table:table-cell office:value-type="float" office:value="0.69500000000000028" table:style-name="ce1">
            <text:p>0.695</text:p>
          </table:table-cell>
          <table:table-cell office:value-type="float" office:value="3.5449999999999999" table:style-name="ce1">
            <text:p>3.5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02045.94948754704" table:style-name="ce1">
            <text:p>702045.9495</text:p>
          </table:table-cell>
          <table:table-cell office:value-type="float" office:value="6179124.4583807196" table:style-name="ce1">
            <text:p>6179124.458</text:p>
          </table:table-cell>
          <table:table-cell office:value-type="float" office:value="4.57" table:style-name="ce1">
            <text:p>4.57</text:p>
          </table:table-cell>
          <table:table-cell office:value-type="float" office:value="1.0150000000000006" table:style-name="ce1">
            <text:p>1.015</text:p>
          </table:table-cell>
          <table:table-cell office:value-type="float" office:value="3.5549999999999997" table:style-name="ce1">
            <text:p>3.5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98840.67909692298" table:style-name="ce1">
            <text:p>698840.6791</text:p>
          </table:table-cell>
          <table:table-cell office:value-type="float" office:value="6185106.4110695701" table:style-name="ce1">
            <text:p>6185106.411</text:p>
          </table:table-cell>
          <table:table-cell office:value-type="float" office:value="5.74" table:style-name="ce1">
            <text:p>5.74</text:p>
          </table:table-cell>
          <table:table-cell office:value-type="float" office:value="2.1850000000000001" table:style-name="ce1">
            <text:p>2.185</text:p>
          </table:table-cell>
          <table:table-cell office:value-type="float" office:value="3.5550000000000002" table:style-name="ce1">
            <text:p>3.5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7796.56888325198" table:style-name="ce1">
            <text:p>697796.5689</text:p>
          </table:table-cell>
          <table:table-cell office:value-type="float" office:value="6179759.2795773102" table:style-name="ce1">
            <text:p>6179759.28</text:p>
          </table:table-cell>
          <table:table-cell office:value-type="float" office:value="12.28" table:style-name="ce1">
            <text:p>12.28</text:p>
          </table:table-cell>
          <table:table-cell office:value-type="float" office:value="8.7049999999999983" table:style-name="ce1">
            <text:p>8.705</text:p>
          </table:table-cell>
          <table:table-cell office:value-type="float" office:value="3.5750000000000002" table:style-name="ce1">
            <text:p>3.5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97990.27243167395" table:style-name="ce1">
            <text:p>697990.2724</text:p>
          </table:table-cell>
          <table:table-cell office:value-type="float" office:value="6185163.3103304897" table:style-name="ce1">
            <text:p>6185163.31</text:p>
          </table:table-cell>
          <table:table-cell office:value-type="float" office:value="6.35" table:style-name="ce1">
            <text:p>6.35</text:p>
          </table:table-cell>
          <table:table-cell office:value-type="float" office:value="2.7699999999999996" table:style-name="ce1">
            <text:p>2.77</text:p>
          </table:table-cell>
          <table:table-cell office:value-type="float" office:value="3.58" table:style-name="ce1">
            <text:p>3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97792.90532097698" table:style-name="ce1">
            <text:p>697792.9053</text:p>
          </table:table-cell>
          <table:table-cell office:value-type="float" office:value="6185515.2563816402" table:style-name="ce1">
            <text:p>6185515.256</text:p>
          </table:table-cell>
          <table:table-cell office:value-type="float" office:value="6.49" table:style-name="ce1">
            <text:p>6.49</text:p>
          </table:table-cell>
          <table:table-cell office:value-type="float" office:value="2.91" table:style-name="ce1">
            <text:p>2.91</text:p>
          </table:table-cell>
          <table:table-cell office:value-type="float" office:value="3.58" table:style-name="ce1">
            <text:p>3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93878.39803031296" table:style-name="ce1">
            <text:p>693878.398</text:p>
          </table:table-cell>
          <table:table-cell office:value-type="float" office:value="6190401.6987148896" table:style-name="ce1">
            <text:p>6190401.699</text:p>
          </table:table-cell>
          <table:table-cell office:value-type="float" office:value="9.3699999999999992" table:style-name="ce1">
            <text:p>9.37</text:p>
          </table:table-cell>
          <table:table-cell office:value-type="float" office:value="5.7849999999999993" table:style-name="ce1">
            <text:p>5.785</text:p>
          </table:table-cell>
          <table:table-cell office:value-type="float" office:value="3.585" table:style-name="ce1">
            <text:p>3.5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00447.57634136605" table:style-name="ce1">
            <text:p>700447.5763</text:p>
          </table:table-cell>
          <table:table-cell office:value-type="float" office:value="6179537.7295948304" table:style-name="ce1">
            <text:p>6179537.73</text:p>
          </table:table-cell>
          <table:table-cell office:value-type="float" office:value="7.13" table:style-name="ce1">
            <text:p>7.13</text:p>
          </table:table-cell>
          <table:table-cell office:value-type="float" office:value="3.5449999999999999" table:style-name="ce1">
            <text:p>3.545</text:p>
          </table:table-cell>
          <table:table-cell office:value-type="float" office:value="3.585" table:style-name="ce1">
            <text:p>3.5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9389.99470765097" table:style-name="ce1">
            <text:p>699389.9947</text:p>
          </table:table-cell>
          <table:table-cell office:value-type="float" office:value="6184951.8369829496" table:style-name="ce1">
            <text:p>6184951.837</text:p>
          </table:table-cell>
          <table:table-cell office:value-type="float" office:value="5.42" table:style-name="ce1">
            <text:p>5.42</text:p>
          </table:table-cell>
          <table:table-cell office:value-type="float" office:value="1.7649999999999997" table:style-name="ce1">
            <text:p>1.765</text:p>
          </table:table-cell>
          <table:table-cell office:value-type="float" office:value="3.6550000000000002" table:style-name="ce1">
            <text:p>3.6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93274.86785244301" table:style-name="ce1">
            <text:p>693274.8679</text:p>
          </table:table-cell>
          <table:table-cell office:value-type="float" office:value="6183849.9865278304" table:style-name="ce1">
            <text:p>6183849.987</text:p>
          </table:table-cell>
          <table:table-cell office:value-type="float" office:value="10.48" table:style-name="ce1">
            <text:p>10.48</text:p>
          </table:table-cell>
          <table:table-cell office:value-type="float" office:value="6.7900000000000009" table:style-name="ce1">
            <text:p>6.79</text:p>
          </table:table-cell>
          <table:table-cell office:value-type="float" office:value="3.69" table:style-name="ce1">
            <text:p>3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93526.45748124004" table:style-name="ce1">
            <text:p>693526.4575</text:p>
          </table:table-cell>
          <table:table-cell office:value-type="float" office:value="6190204.3457347304" table:style-name="ce1">
            <text:p>6190204.346</text:p>
          </table:table-cell>
          <table:table-cell office:value-type="float" office:value="10.23" table:style-name="ce1">
            <text:p>10.23</text:p>
          </table:table-cell>
          <table:table-cell office:value-type="float" office:value="6.5100000000000007" table:style-name="ce1">
            <text:p>6.51</text:p>
          </table:table-cell>
          <table:table-cell office:value-type="float" office:value="3.7199999999999998" table:style-name="ce1">
            <text:p>3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5187.20159598603" table:style-name="ce1">
            <text:p>695187.2016</text:p>
          </table:table-cell>
          <table:table-cell office:value-type="float" office:value="6185135.8649939597" table:style-name="ce1">
            <text:p>6185135.865</text:p>
          </table:table-cell>
          <table:table-cell office:value-type="float" office:value="10.26" table:style-name="ce1">
            <text:p>10.26</text:p>
          </table:table-cell>
          <table:table-cell office:value-type="float" office:value="6.52" table:style-name="ce1">
            <text:p>6.52</text:p>
          </table:table-cell>
          <table:table-cell office:value-type="float" office:value="3.74" table:style-name="ce1">
            <text:p>3.7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5886.65658024803" table:style-name="ce1">
            <text:p>695886.6566</text:p>
          </table:table-cell>
          <table:table-cell office:value-type="float" office:value="6184980.0666894903" table:style-name="ce1">
            <text:p>6184980.067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5.2100000000000009" table:style-name="ce1">
            <text:p>5.21</text:p>
          </table:table-cell>
          <table:table-cell office:value-type="float" office:value="3.76" table:style-name="ce1">
            <text:p>3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97087.80094706197" table:style-name="ce1">
            <text:p>697087.8009</text:p>
          </table:table-cell>
          <table:table-cell office:value-type="float" office:value="6184970.37918426" table:style-name="ce1">
            <text:p>6184970.379</text:p>
          </table:table-cell>
          <table:table-cell office:value-type="float" office:value="7.42" table:style-name="ce1">
            <text:p>7.42</text:p>
          </table:table-cell>
          <table:table-cell office:value-type="float" office:value="3.66" table:style-name="ce1">
            <text:p>3.66</text:p>
          </table:table-cell>
          <table:table-cell office:value-type="float" office:value="3.76" table:style-name="ce1">
            <text:p>3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97191.12457659899" table:style-name="ce1">
            <text:p>697191.1246</text:p>
          </table:table-cell>
          <table:table-cell office:value-type="float" office:value="6185369.95356593" table:style-name="ce1">
            <text:p>6185369.954</text:p>
          </table:table-cell>
          <table:table-cell office:value-type="float" office:value="6.74" table:style-name="ce1">
            <text:p>6.74</text:p>
          </table:table-cell>
          <table:table-cell office:value-type="float" office:value="2.97" table:style-name="ce1">
            <text:p>2.97</text:p>
          </table:table-cell>
          <table:table-cell office:value-type="float" office:value="3.77" table:style-name="ce1">
            <text:p>3.7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6553.42580752203" table:style-name="ce1">
            <text:p>696553.4258</text:p>
          </table:table-cell>
          <table:table-cell office:value-type="float" office:value="6186976.7140755896" table:style-name="ce1">
            <text:p>6186976.714</text:p>
          </table:table-cell>
          <table:table-cell office:value-type="float" office:value="5.59" table:style-name="ce1">
            <text:p>5.59</text:p>
          </table:table-cell>
          <table:table-cell office:value-type="float" office:value="1.79" table:style-name="ce1">
            <text:p>1.79</text:p>
          </table:table-cell>
          <table:table-cell office:value-type="float" office:value="3.8" table:style-name="ce1">
            <text:p>3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99392.81455806398" table:style-name="ce1">
            <text:p>699392.8146</text:p>
          </table:table-cell>
          <table:table-cell office:value-type="float" office:value="6185302.1707686996" table:style-name="ce1">
            <text:p>6185302.171</text:p>
          </table:table-cell>
          <table:table-cell office:value-type="float" office:value="5.49" table:style-name="ce1">
            <text:p>5.49</text:p>
          </table:table-cell>
          <table:table-cell office:value-type="float" office:value="1.6550000000000002" table:style-name="ce1">
            <text:p>1.655</text:p>
          </table:table-cell>
          <table:table-cell office:value-type="float" office:value="3.835" table:style-name="ce1">
            <text:p>3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7880.49765372695" table:style-name="ce1">
            <text:p>697880.4977</text:p>
          </table:table-cell>
          <table:table-cell office:value-type="float" office:value="6183962.9681980303" table:style-name="ce1">
            <text:p>6183962.968</text:p>
          </table:table-cell>
          <table:table-cell office:value-type="float" office:value="7.32" table:style-name="ce1">
            <text:p>7.32</text:p>
          </table:table-cell>
          <table:table-cell office:value-type="float" office:value="3.4850000000000003" table:style-name="ce1">
            <text:p>3.485</text:p>
          </table:table-cell>
          <table:table-cell office:value-type="float" office:value="3.835" table:style-name="ce1">
            <text:p>3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94123.773385184" table:style-name="ce1">
            <text:p>694123.7734</text:p>
          </table:table-cell>
          <table:table-cell office:value-type="float" office:value="6189799.1224938398" table:style-name="ce1">
            <text:p>6189799.122</text:p>
          </table:table-cell>
          <table:table-cell office:value-type="float" office:value="9.02" table:style-name="ce1">
            <text:p>9.02</text:p>
          </table:table-cell>
          <table:table-cell office:value-type="float" office:value="5.14" table:style-name="ce1">
            <text:p>5.14</text:p>
          </table:table-cell>
          <table:table-cell office:value-type="float" office:value="3.88" table:style-name="ce1">
            <text:p>3.8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9063.92041187303" table:style-name="ce1">
            <text:p>699063.9204</text:p>
          </table:table-cell>
          <table:table-cell office:value-type="float" office:value="6181751.1659049299" table:style-name="ce1">
            <text:p>6181751.166</text:p>
          </table:table-cell>
          <table:table-cell office:value-type="float" office:value="6.57" table:style-name="ce1">
            <text:p>6.57</text:p>
          </table:table-cell>
          <table:table-cell office:value-type="float" office:value="2.6700000000000004" table:style-name="ce1">
            <text:p>2.67</text:p>
          </table:table-cell>
          <table:table-cell office:value-type="float" office:value="3.9" table:style-name="ce1">
            <text:p>3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93435.53475292295" table:style-name="ce1">
            <text:p>693435.5348</text:p>
          </table:table-cell>
          <table:table-cell office:value-type="float" office:value="6185150.0166943502" table:style-name="ce1">
            <text:p>6185150.017</text:p>
          </table:table-cell>
          <table:table-cell office:value-type="float" office:value="14.41" table:style-name="ce1">
            <text:p>14.41</text:p>
          </table:table-cell>
          <table:table-cell office:value-type="float" office:value="10.49" table:style-name="ce1">
            <text:p>10.49</text:p>
          </table:table-cell>
          <table:table-cell office:value-type="float" office:value="3.92" table:style-name="ce1">
            <text:p>3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95825.34245008696" table:style-name="ce1">
            <text:p>695825.3425</text:p>
          </table:table-cell>
          <table:table-cell office:value-type="float" office:value="6189785.3831492104" table:style-name="ce1">
            <text:p>6189785.383</text:p>
          </table:table-cell>
          <table:table-cell office:value-type="float" office:value="5.57" table:style-name="ce1">
            <text:p>5.57</text:p>
          </table:table-cell>
          <table:table-cell office:value-type="float" office:value="1.6400000000000001" table:style-name="ce1">
            <text:p>1.64</text:p>
          </table:table-cell>
          <table:table-cell office:value-type="float" office:value="3.93" table:style-name="ce1">
            <text:p>3.9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8587.21614875097" table:style-name="ce1">
            <text:p>698587.2161</text:p>
          </table:table-cell>
          <table:table-cell office:value-type="float" office:value="6184708.0437779101" table:style-name="ce1">
            <text:p>6184708.044</text:p>
          </table:table-cell>
          <table:table-cell office:value-type="float" office:value="6.61" table:style-name="ce1">
            <text:p>6.61</text:p>
          </table:table-cell>
          <table:table-cell office:value-type="float" office:value="2.6750000000000003" table:style-name="ce1">
            <text:p>2.675</text:p>
          </table:table-cell>
          <table:table-cell office:value-type="float" office:value="3.9350000000000001" table:style-name="ce1">
            <text:p>3.9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95694.545987388" table:style-name="ce1">
            <text:p>695694.546</text:p>
          </table:table-cell>
          <table:table-cell office:value-type="float" office:value="6185982.6331638005" table:style-name="ce1">
            <text:p>6185982.633</text:p>
          </table:table-cell>
          <table:table-cell office:value-type="float" office:value="7.68" table:style-name="ce1">
            <text:p>7.68</text:p>
          </table:table-cell>
          <table:table-cell office:value-type="float" office:value="3.69" table:style-name="ce1">
            <text:p>3.69</text:p>
          </table:table-cell>
          <table:table-cell office:value-type="float" office:value="3.9899999999999998" table:style-name="ce1">
            <text:p>3.9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5537.13094403199" table:style-name="ce1">
            <text:p>695537.1309</text:p>
          </table:table-cell>
          <table:table-cell office:value-type="float" office:value="6185082.9893156001" table:style-name="ce1">
            <text:p>6185082.989</text:p>
          </table:table-cell>
          <table:table-cell office:value-type="float" office:value="9.44" table:style-name="ce1">
            <text:p>9.44</text:p>
          </table:table-cell>
          <table:table-cell office:value-type="float" office:value="5.43" table:style-name="ce1">
            <text:p>5.43</text:p>
          </table:table-cell>
          <table:table-cell office:value-type="float" office:value="4.01" table:style-name="ce1">
            <text:p>4.0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98388.63768163905" table:style-name="ce1">
            <text:p>698388.6377</text:p>
          </table:table-cell>
          <table:table-cell office:value-type="float" office:value="6184909.8469497897" table:style-name="ce1">
            <text:p>6184909.847</text:p>
          </table:table-cell>
          <table:table-cell office:value-type="float" office:value="6.73" table:style-name="ce1">
            <text:p>6.73</text:p>
          </table:table-cell>
          <table:table-cell office:value-type="float" office:value="2.7050000000000001" table:style-name="ce1">
            <text:p>2.705</text:p>
          </table:table-cell>
          <table:table-cell office:value-type="float" office:value="4.0250000000000004" table:style-name="ce1">
            <text:p>4.0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6547.36983496102" table:style-name="ce1">
            <text:p>696547.3698</text:p>
          </table:table-cell>
          <table:table-cell office:value-type="float" office:value="6186226.0060886703" table:style-name="ce1">
            <text:p>6186226.006</text:p>
          </table:table-cell>
          <table:table-cell office:value-type="float" office:value="6.9" table:style-name="ce1">
            <text:p>6.9</text:p>
          </table:table-cell>
          <table:table-cell office:value-type="float" office:value="2.87" table:style-name="ce1">
            <text:p>2.87</text:p>
          </table:table-cell>
          <table:table-cell office:value-type="float" office:value="4.03" table:style-name="ce1">
            <text:p>4.0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96984.07319771498" table:style-name="ce1">
            <text:p>696984.0732</text:p>
          </table:table-cell>
          <table:table-cell office:value-type="float" office:value="6184520.7560063303" table:style-name="ce1">
            <text:p>6184520.75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4.5250000000000004" table:style-name="ce1">
            <text:p>4.525</text:p>
          </table:table-cell>
          <table:table-cell office:value-type="float" office:value="4.1050000000000004" table:style-name="ce1">
            <text:p>4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95606.57222068601" table:style-name="ce1">
            <text:p>695606.5722</text:p>
          </table:table-cell>
          <table:table-cell office:value-type="float" office:value="6187484.85552877" table:style-name="ce1">
            <text:p>6187484.856</text:p>
          </table:table-cell>
          <table:table-cell office:value-type="float" office:value="6.9" table:style-name="ce1">
            <text:p>6.9</text:p>
          </table:table-cell>
          <table:table-cell office:value-type="float" office:value="2.7149999999999999" table:style-name="ce1">
            <text:p>2.715</text:p>
          </table:table-cell>
          <table:table-cell office:value-type="float" office:value="4.1850000000000005" table:style-name="ce1">
            <text:p>4.1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99694.81900919694" table:style-name="ce1">
            <text:p>699694.819</text:p>
          </table:table-cell>
          <table:table-cell office:value-type="float" office:value="6179293.5219067801" table:style-name="ce1">
            <text:p>6179293.522</text:p>
          </table:table-cell>
          <table:table-cell office:value-type="float" office:value="9.4600000000000009" table:style-name="ce1">
            <text:p>9.46</text:p>
          </table:table-cell>
          <table:table-cell office:value-type="float" office:value="5.2650000000000006" table:style-name="ce1">
            <text:p>5.265</text:p>
          </table:table-cell>
          <table:table-cell office:value-type="float" office:value="4.1950000000000003" table:style-name="ce1">
            <text:p>4.1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5884.27589686995" table:style-name="ce1">
            <text:p>695884.2759</text:p>
          </table:table-cell>
          <table:table-cell office:value-type="float" office:value="6190885.9939977899" table:style-name="ce1">
            <text:p>6190885.994</text:p>
          </table:table-cell>
          <table:table-cell office:value-type="float" office:value="4.92" table:style-name="ce1">
            <text:p>4.92</text:p>
          </table:table-cell>
          <table:table-cell office:value-type="float" office:value="0.59999999999999964" table:style-name="ce1">
            <text:p>0.6</text:p>
          </table:table-cell>
          <table:table-cell office:value-type="float" office:value="4.32" table:style-name="ce1">
            <text:p>4.3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97786.85518328298" table:style-name="ce1">
            <text:p>697786.8552</text:p>
          </table:table-cell>
          <table:table-cell office:value-type="float" office:value="6184764.5413233303" table:style-name="ce1">
            <text:p>6184764.541</text:p>
          </table:table-cell>
          <table:table-cell office:value-type="float" office:value="7.17" table:style-name="ce1">
            <text:p>7.17</text:p>
          </table:table-cell>
          <table:table-cell office:value-type="float" office:value="2.84" table:style-name="ce1">
            <text:p>2.84</text:p>
          </table:table-cell>
          <table:table-cell office:value-type="float" office:value="4.33" table:style-name="ce1">
            <text:p>4.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2845.25074384105" table:style-name="ce1">
            <text:p>692845.2507</text:p>
          </table:table-cell>
          <table:table-cell office:value-type="float" office:value="6192612.2074453402" table:style-name="ce1">
            <text:p>6192612.207</text:p>
          </table:table-cell>
          <table:table-cell office:value-type="float" office:value="14.73" table:style-name="ce1">
            <text:p>14.73</text:p>
          </table:table-cell>
          <table:table-cell office:value-type="float" office:value="10.38" table:style-name="ce1">
            <text:p>10.38</text:p>
          </table:table-cell>
          <table:table-cell office:value-type="float" office:value="4.3499999999999996" table:style-name="ce1">
            <text:p>4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3229.41998326604" table:style-name="ce1">
            <text:p>693229.42</text:p>
          </table:table-cell>
          <table:table-cell office:value-type="float" office:value="6190607.1419895003" table:style-name="ce1">
            <text:p>6190607.142</text:p>
          </table:table-cell>
          <table:table-cell office:value-type="float" office:value="12.13" table:style-name="ce1">
            <text:p>12.13</text:p>
          </table:table-cell>
          <table:table-cell office:value-type="float" office:value="7.7250000000000005" table:style-name="ce1">
            <text:p>7.725</text:p>
          </table:table-cell>
          <table:table-cell office:value-type="float" office:value="4.4050000000000002" table:style-name="ce1">
            <text:p>4.4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4595.21663781197" table:style-name="ce1">
            <text:p>694595.2166</text:p>
          </table:table-cell>
          <table:table-cell office:value-type="float" office:value="6192397.8690764299" table:style-name="ce1">
            <text:p>6192397.869</text:p>
          </table:table-cell>
          <table:table-cell office:value-type="float" office:value="4.97" table:style-name="ce1">
            <text:p>4.97</text:p>
          </table:table-cell>
          <table:table-cell office:value-type="float" office:value="0.52000000000000046" table:style-name="ce1">
            <text:p>0.52</text:p>
          </table:table-cell>
          <table:table-cell office:value-type="float" office:value="4.4499999999999993" table:style-name="ce1">
            <text:p>4.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5577.13202103204" table:style-name="ce1">
            <text:p>695577.132</text:p>
          </table:table-cell>
          <table:table-cell office:value-type="float" office:value="6190037.6337600797" table:style-name="ce1">
            <text:p>6190037.634</text:p>
          </table:table-cell>
          <table:table-cell office:value-type="float" office:value="6.29" table:style-name="ce1">
            <text:p>6.29</text:p>
          </table:table-cell>
          <table:table-cell office:value-type="float" office:value="1.835" table:style-name="ce1">
            <text:p>1.835</text:p>
          </table:table-cell>
          <table:table-cell office:value-type="float" office:value="4.4550000000000001" table:style-name="ce1">
            <text:p>4.4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6141.33748934395" table:style-name="ce1">
            <text:p>696141.3375</text:p>
          </table:table-cell>
          <table:table-cell office:value-type="float" office:value="6185528.5715850703" table:style-name="ce1">
            <text:p>6185528.572</text:p>
          </table:table-cell>
          <table:table-cell office:value-type="float" office:value="7.58" table:style-name="ce1">
            <text:p>7.58</text:p>
          </table:table-cell>
          <table:table-cell office:value-type="float" office:value="3.1050000000000004" table:style-name="ce1">
            <text:p>3.105</text:p>
          </table:table-cell>
          <table:table-cell office:value-type="float" office:value="4.4749999999999996" table:style-name="ce1">
            <text:p>4.4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93232.658544412" table:style-name="ce1">
            <text:p>693232.6585</text:p>
          </table:table-cell>
          <table:table-cell office:value-type="float" office:value="6191007.5096132802" table:style-name="ce1">
            <text:p>6191007.51</text:p>
          </table:table-cell>
          <table:table-cell office:value-type="float" office:value="11.25" table:style-name="ce1">
            <text:p>11.25</text:p>
          </table:table-cell>
          <table:table-cell office:value-type="float" office:value="6.7149999999999999" table:style-name="ce1">
            <text:p>6.715</text:p>
          </table:table-cell>
          <table:table-cell office:value-type="float" office:value="4.5350000000000001" table:style-name="ce1">
            <text:p>4.5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4733.53847527795" table:style-name="ce1">
            <text:p>694733.5385</text:p>
          </table:table-cell>
          <table:table-cell office:value-type="float" office:value="6184739.1204088097" table:style-name="ce1">
            <text:p>6184739.12</text:p>
          </table:table-cell>
          <table:table-cell office:value-type="float" office:value="11.27" table:style-name="ce1">
            <text:p>11.27</text:p>
          </table:table-cell>
          <table:table-cell office:value-type="float" office:value="6.625" table:style-name="ce1">
            <text:p>6.625</text:p>
          </table:table-cell>
          <table:table-cell office:value-type="float" office:value="4.6449999999999996" table:style-name="ce1">
            <text:p>4.6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6383.09550362499" table:style-name="ce1">
            <text:p>696383.0955</text:p>
          </table:table-cell>
          <table:table-cell office:value-type="float" office:value="6184475.5511761" table:style-name="ce1">
            <text:p>6184475.551</text:p>
          </table:table-cell>
          <table:table-cell office:value-type="float" office:value="9.6" table:style-name="ce1">
            <text:p>9.6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95875.34602495702" table:style-name="ce1">
            <text:p>695875.346</text:p>
          </table:table-cell>
          <table:table-cell office:value-type="float" office:value="6183578.7245538598" table:style-name="ce1">
            <text:p>6183578.725</text:p>
          </table:table-cell>
          <table:table-cell office:value-type="float" office:value="11.1" table:style-name="ce1">
            <text:p>11.1</text:p>
          </table:table-cell>
          <table:table-cell office:value-type="float" office:value="6.22" table:style-name="ce1">
            <text:p>6.22</text:p>
          </table:table-cell>
          <table:table-cell office:value-type="float" office:value="4.88" table:style-name="ce1">
            <text:p>4.8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93582.84489848802" table:style-name="ce1">
            <text:p>693582.8449</text:p>
          </table:table-cell>
          <table:table-cell office:value-type="float" office:value="6184798.46902877" table:style-name="ce1">
            <text:p>6184798.469</text:p>
          </table:table-cell>
          <table:table-cell office:value-type="float" office:value="14.67" table:style-name="ce1">
            <text:p>14.67</text:p>
          </table:table-cell>
          <table:table-cell office:value-type="float" office:value="9.75" table:style-name="ce1">
            <text:p>9.75</text:p>
          </table:table-cell>
          <table:table-cell office:value-type="float" office:value="4.92" table:style-name="ce1">
            <text:p>4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4637.08204003295" table:style-name="ce1">
            <text:p>694637.082</text:p>
          </table:table-cell>
          <table:table-cell office:value-type="float" office:value="6185190.3582241097" table:style-name="ce1">
            <text:p>6185190.358</text:p>
          </table:table-cell>
          <table:table-cell office:value-type="float" office:value="12.44" table:style-name="ce1">
            <text:p>12.44</text:p>
          </table:table-cell>
          <table:table-cell office:value-type="float" office:value="7.47" table:style-name="ce1">
            <text:p>7.47</text:p>
          </table:table-cell>
          <table:table-cell office:value-type="float" office:value="4.97" table:style-name="ce1">
            <text:p>4.9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6384.38762758195" table:style-name="ce1">
            <text:p>696384.3876</text:p>
          </table:table-cell>
          <table:table-cell office:value-type="float" office:value="6184635.7042910196" table:style-name="ce1">
            <text:p>6184635.704</text:p>
          </table:table-cell>
          <table:table-cell office:value-type="float" office:value="9.36" table:style-name="ce1">
            <text:p>9.36</text:p>
          </table:table-cell>
          <table:table-cell office:value-type="float" office:value="4.3699999999999992" table:style-name="ce1">
            <text:p>4.37</text:p>
          </table:table-cell>
          <table:table-cell office:value-type="float" office:value="4.99" table:style-name="ce1">
            <text:p>4.9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5619.09704561403" table:style-name="ce1">
            <text:p>695619.097</text:p>
          </table:table-cell>
          <table:table-cell office:value-type="float" office:value="6189036.3023909098" table:style-name="ce1">
            <text:p>6189036.302</text:p>
          </table:table-cell>
          <table:table-cell office:value-type="float" office:value="4.59" table:style-name="ce1">
            <text:p>4.59</text:p>
          </table:table-cell>
          <table:table-cell office:value-type="float" office:value="-0.41000000000000014" table:style-name="ce1">
            <text:p>-0.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95931.85709130403" table:style-name="ce1">
            <text:p>695931.8571</text:p>
          </table:table-cell>
          <table:table-cell office:value-type="float" office:value="6184379.0891819103" table:style-name="ce1">
            <text:p>6184379.089</text:p>
          </table:table-cell>
          <table:table-cell office:value-type="float" office:value="10.11" table:style-name="ce1">
            <text:p>10.11</text:p>
          </table:table-cell>
          <table:table-cell office:value-type="float" office:value="5.1099999999999994" table:style-name="ce1">
            <text:p>5.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95490.31586132594" table:style-name="ce1">
            <text:p>695490.3159</text:p>
          </table:table-cell>
          <table:table-cell office:value-type="float" office:value="6185483.7741669696" table:style-name="ce1">
            <text:p>6185483.774</text:p>
          </table:table-cell>
          <table:table-cell office:value-type="float" office:value="10.32" table:style-name="ce1">
            <text:p>10.32</text:p>
          </table:table-cell>
          <table:table-cell office:value-type="float" office:value="5.2149999999999999" table:style-name="ce1">
            <text:p>5.215</text:p>
          </table:table-cell>
          <table:table-cell office:value-type="float" office:value="5.1050000000000004" table:style-name="ce1">
            <text:p>5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6103.00237905001" table:style-name="ce1">
            <text:p>696103.0024</text:p>
          </table:table-cell>
          <table:table-cell office:value-type="float" office:value="6186980.3472434804" table:style-name="ce1">
            <text:p>6186980.347</text:p>
          </table:table-cell>
          <table:table-cell office:value-type="float" office:value="7.58" table:style-name="ce1">
            <text:p>7.58</text:p>
          </table:table-cell>
          <table:table-cell office:value-type="float" office:value="2.4250000000000007" table:style-name="ce1">
            <text:p>2.425</text:p>
          </table:table-cell>
          <table:table-cell office:value-type="float" office:value="5.1549999999999994" table:style-name="ce1">
            <text:p>5.1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97684.33942035399" table:style-name="ce1">
            <text:p>697684.3394</text:p>
          </table:table-cell>
          <table:table-cell office:value-type="float" office:value="6184465.0608059196" table:style-name="ce1">
            <text:p>6184465.061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3.0599999999999996" table:style-name="ce1">
            <text:p>3.06</text:p>
          </table:table-cell>
          <table:table-cell office:value-type="float" office:value="5.22" table:style-name="ce1">
            <text:p>5.2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6932.00729446497" table:style-name="ce1">
            <text:p>696932.0073</text:p>
          </table:table-cell>
          <table:table-cell office:value-type="float" office:value="6184270.9199946104" table:style-name="ce1">
            <text:p>6184270.92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3.6199999999999992" table:style-name="ce1">
            <text:p>3.62</text:p>
          </table:table-cell>
          <table:table-cell office:value-type="float" office:value="5.25" table:style-name="ce1">
            <text:p>5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93282.55851356697" table:style-name="ce1">
            <text:p>693282.5585</text:p>
          </table:table-cell>
          <table:table-cell office:value-type="float" office:value="6184800.8967155199" table:style-name="ce1">
            <text:p>6184800.897</text:p>
          </table:table-cell>
          <table:table-cell office:value-type="float" office:value="15.33" table:style-name="ce1">
            <text:p>15.33</text:p>
          </table:table-cell>
          <table:table-cell office:value-type="float" office:value="10.08" table:style-name="ce1">
            <text:p>10.08</text:p>
          </table:table-cell>
          <table:table-cell office:value-type="float" office:value="5.25" table:style-name="ce1">
            <text:p>5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6741.90757950896" table:style-name="ce1">
            <text:p>696741.9076</text:p>
          </table:table-cell>
          <table:table-cell office:value-type="float" office:value="6185523.7276957603" table:style-name="ce1">
            <text:p>6185523.728</text:p>
          </table:table-cell>
          <table:table-cell office:value-type="float" office:value="8.49" table:style-name="ce1">
            <text:p>8.49</text:p>
          </table:table-cell>
          <table:table-cell office:value-type="float" office:value="3.2350000000000003" table:style-name="ce1">
            <text:p>3.235</text:p>
          </table:table-cell>
          <table:table-cell office:value-type="float" office:value="5.2549999999999999" table:style-name="ce1">
            <text:p>5.2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92891.24672260799" table:style-name="ce1">
            <text:p>692891.2467</text:p>
          </table:table-cell>
          <table:table-cell office:value-type="float" office:value="6192111.3481369903" table:style-name="ce1">
            <text:p>6192111.348</text:p>
          </table:table-cell>
          <table:table-cell office:value-type="float" office:value="14.1" table:style-name="ce1">
            <text:p>14.1</text:p>
          </table:table-cell>
          <table:table-cell office:value-type="float" office:value="8.8349999999999991" table:style-name="ce1">
            <text:p>8.835</text:p>
          </table:table-cell>
          <table:table-cell office:value-type="float" office:value="5.2650000000000006" table:style-name="ce1">
            <text:p>5.2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4234.27436480206" table:style-name="ce1">
            <text:p>694234.2744</text:p>
          </table:table-cell>
          <table:table-cell office:value-type="float" office:value="6184893.3064886201" table:style-name="ce1">
            <text:p>6184893.306</text:p>
          </table:table-cell>
          <table:table-cell office:value-type="float" office:value="12.89" table:style-name="ce1">
            <text:p>12.89</text:p>
          </table:table-cell>
          <table:table-cell office:value-type="float" office:value="7.6100000000000012" table:style-name="ce1">
            <text:p>7.61</text:p>
          </table:table-cell>
          <table:table-cell office:value-type="float" office:value="5.2799999999999994" table:style-name="ce1">
            <text:p>5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6527.58661823801" table:style-name="ce1">
            <text:p>696527.5866</text:p>
          </table:table-cell>
          <table:table-cell office:value-type="float" office:value="6183773.6683926499" table:style-name="ce1">
            <text:p>6183773.668</text:p>
          </table:table-cell>
          <table:table-cell office:value-type="float" office:value="9.9700000000000006" table:style-name="ce1">
            <text:p>9.97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5582.33009729895" table:style-name="ce1">
            <text:p>695582.3301</text:p>
          </table:table-cell>
          <table:table-cell office:value-type="float" office:value="6184482.0121134603" table:style-name="ce1">
            <text:p>6184482.012</text:p>
          </table:table-cell>
          <table:table-cell office:value-type="float" office:value="10.88" table:style-name="ce1">
            <text:p>10.88</text:p>
          </table:table-cell>
          <table:table-cell office:value-type="float" office:value="5.4850000000000012" table:style-name="ce1">
            <text:p>5.485</text:p>
          </table:table-cell>
          <table:table-cell office:value-type="float" office:value="5.3949999999999996" table:style-name="ce1">
            <text:p>5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4793.69352102303" table:style-name="ce1">
            <text:p>694793.6935</text:p>
          </table:table-cell>
          <table:table-cell office:value-type="float" office:value="6185989.9057799801" table:style-name="ce1">
            <text:p>6185989.906</text:p>
          </table:table-cell>
          <table:table-cell office:value-type="float" office:value="11.98" table:style-name="ce1">
            <text:p>11.98</text:p>
          </table:table-cell>
          <table:table-cell office:value-type="float" office:value="6.53" table:style-name="ce1">
            <text:p>6.53</text:p>
          </table:table-cell>
          <table:table-cell office:value-type="float" office:value="5.45" table:style-name="ce1">
            <text:p>5.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5013.28550233401" table:style-name="ce1">
            <text:p>695013.2855</text:p>
          </table:table-cell>
          <table:table-cell office:value-type="float" office:value="6188390.5453748899" table:style-name="ce1">
            <text:p>6188390.545</text:p>
          </table:table-cell>
          <table:table-cell office:value-type="float" office:value="8.25" table:style-name="ce1">
            <text:p>8.25</text:p>
          </table:table-cell>
          <table:table-cell office:value-type="float" office:value="2.7649999999999997" table:style-name="ce1">
            <text:p>2.765</text:p>
          </table:table-cell>
          <table:table-cell office:value-type="float" office:value="5.4850000000000003" table:style-name="ce1">
            <text:p>5.4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95651.77093985304" table:style-name="ce1">
            <text:p>695651.7709</text:p>
          </table:table-cell>
          <table:table-cell office:value-type="float" office:value="6186883.8875186304" table:style-name="ce1">
            <text:p>6186883.888</text:p>
          </table:table-cell>
          <table:table-cell office:value-type="float" office:value="8.23" table:style-name="ce1">
            <text:p>8.23</text:p>
          </table:table-cell>
          <table:table-cell office:value-type="float" office:value="2.7100000000000009" table:style-name="ce1">
            <text:p>2.71</text:p>
          </table:table-cell>
          <table:table-cell office:value-type="float" office:value="5.52" table:style-name="ce1">
            <text:p>5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95358.35832965502" table:style-name="ce1">
            <text:p>695358.3583</text:p>
          </table:table-cell>
          <table:table-cell office:value-type="float" office:value="6187737.10963911" table:style-name="ce1">
            <text:p>6187737.11</text:p>
          </table:table-cell>
          <table:table-cell office:value-type="float" office:value="8.5" table:style-name="ce1">
            <text:p>8.5</text:p>
          </table:table-cell>
          <table:table-cell office:value-type="float" office:value="2.6849999999999996" table:style-name="ce1">
            <text:p>2.685</text:p>
          </table:table-cell>
          <table:table-cell office:value-type="float" office:value="5.8150000000000004" table:style-name="ce1">
            <text:p>5.8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94213.34890388802" table:style-name="ce1">
            <text:p>694213.3489</text:p>
          </table:table-cell>
          <table:table-cell office:value-type="float" office:value="6188497.1061105998" table:style-name="ce1">
            <text:p>6188497.106</text:p>
          </table:table-cell>
          <table:table-cell office:value-type="float" office:value="10.88" table:style-name="ce1">
            <text:p>10.88</text:p>
          </table:table-cell>
          <table:table-cell office:value-type="float" office:value="4.870000000000001" table:style-name="ce1">
            <text:p>4.87</text:p>
          </table:table-cell>
          <table:table-cell office:value-type="float" office:value="6.01" table:style-name="ce1">
            <text:p>6.0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4523.73814604501" table:style-name="ce1">
            <text:p>694523.7381</text:p>
          </table:table-cell>
          <table:table-cell office:value-type="float" office:value="6189745.8417660901" table:style-name="ce1">
            <text:p>6189745.842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4.080000000000001" table:style-name="ce1">
            <text:p>4.08</text:p>
          </table:table-cell>
          <table:table-cell office:value-type="float" office:value="6.05" table:style-name="ce1">
            <text:p>6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2706.28292414604" table:style-name="ce1">
            <text:p>692706.2829</text:p>
          </table:table-cell>
          <table:table-cell office:value-type="float" office:value="6187808.5900973696" table:style-name="ce1">
            <text:p>6187808.59</text:p>
          </table:table-cell>
          <table:table-cell office:value-type="float" office:value="16.18" table:style-name="ce1">
            <text:p>16.18</text:p>
          </table:table-cell>
          <table:table-cell office:value-type="float" office:value="10.02" table:style-name="ce1">
            <text:p>10.02</text:p>
          </table:table-cell>
          <table:table-cell office:value-type="float" office:value="6.16" table:style-name="ce1">
            <text:p>6.1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95195.68903193297" table:style-name="ce1">
            <text:p>695195.689</text:p>
          </table:table-cell>
          <table:table-cell office:value-type="float" office:value="6186186.8622930003" table:style-name="ce1">
            <text:p>6186186.862</text:p>
          </table:table-cell>
          <table:table-cell office:value-type="float" office:value="10.94" table:style-name="ce1">
            <text:p>10.94</text:p>
          </table:table-cell>
          <table:table-cell office:value-type="float" office:value="4.76" table:style-name="ce1">
            <text:p>4.76</text:p>
          </table:table-cell>
          <table:table-cell office:value-type="float" office:value="6.18" table:style-name="ce1">
            <text:p>6.1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6788.24020743906" table:style-name="ce1">
            <text:p>696788.2402</text:p>
          </table:table-cell>
          <table:table-cell office:value-type="float" office:value="6183821.6177711003" table:style-name="ce1">
            <text:p>6183821.618</text:p>
          </table:table-cell>
          <table:table-cell office:value-type="float" office:value="10.58" table:style-name="ce1">
            <text:p>10.58</text:p>
          </table:table-cell>
          <table:table-cell office:value-type="float" office:value="4.1550000000000002" table:style-name="ce1">
            <text:p>4.155</text:p>
          </table:table-cell>
          <table:table-cell office:value-type="float" office:value="6.4249999999999998" table:style-name="ce1">
            <text:p>6.4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95660.65921948699" table:style-name="ce1">
            <text:p>695660.6592</text:p>
          </table:table-cell>
          <table:table-cell office:value-type="float" office:value="6187984.9199646302" table:style-name="ce1">
            <text:p>6187984.92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2.5100000000000007" table:style-name="ce1">
            <text:p>2.51</text:p>
          </table:table-cell>
          <table:table-cell office:value-type="float" office:value="6.87" table:style-name="ce1">
            <text:p>6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93602.26900514495" table:style-name="ce1">
            <text:p>693602.269</text:p>
          </table:table-cell>
          <table:table-cell office:value-type="float" office:value="6187200.7429911103" table:style-name="ce1">
            <text:p>6187200.743</text:p>
          </table:table-cell>
          <table:table-cell office:value-type="float" office:value="11.55" table:style-name="ce1">
            <text:p>11.55</text:p>
          </table:table-cell>
          <table:table-cell office:value-type="float" office:value="4.3800000000000008" table:style-name="ce1">
            <text:p>4.38</text:p>
          </table:table-cell>
          <table:table-cell office:value-type="float" office:value="7.17" table:style-name="ce1">
            <text:p>7.1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2624.81925098505" table:style-name="ce1">
            <text:p>692624.8193</text:p>
          </table:table-cell>
          <table:table-cell office:value-type="float" office:value="6190111.5379763497" table:style-name="ce1">
            <text:p>6190111.538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10.030000000000001" table:style-name="ce1">
            <text:p>10.03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94203.64162395697" table:style-name="ce1">
            <text:p>694203.6416</text:p>
          </table:table-cell>
          <table:table-cell office:value-type="float" office:value="6187295.9835221404" table:style-name="ce1">
            <text:p>6187295.984</text:p>
          </table:table-cell>
          <table:table-cell office:value-type="float" office:value="13.53" table:style-name="ce1">
            <text:p>13.53</text:p>
          </table:table-cell>
          <table:table-cell office:value-type="float" office:value="5.6949999999999994" table:style-name="ce1">
            <text:p>5.695</text:p>
          </table:table-cell>
          <table:table-cell office:value-type="float" office:value="7.835" table:style-name="ce1">
            <text:p>7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93694.27026881103" table:style-name="ce1">
            <text:p>693694.2703</text:p>
          </table:table-cell>
          <table:table-cell office:value-type="float" office:value="6186198.9908806896" table:style-name="ce1">
            <text:p>6186198.991</text:p>
          </table:table-cell>
          <table:table-cell office:value-type="float" office:value="15.9" table:style-name="ce1">
            <text:p>15.9</text:p>
          </table:table-cell>
          <table:table-cell office:value-type="float" office:value="8.0050000000000008" table:style-name="ce1">
            <text:p>8.005</text:p>
          </table:table-cell>
          <table:table-cell office:value-type="float" office:value="7.8949999999999996" table:style-name="ce1">
            <text:p>7.8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4762.14591448905" table:style-name="ce1">
            <text:p>694762.1459</text:p>
          </table:table-cell>
          <table:table-cell office:value-type="float" office:value="6187041.2206729203" table:style-name="ce1">
            <text:p>6187041.221</text:p>
          </table:table-cell>
          <table:table-cell office:value-type="float" office:value="16.149999999999999" table:style-name="ce1">
            <text:p>16.15</text:p>
          </table:table-cell>
          <table:table-cell office:value-type="float" office:value="7.5849999999999973" table:style-name="ce1">
            <text:p>7.585</text:p>
          </table:table-cell>
          <table:table-cell office:value-type="float" office:value="8.5650000000000013" table:style-name="ce1">
            <text:p>8.5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office:value-type="float" office:value="692795.03879599995" table:style-name="ce1">
            <text:p>692795.0388</text:p>
          </table:table-cell>
          <table:table-cell office:value-type="float" office:value="6186406.4639711501" table:style-name="ce1">
            <text:p>6186406.464</text:p>
          </table:table-cell>
          <table:table-cell office:value-type="float" office:value="19.03" table:style-name="ce1">
            <text:p>19.03</text:p>
          </table:table-cell>
          <table:table-cell office:value-type="float" office:value="10.235000000000001" table:style-name="ce1">
            <text:p>10.235</text:p>
          </table:table-cell>
          <table:table-cell office:value-type="float" office:value="8.7949999999999999" table:style-name="ce1">
            <text:p>8.7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Aout1963</text:p>
          </table:table-cell>
          <table:table-cell office:value-type="string" table:style-name="ce1">
            <text:p>Got,196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3559.92825964198" table:style-name="ce1">
            <text:p>693559.9283</text:p>
          </table:table-cell>
          <table:table-cell office:value-type="float" office:value="6169582.4062634399" table:style-name="ce1">
            <text:p>6169582.406</text:p>
          </table:table-cell>
          <table:table-cell office:value-type="float" office:value="14.35" table:style-name="ce1">
            <text:p>14.35</text:p>
          </table:table-cell>
          <table:table-cell office:value-type="float" office:value="4.6133333333333333" table:formula="of:=[.D519]-[.F519]" table:style-name="ce3">
            <text:p>4.613333333</text:p>
          </table:table-cell>
          <table:table-cell office:value-type="float" office:value="9.7366666666666664" table:style-name="ce1">
            <text:p>9.73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3044.86103269202" table:style-name="ce1">
            <text:p>683044.861</text:p>
          </table:table-cell>
          <table:table-cell office:value-type="float" office:value="6169167.1787600797" table:style-name="ce1">
            <text:p>6169167.179</text:p>
          </table:table-cell>
          <table:table-cell office:value-type="float" office:value="104.93" table:style-name="ce1">
            <text:p>104.93</text:p>
          </table:table-cell>
          <table:table-cell office:value-type="float" office:value="3.0333333333333456" table:formula="of:=[.D520]-[.F520]" table:style-name="ce3">
            <text:p>3.033333333</text:p>
          </table:table-cell>
          <table:table-cell office:value-type="float" office:value="101.89666666666666" table:style-name="ce1">
            <text:p>101.89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6343.43747887795" table:style-name="ce1">
            <text:p>686343.4375</text:p>
          </table:table-cell>
          <table:table-cell office:value-type="float" office:value="6168539.6628024904" table:style-name="ce1">
            <text:p>6168539.663</text:p>
          </table:table-cell>
          <table:table-cell office:value-type="float" office:value="85.42" table:style-name="ce1">
            <text:p>85.42</text:p>
          </table:table-cell>
          <table:table-cell office:value-type="float" office:value="18.560000000000002" table:formula="of:=[.D521]-[.F521]" table:style-name="ce3">
            <text:p>18.56</text:p>
          </table:table-cell>
          <table:table-cell office:value-type="float" office:value="66.86" table:style-name="ce1">
            <text:p>66.86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1129.79957530904" table:style-name="ce1">
            <text:p>681129.7996</text:p>
          </table:table-cell>
          <table:table-cell office:value-type="float" office:value="6167580.9891828997" table:style-name="ce1">
            <text:p>6167580.989</text:p>
          </table:table-cell>
          <table:table-cell office:value-type="float" office:value="136.09" table:style-name="ce1">
            <text:p>136.09</text:p>
          </table:table-cell>
          <table:table-cell office:value-type="float" office:value="9.8133333333333468" table:formula="of:=[.D522]-[.F522]" table:style-name="ce3">
            <text:p>9.813333333</text:p>
          </table:table-cell>
          <table:table-cell office:value-type="float" office:value="126.27666666666666" table:style-name="ce1">
            <text:p>126.2766667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5669.40716277994" table:style-name="ce1">
            <text:p>695669.4072</text:p>
          </table:table-cell>
          <table:table-cell office:value-type="float" office:value="6170466.3700155299" table:style-name="ce1">
            <text:p>6170466.37</text:p>
          </table:table-cell>
          <table:table-cell office:value-type="float" office:value="11.5" table:style-name="ce1">
            <text:p>11.5</text:p>
          </table:table-cell>
          <table:table-cell office:value-type="float" office:value="1.0399999999999991" table:formula="of:=[.D523]-[.F523]" table:style-name="ce3">
            <text:p>1.04</text:p>
          </table:table-cell>
          <table:table-cell office:value-type="float" office:value="10.46" table:style-name="ce1">
            <text:p>10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3184.60375415406" table:style-name="ce1">
            <text:p>693184.6038</text:p>
          </table:table-cell>
          <table:table-cell office:value-type="float" office:value="6172688.8740235902" table:style-name="ce1">
            <text:p>6172688.874</text:p>
          </table:table-cell>
          <table:table-cell office:value-type="float" office:value="26.83" table:style-name="ce1">
            <text:p>26.83</text:p>
          </table:table-cell>
          <table:table-cell office:value-type="float" office:value="4.2466666666666661" table:formula="of:=[.D524]-[.F524]" table:style-name="ce3">
            <text:p>4.246666667</text:p>
          </table:table-cell>
          <table:table-cell office:value-type="float" office:value="22.583333333333332" table:style-name="ce1">
            <text:p>22.5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7445.40830044902" table:style-name="ce1">
            <text:p>687445.4083</text:p>
          </table:table-cell>
          <table:table-cell office:value-type="float" office:value="6168630.8232769798" table:style-name="ce1">
            <text:p>6168630.823</text:p>
          </table:table-cell>
          <table:table-cell office:value-type="float" office:value="66.95" table:style-name="ce1">
            <text:p>66.95</text:p>
          </table:table-cell>
          <table:table-cell office:value-type="float" office:value="2.7449999999999903" table:formula="of:=[.D525]-[.F525]" table:style-name="ce3">
            <text:p>2.745</text:p>
          </table:table-cell>
          <table:table-cell office:value-type="float" office:value="64.205000000000013" table:style-name="ce1">
            <text:p>64.20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5615.01757157897" table:style-name="ce1">
            <text:p>685615.0176</text:p>
          </table:table-cell>
          <table:table-cell office:value-type="float" office:value="6165141.7225811398" table:style-name="ce1">
            <text:p>6165141.723</text:p>
          </table:table-cell>
          <table:table-cell office:value-type="float" office:value="91.9" table:style-name="ce1">
            <text:p>91.9</text:p>
          </table:table-cell>
          <table:table-cell office:value-type="float" office:value="6.6300000000000097" table:formula="of:=[.D526]-[.F526]" table:style-name="ce3">
            <text:p>6.63</text:p>
          </table:table-cell>
          <table:table-cell office:value-type="float" office:value="85.27" table:style-name="ce1">
            <text:p>85.2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7397.00450241996" table:style-name="ce1">
            <text:p>697397.0045</text:p>
          </table:table-cell>
          <table:table-cell office:value-type="float" office:value="6173655.9608763" table:style-name="ce1">
            <text:p>6173655.961</text:p>
          </table:table-cell>
          <table:table-cell office:value-type="float" office:value="7.1" table:style-name="ce1">
            <text:p>7.1</text:p>
          </table:table-cell>
          <table:table-cell office:value-type="float" office:value="1.6866666666666665" table:formula="of:=[.D527]-[.F527]" table:style-name="ce3">
            <text:p>1.686666667</text:p>
          </table:table-cell>
          <table:table-cell office:value-type="float" office:value="5.4133333333333331" table:style-name="ce1">
            <text:p>5.41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6418.31755307503" table:style-name="ce1">
            <text:p>686418.3176</text:p>
          </table:table-cell>
          <table:table-cell office:value-type="float" office:value="6165435.5361439502" table:style-name="ce1">
            <text:p>6165435.536</text:p>
          </table:table-cell>
          <table:table-cell office:value-type="float" office:value="80.239999999999995" table:style-name="ce1">
            <text:p>80.24</text:p>
          </table:table-cell>
          <table:table-cell office:value-type="float" office:value="3.1400000000000006" table:formula="of:=[.D528]-[.F528]" table:style-name="ce3">
            <text:p>3.14</text:p>
          </table:table-cell>
          <table:table-cell office:value-type="float" office:value="77.099999999999994" table:style-name="ce1">
            <text:p>77.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3310.91729612299" table:style-name="ce1">
            <text:p>683310.9173</text:p>
          </table:table-cell>
          <table:table-cell office:value-type="float" office:value="6164960.2459621597" table:style-name="ce1">
            <text:p>6164960.246</text:p>
          </table:table-cell>
          <table:table-cell office:value-type="float" office:value="104.54" table:style-name="ce1">
            <text:p>104.54</text:p>
          </table:table-cell>
          <table:table-cell office:value-type="float" office:value="3.8799999999999955" table:formula="of:=[.D529]-[.F529]" table:style-name="ce3">
            <text:p>3.88</text:p>
          </table:table-cell>
          <table:table-cell office:value-type="float" office:value="100.66000000000001" table:style-name="ce1">
            <text:p>100.66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9357.15029966098" table:style-name="ce1">
            <text:p>689357.1503</text:p>
          </table:table-cell>
          <table:table-cell office:value-type="float" office:value="6169816.6554124299" table:style-name="ce1">
            <text:p>6169816.655</text:p>
          </table:table-cell>
          <table:table-cell office:value-type="float" office:value="47.15" table:style-name="ce1">
            <text:p>47.15</text:p>
          </table:table-cell>
          <table:table-cell office:value-type="float" office:value="10.700000000000003" table:formula="of:=[.D530]-[.F530]" table:style-name="ce3">
            <text:p>10.7</text:p>
          </table:table-cell>
          <table:table-cell office:value-type="float" office:value="36.449999999999996" table:style-name="ce1">
            <text:p>36.4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9688.08728981495" table:style-name="ce1">
            <text:p>699688.0873</text:p>
          </table:table-cell>
          <table:table-cell office:value-type="float" office:value="6172235.9775699796" table:style-name="ce1">
            <text:p>6172235.978</text:p>
          </table:table-cell>
          <table:table-cell office:value-type="float" office:value="3.77" table:style-name="ce1">
            <text:p>3.77</text:p>
          </table:table-cell>
          <table:table-cell office:value-type="float" office:value="2.1866666666666665" table:formula="of:=[.D531]-[.F531]" table:style-name="ce3">
            <text:p>2.186666667</text:p>
          </table:table-cell>
          <table:table-cell office:value-type="float" office:value="1.5833333333333333" table:style-name="ce1">
            <text:p>1.583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7379.45640710997" table:style-name="ce1">
            <text:p>687379.4564</text:p>
          </table:table-cell>
          <table:table-cell office:value-type="float" office:value="6172836.0248173503" table:style-name="ce1">
            <text:p>6172836.025</text:p>
          </table:table-cell>
          <table:table-cell office:value-type="float" office:value="56.22" table:style-name="ce1">
            <text:p>56.22</text:p>
          </table:table-cell>
          <table:table-cell office:value-type="float" office:value="3.096666666666664" table:formula="of:=[.D532]-[.F532]" table:style-name="ce3">
            <text:p>3.096666667</text:p>
          </table:table-cell>
          <table:table-cell office:value-type="float" office:value="53.123333333333335" table:style-name="ce1">
            <text:p>53.12333333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5887.38849082601" table:style-name="ce1">
            <text:p>695887.3885</text:p>
          </table:table-cell>
          <table:table-cell office:value-type="float" office:value="6172667.0409968402" table:style-name="ce1">
            <text:p>6172667.041</text:p>
          </table:table-cell>
          <table:table-cell office:value-type="float" office:value="18.239999999999998" table:style-name="ce1">
            <text:p>18.24</text:p>
          </table:table-cell>
          <table:table-cell office:value-type="float" office:value="3.6866666666666656" table:formula="of:=[.D533]-[.F533]" table:style-name="ce3">
            <text:p>3.686666667</text:p>
          </table:table-cell>
          <table:table-cell office:value-type="float" office:value="14.553333333333333" table:style-name="ce1">
            <text:p>14.5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1627.06083136401" table:style-name="ce1">
            <text:p>681627.0608</text:p>
          </table:table-cell>
          <table:table-cell office:value-type="float" office:value="6167176.4794628499" table:style-name="ce1">
            <text:p>6167176.479</text:p>
          </table:table-cell>
          <table:table-cell office:value-type="float" office:value="104.36" table:style-name="ce1">
            <text:p>104.36</text:p>
          </table:table-cell>
          <table:table-cell office:value-type="float" office:value="2.1666666666666714" table:formula="of:=[.D534]-[.F534]" table:style-name="ce3">
            <text:p>2.166666667</text:p>
          </table:table-cell>
          <table:table-cell office:value-type="float" office:value="102.19333333333333" table:style-name="ce1">
            <text:p>102.19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5564.45442623005" table:style-name="ce1">
            <text:p>695564.4544</text:p>
          </table:table-cell>
          <table:table-cell office:value-type="float" office:value="6169866.5490094898" table:style-name="ce1">
            <text:p>6169866.549</text:p>
          </table:table-cell>
          <table:table-cell office:value-type="float" office:value="9.69" table:style-name="ce1">
            <text:p>9.69</text:p>
          </table:table-cell>
          <table:table-cell office:value-type="float" office:value="1.3566666666666656" table:formula="of:=[.D535]-[.F535]" table:style-name="ce3">
            <text:p>1.356666667</text:p>
          </table:table-cell>
          <table:table-cell office:value-type="float" office:value="8.3333333333333339" table:style-name="ce1">
            <text:p>8.33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89865.788785932" table:style-name="ce1">
            <text:p>689865.7888</text:p>
          </table:table-cell>
          <table:table-cell office:value-type="float" office:value="6170813.6451946003" table:style-name="ce1">
            <text:p>6170813.645</text:p>
          </table:table-cell>
          <table:table-cell office:value-type="float" office:value="40.729999999999997" table:style-name="ce1">
            <text:p>40.73</text:p>
          </table:table-cell>
          <table:table-cell office:value-type="float" office:value="7.3933333333333309" table:formula="of:=[.D536]-[.F536]" table:style-name="ce3">
            <text:p>7.393333333</text:p>
          </table:table-cell>
          <table:table-cell office:value-type="float" office:value="33.336666666666666" table:style-name="ce1">
            <text:p>33.3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86476.90588328405" table:style-name="ce1">
            <text:p>686476.9059</text:p>
          </table:table-cell>
          <table:table-cell office:value-type="float" office:value="6172643.1374836201" table:style-name="ce1">
            <text:p>6172643.137</text:p>
          </table:table-cell>
          <table:table-cell office:value-type="float" office:value="63.66" table:style-name="ce1">
            <text:p>63.66</text:p>
          </table:table-cell>
          <table:table-cell office:value-type="float" office:value="2.3066666666666649" table:formula="of:=[.D537]-[.F537]" table:style-name="ce3">
            <text:p>2.306666667</text:p>
          </table:table-cell>
          <table:table-cell office:value-type="float" office:value="61.353333333333332" table:style-name="ce1">
            <text:p>61.3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4547.23169353604" table:style-name="ce1">
            <text:p>694547.2317</text:p>
          </table:table-cell>
          <table:table-cell office:value-type="float" office:value="6167872.51926421" table:style-name="ce1">
            <text:p>6167872.519</text:p>
          </table:table-cell>
          <table:table-cell office:value-type="float" office:value="12.07" table:style-name="ce1">
            <text:p>12.07</text:p>
          </table:table-cell>
          <table:table-cell office:value-type="float" office:value="1.5033333333333339" table:formula="of:=[.D538]-[.F538]" table:style-name="ce3">
            <text:p>1.503333333</text:p>
          </table:table-cell>
          <table:table-cell office:value-type="float" office:value="10.566666666666666" table:style-name="ce1">
            <text:p>10.5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2186.003030363" table:style-name="ce1">
            <text:p>692186.003</text:p>
          </table:table-cell>
          <table:table-cell office:value-type="float" office:value="6172997.2813721104" table:style-name="ce1">
            <text:p>6172997.281</text:p>
          </table:table-cell>
          <table:table-cell office:value-type="float" office:value="35.130000000000003" table:style-name="ce1">
            <text:p>35.13</text:p>
          </table:table-cell>
          <table:table-cell office:value-type="float" office:value="6.5766666666666715" table:formula="of:=[.D539]-[.F539]" table:style-name="ce3">
            <text:p>6.576666667</text:p>
          </table:table-cell>
          <table:table-cell office:value-type="float" office:value="28.553333333333331" table:style-name="ce1">
            <text:p>28.55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85951.15712826804" table:style-name="ce1">
            <text:p>685951.1571</text:p>
          </table:table-cell>
          <table:table-cell office:value-type="float" office:value="6169543.9733379399" table:style-name="ce1">
            <text:p>6169543.973</text:p>
          </table:table-cell>
          <table:table-cell office:value-type="float" office:value="76.290000000000006" table:style-name="ce1">
            <text:p>76.29</text:p>
          </table:table-cell>
          <table:table-cell office:value-type="float" office:value="5.5900000000000034" table:formula="of:=[.D540]-[.F540]" table:style-name="ce3">
            <text:p>5.59</text:p>
          </table:table-cell>
          <table:table-cell office:value-type="float" office:value="70.7" table:style-name="ce1">
            <text:p>70.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83038.33408546099" table:style-name="ce1">
            <text:p>683038.3341</text:p>
          </table:table-cell>
          <table:table-cell office:value-type="float" office:value="6168366.3325042902" table:style-name="ce1">
            <text:p>6168366.333</text:p>
          </table:table-cell>
          <table:table-cell office:value-type="float" office:value="111.9" table:style-name="ce1">
            <text:p>111.9</text:p>
          </table:table-cell>
          <table:table-cell office:value-type="float" office:value="3.7533333333333445" table:formula="of:=[.D541]-[.F541]" table:style-name="ce3">
            <text:p>3.753333333</text:p>
          </table:table-cell>
          <table:table-cell office:value-type="float" office:value="108.14666666666666" table:style-name="ce1">
            <text:p>108.14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8391.58004196302" table:style-name="ce1">
            <text:p>698391.58</text:p>
          </table:table-cell>
          <table:table-cell office:value-type="float" office:value="6172847.0727819204" table:style-name="ce1">
            <text:p>6172847.073</text:p>
          </table:table-cell>
          <table:table-cell office:value-type="float" office:value="7.82" table:style-name="ce1">
            <text:p>7.82</text:p>
          </table:table-cell>
          <table:table-cell office:value-type="float" office:value="2.54" table:formula="of:=[.D542]-[.F542]" table:style-name="ce3">
            <text:p>2.54</text:p>
          </table:table-cell>
          <table:table-cell office:value-type="float" office:value="5.28" table:style-name="ce1">
            <text:p>5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5083.33000131894" table:style-name="ce1">
            <text:p>695083.33</text:p>
          </table:table-cell>
          <table:table-cell office:value-type="float" office:value="6172273.0917849997" table:style-name="ce1">
            <text:p>6172273.092</text:p>
          </table:table-cell>
          <table:table-cell office:value-type="float" office:value="19.25" table:style-name="ce1">
            <text:p>19.25</text:p>
          </table:table-cell>
          <table:table-cell office:value-type="float" office:value="2.9699999999999989" table:formula="of:=[.D543]-[.F543]" table:style-name="ce3">
            <text:p>2.97</text:p>
          </table:table-cell>
          <table:table-cell office:value-type="float" office:value="16.28" table:style-name="ce1">
            <text:p>16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7385.70838787197" table:style-name="ce1">
            <text:p>697385.7084</text:p>
          </table:table-cell>
          <table:table-cell office:value-type="float" office:value="6172254.5179369198" table:style-name="ce1">
            <text:p>6172254.518</text:p>
          </table:table-cell>
          <table:table-cell office:value-type="float" office:value="13.65" table:style-name="ce1">
            <text:p>13.65</text:p>
          </table:table-cell>
          <table:table-cell office:value-type="float" office:value="4.1966666666666672" table:formula="of:=[.D544]-[.F544]" table:style-name="ce3">
            <text:p>4.196666667</text:p>
          </table:table-cell>
          <table:table-cell office:value-type="float" office:value="9.4533333333333331" table:style-name="ce1">
            <text:p>9.45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6490.42972694605" table:style-name="ce1">
            <text:p>696490.4297</text:p>
          </table:table-cell>
          <table:table-cell office:value-type="float" office:value="6172962.5049392302" table:style-name="ce1">
            <text:p>6172962.505</text:p>
          </table:table-cell>
          <table:table-cell office:value-type="float" office:value="13.09" table:style-name="ce1">
            <text:p>13.09</text:p>
          </table:table-cell>
          <table:table-cell office:value-type="float" office:value="3.336666666666666" table:formula="of:=[.D545]-[.F545]" table:style-name="ce3">
            <text:p>3.336666667</text:p>
          </table:table-cell>
          <table:table-cell office:value-type="float" office:value="9.7533333333333339" table:style-name="ce1">
            <text:p>9.75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4872.613200558" table:style-name="ce1">
            <text:p>694872.6132</text:p>
          </table:table-cell>
          <table:table-cell office:value-type="float" office:value="6170973.3577923002" table:style-name="ce1">
            <text:p>6170973.358</text:p>
          </table:table-cell>
          <table:table-cell office:value-type="float" office:value="15.25" table:style-name="ce1">
            <text:p>15.25</text:p>
          </table:table-cell>
          <table:table-cell office:value-type="float" office:value="2.7100000000000009" table:formula="of:=[.D546]-[.F546]" table:style-name="ce3">
            <text:p>2.71</text:p>
          </table:table-cell>
          <table:table-cell office:value-type="float" office:value="12.54" table:style-name="ce1">
            <text:p>12.5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1026.42542201595" table:style-name="ce1">
            <text:p>681026.4254</text:p>
          </table:table-cell>
          <table:table-cell office:value-type="float" office:value="6167181.3792406702" table:style-name="ce1">
            <text:p>6167181.379</text:p>
          </table:table-cell>
          <table:table-cell office:value-type="float" office:value="103.21" table:style-name="ce1">
            <text:p>103.21</text:p>
          </table:table-cell>
          <table:table-cell office:value-type="float" office:value="2" table:formula="of:=[.D547]-[.F547]" table:style-name="ce3">
            <text:p>2</text:p>
          </table:table-cell>
          <table:table-cell office:value-type="float" office:value="101.21" table:style-name="ce1">
            <text:p>101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89051.15205841395" table:style-name="ce1">
            <text:p>689051.1521</text:p>
          </table:table-cell>
          <table:table-cell office:value-type="float" office:value="6169118.3537658202" table:style-name="ce1">
            <text:p>6169118.354</text:p>
          </table:table-cell>
          <table:table-cell office:value-type="float" office:value="53.35" table:style-name="ce1">
            <text:p>53.35</text:p>
          </table:table-cell>
          <table:table-cell office:value-type="float" office:value="7.3800000000000026" table:formula="of:=[.D548]-[.F548]" table:style-name="ce3">
            <text:p>7.38</text:p>
          </table:table-cell>
          <table:table-cell office:value-type="float" office:value="45.97" table:style-name="ce1">
            <text:p>45.9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94276.84097826702" table:style-name="ce1">
            <text:p>694276.841</text:p>
          </table:table-cell>
          <table:table-cell office:value-type="float" office:value="6171578.8341813404" table:style-name="ce1">
            <text:p>6171578.834</text:p>
          </table:table-cell>
          <table:table-cell office:value-type="float" office:value="16.47" table:style-name="ce1">
            <text:p>16.47</text:p>
          </table:table-cell>
          <table:table-cell office:value-type="float" office:value="3.1300000000000008" table:formula="of:=[.D549]-[.F549]" table:style-name="ce3">
            <text:p>3.13</text:p>
          </table:table-cell>
          <table:table-cell office:value-type="float" office:value="13.339999999999998" table:style-name="ce1">
            <text:p>13.34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99093.10719637701" table:style-name="ce1">
            <text:p>699093.1072</text:p>
          </table:table-cell>
          <table:table-cell office:value-type="float" office:value="6172941.53410694" table:style-name="ce1">
            <text:p>6172941.534</text:p>
          </table:table-cell>
          <table:table-cell office:value-type="float" office:value="6.24" table:style-name="ce1">
            <text:p>6.24</text:p>
          </table:table-cell>
          <table:table-cell office:value-type="float" office:value="2.6033333333333335" table:formula="of:=[.D550]-[.F550]" table:style-name="ce3">
            <text:p>2.603333333</text:p>
          </table:table-cell>
          <table:table-cell office:value-type="float" office:value="3.6366666666666667" table:style-name="ce1">
            <text:p>3.63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84136.23127523903" table:style-name="ce1">
            <text:p>684136.2313</text:p>
          </table:table-cell>
          <table:table-cell office:value-type="float" office:value="6167956.9399703899" table:style-name="ce1">
            <text:p>6167956.94</text:p>
          </table:table-cell>
          <table:table-cell office:value-type="float" office:value="86.72" table:style-name="ce1">
            <text:p>86.72</text:p>
          </table:table-cell>
          <table:table-cell office:value-type="float" office:value="3.1349999999999909" table:formula="of:=[.D551]-[.F551]" table:style-name="ce3">
            <text:p>3.135</text:p>
          </table:table-cell>
          <table:table-cell office:value-type="float" office:value="83.585000000000008" table:style-name="ce1">
            <text:p>83.5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5477.27895965904" table:style-name="ce1">
            <text:p>695477.279</text:p>
          </table:table-cell>
          <table:table-cell office:value-type="float" office:value="6171469.02917259" table:style-name="ce1">
            <text:p>6171469.029</text:p>
          </table:table-cell>
          <table:table-cell office:value-type="float" office:value="15.7" table:style-name="ce1">
            <text:p>15.7</text:p>
          </table:table-cell>
          <table:table-cell office:value-type="float" office:value="3.1466666666666665" table:formula="of:=[.D552]-[.F552]" table:style-name="ce3">
            <text:p>3.146666667</text:p>
          </table:table-cell>
          <table:table-cell office:value-type="float" office:value="12.553333333333333" table:style-name="ce1">
            <text:p>12.5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1542.47428454505" table:style-name="ce1">
            <text:p>681542.4743</text:p>
          </table:table-cell>
          <table:table-cell office:value-type="float" office:value="6169079.3138075601" table:style-name="ce1">
            <text:p>6169079.314</text:p>
          </table:table-cell>
          <table:table-cell office:value-type="float" office:value="95.41" table:style-name="ce1">
            <text:p>95.41</text:p>
          </table:table-cell>
          <table:table-cell office:value-type="float" office:value="2.8399999999999892" table:formula="of:=[.D553]-[.F553]" table:style-name="ce3">
            <text:p>2.84</text:p>
          </table:table-cell>
          <table:table-cell office:value-type="float" office:value="92.570000000000007" table:style-name="ce1">
            <text:p>92.5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3323.15165100899" table:style-name="ce1">
            <text:p>683323.1517</text:p>
          </table:table-cell>
          <table:table-cell office:value-type="float" office:value="6166461.8602481401" table:style-name="ce1">
            <text:p>6166461.86</text:p>
          </table:table-cell>
          <table:table-cell office:value-type="float" office:value="111.46" table:style-name="ce1">
            <text:p>111.46</text:p>
          </table:table-cell>
          <table:table-cell office:value-type="float" office:value="8.8199999999999932" table:formula="of:=[.D554]-[.F554]" table:style-name="ce3">
            <text:p>8.82</text:p>
          </table:table-cell>
          <table:table-cell office:value-type="float" office:value="102.64" table:style-name="ce1">
            <text:p>102.64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9826.01995001698" table:style-name="ce1">
            <text:p>689826.02</text:p>
          </table:table-cell>
          <table:table-cell office:value-type="float" office:value="6165908.4517128197" table:style-name="ce1">
            <text:p>6165908.452</text:p>
          </table:table-cell>
          <table:table-cell office:value-type="float" office:value="63.6" table:style-name="ce1">
            <text:p>63.6</text:p>
          </table:table-cell>
          <table:table-cell office:value-type="float" office:value="5.173333333333332" table:formula="of:=[.D555]-[.F555]" table:style-name="ce3">
            <text:p>5.173333333</text:p>
          </table:table-cell>
          <table:table-cell office:value-type="float" office:value="58.426666666666669" table:style-name="ce1">
            <text:p>58.42666667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00978.17486758798" table:style-name="ce1">
            <text:p>700978.1749</text:p>
          </table:table-cell>
          <table:table-cell office:value-type="float" office:value="6170824.0516346097" table:style-name="ce1">
            <text:p>6170824.052</text:p>
          </table:table-cell>
          <table:table-cell office:value-type="float" office:value="1.4" table:style-name="ce1">
            <text:p>1.4</text:p>
          </table:table-cell>
          <table:table-cell office:value-type="float" office:value="0.41999999999999982" table:formula="of:=[.D556]-[.F556]" table:style-name="ce3">
            <text:p>0.42</text:p>
          </table:table-cell>
          <table:table-cell office:value-type="float" office:value="0.98000000000000009" table:style-name="ce1">
            <text:p>0.9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6462.168898492" table:style-name="ce1">
            <text:p>696462.1689</text:p>
          </table:table-cell>
          <table:table-cell office:value-type="float" office:value="6169458.8590124203" table:style-name="ce1">
            <text:p>6169458.859</text:p>
          </table:table-cell>
          <table:table-cell office:value-type="float" office:value="9.2799999999999994" table:style-name="ce1">
            <text:p>9.28</text:p>
          </table:table-cell>
          <table:table-cell office:value-type="float" office:value="2.0699999999999994" table:formula="of:=[.D557]-[.F557]" table:style-name="ce3">
            <text:p>2.07</text:p>
          </table:table-cell>
          <table:table-cell office:value-type="float" office:value="7.21" table:style-name="ce1">
            <text:p>7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5774.35910626396" table:style-name="ce1">
            <text:p>695774.3591</text:p>
          </table:table-cell>
          <table:table-cell office:value-type="float" office:value="6171066.1888110898" table:style-name="ce1">
            <text:p>6171066.189</text:p>
          </table:table-cell>
          <table:table-cell office:value-type="float" office:value="14.06" table:style-name="ce1">
            <text:p>14.06</text:p>
          </table:table-cell>
          <table:table-cell office:value-type="float" office:value="1.8100000000000005" table:formula="of:=[.D558]-[.F558]" table:style-name="ce3">
            <text:p>1.81</text:p>
          </table:table-cell>
          <table:table-cell office:value-type="float" office:value="12.25" table:style-name="ce1">
            <text:p>12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8437.52259363595" table:style-name="ce1">
            <text:p>688437.5226</text:p>
          </table:table-cell>
          <table:table-cell office:value-type="float" office:value="6167521.5298841102" table:style-name="ce1">
            <text:p>6167521.53</text:p>
          </table:table-cell>
          <table:table-cell office:value-type="float" office:value="63.28" table:style-name="ce1">
            <text:p>63.28</text:p>
          </table:table-cell>
          <table:table-cell office:value-type="float" office:value="6.7066666666666706" table:formula="of:=[.D559]-[.F559]" table:style-name="ce3">
            <text:p>6.706666667</text:p>
          </table:table-cell>
          <table:table-cell office:value-type="float" office:value="56.573333333333331" table:style-name="ce1">
            <text:p>56.5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3974.33899434004" table:style-name="ce1">
            <text:p>683974.339</text:p>
          </table:table-cell>
          <table:table-cell office:value-type="float" office:value="6172663.4952418096" table:style-name="ce1">
            <text:p>6172663.495</text:p>
          </table:table-cell>
          <table:table-cell office:value-type="float" office:value="77.92" table:style-name="ce1">
            <text:p>77.92</text:p>
          </table:table-cell>
          <table:table-cell office:value-type="float" office:value="6.2233333333333292" table:formula="of:=[.D560]-[.F560]" table:style-name="ce3">
            <text:p>6.223333333</text:p>
          </table:table-cell>
          <table:table-cell office:value-type="float" office:value="71.696666666666673" table:style-name="ce1">
            <text:p>71.6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87565.83989522199" table:style-name="ce1">
            <text:p>687565.8399</text:p>
          </table:table-cell>
          <table:table-cell office:value-type="float" office:value="6171132.6362004401" table:style-name="ce1">
            <text:p>6171132.636</text:p>
          </table:table-cell>
          <table:table-cell office:value-type="float" office:value="55.28" table:style-name="ce1">
            <text:p>55.28</text:p>
          </table:table-cell>
          <table:table-cell office:value-type="float" office:value="1.7066666666666706" table:formula="of:=[.D561]-[.F561]" table:style-name="ce3">
            <text:p>1.706666667</text:p>
          </table:table-cell>
          <table:table-cell office:value-type="float" office:value="53.573333333333331" table:style-name="ce1">
            <text:p>53.57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96301.52957595198" table:style-name="ce1">
            <text:p>696301.5296</text:p>
          </table:table-cell>
          <table:table-cell office:value-type="float" office:value="6174365.5564117804" table:style-name="ce1">
            <text:p>6174365.556</text:p>
          </table:table-cell>
          <table:table-cell office:value-type="float" office:value="13.24" table:style-name="ce1">
            <text:p>13.24</text:p>
          </table:table-cell>
          <table:table-cell office:value-type="float" office:value="5.9333333333333345" table:formula="of:=[.D562]-[.F562]" table:style-name="ce3">
            <text:p>5.933333333</text:p>
          </table:table-cell>
          <table:table-cell office:value-type="float" office:value="7.3066666666666658" table:style-name="ce1">
            <text:p>7.30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90739.14700489806" table:style-name="ce1">
            <text:p>690739.147</text:p>
          </table:table-cell>
          <table:table-cell office:value-type="float" office:value="6167402.75874105" table:style-name="ce1">
            <text:p>6167402.759</text:p>
          </table:table-cell>
          <table:table-cell office:value-type="float" office:value="20.47" table:style-name="ce1">
            <text:p>20.47</text:p>
          </table:table-cell>
          <table:table-cell office:value-type="float" office:value="0.53333333333333144" table:formula="of:=[.D563]-[.F563]" table:style-name="ce3">
            <text:p>0.533333333</text:p>
          </table:table-cell>
          <table:table-cell office:value-type="float" office:value="19.936666666666667" table:style-name="ce1">
            <text:p>19.93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3840.82452459703" table:style-name="ce1">
            <text:p>693840.8245</text:p>
          </table:table-cell>
          <table:table-cell office:value-type="float" office:value="6167177.4358918704" table:style-name="ce1">
            <text:p>6167177.436</text:p>
          </table:table-cell>
          <table:table-cell office:value-type="float" office:value="18.07" table:style-name="ce1">
            <text:p>18.07</text:p>
          </table:table-cell>
          <table:table-cell office:value-type="float" office:value="3.4299999999999997" table:formula="of:=[.D564]-[.F564]" table:style-name="ce3">
            <text:p>3.43</text:p>
          </table:table-cell>
          <table:table-cell office:value-type="float" office:value="14.64" table:style-name="ce1">
            <text:p>14.6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5197.17378620303" table:style-name="ce1">
            <text:p>695197.1738</text:p>
          </table:table-cell>
          <table:table-cell office:value-type="float" office:value="6173974.0336756501" table:style-name="ce1">
            <text:p>6173974.034</text:p>
          </table:table-cell>
          <table:table-cell office:value-type="float" office:value="18.21" table:style-name="ce1">
            <text:p>18.21</text:p>
          </table:table-cell>
          <table:table-cell office:value-type="float" office:value="5.6833333333333353" table:formula="of:=[.D565]-[.F565]" table:style-name="ce3">
            <text:p>5.683333333</text:p>
          </table:table-cell>
          <table:table-cell office:value-type="float" office:value="12.526666666666666" table:style-name="ce1">
            <text:p>12.52666667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0681.078887171" table:style-name="ce1">
            <text:p>700681.0789</text:p>
          </table:table-cell>
          <table:table-cell office:value-type="float" office:value="6171226.8845175896" table:style-name="ce1">
            <text:p>6171226.885</text:p>
          </table:table-cell>
          <table:table-cell office:value-type="float" office:value="1.87" table:style-name="ce1">
            <text:p>1.87</text:p>
          </table:table-cell>
          <table:table-cell office:value-type="float" office:value="1.5200000000000002" table:formula="of:=[.D566]-[.F566]" table:style-name="ce3">
            <text:p>1.52</text:p>
          </table:table-cell>
          <table:table-cell office:value-type="float" office:value="0.34999999999999992" table:style-name="ce1">
            <text:p>0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9007.50937250501" table:style-name="ce1">
            <text:p>699007.5094</text:p>
          </table:table-cell>
          <table:table-cell office:value-type="float" office:value="6174744.1850980399" table:style-name="ce1">
            <text:p>6174744.185</text:p>
          </table:table-cell>
          <table:table-cell office:value-type="float" office:value="2.9" table:style-name="ce1">
            <text:p>2.9</text:p>
          </table:table-cell>
          <table:table-cell office:value-type="float" office:value="0.87666666666666648" table:formula="of:=[.D567]-[.F567]" table:style-name="ce3">
            <text:p>0.876666667</text:p>
          </table:table-cell>
          <table:table-cell office:value-type="float" office:value="2.0233333333333334" table:style-name="ce1">
            <text:p>2.02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7279.95639808301" table:style-name="ce1">
            <text:p>697279.9564</text:p>
          </table:table-cell>
          <table:table-cell office:value-type="float" office:value="6171554.5986687401" table:style-name="ce1">
            <text:p>6171554.599</text:p>
          </table:table-cell>
          <table:table-cell office:value-type="float" office:value="10.41" table:style-name="ce1">
            <text:p>10.41</text:p>
          </table:table-cell>
          <table:table-cell office:value-type="float" office:value="2.0566666666666666" table:formula="of:=[.D568]-[.F568]" table:style-name="ce3">
            <text:p>2.056666667</text:p>
          </table:table-cell>
          <table:table-cell office:value-type="float" office:value="8.3533333333333335" table:style-name="ce1">
            <text:p>8.35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5673.64176626201" table:style-name="ce1">
            <text:p>685673.6418</text:p>
          </table:table-cell>
          <table:table-cell office:value-type="float" office:value="6172349.3375001103" table:style-name="ce1">
            <text:p>6172349.338</text:p>
          </table:table-cell>
          <table:table-cell office:value-type="float" office:value="70.48" table:style-name="ce1">
            <text:p>70.48</text:p>
          </table:table-cell>
          <table:table-cell office:value-type="float" office:value="1.1566666666666663" table:formula="of:=[.D569]-[.F569]" table:style-name="ce3">
            <text:p>1.156666667</text:p>
          </table:table-cell>
          <table:table-cell office:value-type="float" office:value="69.323333333333338" table:style-name="ce1">
            <text:p>69.3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1848.50472271699" table:style-name="ce1">
            <text:p>681848.5047</text:p>
          </table:table-cell>
          <table:table-cell office:value-type="float" office:value="6169777.6021834603" table:style-name="ce1">
            <text:p>6169777.602</text:p>
          </table:table-cell>
          <table:table-cell office:value-type="float" office:value="90.94" table:style-name="ce1">
            <text:p>90.94</text:p>
          </table:table-cell>
          <table:table-cell office:value-type="float" office:value="1.7433333333333252" table:formula="of:=[.D570]-[.F570]" table:style-name="ce3">
            <text:p>1.743333333</text:p>
          </table:table-cell>
          <table:table-cell office:value-type="float" office:value="89.196666666666673" table:style-name="ce1">
            <text:p>89.1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9072.26710035501" table:style-name="ce1">
            <text:p>689072.2671</text:p>
          </table:table-cell>
          <table:table-cell office:value-type="float" office:value="6171721.0753119402" table:style-name="ce1">
            <text:p>6171721.075</text:p>
          </table:table-cell>
          <table:table-cell office:value-type="float" office:value="51.82" table:style-name="ce1">
            <text:p>51.82</text:p>
          </table:table-cell>
          <table:table-cell office:value-type="float" office:value="6.3066666666666578" table:formula="of:=[.D571]-[.F571]" table:style-name="ce3">
            <text:p>6.306666667</text:p>
          </table:table-cell>
          <table:table-cell office:value-type="float" office:value="45.513333333333343" table:style-name="ce1">
            <text:p>45.51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7660.25262205105" table:style-name="ce1">
            <text:p>687660.2526</text:p>
          </table:table-cell>
          <table:table-cell office:value-type="float" office:value="6170431.09220652" table:style-name="ce1">
            <text:p>6170431.092</text:p>
          </table:table-cell>
          <table:table-cell office:value-type="float" office:value="65.900000000000006" table:style-name="ce1">
            <text:p>65.9</text:p>
          </table:table-cell>
          <table:table-cell office:value-type="float" office:value="8.5200000000000102" table:formula="of:=[.D572]-[.F572]" table:style-name="ce3">
            <text:p>8.52</text:p>
          </table:table-cell>
          <table:table-cell office:value-type="float" office:value="57.379999999999995" table:style-name="ce1">
            <text:p>57.3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4902.86133426696" table:style-name="ce1">
            <text:p>684902.8613</text:p>
          </table:table-cell>
          <table:table-cell office:value-type="float" office:value="6163745.9040704602" table:style-name="ce1">
            <text:p>6163745.904</text:p>
          </table:table-cell>
          <table:table-cell office:value-type="float" office:value="104.9" table:style-name="ce1">
            <text:p>104.9</text:p>
          </table:table-cell>
          <table:table-cell office:value-type="float" office:value="3.3900000000000148" table:formula="of:=[.D573]-[.F573]" table:style-name="ce3">
            <text:p>3.39</text:p>
          </table:table-cell>
          <table:table-cell office:value-type="float" office:value="101.50999999999999" table:style-name="ce1">
            <text:p>101.5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1607.45969871501" table:style-name="ce1">
            <text:p>681607.4597</text:p>
          </table:table-cell>
          <table:table-cell office:value-type="float" office:value="6164773.9008194702" table:style-name="ce1">
            <text:p>6164773.901</text:p>
          </table:table-cell>
          <table:table-cell office:value-type="float" office:value="132.91999999999999" table:style-name="ce1">
            <text:p>132.92</text:p>
          </table:table-cell>
          <table:table-cell office:value-type="float" office:value="2.6100000000000136" table:formula="of:=[.D574]-[.F574]" table:style-name="ce3">
            <text:p>2.61</text:p>
          </table:table-cell>
          <table:table-cell office:value-type="float" office:value="130.30999999999997" table:style-name="ce1">
            <text:p>130.3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5185.85819275503" table:style-name="ce1">
            <text:p>695185.8582</text:p>
          </table:table-cell>
          <table:table-cell office:value-type="float" office:value="6172572.5937131802" table:style-name="ce1">
            <text:p>6172572.594</text:p>
          </table:table-cell>
          <table:table-cell office:value-type="float" office:value="19.25" table:style-name="ce1">
            <text:p>19.25</text:p>
          </table:table-cell>
          <table:table-cell office:value-type="float" office:value="2.8099999999999987" table:formula="of:=[.D575]-[.F575]" table:style-name="ce3">
            <text:p>2.81</text:p>
          </table:table-cell>
          <table:table-cell office:value-type="float" office:value="16.440000000000001" table:style-name="ce1">
            <text:p>16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2077.79781925899" table:style-name="ce1">
            <text:p>692077.7978</text:p>
          </table:table-cell>
          <table:table-cell office:value-type="float" office:value="6171997.0581970001" table:style-name="ce1">
            <text:p>6171997.058</text:p>
          </table:table-cell>
          <table:table-cell office:value-type="float" office:value="31.76" table:style-name="ce1">
            <text:p>31.76</text:p>
          </table:table-cell>
          <table:table-cell office:value-type="float" office:value="10.236666666666672" table:formula="of:=[.D576]-[.F576]" table:style-name="ce3">
            <text:p>10.23666667</text:p>
          </table:table-cell>
          <table:table-cell office:value-type="float" office:value="21.52333333333333" table:style-name="ce1">
            <text:p>21.5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0123.83698478003" table:style-name="ce1">
            <text:p>680123.837</text:p>
          </table:table-cell>
          <table:table-cell office:value-type="float" office:value="6166988.5194177199" table:style-name="ce1">
            <text:p>6166988.519</text:p>
          </table:table-cell>
          <table:table-cell office:value-type="float" office:value="109.67" table:style-name="ce1">
            <text:p>109.67</text:p>
          </table:table-cell>
          <table:table-cell office:value-type="float" office:value="3.096666666666664" table:formula="of:=[.D577]-[.F577]" table:style-name="ce3">
            <text:p>3.096666667</text:p>
          </table:table-cell>
          <table:table-cell office:value-type="float" office:value="106.57333333333334" table:style-name="ce1">
            <text:p>106.57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87968.692809331" table:style-name="ce1">
            <text:p>687968.6928</text:p>
          </table:table-cell>
          <table:table-cell office:value-type="float" office:value="6171429.6978598097" table:style-name="ce1">
            <text:p>6171429.698</text:p>
          </table:table-cell>
          <table:table-cell office:value-type="float" office:value="60.67" table:style-name="ce1">
            <text:p>60.67</text:p>
          </table:table-cell>
          <table:table-cell office:value-type="float" office:value="8.06666666666667" table:formula="of:=[.D578]-[.F578]" table:style-name="ce3">
            <text:p>8.066666667</text:p>
          </table:table-cell>
          <table:table-cell office:value-type="float" office:value="52.603333333333332" table:style-name="ce1">
            <text:p>52.60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87252.51717782603" table:style-name="ce1">
            <text:p>687252.5172</text:p>
          </table:table-cell>
          <table:table-cell office:value-type="float" office:value="6169533.3989992999" table:style-name="ce1">
            <text:p>6169533.399</text:p>
          </table:table-cell>
          <table:table-cell office:value-type="float" office:value="59.33" table:style-name="ce1">
            <text:p>59.33</text:p>
          </table:table-cell>
          <table:table-cell office:value-type="float" office:value="3.1666666666666643" table:formula="of:=[.D579]-[.F579]" table:style-name="ce3">
            <text:p>3.166666667</text:p>
          </table:table-cell>
          <table:table-cell office:value-type="float" office:value="56.163333333333334" table:style-name="ce1">
            <text:p>56.16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6248.229271697" table:style-name="ce1">
            <text:p>696248.2293</text:p>
          </table:table-cell>
          <table:table-cell office:value-type="float" office:value="6167758.6750895102" table:style-name="ce1">
            <text:p>6167758.675</text:p>
          </table:table-cell>
          <table:table-cell office:value-type="float" office:value="14.89" table:style-name="ce1">
            <text:p>14.89</text:p>
          </table:table-cell>
          <table:table-cell office:value-type="float" office:value="4.663333333333334" table:formula="of:=[.D580]-[.F580]" table:style-name="ce3">
            <text:p>4.663333333</text:p>
          </table:table-cell>
          <table:table-cell office:value-type="float" office:value="10.226666666666667" table:style-name="ce1">
            <text:p>10.2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6081.13322924101" table:style-name="ce1">
            <text:p>696081.1332</text:p>
          </table:table-cell>
          <table:table-cell office:value-type="float" office:value="6171864.5975825395" table:style-name="ce1">
            <text:p>6171864.598</text:p>
          </table:table-cell>
          <table:table-cell office:value-type="float" office:value="15.19" table:style-name="ce1">
            <text:p>15.19</text:p>
          </table:table-cell>
          <table:table-cell office:value-type="float" office:value="2.8633333333333315" table:formula="of:=[.D581]-[.F581]" table:style-name="ce3">
            <text:p>2.863333333</text:p>
          </table:table-cell>
          <table:table-cell office:value-type="float" office:value="12.326666666666668" table:style-name="ce1">
            <text:p>12.3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88461.89768039901" table:style-name="ce1">
            <text:p>688461.8977</text:p>
          </table:table-cell>
          <table:table-cell office:value-type="float" office:value="6170524.6968757203" table:style-name="ce1">
            <text:p>6170524.697</text:p>
          </table:table-cell>
          <table:table-cell office:value-type="float" office:value="50.38" table:style-name="ce1">
            <text:p>50.38</text:p>
          </table:table-cell>
          <table:table-cell office:value-type="float" office:value="5.2266666666666666" table:formula="of:=[.D582]-[.F582]" table:style-name="ce3">
            <text:p>5.226666667</text:p>
          </table:table-cell>
          <table:table-cell office:value-type="float" office:value="45.153333333333336" table:style-name="ce1">
            <text:p>45.15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82445.86550788605" table:style-name="ce1">
            <text:p>682445.8655</text:p>
          </table:table-cell>
          <table:table-cell office:value-type="float" office:value="6169372.2842349" table:style-name="ce1">
            <text:p>6169372.284</text:p>
          </table:table-cell>
          <table:table-cell office:value-type="float" office:value="91.89" table:style-name="ce1">
            <text:p>91.89</text:p>
          </table:table-cell>
          <table:table-cell office:value-type="float" office:value="2.6066666666666549" table:formula="of:=[.D583]-[.F583]" table:style-name="ce3">
            <text:p>2.606666667</text:p>
          </table:table-cell>
          <table:table-cell office:value-type="float" office:value="89.283333333333346" table:style-name="ce1">
            <text:p>89.28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99570.26309638901" table:style-name="ce1">
            <text:p>699570.2631</text:p>
          </table:table-cell>
          <table:table-cell office:value-type="float" office:value="6170034.4898569901" table:style-name="ce1">
            <text:p>6170034.4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7666666666666662" table:formula="of:=[.D584]-[.F584]" table:style-name="ce3">
            <text:p>1.766666667</text:p>
          </table:table-cell>
          <table:table-cell office:value-type="float" office:value="2.8333333333333335" table:style-name="ce1">
            <text:p>2.83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91950.14365755999" table:style-name="ce1">
            <text:p>691950.1437</text:p>
          </table:table-cell>
          <table:table-cell office:value-type="float" office:value="6168594.3076575501" table:style-name="ce1">
            <text:p>6168594.308</text:p>
          </table:table-cell>
          <table:table-cell office:value-type="float" office:value="16.46" table:style-name="ce1">
            <text:p>16.46</text:p>
          </table:table-cell>
          <table:table-cell office:value-type="float" office:value="2.4333333333333353" table:formula="of:=[.D585]-[.F585]" table:style-name="ce3">
            <text:p>2.433333333</text:p>
          </table:table-cell>
          <table:table-cell office:value-type="float" office:value="14.026666666666666" table:style-name="ce1">
            <text:p>14.02666667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86652.70306417905" table:style-name="ce1">
            <text:p>686652.7031</text:p>
          </table:table-cell>
          <table:table-cell office:value-type="float" office:value="6169638.3833594797" table:style-name="ce1">
            <text:p>6169638.383</text:p>
          </table:table-cell>
          <table:table-cell office:value-type="float" office:value="66.05" table:style-name="ce1">
            <text:p>66.05</text:p>
          </table:table-cell>
          <table:table-cell office:value-type="float" office:value="3.4799999999999969" table:formula="of:=[.D586]-[.F586]" table:style-name="ce3">
            <text:p>3.48</text:p>
          </table:table-cell>
          <table:table-cell office:value-type="float" office:value="62.57" table:style-name="ce1">
            <text:p>62.5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6057.70954609395" table:style-name="ce1">
            <text:p>696057.7095</text:p>
          </table:table-cell>
          <table:table-cell office:value-type="float" office:value="6168961.5620568497" table:style-name="ce1">
            <text:p>6168961.562</text:p>
          </table:table-cell>
          <table:table-cell office:value-type="float" office:value="10.76" table:style-name="ce1">
            <text:p>10.76</text:p>
          </table:table-cell>
          <table:table-cell office:value-type="float" office:value="1.5099999999999998" table:formula="of:=[.D587]-[.F587]" table:style-name="ce3">
            <text:p>1.51</text:p>
          </table:table-cell>
          <table:table-cell office:value-type="float" office:value="9.25" table:style-name="ce1">
            <text:p>9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6552.58514935896" table:style-name="ce1">
            <text:p>696552.5851</text:p>
          </table:table-cell>
          <table:table-cell office:value-type="float" office:value="6168256.7836672403" table:style-name="ce1">
            <text:p>6168256.784</text:p>
          </table:table-cell>
          <table:table-cell office:value-type="float" office:value="13.27" table:style-name="ce1">
            <text:p>13.27</text:p>
          </table:table-cell>
          <table:table-cell office:value-type="float" office:value="3.3033333333333328" table:formula="of:=[.D588]-[.F588]" table:style-name="ce3">
            <text:p>3.303333333</text:p>
          </table:table-cell>
          <table:table-cell office:value-type="float" office:value="9.9666666666666668" table:style-name="ce1">
            <text:p>9.96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5836.39824880799" table:style-name="ce1">
            <text:p>685836.3982</text:p>
          </table:table-cell>
          <table:table-cell office:value-type="float" office:value="6167742.8822232997" table:style-name="ce1">
            <text:p>6167742.882</text:p>
          </table:table-cell>
          <table:table-cell office:value-type="float" office:value="91.91" table:style-name="ce1">
            <text:p>91.91</text:p>
          </table:table-cell>
          <table:table-cell office:value-type="float" office:value="8.0699999999999932" table:formula="of:=[.D589]-[.F589]" table:style-name="ce3">
            <text:p>8.07</text:p>
          </table:table-cell>
          <table:table-cell office:value-type="float" office:value="83.84" table:style-name="ce1">
            <text:p>83.8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8096.10941875901" table:style-name="ce1">
            <text:p>698096.1094</text:p>
          </table:table-cell>
          <table:table-cell office:value-type="float" office:value="6173450.1093250401" table:style-name="ce1">
            <text:p>6173450.109</text:p>
          </table:table-cell>
          <table:table-cell office:value-type="float" office:value="7.43" table:style-name="ce1">
            <text:p>7.43</text:p>
          </table:table-cell>
          <table:table-cell office:value-type="float" office:value="1.9466666666666663" table:formula="of:=[.D590]-[.F590]" table:style-name="ce3">
            <text:p>1.946666667</text:p>
          </table:table-cell>
          <table:table-cell office:value-type="float" office:value="5.4833333333333334" table:style-name="ce1">
            <text:p>5.48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8658.03455595195" table:style-name="ce1">
            <text:p>698658.0346</text:p>
          </table:table-cell>
          <table:table-cell office:value-type="float" office:value="6168640.2664413601" table:style-name="ce1">
            <text:p>6168640.266</text:p>
          </table:table-cell>
          <table:table-cell office:value-type="float" office:value="7.79" table:style-name="ce1">
            <text:p>7.79</text:p>
          </table:table-cell>
          <table:table-cell office:value-type="float" office:value="1.1446666666666667" table:formula="of:=[.D591]-[.F591]" table:style-name="ce3">
            <text:p>1.144666667</text:p>
          </table:table-cell>
          <table:table-cell office:value-type="float" office:value="6.6453333333333333" table:style-name="ce1">
            <text:p>6.64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7556.87177779095" table:style-name="ce1">
            <text:p>697556.8718</text:p>
          </table:table-cell>
          <table:table-cell office:value-type="float" office:value="6168649.1367621301" table:style-name="ce1">
            <text:p>6168649.137</text:p>
          </table:table-cell>
          <table:table-cell office:value-type="float" office:value="10.46" table:style-name="ce1">
            <text:p>10.46</text:p>
          </table:table-cell>
          <table:table-cell office:value-type="float" office:value="2.1833333333333353" table:formula="of:=[.D592]-[.F592]" table:style-name="ce3">
            <text:p>2.183333333</text:p>
          </table:table-cell>
          <table:table-cell office:value-type="float" office:value="8.2766666666666655" table:style-name="ce1">
            <text:p>8.27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6774.59353106294" table:style-name="ce1">
            <text:p>696774.5935</text:p>
          </table:table-cell>
          <table:table-cell office:value-type="float" office:value="6170958.0091215903" table:style-name="ce1">
            <text:p>6170958.009</text:p>
          </table:table-cell>
          <table:table-cell office:value-type="float" office:value="11.54" table:style-name="ce1">
            <text:p>11.54</text:p>
          </table:table-cell>
          <table:table-cell office:value-type="float" office:value="2.3449999999999989" table:formula="of:=[.D593]-[.F593]" table:style-name="ce3">
            <text:p>2.345</text:p>
          </table:table-cell>
          <table:table-cell office:value-type="float" office:value="9.1950000000000003" table:style-name="ce1">
            <text:p>9.1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0474.524195362" table:style-name="ce1">
            <text:p>690474.5242</text:p>
          </table:table-cell>
          <table:table-cell office:value-type="float" office:value="6171809.8191513298" table:style-name="ce1">
            <text:p>6171809.819</text:p>
          </table:table-cell>
          <table:table-cell office:value-type="float" office:value="37.07" table:style-name="ce1">
            <text:p>37.07</text:p>
          </table:table-cell>
          <table:table-cell office:value-type="float" office:value="10.536666666666669" table:formula="of:=[.D594]-[.F594]" table:style-name="ce3">
            <text:p>10.53666667</text:p>
          </table:table-cell>
          <table:table-cell office:value-type="float" office:value="26.533333333333331" table:style-name="ce1">
            <text:p>26.5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6380.87209067703" table:style-name="ce1">
            <text:p>686380.8721</text:p>
          </table:table-cell>
          <table:table-cell office:value-type="float" office:value="6173144.4666848397" table:style-name="ce1">
            <text:p>6173144.467</text:p>
          </table:table-cell>
          <table:table-cell office:value-type="float" office:value="63.42" table:style-name="ce1">
            <text:p>63.42</text:p>
          </table:table-cell>
          <table:table-cell office:value-type="float" office:value="1.0933333333333266" table:formula="of:=[.D595]-[.F595]" table:style-name="ce3">
            <text:p>1.093333333</text:p>
          </table:table-cell>
          <table:table-cell office:value-type="float" office:value="62.326666666666675" table:style-name="ce1">
            <text:p>62.32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2552.49942301004" table:style-name="ce1">
            <text:p>682552.4994</text:p>
          </table:table-cell>
          <table:table-cell office:value-type="float" office:value="6170172.3095192304" table:style-name="ce1">
            <text:p>6170172.31</text:p>
          </table:table-cell>
          <table:table-cell office:value-type="float" office:value="94.28" table:style-name="ce1">
            <text:p>94.28</text:p>
          </table:table-cell>
          <table:table-cell office:value-type="float" office:value="2.3449999999999989" table:formula="of:=[.D596]-[.F596]" table:style-name="ce3">
            <text:p>2.345</text:p>
          </table:table-cell>
          <table:table-cell office:value-type="float" office:value="91.935000000000002" table:style-name="ce1">
            <text:p>91.9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8280.18875583902" table:style-name="ce1">
            <text:p>698280.1888</text:p>
          </table:table-cell>
          <table:table-cell office:value-type="float" office:value="6171446.4288244601" table:style-name="ce1">
            <text:p>6171446.429</text:p>
          </table:table-cell>
          <table:table-cell office:value-type="float" office:value="7.99" table:style-name="ce1">
            <text:p>7.99</text:p>
          </table:table-cell>
          <table:table-cell office:value-type="float" office:value="2.1800000000000006" table:formula="of:=[.D597]-[.F597]" table:style-name="ce3">
            <text:p>2.18</text:p>
          </table:table-cell>
          <table:table-cell office:value-type="float" office:value="5.81" table:style-name="ce1">
            <text:p>5.8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4665.12737239595" table:style-name="ce1">
            <text:p>694665.1274</text:p>
          </table:table-cell>
          <table:table-cell office:value-type="float" office:value="6170074.0334076202" table:style-name="ce1">
            <text:p>6170074.033</text:p>
          </table:table-cell>
          <table:table-cell office:value-type="float" office:value="11.07" table:style-name="ce1">
            <text:p>11.07</text:p>
          </table:table-cell>
          <table:table-cell office:value-type="float" office:value="1.7266666666666666" table:formula="of:=[.D598]-[.F598]" table:style-name="ce3">
            <text:p>1.726666667</text:p>
          </table:table-cell>
          <table:table-cell office:value-type="float" office:value="9.3433333333333337" table:style-name="ce1">
            <text:p>9.34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83353.33178577502" table:style-name="ce1">
            <text:p>683353.3318</text:p>
          </table:table-cell>
          <table:table-cell office:value-type="float" office:value="6170165.7844314603" table:style-name="ce1">
            <text:p>6170165.784</text:p>
          </table:table-cell>
          <table:table-cell office:value-type="float" office:value="94.97" table:style-name="ce1">
            <text:p>94.97</text:p>
          </table:table-cell>
          <table:table-cell office:value-type="float" office:value="1.1666666666666714" table:formula="of:=[.D599]-[.F599]" table:style-name="ce3">
            <text:p>1.166666667</text:p>
          </table:table-cell>
          <table:table-cell office:value-type="float" office:value="93.803333333333327" table:style-name="ce1">
            <text:p>93.8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5764.78885297396" table:style-name="ce1">
            <text:p>685764.7889</text:p>
          </table:table-cell>
          <table:table-cell office:value-type="float" office:value="6171247.3813608196" table:style-name="ce1">
            <text:p>6171247.381</text:p>
          </table:table-cell>
          <table:table-cell office:value-type="float" office:value="74.48" table:style-name="ce1">
            <text:p>74.48</text:p>
          </table:table-cell>
          <table:table-cell office:value-type="float" office:value="3.9066666666666663" table:formula="of:=[.D600]-[.F600]" table:style-name="ce3">
            <text:p>3.906666667</text:p>
          </table:table-cell>
          <table:table-cell office:value-type="float" office:value="70.573333333333338" table:style-name="ce1">
            <text:p>70.57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4315.251781328" table:style-name="ce1">
            <text:p>684315.2518</text:p>
          </table:table-cell>
          <table:table-cell office:value-type="float" office:value="6165352.5262918696" table:style-name="ce1">
            <text:p>6165352.526</text:p>
          </table:table-cell>
          <table:table-cell office:value-type="float" office:value="96.09" table:style-name="ce1">
            <text:p>96.09</text:p>
          </table:table-cell>
          <table:table-cell office:value-type="float" office:value="3.5499999999999972" table:formula="of:=[.D601]-[.F601]" table:style-name="ce3">
            <text:p>3.55</text:p>
          </table:table-cell>
          <table:table-cell office:value-type="float" office:value="92.54" table:style-name="ce1">
            <text:p>92.5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7070.87086225697" table:style-name="ce1">
            <text:p>697070.8709</text:p>
          </table:table-cell>
          <table:table-cell office:value-type="float" office:value="6170455.0652709398" table:style-name="ce1">
            <text:p>6170455.065</text:p>
          </table:table-cell>
          <table:table-cell office:value-type="float" office:value="9.81" table:style-name="ce1">
            <text:p>9.81</text:p>
          </table:table-cell>
          <table:table-cell office:value-type="float" office:value="2.37" table:formula="of:=[.D602]-[.F602]" table:style-name="ce3">
            <text:p>2.37</text:p>
          </table:table-cell>
          <table:table-cell office:value-type="float" office:value="7.44" table:style-name="ce1">
            <text:p>7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2750.25937315205" table:style-name="ce1">
            <text:p>682750.2594</text:p>
          </table:table-cell>
          <table:table-cell office:value-type="float" office:value="6169870.36289756" table:style-name="ce1">
            <text:p>6169870.363</text:p>
          </table:table-cell>
          <table:table-cell office:value-type="float" office:value="97.86" table:style-name="ce1">
            <text:p>97.86</text:p>
          </table:table-cell>
          <table:table-cell office:value-type="float" office:value="2.230000000000004" table:formula="of:=[.D603]-[.F603]" table:style-name="ce3">
            <text:p>2.23</text:p>
          </table:table-cell>
          <table:table-cell office:value-type="float" office:value="95.63" table:style-name="ce1">
            <text:p>95.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85070.58079931699" table:style-name="ce1">
            <text:p>685070.5808</text:p>
          </table:table-cell>
          <table:table-cell office:value-type="float" office:value="6172053.9120426597" table:style-name="ce1">
            <text:p>6172053.912</text:p>
          </table:table-cell>
          <table:table-cell office:value-type="float" office:value="83.76" table:style-name="ce1">
            <text:p>83.76</text:p>
          </table:table-cell>
          <table:table-cell office:value-type="float" office:value="7.7833333333333314" table:formula="of:=[.D604]-[.F604]" table:style-name="ce3">
            <text:p>7.783333333</text:p>
          </table:table-cell>
          <table:table-cell office:value-type="float" office:value="75.976666666666674" table:style-name="ce1">
            <text:p>75.97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85062.43479789898" table:style-name="ce1">
            <text:p>685062.4348</text:p>
          </table:table-cell>
          <table:table-cell office:value-type="float" office:value="6171052.8721081195" table:style-name="ce1">
            <text:p>6171052.872</text:p>
          </table:table-cell>
          <table:table-cell office:value-type="float" office:value="81.28" table:style-name="ce1">
            <text:p>81.28</text:p>
          </table:table-cell>
          <table:table-cell office:value-type="float" office:value="3.8799999999999955" table:formula="of:=[.D605]-[.F605]" table:style-name="ce3">
            <text:p>3.88</text:p>
          </table:table-cell>
          <table:table-cell office:value-type="float" office:value="77.400000000000006" table:style-name="ce1">
            <text:p>77.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9101.16502810002" table:style-name="ce1">
            <text:p>699101.165</text:p>
          </table:table-cell>
          <table:table-cell office:value-type="float" office:value="6173942.5617758101" table:style-name="ce1">
            <text:p>6173942.562</text:p>
          </table:table-cell>
          <table:table-cell office:value-type="float" office:value="4.29" table:style-name="ce1">
            <text:p>4.29</text:p>
          </table:table-cell>
          <table:table-cell office:value-type="float" office:value="0.63333333333333375" table:formula="of:=[.D606]-[.F606]" table:style-name="ce3">
            <text:p>0.633333333</text:p>
          </table:table-cell>
          <table:table-cell office:value-type="float" office:value="3.6566666666666663" table:style-name="ce1">
            <text:p>3.65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84363.33919810399" table:style-name="ce1">
            <text:p>684363.3392</text:p>
          </table:table-cell>
          <table:table-cell office:value-type="float" office:value="6171258.7829464804" table:style-name="ce1">
            <text:p>6171258.783</text:p>
          </table:table-cell>
          <table:table-cell office:value-type="float" office:value="80.59" table:style-name="ce1">
            <text:p>80.59</text:p>
          </table:table-cell>
          <table:table-cell office:value-type="float" office:value="2.0799999999999983" table:formula="of:=[.D607]-[.F607]" table:style-name="ce3">
            <text:p>2.08</text:p>
          </table:table-cell>
          <table:table-cell office:value-type="float" office:value="78.510000000000005" table:style-name="ce1">
            <text:p>78.5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85668.75643395504" table:style-name="ce1">
            <text:p>685668.7564</text:p>
          </table:table-cell>
          <table:table-cell office:value-type="float" office:value="6171748.7154611098" table:style-name="ce1">
            <text:p>6171748.715</text:p>
          </table:table-cell>
          <table:table-cell office:value-type="float" office:value="77.97" table:style-name="ce1">
            <text:p>77.97</text:p>
          </table:table-cell>
          <table:table-cell office:value-type="float" office:value="3.8133333333333184" table:formula="of:=[.D608]-[.F608]" table:style-name="ce3">
            <text:p>3.813333333</text:p>
          </table:table-cell>
          <table:table-cell office:value-type="float" office:value="74.15666666666668" table:style-name="ce1">
            <text:p>74.15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7727.83933080197" table:style-name="ce1">
            <text:p>687727.8393</text:p>
          </table:table-cell>
          <table:table-cell office:value-type="float" office:value="6166426.0413742904" table:style-name="ce1">
            <text:p>6166426.041</text:p>
          </table:table-cell>
          <table:table-cell office:value-type="float" office:value="69.97" table:style-name="ce1">
            <text:p>69.97</text:p>
          </table:table-cell>
          <table:table-cell office:value-type="float" office:value="5.7466666666666555" table:formula="of:=[.D609]-[.F609]" table:style-name="ce3">
            <text:p>5.746666667</text:p>
          </table:table-cell>
          <table:table-cell office:value-type="float" office:value="64.223333333333343" table:style-name="ce1">
            <text:p>64.22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3468.93223430298" table:style-name="ce1">
            <text:p>683468.9322</text:p>
          </table:table-cell>
          <table:table-cell office:value-type="float" office:value="6172066.9505361598" table:style-name="ce1">
            <text:p>6172066.951</text:p>
          </table:table-cell>
          <table:table-cell office:value-type="float" office:value="81.61" table:style-name="ce1">
            <text:p>81.61</text:p>
          </table:table-cell>
          <table:table-cell office:value-type="float" office:value="7.4000000000000057" table:formula="of:=[.D610]-[.F610]" table:style-name="ce3">
            <text:p>7.4</text:p>
          </table:table-cell>
          <table:table-cell office:value-type="float" office:value="74.209999999999994" table:style-name="ce1">
            <text:p>74.21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96169.12224103103" table:style-name="ce1">
            <text:p>696169.1222</text:p>
          </table:table-cell>
          <table:table-cell office:value-type="float" office:value="6170362.2265087096" table:style-name="ce1">
            <text:p>6170362.227</text:p>
          </table:table-cell>
          <table:table-cell office:value-type="float" office:value="10.26" table:style-name="ce1">
            <text:p>10.26</text:p>
          </table:table-cell>
          <table:table-cell office:value-type="float" office:value="1.3133333333333326" table:formula="of:=[.D611]-[.F611]" table:style-name="ce3">
            <text:p>1.313333333</text:p>
          </table:table-cell>
          <table:table-cell office:value-type="float" office:value="8.9466666666666672" table:style-name="ce1">
            <text:p>8.94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4878.52186940599" table:style-name="ce1">
            <text:p>684878.5219</text:p>
          </table:table-cell>
          <table:table-cell office:value-type="float" office:value="6173056.5745655699" table:style-name="ce1">
            <text:p>6173056.575</text:p>
          </table:table-cell>
          <table:table-cell office:value-type="float" office:value="71.69" table:style-name="ce1">
            <text:p>71.69</text:p>
          </table:table-cell>
          <table:table-cell office:value-type="float" office:value="3.6833333333333371" table:formula="of:=[.D612]-[.F612]" table:style-name="ce3">
            <text:p>3.683333333</text:p>
          </table:table-cell>
          <table:table-cell office:value-type="float" office:value="68.006666666666661" table:style-name="ce1">
            <text:p>68.0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91183.35467317805" table:style-name="ce1">
            <text:p>691183.3547</text:p>
          </table:table-cell>
          <table:table-cell office:value-type="float" office:value="6172805.17840984" table:style-name="ce1">
            <text:p>6172805.178</text:p>
          </table:table-cell>
          <table:table-cell office:value-type="float" office:value="42.29" table:style-name="ce1">
            <text:p>42.29</text:p>
          </table:table-cell>
          <table:table-cell office:value-type="float" office:value="18.366666666666667" table:formula="of:=[.D613]-[.F613]" table:style-name="ce3">
            <text:p>18.36666667</text:p>
          </table:table-cell>
          <table:table-cell office:value-type="float" office:value="23.923333333333332" table:style-name="ce1">
            <text:p>23.9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85981.27662820497" table:style-name="ce1">
            <text:p>685981.2766</text:p>
          </table:table-cell>
          <table:table-cell office:value-type="float" office:value="6173247.8244708898" table:style-name="ce1">
            <text:p>6173247.824</text:p>
          </table:table-cell>
          <table:table-cell office:value-type="float" office:value="64.959999999999994" table:style-name="ce1">
            <text:p>64.96</text:p>
          </table:table-cell>
          <table:table-cell office:value-type="float" office:value="2.1933333333333351" table:formula="of:=[.D614]-[.F614]" table:style-name="ce3">
            <text:p>2.193333333</text:p>
          </table:table-cell>
          <table:table-cell office:value-type="float" office:value="62.766666666666659" table:style-name="ce1">
            <text:p>62.7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87222.42767428095" table:style-name="ce1">
            <text:p>687222.4277</text:p>
          </table:table-cell>
          <table:table-cell office:value-type="float" office:value="6165829.4609589102" table:style-name="ce1">
            <text:p>6165829.461</text:p>
          </table:table-cell>
          <table:table-cell office:value-type="float" office:value="74.23" table:style-name="ce1">
            <text:p>74.23</text:p>
          </table:table-cell>
          <table:table-cell office:value-type="float" office:value="2.6800000000000068" table:formula="of:=[.D615]-[.F615]" table:style-name="ce3">
            <text:p>2.68</text:p>
          </table:table-cell>
          <table:table-cell office:value-type="float" office:value="71.55" table:style-name="ce1">
            <text:p>71.5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02787.29621512606" table:style-name="ce1">
            <text:p>702787.2962</text:p>
          </table:table-cell>
          <table:table-cell office:value-type="float" office:value="6171710.5082142502" table:style-name="ce1">
            <text:p>6171710.508</text:p>
          </table:table-cell>
          <table:table-cell office:value-type="float" office:value="2.77" table:style-name="ce1">
            <text:p>2.77</text:p>
          </table:table-cell>
          <table:table-cell office:value-type="float" office:value="2.2966666666666669" table:formula="of:=[.D616]-[.F616]" table:style-name="ce3">
            <text:p>2.296666667</text:p>
          </table:table-cell>
          <table:table-cell office:value-type="float" office:value="0.47333333333333333" table:style-name="ce1">
            <text:p>0.4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02781.67246562999" table:style-name="ce1">
            <text:p>702781.6725</text:p>
          </table:table-cell>
          <table:table-cell office:value-type="float" office:value="6171009.7789652096" table:style-name="ce1">
            <text:p>6171009.779</text:p>
          </table:table-cell>
          <table:table-cell office:value-type="float" office:value="3" table:style-name="ce1">
            <text:p>3</text:p>
          </table:table-cell>
          <table:table-cell office:value-type="float" office:value="2.6266666666666665" table:formula="of:=[.D617]-[.F617]" table:style-name="ce3">
            <text:p>2.626666667</text:p>
          </table:table-cell>
          <table:table-cell office:value-type="float" office:value="0.37333333333333335" table:style-name="ce1">
            <text:p>0.3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1172.81436306203" table:style-name="ce1">
            <text:p>691172.8144</text:p>
          </table:table-cell>
          <table:table-cell office:value-type="float" office:value="6171503.8321968904" table:style-name="ce1">
            <text:p>6171503.832</text:p>
          </table:table-cell>
          <table:table-cell office:value-type="float" office:value="34.56" table:style-name="ce1">
            <text:p>34.56</text:p>
          </table:table-cell>
          <table:table-cell office:value-type="float" office:value="3.8366666666666696" table:formula="of:=[.D618]-[.F618]" table:style-name="ce3">
            <text:p>3.836666667</text:p>
          </table:table-cell>
          <table:table-cell office:value-type="float" office:value="30.723333333333333" table:style-name="ce1">
            <text:p>30.7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86524.93345041398" table:style-name="ce1">
            <text:p>686524.9335</text:p>
          </table:table-cell>
          <table:table-cell office:value-type="float" office:value="6166235.58349331" table:style-name="ce1">
            <text:p>6166235.583</text:p>
          </table:table-cell>
          <table:table-cell office:value-type="float" office:value="78.67" table:style-name="ce1">
            <text:p>78.67</text:p>
          </table:table-cell>
          <table:table-cell office:value-type="float" office:value="4.5033333333333303" table:formula="of:=[.D619]-[.F619]" table:style-name="ce3">
            <text:p>4.503333333</text:p>
          </table:table-cell>
          <table:table-cell office:value-type="float" office:value="74.166666666666671" table:style-name="ce1">
            <text:p>74.16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02776.048664968" table:style-name="ce1">
            <text:p>702776.0487</text:p>
          </table:table-cell>
          <table:table-cell office:value-type="float" office:value="6170309.0466070604" table:style-name="ce1">
            <text:p>6170309.047</text:p>
          </table:table-cell>
          <table:table-cell office:value-type="float" office:value="2.64" table:style-name="ce1">
            <text:p>2.64</text:p>
          </table:table-cell>
          <table:table-cell office:value-type="float" office:value="1.9133333333333336" table:formula="of:=[.D620]-[.F620]" table:style-name="ce3">
            <text:p>1.913333333</text:p>
          </table:table-cell>
          <table:table-cell office:value-type="float" office:value="0.72666666666666668" table:style-name="ce1">
            <text:p>0.72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1366.53576869098" table:style-name="ce1">
            <text:p>691366.5358</text:p>
          </table:table-cell>
          <table:table-cell office:value-type="float" office:value="6170701.3774757003" table:style-name="ce1">
            <text:p>6170701.377</text:p>
          </table:table-cell>
          <table:table-cell office:value-type="float" office:value="18.84" table:style-name="ce1">
            <text:p>18.84</text:p>
          </table:table-cell>
          <table:table-cell office:value-type="float" office:value="1.6933333333333316" table:formula="of:=[.D621]-[.F621]" table:style-name="ce3">
            <text:p>1.693333333</text:p>
          </table:table-cell>
          <table:table-cell office:value-type="float" office:value="17.146666666666668" table:style-name="ce1">
            <text:p>17.14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82157.79816707398" table:style-name="ce1">
            <text:p>682157.7982</text:p>
          </table:table-cell>
          <table:table-cell office:value-type="float" office:value="6170876.3063147003" table:style-name="ce1">
            <text:p>6170876.306</text:p>
          </table:table-cell>
          <table:table-cell office:value-type="float" office:value="90.41" table:style-name="ce1">
            <text:p>90.41</text:p>
          </table:table-cell>
          <table:table-cell office:value-type="float" office:value="3.9500000000000028" table:formula="of:=[.D622]-[.F622]" table:style-name="ce3">
            <text:p>3.95</text:p>
          </table:table-cell>
          <table:table-cell office:value-type="float" office:value="86.46" table:style-name="ce1">
            <text:p>86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83657.72156742099" table:style-name="ce1">
            <text:p>683657.7216</text:p>
          </table:table-cell>
          <table:table-cell office:value-type="float" office:value="6170663.8621050399" table:style-name="ce1">
            <text:p>6170663.862</text:p>
          </table:table-cell>
          <table:table-cell office:value-type="float" office:value="93.72" table:style-name="ce1">
            <text:p>93.72</text:p>
          </table:table-cell>
          <table:table-cell office:value-type="float" office:value="3.4000000000000057" table:formula="of:=[.D623]-[.F623]" table:style-name="ce3">
            <text:p>3.4</text:p>
          </table:table-cell>
          <table:table-cell office:value-type="float" office:value="90.32" table:style-name="ce1">
            <text:p>90.3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6129.38990138494" table:style-name="ce1">
            <text:p>686129.3899</text:p>
          </table:table-cell>
          <table:table-cell office:value-type="float" office:value="6166839.4806902399" table:style-name="ce1">
            <text:p>6166839.481</text:p>
          </table:table-cell>
          <table:table-cell office:value-type="float" office:value="95.08" table:style-name="ce1">
            <text:p>95.08</text:p>
          </table:table-cell>
          <table:table-cell office:value-type="float" office:value="2.3733333333333348" table:formula="of:=[.D624]-[.F624]" table:style-name="ce3">
            <text:p>2.373333333</text:p>
          </table:table-cell>
          <table:table-cell office:value-type="float" office:value="92.706666666666663" table:style-name="ce1">
            <text:p>92.7066666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84150.08939706394" table:style-name="ce1">
            <text:p>684150.0894</text:p>
          </table:table-cell>
          <table:table-cell office:value-type="float" office:value="6169658.7376179099" table:style-name="ce1">
            <text:p>6169658.738</text:p>
          </table:table-cell>
          <table:table-cell office:value-type="float" office:value="94.58" table:style-name="ce1">
            <text:p>94.58</text:p>
          </table:table-cell>
          <table:table-cell office:value-type="float" office:value="2.3600000000000136" table:formula="of:=[.D625]-[.F625]" table:style-name="ce3">
            <text:p>2.36</text:p>
          </table:table-cell>
          <table:table-cell office:value-type="float" office:value="92.219999999999985" table:style-name="ce1">
            <text:p>92.2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84554.58217517706" table:style-name="ce1">
            <text:p>684554.5822</text:p>
          </table:table-cell>
          <table:table-cell office:value-type="float" office:value="6170156.0034975596" table:style-name="ce1">
            <text:p>6170156.003</text:p>
          </table:table-cell>
          <table:table-cell office:value-type="float" office:value="84.86" table:style-name="ce1">
            <text:p>84.86</text:p>
          </table:table-cell>
          <table:table-cell office:value-type="float" office:value="2.2199999999999989" table:formula="of:=[.D626]-[.F626]" table:style-name="ce3">
            <text:p>2.22</text:p>
          </table:table-cell>
          <table:table-cell office:value-type="float" office:value="82.64" table:style-name="ce1">
            <text:p>82.6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93984.61976616597" table:style-name="ce1">
            <text:p>693984.6198</text:p>
          </table:table-cell>
          <table:table-cell office:value-type="float" office:value="6172582.2969127102" table:style-name="ce1">
            <text:p>6172582.297</text:p>
          </table:table-cell>
          <table:table-cell office:value-type="float" office:value="22.29" table:style-name="ce1">
            <text:p>22.29</text:p>
          </table:table-cell>
          <table:table-cell office:value-type="float" office:value="2.913333333333334" table:formula="of:=[.D627]-[.F627]" table:style-name="ce3">
            <text:p>2.913333333</text:p>
          </table:table-cell>
          <table:table-cell office:value-type="float" office:value="19.376666666666665" table:style-name="ce1">
            <text:p>19.37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III</text:p>
          </table:table-cell>
          <table:table-cell office:value-type="float" office:value="698372.23018216901" table:style-name="ce1">
            <text:p>698372.2302</text:p>
          </table:table-cell>
          <table:table-cell office:value-type="float" office:value="6170444.5791129097" table:style-name="ce1">
            <text:p>6170444.579</text:p>
          </table:table-cell>
          <table:table-cell office:value-type="float" office:value="7.74" table:style-name="ce1">
            <text:p>7.74</text:p>
          </table:table-cell>
          <table:table-cell office:value-type="float" office:value="3.3033333333333337" table:formula="of:=[.D628]-[.F628]" table:style-name="ce3">
            <text:p>3.303333333</text:p>
          </table:table-cell>
          <table:table-cell office:value-type="float" office:value="4.4366666666666665" table:style-name="ce1">
            <text:p>4.43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IX</text:p>
          </table:table-cell>
          <table:table-cell office:value-type="float" office:value="699878.63065022801" table:style-name="ce1">
            <text:p>699878.6307</text:p>
          </table:table-cell>
          <table:table-cell office:value-type="float" office:value="6171033.1199264601" table:style-name="ce1">
            <text:p>6171033.12</text:p>
          </table:table-cell>
          <table:table-cell office:value-type="float" office:value="5.27" table:style-name="ce1">
            <text:p>5.27</text:p>
          </table:table-cell>
          <table:table-cell office:value-type="float" office:value="2.1566666666666663" table:formula="of:=[.D629]-[.F629]" table:style-name="ce3">
            <text:p>2.156666667</text:p>
          </table:table-cell>
          <table:table-cell office:value-type="float" office:value="3.1133333333333333" table:style-name="ce1">
            <text:p>3.11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694393.12021508499" table:style-name="ce1">
            <text:p>694393.1202</text:p>
          </table:table-cell>
          <table:table-cell office:value-type="float" office:value="6173580.0912359003" table:style-name="ce1">
            <text:p>6173580.091</text:p>
          </table:table-cell>
          <table:table-cell office:value-type="float" office:value="24.74" table:style-name="ce1">
            <text:p>24.74</text:p>
          </table:table-cell>
          <table:table-cell office:value-type="float" office:value="6.0466666666666669" table:formula="of:=[.D630]-[.F630]" table:style-name="ce3">
            <text:p>6.046666667</text:p>
          </table:table-cell>
          <table:table-cell office:value-type="float" office:value="18.693333333333332" table:style-name="ce1">
            <text:p>18.69333333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I</text:p>
          </table:table-cell>
          <table:table-cell office:value-type="float" office:value="700002.89182905306" table:style-name="ce1">
            <text:p>700002.8918</text:p>
          </table:table-cell>
          <table:table-cell office:value-type="float" office:value="6174035.4148907904" table:style-name="ce1">
            <text:p>6174035.415</text:p>
          </table:table-cell>
          <table:table-cell office:value-type="float" office:value="3.16" table:style-name="ce1">
            <text:p>3.16</text:p>
          </table:table-cell>
          <table:table-cell office:value-type="float" office:value="2.1133333333333333" table:formula="of:=[.D631]-[.F631]" table:style-name="ce3">
            <text:p>2.113333333</text:p>
          </table:table-cell>
          <table:table-cell office:value-type="float" office:value="1.0466666666666666" table:style-name="ce1">
            <text:p>1.04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V</text:p>
          </table:table-cell>
          <table:table-cell office:value-type="float" office:value="693744.76389845402" table:style-name="ce1">
            <text:p>693744.7639</text:p>
          </table:table-cell>
          <table:table-cell office:value-type="float" office:value="6167678.7777939998" table:style-name="ce1">
            <text:p>6167678.778</text:p>
          </table:table-cell>
          <table:table-cell office:value-type="float" office:value="16.68" table:style-name="ce1">
            <text:p>16.68</text:p>
          </table:table-cell>
          <table:table-cell office:value-type="float" office:value="3.629999999999999" table:formula="of:=[.D632]-[.F632]" table:style-name="ce3">
            <text:p>3.63</text:p>
          </table:table-cell>
          <table:table-cell office:value-type="float" office:value="13.05" table:style-name="ce1">
            <text:p>13.0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</text:p>
          </table:table-cell>
          <table:table-cell office:value-type="float" office:value="692760.707163602" table:style-name="ce1">
            <text:p>692760.7072</text:p>
          </table:table-cell>
          <table:table-cell office:value-type="float" office:value="6169789.0926201902" table:style-name="ce1">
            <text:p>6169789.093</text:p>
          </table:table-cell>
          <table:table-cell office:value-type="float" office:value="15.93" table:style-name="ce1">
            <text:p>15.93</text:p>
          </table:table-cell>
          <table:table-cell office:value-type="float" office:value="2.8066666666666649" table:formula="of:=[.D633]-[.F633]" table:style-name="ce3">
            <text:p>2.806666667</text:p>
          </table:table-cell>
          <table:table-cell office:value-type="float" office:value="13.123333333333335" table:style-name="ce1">
            <text:p>13.12333333</text:p>
          </table:table-cell>
          <table:table-cell office:value-type="string" table:style-name="ce1">
            <text:p>Pliocène superficiel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I</text:p>
          </table:table-cell>
          <table:table-cell office:value-type="float" office:value="688275.50398157304" table:style-name="ce1">
            <text:p>688275.504</text:p>
          </table:table-cell>
          <table:table-cell office:value-type="float" office:value="6172228.0907627298" table:style-name="ce1">
            <text:p>6172228.091</text:p>
          </table:table-cell>
          <table:table-cell office:value-type="float" office:value="64.75" table:style-name="ce1">
            <text:p>64.75</text:p>
          </table:table-cell>
          <table:table-cell office:value-type="float" office:value="14.676666666666669" table:formula="of:=[.D634]-[.F634]" table:style-name="ce3">
            <text:p>14.67666667</text:p>
          </table:table-cell>
          <table:table-cell office:value-type="float" office:value="50.073333333333331" table:style-name="ce1">
            <text:p>50.07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piézo Juin-Juill.Oct.1963</text:p>
          </table:table-cell>
          <table:table-cell office:value-type="string" table:style-name="ce1">
            <text:p>Paternot 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</text:p>
          </table:table-cell>
          <table:table-cell office:value-type="float" office:value="702626.77874234901" table:style-name="ce1">
            <text:p>702626.7787</text:p>
          </table:table-cell>
          <table:table-cell office:value-type="float" office:value="6164183.3063019998" table:style-name="ce1">
            <text:p>6164183.306</text:p>
          </table:table-cell>
          <table:table-cell office:value-type="float" office:value="4.16" table:style-name="ce1">
            <text:p>4.16</text:p>
          </table:table-cell>
          <table:table-cell office:value-type="float" office:value="2.3533333333333335" table:style-name="ce1">
            <text:p>2.353333333</text:p>
          </table:table-cell>
          <table:table-cell office:value-type="float" office:value="1.8066666666666666" table:style-name="ce1">
            <text:p>1.80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0</text:p>
          </table:table-cell>
          <table:table-cell office:value-type="float" office:value="703672.65222529299" table:style-name="ce1">
            <text:p>703672.6522</text:p>
          </table:table-cell>
          <table:table-cell office:value-type="float" office:value="6159769.7612077799" table:style-name="ce1">
            <text:p>6159769.761</text:p>
          </table:table-cell>
          <table:table-cell office:value-type="float" office:value="7.13" table:style-name="ce1">
            <text:p>7.13</text:p>
          </table:table-cell>
          <table:table-cell office:value-type="float" office:value="2.91" table:style-name="ce1">
            <text:p>2.91</text:p>
          </table:table-cell>
          <table:table-cell office:value-type="float" office:value="4.22" table:style-name="ce1">
            <text:p>4.2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2</text:p>
          </table:table-cell>
          <table:table-cell office:value-type="float" office:value="703903.95357035601" table:style-name="ce1">
            <text:p>703903.9536</text:p>
          </table:table-cell>
          <table:table-cell office:value-type="float" office:value="6159898.0582864098" table:style-name="ce1">
            <text:p>6159898.058</text:p>
          </table:table-cell>
          <table:table-cell office:value-type="float" office:value="4.24" table:style-name="ce1">
            <text:p>4.24</text:p>
          </table:table-cell>
          <table:table-cell office:value-type="float" office:value="2.9133333333333327" table:style-name="ce1">
            <text:p>2.913333333</text:p>
          </table:table-cell>
          <table:table-cell office:value-type="float" office:value="1.3266666666666675" table:style-name="ce1">
            <text:p>1.32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3</text:p>
          </table:table-cell>
          <table:table-cell office:value-type="float" office:value="704373.43841969501" table:style-name="ce1">
            <text:p>704373.4384</text:p>
          </table:table-cell>
          <table:table-cell office:value-type="float" office:value="6159764.1367950598" table:style-name="ce1">
            <text:p>6159764.137</text:p>
          </table:table-cell>
          <table:table-cell office:value-type="float" office:value="3.7" table:style-name="ce1">
            <text:p>3.7</text:p>
          </table:table-cell>
          <table:table-cell office:value-type="float" office:value="3.45" table:style-name="ce1">
            <text:p>3.45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16</text:p>
          </table:table-cell>
          <table:table-cell office:value-type="float" office:value="701076.24643087597" table:style-name="ce1">
            <text:p>701076.2464</text:p>
          </table:table-cell>
          <table:table-cell office:value-type="float" office:value="6160601.5827597398" table:style-name="ce1">
            <text:p>6160601.583</text:p>
          </table:table-cell>
          <table:table-cell office:value-type="float" office:value="20.59" table:style-name="ce1">
            <text:p>20.59</text:p>
          </table:table-cell>
          <table:table-cell office:value-type="float" office:value="7.3250000000000002" table:style-name="ce1">
            <text:p>7.325</text:p>
          </table:table-cell>
          <table:table-cell office:value-type="float" office:value="13.265000000000001" table:style-name="ce1">
            <text:p>13.2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0</text:p>
          </table:table-cell>
          <table:table-cell office:value-type="float" office:value="699473.014529304" table:style-name="ce1">
            <text:p>699473.0145</text:p>
          </table:table-cell>
          <table:table-cell office:value-type="float" office:value="6164168.6252278602" table:style-name="ce1">
            <text:p>6164168.625</text:p>
          </table:table-cell>
          <table:table-cell office:value-type="float" office:value="11.49" table:style-name="ce1">
            <text:p>11.49</text:p>
          </table:table-cell>
          <table:table-cell office:value-type="float" office:value="1.8099999999999998" table:style-name="ce1">
            <text:p>1.81</text:p>
          </table:table-cell>
          <table:table-cell office:value-type="float" office:value="9.68" table:style-name="ce1">
            <text:p>9.6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1</text:p>
          </table:table-cell>
          <table:table-cell office:value-type="float" office:value="699578.75910502498" table:style-name="ce1">
            <text:p>699578.7591</text:p>
          </table:table-cell>
          <table:table-cell office:value-type="float" office:value="6164868.5812643599" table:style-name="ce1">
            <text:p>6164868.581</text:p>
          </table:table-cell>
          <table:table-cell office:value-type="float" office:value="11.67" table:style-name="ce1">
            <text:p>11.67</text:p>
          </table:table-cell>
          <table:table-cell office:value-type="float" office:value="3" table:style-name="ce1">
            <text:p>3</text:p>
          </table:table-cell>
          <table:table-cell office:value-type="float" office:value="8.67" table:style-name="ce1">
            <text:p>8.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2</text:p>
          </table:table-cell>
          <table:table-cell office:value-type="float" office:value="698788.30757945299" table:style-name="ce1">
            <text:p>698788.3076</text:p>
          </table:table-cell>
          <table:table-cell office:value-type="float" office:value="6164925.00124822" table:style-name="ce1">
            <text:p>6164925.001</text:p>
          </table:table-cell>
          <table:table-cell office:value-type="float" office:value="14.8" table:style-name="ce1">
            <text:p>14.8</text:p>
          </table:table-cell>
          <table:table-cell office:value-type="float" office:value="4.28" table:style-name="ce1">
            <text:p>4.28</text:p>
          </table:table-cell>
          <table:table-cell office:value-type="float" office:value="10.52" table:style-name="ce1">
            <text:p>10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3</text:p>
          </table:table-cell>
          <table:table-cell office:value-type="float" office:value="701901.42210340605" table:style-name="ce1">
            <text:p>701901.4221</text:p>
          </table:table-cell>
          <table:table-cell office:value-type="float" office:value="6161125.5704447599" table:style-name="ce1">
            <text:p>6161125.57</text:p>
          </table:table-cell>
          <table:table-cell office:value-type="float" office:value="8.0299999999999994" table:style-name="ce1">
            <text:p>8.03</text:p>
          </table:table-cell>
          <table:table-cell office:value-type="float" office:value="3.335" table:style-name="ce1">
            <text:p>3.335</text:p>
          </table:table-cell>
          <table:table-cell office:value-type="float" office:value="4.6949999999999994" table:style-name="ce1">
            <text:p>4.6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29</text:p>
          </table:table-cell>
          <table:table-cell office:value-type="float" office:value="701815.22491170105" table:style-name="ce1">
            <text:p>701815.2249</text:p>
          </table:table-cell>
          <table:table-cell office:value-type="float" office:value="6160365.3688152498" table:style-name="ce1">
            <text:p>6160365.369</text:p>
          </table:table-cell>
          <table:table-cell office:value-type="float" office:value="12.75" table:style-name="ce1">
            <text:p>12.75</text:p>
          </table:table-cell>
          <table:table-cell office:value-type="float" office:value="4.456666666666667" table:style-name="ce1">
            <text:p>4.456666667</text:p>
          </table:table-cell>
          <table:table-cell office:value-type="float" office:value="8.293333333333333" table:style-name="ce1">
            <text:p>8.29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0</text:p>
          </table:table-cell>
          <table:table-cell office:value-type="float" office:value="701516.57736330002" table:style-name="ce1">
            <text:p>701516.5774</text:p>
          </table:table-cell>
          <table:table-cell office:value-type="float" office:value="6160578.0176655697" table:style-name="ce1">
            <text:p>6160578.018</text:p>
          </table:table-cell>
          <table:table-cell office:value-type="float" office:value="12.69" table:style-name="ce1">
            <text:p>12.69</text:p>
          </table:table-cell>
          <table:table-cell office:value-type="float" office:value="4.5" table:style-name="ce1">
            <text:p>4.5</text:p>
          </table:table-cell>
          <table:table-cell office:value-type="float" office:value="8.19" table:style-name="ce1">
            <text:p>8.1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32</text:p>
          </table:table-cell>
          <table:table-cell office:value-type="float" office:value="700700.32657350204" table:style-name="ce1">
            <text:p>700700.3266</text:p>
          </table:table-cell>
          <table:table-cell office:value-type="float" office:value="6161165.2657962097" table:style-name="ce1">
            <text:p>6161165.266</text:p>
          </table:table-cell>
          <table:table-cell office:value-type="float" office:value="24.17" table:style-name="ce1">
            <text:p>24.17</text:p>
          </table:table-cell>
          <table:table-cell office:value-type="float" office:value="4.9533333333333331" table:style-name="ce1">
            <text:p>4.953333333</text:p>
          </table:table-cell>
          <table:table-cell office:value-type="float" office:value="19.216666666666669" table:style-name="ce1">
            <text:p>19.2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702769.74260024296" table:style-name="ce1">
            <text:p>702769.7426</text:p>
          </table:table-cell>
          <table:table-cell office:value-type="float" office:value="6164532.5618465403" table:style-name="ce1">
            <text:p>6164532.562</text:p>
          </table:table-cell>
          <table:table-cell office:value-type="float" office:value="3.44" table:style-name="ce1">
            <text:p>3.44</text:p>
          </table:table-cell>
          <table:table-cell office:value-type="float" office:value="2.4233333333333333" table:style-name="ce1">
            <text:p>2.423333333</text:p>
          </table:table-cell>
          <table:table-cell office:value-type="float" office:value="1.0166666666666666" table:style-name="ce1">
            <text:p>1.01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0</text:p>
          </table:table-cell>
          <table:table-cell office:value-type="float" office:value="700383.39637025096" table:style-name="ce1">
            <text:p>700383.3964</text:p>
          </table:table-cell>
          <table:table-cell office:value-type="float" office:value="6162839.7683916101" table:style-name="ce1">
            <text:p>6162839.768</text:p>
          </table:table-cell>
          <table:table-cell office:value-type="float" office:value="12.48" table:style-name="ce1">
            <text:p>12.48</text:p>
          </table:table-cell>
          <table:table-cell office:value-type="float" office:value="3.6933333333333329" table:style-name="ce1">
            <text:p>3.693333333</text:p>
          </table:table-cell>
          <table:table-cell office:value-type="float" office:value="8.7866666666666671" table:style-name="ce1">
            <text:p>8.78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2</text:p>
          </table:table-cell>
          <table:table-cell office:value-type="float" office:value="702196.53396452602" table:style-name="ce1">
            <text:p>702196.534</text:p>
          </table:table-cell>
          <table:table-cell office:value-type="float" office:value="6160472.43339183" table:style-name="ce1">
            <text:p>6160472.433</text:p>
          </table:table-cell>
          <table:table-cell office:value-type="float" office:value="10.01" table:style-name="ce1">
            <text:p>10.01</text:p>
          </table:table-cell>
          <table:table-cell office:value-type="float" office:value="1.6" table:style-name="ce1">
            <text:p>1.6</text:p>
          </table:table-cell>
          <table:table-cell office:value-type="float" office:value="8.41" table:style-name="ce1">
            <text:p>8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3</text:p>
          </table:table-cell>
          <table:table-cell office:value-type="float" office:value="701207.23579936195" table:style-name="ce1">
            <text:p>701207.2358</text:p>
          </table:table-cell>
          <table:table-cell office:value-type="float" office:value="6161952.1135166399" table:style-name="ce1">
            <text:p>6161952.114</text:p>
          </table:table-cell>
          <table:table-cell office:value-type="float" office:value="13.27" table:style-name="ce1">
            <text:p>13.27</text:p>
          </table:table-cell>
          <table:table-cell office:value-type="float" office:value="2.875" table:style-name="ce1">
            <text:p>2.875</text:p>
          </table:table-cell>
          <table:table-cell office:value-type="float" office:value="10.395" table:style-name="ce1">
            <text:p>10.3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4</text:p>
          </table:table-cell>
          <table:table-cell office:value-type="float" office:value="701344.53815087804" table:style-name="ce1">
            <text:p>701344.5382</text:p>
          </table:table-cell>
          <table:table-cell office:value-type="float" office:value="6160349.1300876802" table:style-name="ce1">
            <text:p>6160349.13</text:p>
          </table:table-cell>
          <table:table-cell office:value-type="float" office:value="14.93" table:style-name="ce1">
            <text:p>14.93</text:p>
          </table:table-cell>
          <table:table-cell office:value-type="float" office:value="4.335" table:style-name="ce1">
            <text:p>4.335</text:p>
          </table:table-cell>
          <table:table-cell office:value-type="float" office:value="10.594999999999999" table:style-name="ce1">
            <text:p>10.5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49</text:p>
          </table:table-cell>
          <table:table-cell office:value-type="float" office:value="703297.20237245795" table:style-name="ce1">
            <text:p>703297.2024</text:p>
          </table:table-cell>
          <table:table-cell office:value-type="float" office:value="6160393.5083234301" table:style-name="ce1">
            <text:p>6160393.508</text:p>
          </table:table-cell>
          <table:table-cell office:value-type="float" office:value="6.21" table:style-name="ce1">
            <text:p>6.21</text:p>
          </table:table-cell>
          <table:table-cell office:value-type="float" office:value="3.75" table:style-name="ce1">
            <text:p>3.75</text:p>
          </table:table-cell>
          <table:table-cell office:value-type="float" office:value="2.46" table:style-name="ce1">
            <text:p>2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702676.19095746195" table:style-name="ce1">
            <text:p>702676.191</text:p>
          </table:table-cell>
          <table:table-cell office:value-type="float" office:value="6164102.8168865796" table:style-name="ce1">
            <text:p>6164102.817</text:p>
          </table:table-cell>
          <table:table-cell office:value-type="float" office:value="4" table:style-name="ce1">
            <text:p>4</text:p>
          </table:table-cell>
          <table:table-cell office:value-type="float" office:value="2.6599999999999997" table:style-name="ce1">
            <text:p>2.66</text:p>
          </table:table-cell>
          <table:table-cell office:value-type="float" office:value="1.3400000000000003" table:style-name="ce1">
            <text:p>1.3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1</text:p>
          </table:table-cell>
          <table:table-cell office:value-type="float" office:value="703312.91283835797" table:style-name="ce1">
            <text:p>703312.9128</text:p>
          </table:table-cell>
          <table:table-cell office:value-type="float" office:value="6161104.2180416603" table:style-name="ce1">
            <text:p>6161104.218</text:p>
          </table:table-cell>
          <table:table-cell office:value-type="float" office:value="3.27" table:style-name="ce1">
            <text:p>3.27</text:p>
          </table:table-cell>
          <table:table-cell office:value-type="float" office:value="1.96" table:style-name="ce1">
            <text:p>1.96</text:p>
          </table:table-cell>
          <table:table-cell office:value-type="float" office:value="1.31" table:style-name="ce1">
            <text:p>1.3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2</text:p>
          </table:table-cell>
          <table:table-cell office:value-type="float" office:value="701751.62131944206" table:style-name="ce1">
            <text:p>701751.6213</text:p>
          </table:table-cell>
          <table:table-cell office:value-type="float" office:value="6159925.3605905604" table:style-name="ce1">
            <text:p>6159925.361</text:p>
          </table:table-cell>
          <table:table-cell office:value-type="float" office:value="14.73" table:style-name="ce1">
            <text:p>14.73</text:p>
          </table:table-cell>
          <table:table-cell office:value-type="float" office:value="4.32" table:style-name="ce1">
            <text:p>4.32</text:p>
          </table:table-cell>
          <table:table-cell office:value-type="float" office:value="10.41" table:style-name="ce1">
            <text:p>10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3</text:p>
          </table:table-cell>
          <table:table-cell office:value-type="float" office:value="702086.283032979" table:style-name="ce1">
            <text:p>702086.283</text:p>
          </table:table-cell>
          <table:table-cell office:value-type="float" office:value="6161704.7647404298" table:style-name="ce1">
            <text:p>6161704.76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3.41" table:style-name="ce1">
            <text:p>3.41</text:p>
          </table:table-cell>
          <table:table-cell office:value-type="float" office:value="4.6400000000000006" table:style-name="ce1">
            <text:p>4.6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55</text:p>
          </table:table-cell>
          <table:table-cell office:value-type="float" office:value="703392.38195564598" table:style-name="ce1">
            <text:p>703392.382</text:p>
          </table:table-cell>
          <table:table-cell office:value-type="float" office:value="6162274.9503939403" table:style-name="ce1">
            <text:p>6162274.95</text:p>
          </table:table-cell>
          <table:table-cell office:value-type="float" office:value="5.27" table:style-name="ce1">
            <text:p>5.27</text:p>
          </table:table-cell>
          <table:table-cell office:value-type="float" office:value="3.92" table:style-name="ce1">
            <text:p>3.92</text:p>
          </table:table-cell>
          <table:table-cell office:value-type="float" office:value="1.3499999999999996" table:style-name="ce1">
            <text:p>1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700966.16902088805" table:style-name="ce1">
            <text:p>700966.169</text:p>
          </table:table-cell>
          <table:table-cell office:value-type="float" office:value="6164346.8291892204" table:style-name="ce1">
            <text:p>6164346.829</text:p>
          </table:table-cell>
          <table:table-cell office:value-type="float" office:value="8.67" table:style-name="ce1">
            <text:p>8.67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6.24" table:style-name="ce1">
            <text:p>6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700315.73317645397" table:style-name="ce1">
            <text:p>700315.7332</text:p>
          </table:table-cell>
          <table:table-cell office:value-type="float" office:value="6163140.6617697198" table:style-name="ce1">
            <text:p>6163140.662</text:p>
          </table:table-cell>
          <table:table-cell office:value-type="float" office:value="12.97" table:style-name="ce1">
            <text:p>12.97</text:p>
          </table:table-cell>
          <table:table-cell office:value-type="float" office:value="4.62" table:style-name="ce1">
            <text:p>4.62</text:p>
          </table:table-cell>
          <table:table-cell office:value-type="float" office:value="8.3500000000000014" table:style-name="ce1">
            <text:p>8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10</text:p>
          </table:table-cell>
          <table:table-cell office:value-type="float" office:value="697849.02380415902" table:style-name="ce1">
            <text:p>697849.0238</text:p>
          </table:table-cell>
          <table:table-cell office:value-type="float" office:value="6161418.4918775996" table:style-name="ce1">
            <text:p>6161418.492</text:p>
          </table:table-cell>
          <table:table-cell office:value-type="float" office:value="31.95" table:style-name="ce1">
            <text:p>31.95</text:p>
          </table:table-cell>
          <table:table-cell office:value-type="float" office:value="2.4299999999999997" table:style-name="ce1">
            <text:p>2.43</text:p>
          </table:table-cell>
          <table:table-cell office:value-type="float" office:value="29.52" table:style-name="ce1">
            <text:p>29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15</text:p>
          </table:table-cell>
          <table:table-cell office:value-type="float" office:value="697617.47957323305" table:style-name="ce1">
            <text:p>697617.4796</text:p>
          </table:table-cell>
          <table:table-cell office:value-type="float" office:value="6161260.1703511402" table:style-name="ce1">
            <text:p>6161260.17</text:p>
          </table:table-cell>
          <table:table-cell office:value-type="float" office:value="36.28" table:style-name="ce1">
            <text:p>36.28</text:p>
          </table:table-cell>
          <table:table-cell office:value-type="float" office:value="2.54" table:style-name="ce1">
            <text:p>2.54</text:p>
          </table:table-cell>
          <table:table-cell office:value-type="float" office:value="33.74" table:style-name="ce1">
            <text:p>33.7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16</text:p>
          </table:table-cell>
          <table:table-cell office:value-type="float" office:value="697774.02787780704" table:style-name="ce1">
            <text:p>697774.0279</text:p>
          </table:table-cell>
          <table:table-cell office:value-type="float" office:value="6160808.3801165596" table:style-name="ce1">
            <text:p>6160808.38</text:p>
          </table:table-cell>
          <table:table-cell office:value-type="float" office:value="39.17" table:style-name="ce1">
            <text:p>39.17</text:p>
          </table:table-cell>
          <table:table-cell office:value-type="float" office:value="2.31" table:style-name="ce1">
            <text:p>2.31</text:p>
          </table:table-cell>
          <table:table-cell office:value-type="float" office:value="36.86" table:style-name="ce1">
            <text:p>36.8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19</text:p>
          </table:table-cell>
          <table:table-cell office:value-type="float" office:value="697725.25057974097" table:style-name="ce1">
            <text:p>697725.2506</text:p>
          </table:table-cell>
          <table:table-cell office:value-type="float" office:value="6162210.4132944997" table:style-name="ce1">
            <text:p>6162210.413</text:p>
          </table:table-cell>
          <table:table-cell office:value-type="float" office:value="24.78" table:style-name="ce1">
            <text:p>24.78</text:p>
          </table:table-cell>
          <table:table-cell office:value-type="float" office:value="3.456666666666667" table:style-name="ce1">
            <text:p>3.456666667</text:p>
          </table:table-cell>
          <table:table-cell office:value-type="float" office:value="21.323333333333334" table:style-name="ce1">
            <text:p>21.3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21</text:p>
          </table:table-cell>
          <table:table-cell office:value-type="float" office:value="698044.55421843496" table:style-name="ce1">
            <text:p>698044.5542</text:p>
          </table:table-cell>
          <table:table-cell office:value-type="float" office:value="6162077.6885361597" table:style-name="ce1">
            <text:p>6162077.689</text:p>
          </table:table-cell>
          <table:table-cell office:value-type="float" office:value="25.88" table:style-name="ce1">
            <text:p>25.88</text:p>
          </table:table-cell>
          <table:table-cell office:value-type="float" office:value="3.7166666666666668" table:style-name="ce1">
            <text:p>3.716666667</text:p>
          </table:table-cell>
          <table:table-cell office:value-type="float" office:value="22.163333333333334" table:style-name="ce1">
            <text:p>22.1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22</text:p>
          </table:table-cell>
          <table:table-cell office:value-type="float" office:value="697994.66046894295" table:style-name="ce1">
            <text:p>697994.6605</text:p>
          </table:table-cell>
          <table:table-cell office:value-type="float" office:value="6162098.1139015397" table:style-name="ce1">
            <text:p>6162098.114</text:p>
          </table:table-cell>
          <table:table-cell office:value-type="float" office:value="24.2" table:style-name="ce1">
            <text:p>24.2</text:p>
          </table:table-cell>
          <table:table-cell office:value-type="float" office:value="3.08" table:style-name="ce1">
            <text:p>3.08</text:p>
          </table:table-cell>
          <table:table-cell office:value-type="float" office:value="21.119999999999997" table:style-name="ce1">
            <text:p>21.1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28</text:p>
          </table:table-cell>
          <table:table-cell office:value-type="float" office:value="699141.87430150004" table:style-name="ce1">
            <text:p>699141.8743</text:p>
          </table:table-cell>
          <table:table-cell office:value-type="float" office:value="6162829.7371290904" table:style-name="ce1">
            <text:p>6162829.737</text:p>
          </table:table-cell>
          <table:table-cell office:value-type="float" office:value="14.8" table:style-name="ce1">
            <text:p>14.8</text:p>
          </table:table-cell>
          <table:table-cell office:value-type="float" office:value="1.93" table:style-name="ce1">
            <text:p>1.93</text:p>
          </table:table-cell>
          <table:table-cell office:value-type="float" office:value="12.870000000000001" table:style-name="ce1">
            <text:p>12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29</text:p>
          </table:table-cell>
          <table:table-cell office:value-type="float" office:value="698604.82853909605" table:style-name="ce1">
            <text:p>698604.8285</text:p>
          </table:table-cell>
          <table:table-cell office:value-type="float" office:value="6163274.5724848304" table:style-name="ce1">
            <text:p>6163274.572</text:p>
          </table:table-cell>
          <table:table-cell office:value-type="float" office:value="16.510000000000002" table:style-name="ce1">
            <text:p>16.51</text:p>
          </table:table-cell>
          <table:table-cell office:value-type="float" office:value="2.1266666666666665" table:style-name="ce1">
            <text:p>2.126666667</text:p>
          </table:table-cell>
          <table:table-cell office:value-type="float" office:value="14.383333333333335" table:style-name="ce1">
            <text:p>14.3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0</text:p>
          </table:table-cell>
          <table:table-cell office:value-type="float" office:value="699115.62706257403" table:style-name="ce1">
            <text:p>699115.6271</text:p>
          </table:table-cell>
          <table:table-cell office:value-type="float" office:value="6163300.4945313996" table:style-name="ce1">
            <text:p>6163300.495</text:p>
          </table:table-cell>
          <table:table-cell office:value-type="float" office:value="14.05" table:style-name="ce1">
            <text:p>14.05</text:p>
          </table:table-cell>
          <table:table-cell office:value-type="float" office:value="1.6966666666666665" table:style-name="ce1">
            <text:p>1.696666667</text:p>
          </table:table-cell>
          <table:table-cell office:value-type="float" office:value="12.353333333333333" table:style-name="ce1">
            <text:p>12.3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1</text:p>
          </table:table-cell>
          <table:table-cell office:value-type="float" office:value="699690.43574593402" table:style-name="ce1">
            <text:p>699690.4357</text:p>
          </table:table-cell>
          <table:table-cell office:value-type="float" office:value="6163816.4710035697" table:style-name="ce1">
            <text:p>6163816.471</text:p>
          </table:table-cell>
          <table:table-cell office:value-type="float" office:value="9.99" table:style-name="ce1">
            <text:p>9.9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9.0449999999999999" table:style-name="ce1">
            <text:p>9.0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2</text:p>
          </table:table-cell>
          <table:table-cell office:value-type="float" office:value="697015.84834065102" table:style-name="ce1">
            <text:p>697015.8483</text:p>
          </table:table-cell>
          <table:table-cell office:value-type="float" office:value="6161144.8798761703" table:style-name="ce1">
            <text:p>6161144.88</text:p>
          </table:table-cell>
          <table:table-cell office:value-type="float" office:value="37.33" table:style-name="ce1">
            <text:p>37.33</text:p>
          </table:table-cell>
          <table:table-cell office:value-type="float" office:value="5.2066666666666661" table:style-name="ce1">
            <text:p>5.206666667</text:p>
          </table:table-cell>
          <table:table-cell office:value-type="float" office:value="32.123333333333335" table:style-name="ce1">
            <text:p>32.12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5</text:p>
          </table:table-cell>
          <table:table-cell office:value-type="float" office:value="697660.42685441906" table:style-name="ce1">
            <text:p>697660.4269</text:p>
          </table:table-cell>
          <table:table-cell office:value-type="float" office:value="6161620.2460844498" table:style-name="ce1">
            <text:p>6161620.246</text:p>
          </table:table-cell>
          <table:table-cell office:value-type="float" office:value="30.89" table:style-name="ce1">
            <text:p>30.89</text:p>
          </table:table-cell>
          <table:table-cell office:value-type="float" office:value="2.37" table:style-name="ce1">
            <text:p>2.37</text:p>
          </table:table-cell>
          <table:table-cell office:value-type="float" office:value="28.52" table:style-name="ce1">
            <text:p>28.5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36</text:p>
          </table:table-cell>
          <table:table-cell office:value-type="float" office:value="698393.68472187303" table:style-name="ce1">
            <text:p>698393.6847</text:p>
          </table:table-cell>
          <table:table-cell office:value-type="float" office:value="6159431.7701892499" table:style-name="ce1">
            <text:p>6159431.77</text:p>
          </table:table-cell>
          <table:table-cell office:value-type="float" office:value="69.78" table:style-name="ce1">
            <text:p>69.78</text:p>
          </table:table-cell>
          <table:table-cell office:value-type="float" office:value="6.78" table:style-name="ce1">
            <text:p>6.7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</text:p>
          </table:table-cell>
          <table:table-cell office:value-type="float" office:value="692001.23510713596" table:style-name="ce1">
            <text:p>692001.2351</text:p>
          </table:table-cell>
          <table:table-cell office:value-type="float" office:value="6162536.9730401896" table:style-name="ce1">
            <text:p>6162536.973</text:p>
          </table:table-cell>
          <table:table-cell office:value-type="float" office:value="38.770000000000003" table:style-name="ce1">
            <text:p>38.77</text:p>
          </table:table-cell>
          <table:table-cell office:value-type="float" office:value="4.4633333333333338" table:style-name="ce1">
            <text:p>4.463333333</text:p>
          </table:table-cell>
          <table:table-cell office:value-type="float" office:value="34.306666666666672" table:style-name="ce1">
            <text:p>34.30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0</text:p>
          </table:table-cell>
          <table:table-cell office:value-type="float" office:value="692055.98841066705" table:style-name="ce1">
            <text:p>692055.9884</text:p>
          </table:table-cell>
          <table:table-cell office:value-type="float" office:value="6163117.2036921" table:style-name="ce1">
            <text:p>6163117.204</text:p>
          </table:table-cell>
          <table:table-cell office:value-type="float" office:value="39.71" table:style-name="ce1">
            <text:p>39.71</text:p>
          </table:table-cell>
          <table:table-cell office:value-type="float" office:value="5.0133333333333328" table:style-name="ce1">
            <text:p>5.013333333</text:p>
          </table:table-cell>
          <table:table-cell office:value-type="float" office:value="34.696666666666665" table:style-name="ce1">
            <text:p>34.69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19</text:p>
          </table:table-cell>
          <table:table-cell office:value-type="float" office:value="689333.76129046897" table:style-name="ce1">
            <text:p>689333.7613</text:p>
          </table:table-cell>
          <table:table-cell office:value-type="float" office:value="6163229.3589619203" table:style-name="ce1">
            <text:p>6163229.359</text:p>
          </table:table-cell>
          <table:table-cell office:value-type="float" office:value="34.979999999999997" table:style-name="ce1">
            <text:p>34.98</text:p>
          </table:table-cell>
          <table:table-cell office:value-type="float" office:value="4.0266666666666664" table:style-name="ce1">
            <text:p>4.026666667</text:p>
          </table:table-cell>
          <table:table-cell office:value-type="float" office:value="30.95333333333333" table:style-name="ce1">
            <text:p>30.95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1</text:p>
          </table:table-cell>
          <table:table-cell office:value-type="float" office:value="690684.61486704601" table:style-name="ce1">
            <text:p>690684.6149</text:p>
          </table:table-cell>
          <table:table-cell office:value-type="float" office:value="6161906.8873350704" table:style-name="ce1">
            <text:p>6161906.887</text:p>
          </table:table-cell>
          <table:table-cell office:value-type="float" office:value="47.23" table:style-name="ce1">
            <text:p>47.23</text:p>
          </table:table-cell>
          <table:table-cell office:value-type="float" office:value="6.5" table:style-name="ce1">
            <text:p>6.5</text:p>
          </table:table-cell>
          <table:table-cell office:value-type="float" office:value="40.729999999999997" table:style-name="ce1">
            <text:p>40.7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2</text:p>
          </table:table-cell>
          <table:table-cell office:value-type="float" office:value="690697.78851897502" table:style-name="ce1">
            <text:p>690697.7885</text:p>
          </table:table-cell>
          <table:table-cell office:value-type="float" office:value="6162297.2354682498" table:style-name="ce1">
            <text:p>6162297.235</text:p>
          </table:table-cell>
          <table:table-cell office:value-type="float" office:value="49.46" table:style-name="ce1">
            <text:p>49.46</text:p>
          </table:table-cell>
          <table:table-cell office:value-type="float" office:value="2.66" table:style-name="ce1">
            <text:p>2.66</text:p>
          </table:table-cell>
          <table:table-cell office:value-type="float" office:value="46.8" table:style-name="ce1">
            <text:p>46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13</text:p>
          </table:table-cell>
          <table:table-cell office:value-type="float" office:value="690777.30824911897" table:style-name="ce1">
            <text:p>690777.3082</text:p>
          </table:table-cell>
          <table:table-cell office:value-type="float" office:value="6162226.5098062595" table:style-name="ce1">
            <text:p>6162226.51</text:p>
          </table:table-cell>
          <table:table-cell office:value-type="float" office:value="46.23" table:style-name="ce1">
            <text:p>46.23</text:p>
          </table:table-cell>
          <table:table-cell office:value-type="float" office:value="3.67" table:style-name="ce1">
            <text:p>3.67</text:p>
          </table:table-cell>
          <table:table-cell office:value-type="float" office:value="42.559999999999995" table:style-name="ce1">
            <text:p>42.5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3</text:p>
          </table:table-cell>
          <table:table-cell office:value-type="float" office:value="689620.69523386401" table:style-name="ce1">
            <text:p>689620.6952</text:p>
          </table:table-cell>
          <table:table-cell office:value-type="float" office:value="6161575.1116003804" table:style-name="ce1">
            <text:p>6161575.112</text:p>
          </table:table-cell>
          <table:table-cell office:value-type="float" office:value="48.99" table:style-name="ce1">
            <text:p>48.99</text:p>
          </table:table-cell>
          <table:table-cell office:value-type="float" office:value="4.71" table:style-name="ce1">
            <text:p>4.71</text:p>
          </table:table-cell>
          <table:table-cell office:value-type="float" office:value="44.28" table:style-name="ce1">
            <text:p>44.2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9</text:p>
          </table:table-cell>
          <table:table-cell office:value-type="float" office:value="688375.35472529195" table:style-name="ce1">
            <text:p>688375.3547</text:p>
          </table:table-cell>
          <table:table-cell office:value-type="float" office:value="6161094.6386919897" table:style-name="ce1">
            <text:p>6161094.639</text:p>
          </table:table-cell>
          <table:table-cell office:value-type="float" office:value="72.59" table:style-name="ce1">
            <text:p>72.59</text:p>
          </table:table-cell>
          <table:table-cell office:value-type="float" office:value="7.54" table:style-name="ce1">
            <text:p>7.54</text:p>
          </table:table-cell>
          <table:table-cell office:value-type="float" office:value="65.05" table:style-name="ce1">
            <text:p>65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</text:p>
          </table:table-cell>
          <table:table-cell office:value-type="float" office:value="686559.70759281598" table:style-name="ce1">
            <text:p>686559.7076</text:p>
          </table:table-cell>
          <table:table-cell office:value-type="float" office:value="6159427.4047283996" table:style-name="ce1">
            <text:p>6159427.405</text:p>
          </table:table-cell>
          <table:table-cell office:value-type="float" office:value="85.44" table:style-name="ce1">
            <text:p>85.44</text:p>
          </table:table-cell>
          <table:table-cell office:value-type="float" office:value="4.5" table:style-name="ce1">
            <text:p>4.5</text:p>
          </table:table-cell>
          <table:table-cell office:value-type="float" office:value="80.94" table:style-name="ce1">
            <text:p>80.9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0</text:p>
          </table:table-cell>
          <table:table-cell office:value-type="float" office:value="685118.42777324095" table:style-name="ce1">
            <text:p>685118.4278</text:p>
          </table:table-cell>
          <table:table-cell office:value-type="float" office:value="6158247.7122218497" table:style-name="ce1">
            <text:p>6158247.712</text:p>
          </table:table-cell>
          <table:table-cell office:value-type="float" office:value="94.61" table:style-name="ce1">
            <text:p>94.61</text:p>
          </table:table-cell>
          <table:table-cell office:value-type="float" office:value="5.35" table:style-name="ce1">
            <text:p>5.35</text:p>
          </table:table-cell>
          <table:table-cell office:value-type="float" office:value="89.26" table:style-name="ce1">
            <text:p>89.2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7</text:p>
          </table:table-cell>
          <table:table-cell office:value-type="float" office:value="685872.76622092503" table:style-name="ce1">
            <text:p>685872.7662</text:p>
          </table:table-cell>
          <table:table-cell office:value-type="float" office:value="6158672.0880406396" table:style-name="ce1">
            <text:p>6158672.088</text:p>
          </table:table-cell>
          <table:table-cell office:value-type="float" office:value="88.17" table:style-name="ce1">
            <text:p>88.17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83.36" table:style-name="ce1">
            <text:p>83.3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8</text:p>
          </table:table-cell>
          <table:table-cell office:value-type="float" office:value="688268.76214409096" table:style-name="ce1">
            <text:p>688268.7621</text:p>
          </table:table-cell>
          <table:table-cell office:value-type="float" office:value="6159063.11071009" table:style-name="ce1">
            <text:p>6159063.111</text:p>
          </table:table-cell>
          <table:table-cell office:value-type="float" office:value="69.19" table:style-name="ce1">
            <text:p>69.19</text:p>
          </table:table-cell>
          <table:table-cell office:value-type="float" office:value="3.5" table:style-name="ce1">
            <text:p>3.5</text:p>
          </table:table-cell>
          <table:table-cell office:value-type="float" office:value="65.69" table:style-name="ce1">
            <text:p>65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19</text:p>
          </table:table-cell>
          <table:table-cell office:value-type="float" office:value="688398.82551737002" table:style-name="ce1">
            <text:p>688398.8255</text:p>
          </table:table-cell>
          <table:table-cell office:value-type="float" office:value="6159052.0433333702" table:style-name="ce1">
            <text:p>6159052.043</text:p>
          </table:table-cell>
          <table:table-cell office:value-type="float" office:value="64.97" table:style-name="ce1">
            <text:p>64.97</text:p>
          </table:table-cell>
          <table:table-cell office:value-type="float" office:value="2.56" table:style-name="ce1">
            <text:p>2.56</text:p>
          </table:table-cell>
          <table:table-cell office:value-type="float" office:value="62.41" table:style-name="ce1">
            <text:p>62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0</text:p>
          </table:table-cell>
          <table:table-cell office:value-type="float" office:value="689386.08544081298" table:style-name="ce1">
            <text:p>689386.0854</text:p>
          </table:table-cell>
          <table:table-cell office:value-type="float" office:value="6159804.9338855604" table:style-name="ce1">
            <text:p>6159804.934</text:p>
          </table:table-cell>
          <table:table-cell office:value-type="float" office:value="65.680000000000007" table:style-name="ce1">
            <text:p>65.68</text:p>
          </table:table-cell>
          <table:table-cell office:value-type="float" office:value="5.99" table:style-name="ce1">
            <text:p>5.99</text:p>
          </table:table-cell>
          <table:table-cell office:value-type="float" office:value="59.690000000000005" table:style-name="ce1">
            <text:p>59.6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1</text:p>
          </table:table-cell>
          <table:table-cell office:value-type="float" office:value="689526.402867603" table:style-name="ce1">
            <text:p>689526.4029</text:p>
          </table:table-cell>
          <table:table-cell office:value-type="float" office:value="6159823.8197670104" table:style-name="ce1">
            <text:p>6159823.82</text:p>
          </table:table-cell>
          <table:table-cell office:value-type="float" office:value="64.45" table:style-name="ce1">
            <text:p>64.45</text:p>
          </table:table-cell>
          <table:table-cell office:value-type="float" office:value="7.1" table:style-name="ce1">
            <text:p>7.1</text:p>
          </table:table-cell>
          <table:table-cell office:value-type="float" office:value="57.35" table:style-name="ce1">
            <text:p>57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4</text:p>
          </table:table-cell>
          <table:table-cell office:value-type="float" office:value="686310.65484437102" table:style-name="ce1">
            <text:p>686310.6548</text:p>
          </table:table-cell>
          <table:table-cell office:value-type="float" office:value="6157116.6798373302" table:style-name="ce1">
            <text:p>6157116.68</text:p>
          </table:table-cell>
          <table:table-cell office:value-type="float" office:value="90.89" table:style-name="ce1">
            <text:p>90.89</text:p>
          </table:table-cell>
          <table:table-cell office:value-type="float" office:value="6.9" table:style-name="ce1">
            <text:p>6.9</text:p>
          </table:table-cell>
          <table:table-cell office:value-type="float" office:value="83.99" table:style-name="ce1">
            <text:p>83.9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5</text:p>
          </table:table-cell>
          <table:table-cell office:value-type="float" office:value="687562.699296201" table:style-name="ce1">
            <text:p>687562.6993</text:p>
          </table:table-cell>
          <table:table-cell office:value-type="float" office:value="6158418.0709073599" table:style-name="ce1">
            <text:p>6158418.071</text:p>
          </table:table-cell>
          <table:table-cell office:value-type="float" office:value="73.12" table:style-name="ce1">
            <text:p>73.12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71.050000000000011" table:style-name="ce1">
            <text:p>71.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7</text:p>
          </table:table-cell>
          <table:table-cell office:value-type="float" office:value="687754.211960788" table:style-name="ce1">
            <text:p>687754.212</text:p>
          </table:table-cell>
          <table:table-cell office:value-type="float" office:value="6158576.7060670201" table:style-name="ce1">
            <text:p>6158576.706</text:p>
          </table:table-cell>
          <table:table-cell office:value-type="float" office:value="78.040000000000006" table:style-name="ce1">
            <text:p>78.04</text:p>
          </table:table-cell>
          <table:table-cell office:value-type="float" office:value="7.63" table:style-name="ce1">
            <text:p>7.63</text:p>
          </table:table-cell>
          <table:table-cell office:value-type="float" office:value="70.410000000000011" table:style-name="ce1">
            <text:p>70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29</text:p>
          </table:table-cell>
          <table:table-cell office:value-type="float" office:value="686111.81296964397" table:style-name="ce1">
            <text:p>686111.813</text:p>
          </table:table-cell>
          <table:table-cell office:value-type="float" office:value="6158519.9663257804" table:style-name="ce1">
            <text:p>6158519.966</text:p>
          </table:table-cell>
          <table:table-cell office:value-type="float" office:value="89.27" table:style-name="ce1">
            <text:p>89.27</text:p>
          </table:table-cell>
          <table:table-cell office:value-type="float" office:value="6.45" table:style-name="ce1">
            <text:p>6.45</text:p>
          </table:table-cell>
          <table:table-cell office:value-type="float" office:value="82.82" table:style-name="ce1">
            <text:p>82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4</text:p>
          </table:table-cell>
          <table:table-cell office:value-type="float" office:value="686335.71799719403" table:style-name="ce1">
            <text:p>686335.718</text:p>
          </table:table-cell>
          <table:table-cell office:value-type="float" office:value="6160200.13398467" table:style-name="ce1">
            <text:p>6160200.134</text:p>
          </table:table-cell>
          <table:table-cell office:value-type="float" office:value="92.04" table:style-name="ce1">
            <text:p>92.04</text:p>
          </table:table-cell>
          <table:table-cell office:value-type="float" office:value="4.91" table:style-name="ce1">
            <text:p>4.91</text:p>
          </table:table-cell>
          <table:table-cell office:value-type="float" office:value="87.13000000000001" table:style-name="ce1">
            <text:p>87.1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5</text:p>
          </table:table-cell>
          <table:table-cell office:value-type="float" office:value="686245.78129220405" table:style-name="ce1">
            <text:p>686245.7813</text:p>
          </table:table-cell>
          <table:table-cell office:value-type="float" office:value="6160220.88855989" table:style-name="ce1">
            <text:p>6160220.889</text:p>
          </table:table-cell>
          <table:table-cell office:value-type="float" office:value="95.24" table:style-name="ce1">
            <text:p>95.24</text:p>
          </table:table-cell>
          <table:table-cell office:value-type="float" office:value="5.35" table:style-name="ce1">
            <text:p>5.35</text:p>
          </table:table-cell>
          <table:table-cell office:value-type="float" office:value="89.89" table:style-name="ce1">
            <text:p>89.89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8</text:p>
          </table:table-cell>
          <table:table-cell office:value-type="float" office:value="686416.53871496604" table:style-name="ce1">
            <text:p>686416.5387</text:p>
          </table:table-cell>
          <table:table-cell office:value-type="float" office:value="6160289.58308711" table:style-name="ce1">
            <text:p>6160289.583</text:p>
          </table:table-cell>
          <table:table-cell office:value-type="float" office:value="93.7" table:style-name="ce1">
            <text:p>93.7</text:p>
          </table:table-cell>
          <table:table-cell office:value-type="float" office:value="5.78" table:style-name="ce1">
            <text:p>5.78</text:p>
          </table:table-cell>
          <table:table-cell office:value-type="float" office:value="87.92" table:style-name="ce1">
            <text:p>87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9</text:p>
          </table:table-cell>
          <table:table-cell office:value-type="float" office:value="684577.74286181899" table:style-name="ce1">
            <text:p>684577.7429</text:p>
          </table:table-cell>
          <table:table-cell office:value-type="float" office:value="6158242.1001696698" table:style-name="ce1">
            <text:p>6158242.1</text:p>
          </table:table-cell>
          <table:table-cell office:value-type="float" office:value="98.69" table:style-name="ce1">
            <text:p>98.69</text:p>
          </table:table-cell>
          <table:table-cell office:value-type="float" office:value="7.45" table:style-name="ce1">
            <text:p>7.45</text:p>
          </table:table-cell>
          <table:table-cell office:value-type="float" office:value="91.24" table:style-name="ce1">
            <text:p>91.2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0</text:p>
          </table:table-cell>
          <table:table-cell office:value-type="float" office:value="701490.83471772401" table:style-name="ce1">
            <text:p>701490.8347</text:p>
          </table:table-cell>
          <table:table-cell office:value-type="float" office:value="6167346.0413291501" table:style-name="ce1">
            <text:p>6167346.041</text:p>
          </table:table-cell>
          <table:table-cell office:value-type="float" office:value="4.13" table:style-name="ce1">
            <text:p>4.13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3.2349999999999999" table:style-name="ce1">
            <text:p>3.23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1</text:p>
          </table:table-cell>
          <table:table-cell office:value-type="float" office:value="701057.93708317098" table:style-name="ce1">
            <text:p>701057.9371</text:p>
          </table:table-cell>
          <table:table-cell office:value-type="float" office:value="6170783.3657823196" table:style-name="ce1">
            <text:p>6170783.366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1.0999999999999999" table:style-name="ce1">
            <text:p>1.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2</text:p>
          </table:table-cell>
          <table:table-cell office:value-type="float" office:value="701843.58069127297" table:style-name="ce1">
            <text:p>701843.5807</text:p>
          </table:table-cell>
          <table:table-cell office:value-type="float" office:value="6171377.7142558703" table:style-name="ce1">
            <text:p>6171377.714</text:p>
          </table:table-cell>
          <table:table-cell table:style-name="ce1"/>
          <table:table-cell office:value-type="float" office:value="0.48499999999999999" table:style-name="ce1">
            <text:p>0.485</text:p>
          </table:table-cell>
          <table:table-cell table:style-name="ce1"/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3</text:p>
          </table:table-cell>
          <table:table-cell office:value-type="float" office:value="700680.75697593705" table:style-name="ce1">
            <text:p>700680.757</text:p>
          </table:table-cell>
          <table:table-cell office:value-type="float" office:value="6171186.8428341895" table:style-name="ce1">
            <text:p>6171186.843</text:p>
          </table:table-cell>
          <table:table-cell office:value-type="float" office:value="1.87" table:style-name="ce1">
            <text:p>1.87</text:p>
          </table:table-cell>
          <table:table-cell office:value-type="float" office:value="1.7700000000000002" table:style-name="ce1">
            <text:p>1.77</text:p>
          </table:table-cell>
          <table:table-cell office:value-type="float" office:value="9.9999999999999867E-2" table:style-name="ce1">
            <text:p>0.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4</text:p>
          </table:table-cell>
          <table:table-cell office:value-type="float" office:value="700386.91120096901" table:style-name="ce1">
            <text:p>700386.9112</text:p>
          </table:table-cell>
          <table:table-cell office:value-type="float" office:value="6170748.7192687504" table:style-name="ce1">
            <text:p>6170748.719</text:p>
          </table:table-cell>
          <table:table-cell office:value-type="float" office:value="2.33" table:style-name="ce1">
            <text:p>2.33</text:p>
          </table:table-cell>
          <table:table-cell office:value-type="float" office:value="1.7066666666666668" table:style-name="ce1">
            <text:p>1.706666667</text:p>
          </table:table-cell>
          <table:table-cell office:value-type="float" office:value="0.62333333333333329" table:style-name="ce1">
            <text:p>0.623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6</text:p>
          </table:table-cell>
          <table:table-cell office:value-type="float" office:value="699639.77266208897" table:style-name="ce1">
            <text:p>699639.7727</text:p>
          </table:table-cell>
          <table:table-cell office:value-type="float" office:value="6169963.8525818596" table:style-name="ce1">
            <text:p>6169963.85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2799999999999998" table:style-name="ce1">
            <text:p>2.28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8</text:p>
          </table:table-cell>
          <table:table-cell office:value-type="float" office:value="698707.44257088401" table:style-name="ce1">
            <text:p>698707.4426</text:p>
          </table:table-cell>
          <table:table-cell office:value-type="float" office:value="6168559.7787576001" table:style-name="ce1">
            <text:p>6168559.779</text:p>
          </table:table-cell>
          <table:table-cell office:value-type="float" office:value="7.79" table:style-name="ce1">
            <text:p>7.79</text:p>
          </table:table-cell>
          <table:table-cell office:value-type="float" office:value="1.4400000000000002" table:style-name="ce1">
            <text:p>1.44</text:p>
          </table:table-cell>
          <table:table-cell office:value-type="float" office:value="6.35" table:style-name="ce1">
            <text:p>6.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1</text:p>
          </table:table-cell>
          <table:table-cell office:value-type="float" office:value="699249.86683996604" table:style-name="ce1">
            <text:p>699249.8668</text:p>
          </table:table-cell>
          <table:table-cell office:value-type="float" office:value="6168785.6705312598" table:style-name="ce1">
            <text:p>6168785.671</text:p>
          </table:table-cell>
          <table:table-cell office:value-type="float" office:value="6" table:style-name="ce1">
            <text:p>6</text:p>
          </table:table-cell>
          <table:table-cell office:value-type="float" office:value="0.42" table:style-name="ce1">
            <text:p>0.42</text:p>
          </table:table-cell>
          <table:table-cell office:value-type="float" office:value="5.58" table:style-name="ce1">
            <text:p>5.58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23</text:p>
          </table:table-cell>
          <table:table-cell office:value-type="float" office:value="700611.79123180697" table:style-name="ce1">
            <text:p>700611.7912</text:p>
          </table:table-cell>
          <table:table-cell office:value-type="float" office:value="6168834.7788072899" table:style-name="ce1">
            <text:p>6168834.779</text:p>
          </table:table-cell>
          <table:table-cell office:value-type="float" office:value="3.72" table:style-name="ce1">
            <text:p>3.72</text:p>
          </table:table-cell>
          <table:table-cell office:value-type="float" office:value="1.8199999999999998" table:style-name="ce1">
            <text:p>1.82</text:p>
          </table:table-cell>
          <table:table-cell office:value-type="float" office:value="1.9000000000000004" table:style-name="ce1">
            <text:p>1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702863.13983854" table:style-name="ce1">
            <text:p>702863.1398</text:p>
          </table:table-cell>
          <table:table-cell office:value-type="float" office:value="6168686.5357879996" table:style-name="ce1">
            <text:p>6168686.536</text:p>
          </table:table-cell>
          <table:table-cell office:value-type="float" office:value="2.84" table:style-name="ce1">
            <text:p>2.84</text:p>
          </table:table-cell>
          <table:table-cell office:value-type="float" office:value="2.3800000000000003" table:style-name="ce1">
            <text:p>2.38</text:p>
          </table:table-cell>
          <table:table-cell office:value-type="float" office:value="0.45999999999999952" table:style-name="ce1">
            <text:p>0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702630.323776757" table:style-name="ce1">
            <text:p>702630.3238</text:p>
          </table:table-cell>
          <table:table-cell office:value-type="float" office:value="6168368.0460069496" table:style-name="ce1">
            <text:p>6168368.046</text:p>
          </table:table-cell>
          <table:table-cell office:value-type="float" office:value="2.6" table:style-name="ce1">
            <text:p>2.6</text:p>
          </table:table-cell>
          <table:table-cell office:value-type="float" office:value="2.21" table:style-name="ce1">
            <text:p>2.21</text:p>
          </table:table-cell>
          <table:table-cell office:value-type="float" office:value="0.39000000000000012" table:style-name="ce1">
            <text:p>0.39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9</text:p>
          </table:table-cell>
          <table:table-cell office:value-type="float" office:value="702461.39365680201" table:style-name="ce1">
            <text:p>702461.3937</text:p>
          </table:table-cell>
          <table:table-cell office:value-type="float" office:value="6167278.1728350604" table:style-name="ce1">
            <text:p>6167278.173</text:p>
          </table:table-cell>
          <table:table-cell office:value-type="float" office:value="3.69" table:style-name="ce1">
            <text:p>3.69</text:p>
          </table:table-cell>
          <table:table-cell office:value-type="float" office:value="1.595" table:style-name="ce1">
            <text:p>1.595</text:p>
          </table:table-cell>
          <table:table-cell office:value-type="float" office:value="2.0949999999999998" table:style-name="ce1">
            <text:p>2.09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</text:p>
          </table:table-cell>
          <table:table-cell office:value-type="float" office:value="680468.78778238106" table:style-name="ce1">
            <text:p>680468.7878</text:p>
          </table:table-cell>
          <table:table-cell office:value-type="float" office:value="6154060.52927488" table:style-name="ce1">
            <text:p>6154060.529</text:p>
          </table:table-cell>
          <table:table-cell office:value-type="float" office:value="166.46" table:style-name="ce1">
            <text:p>166.46</text:p>
          </table:table-cell>
          <table:table-cell office:value-type="float" office:value="3.21" table:style-name="ce1">
            <text:p>3.21</text:p>
          </table:table-cell>
          <table:table-cell office:value-type="float" office:value="163.25" table:style-name="ce1">
            <text:p>163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1</text:p>
          </table:table-cell>
          <table:table-cell office:value-type="float" office:value="679027.68709484197" table:style-name="ce1">
            <text:p>679027.6871</text:p>
          </table:table-cell>
          <table:table-cell office:value-type="float" office:value="6155363.8672443302" table:style-name="ce1">
            <text:p>6155363.867</text:p>
          </table:table-cell>
          <table:table-cell office:value-type="float" office:value="145.05000000000001" table:style-name="ce1">
            <text:p>145.05</text:p>
          </table:table-cell>
          <table:table-cell office:value-type="float" office:value="8.27" table:style-name="ce1">
            <text:p>8.27</text:p>
          </table:table-cell>
          <table:table-cell office:value-type="float" office:value="136.78" table:style-name="ce1">
            <text:p>136.7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2</text:p>
          </table:table-cell>
          <table:table-cell office:value-type="float" office:value="678947.92371051305" table:style-name="ce1">
            <text:p>678947.9237</text:p>
          </table:table-cell>
          <table:table-cell office:value-type="float" office:value="6155404.5675979098" table:style-name="ce1">
            <text:p>6155404.568</text:p>
          </table:table-cell>
          <table:table-cell office:value-type="float" office:value="146.32" table:style-name="ce1">
            <text:p>146.32</text:p>
          </table:table-cell>
          <table:table-cell office:value-type="float" office:value="8.6" table:style-name="ce1">
            <text:p>8.6</text:p>
          </table:table-cell>
          <table:table-cell office:value-type="float" office:value="137.72" table:style-name="ce1">
            <text:p>137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3</text:p>
          </table:table-cell>
          <table:table-cell office:value-type="float" office:value="679730.93436971598" table:style-name="ce1">
            <text:p>679730.9344</text:p>
          </table:table-cell>
          <table:table-cell office:value-type="float" office:value="6155658.4829107802" table:style-name="ce1">
            <text:p>6155658.483</text:p>
          </table:table-cell>
          <table:table-cell office:value-type="float" office:value="138.83000000000001" table:style-name="ce1">
            <text:p>138.83</text:p>
          </table:table-cell>
          <table:table-cell office:value-type="float" office:value="7.09" table:style-name="ce1">
            <text:p>7.09</text:p>
          </table:table-cell>
          <table:table-cell office:value-type="float" office:value="131.74" table:style-name="ce1">
            <text:p>131.7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4</text:p>
          </table:table-cell>
          <table:table-cell office:value-type="float" office:value="679842.61282527004" table:style-name="ce1">
            <text:p>679842.6128</text:p>
          </table:table-cell>
          <table:table-cell office:value-type="float" office:value="6155847.7996121803" table:style-name="ce1">
            <text:p>6155847.8</text:p>
          </table:table-cell>
          <table:table-cell office:value-type="float" office:value="139.1" table:style-name="ce1">
            <text:p>139.1</text:p>
          </table:table-cell>
          <table:table-cell office:value-type="float" office:value="7.82" table:style-name="ce1">
            <text:p>7.82</text:p>
          </table:table-cell>
          <table:table-cell office:value-type="float" office:value="131.28" table:style-name="ce1">
            <text:p>131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6</text:p>
          </table:table-cell>
          <table:table-cell office:value-type="float" office:value="679432.721870351" table:style-name="ce1">
            <text:p>679432.7219</text:p>
          </table:table-cell>
          <table:table-cell office:value-type="float" office:value="6155921.2327263299" table:style-name="ce1">
            <text:p>6155921.233</text:p>
          </table:table-cell>
          <table:table-cell office:value-type="float" office:value="145.07" table:style-name="ce1">
            <text:p>145.07</text:p>
          </table:table-cell>
          <table:table-cell office:value-type="float" office:value="9.56" table:style-name="ce1">
            <text:p>9.56</text:p>
          </table:table-cell>
          <table:table-cell office:value-type="float" office:value="135.51" table:style-name="ce1">
            <text:p>135.5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7</text:p>
          </table:table-cell>
          <table:table-cell office:value-type="float" office:value="679602.34142615797" table:style-name="ce1">
            <text:p>679602.3414</text:p>
          </table:table-cell>
          <table:table-cell office:value-type="float" office:value="6155849.7624980798" table:style-name="ce1">
            <text:p>6155849.762</text:p>
          </table:table-cell>
          <table:table-cell office:value-type="float" office:value="140.56" table:style-name="ce1">
            <text:p>140.56</text:p>
          </table:table-cell>
          <table:table-cell office:value-type="float" office:value="6.93" table:style-name="ce1">
            <text:p>6.93</text:p>
          </table:table-cell>
          <table:table-cell office:value-type="float" office:value="133.63" table:style-name="ce1">
            <text:p>133.6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19</text:p>
          </table:table-cell>
          <table:table-cell office:value-type="float" office:value="680445.58027530694" table:style-name="ce1">
            <text:p>680445.5803</text:p>
          </table:table-cell>
          <table:table-cell office:value-type="float" office:value="6156123.21239975" table:style-name="ce1">
            <text:p>6156123.212</text:p>
          </table:table-cell>
          <table:table-cell office:value-type="float" office:value="131.36000000000001" table:style-name="ce1">
            <text:p>131.36</text:p>
          </table:table-cell>
          <table:table-cell office:value-type="float" office:value="4.75" table:style-name="ce1">
            <text:p>4.75</text:p>
          </table:table-cell>
          <table:table-cell office:value-type="float" office:value="126.61000000000001" table:style-name="ce1">
            <text:p>126.6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</text:p>
          </table:table-cell>
          <table:table-cell office:value-type="float" office:value="681190.01880678895" table:style-name="ce1">
            <text:p>681190.0188</text:p>
          </table:table-cell>
          <table:table-cell office:value-type="float" office:value="6154104.70296208" table:style-name="ce1">
            <text:p>6154104.703</text:p>
          </table:table-cell>
          <table:table-cell office:value-type="float" office:value="135.15" table:style-name="ce1">
            <text:p>135.15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34.01000000000002" table:style-name="ce1">
            <text:p>134.0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0</text:p>
          </table:table-cell>
          <table:table-cell office:value-type="float" office:value="680537.07150391897" table:style-name="ce1">
            <text:p>680537.0715</text:p>
          </table:table-cell>
          <table:table-cell office:value-type="float" office:value="6156292.6698420597" table:style-name="ce1">
            <text:p>6156292.67</text:p>
          </table:table-cell>
          <table:table-cell office:value-type="float" office:value="130.63999999999999" table:style-name="ce1">
            <text:p>130.64</text:p>
          </table:table-cell>
          <table:table-cell office:value-type="float" office:value="5.65" table:style-name="ce1">
            <text:p>5.65</text:p>
          </table:table-cell>
          <table:table-cell office:value-type="float" office:value="124.98999999999998" table:style-name="ce1">
            <text:p>124.9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1</text:p>
          </table:table-cell>
          <table:table-cell office:value-type="float" office:value="680809.82780734496" table:style-name="ce1">
            <text:p>680809.8278</text:p>
          </table:table-cell>
          <table:table-cell office:value-type="float" office:value="6156590.8035481498" table:style-name="ce1">
            <text:p>6156590.804</text:p>
          </table:table-cell>
          <table:table-cell office:value-type="float" office:value="127.9" table:style-name="ce1">
            <text:p>127.9</text:p>
          </table:table-cell>
          <table:table-cell office:value-type="float" office:value="6.61" table:style-name="ce1">
            <text:p>6.61</text:p>
          </table:table-cell>
          <table:table-cell office:value-type="float" office:value="121.29" table:style-name="ce1">
            <text:p>121.2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3</text:p>
          </table:table-cell>
          <table:table-cell office:value-type="float" office:value="679289.29088399897" table:style-name="ce1">
            <text:p>679289.2909</text:p>
          </table:table-cell>
          <table:table-cell office:value-type="float" office:value="6155521.92250486" table:style-name="ce1">
            <text:p>6155521.923</text:p>
          </table:table-cell>
          <table:table-cell office:value-type="float" office:value="142.03" table:style-name="ce1">
            <text:p>142.03</text:p>
          </table:table-cell>
          <table:table-cell office:value-type="float" office:value="7.56" table:style-name="ce1">
            <text:p>7.56</text:p>
          </table:table-cell>
          <table:table-cell office:value-type="float" office:value="134.47" table:style-name="ce1">
            <text:p>134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4</text:p>
          </table:table-cell>
          <table:table-cell office:value-type="float" office:value="680682.95070005197" table:style-name="ce1">
            <text:p>680682.9507</text:p>
          </table:table-cell>
          <table:table-cell office:value-type="float" office:value="6156992.3187655397" table:style-name="ce1">
            <text:p>6156992.319</text:p>
          </table:table-cell>
          <table:table-cell office:value-type="float" office:value="130.93" table:style-name="ce1">
            <text:p>130.93</text:p>
          </table:table-cell>
          <table:table-cell office:value-type="float" office:value="6.62" table:style-name="ce1">
            <text:p>6.62</text:p>
          </table:table-cell>
          <table:table-cell office:value-type="float" office:value="124.31" table:style-name="ce1">
            <text:p>124.31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5</text:p>
          </table:table-cell>
          <table:table-cell office:value-type="float" office:value="680875.575479461" table:style-name="ce1">
            <text:p>680875.5755</text:p>
          </table:table-cell>
          <table:table-cell office:value-type="float" office:value="6156059.6299356204" table:style-name="ce1">
            <text:p>6156059.63</text:p>
          </table:table-cell>
          <table:table-cell office:value-type="float" office:value="126.87" table:style-name="ce1">
            <text:p>126.87</text:p>
          </table:table-cell>
          <table:table-cell office:value-type="float" office:value="7.03" table:style-name="ce1">
            <text:p>7.03</text:p>
          </table:table-cell>
          <table:table-cell office:value-type="float" office:value="119.84" table:style-name="ce1">
            <text:p>119.8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6</text:p>
          </table:table-cell>
          <table:table-cell office:value-type="float" office:value="680985.45458826004" table:style-name="ce1">
            <text:p>680985.4546</text:p>
          </table:table-cell>
          <table:table-cell office:value-type="float" office:value="6156028.6970150098" table:style-name="ce1">
            <text:p>6156028.697</text:p>
          </table:table-cell>
          <table:table-cell office:value-type="float" office:value="124.75" table:style-name="ce1">
            <text:p>124.75</text:p>
          </table:table-cell>
          <table:table-cell office:value-type="float" office:value="4.55" table:style-name="ce1">
            <text:p>4.55</text:p>
          </table:table-cell>
          <table:table-cell office:value-type="float" office:value="120.2" table:style-name="ce1">
            <text:p>120.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7</text:p>
          </table:table-cell>
          <table:table-cell office:value-type="float" office:value="680601.919272598" table:style-name="ce1">
            <text:p>680601.9193</text:p>
          </table:table-cell>
          <table:table-cell office:value-type="float" office:value="6155651.3698487803" table:style-name="ce1">
            <text:p>6155651.37</text:p>
          </table:table-cell>
          <table:table-cell office:value-type="float" office:value="128.87" table:style-name="ce1">
            <text:p>128.87</text:p>
          </table:table-cell>
          <table:table-cell office:value-type="float" office:value="4.7" table:style-name="ce1">
            <text:p>4.7</text:p>
          </table:table-cell>
          <table:table-cell office:value-type="float" office:value="124.17" table:style-name="ce1">
            <text:p>124.1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8</text:p>
          </table:table-cell>
          <table:table-cell office:value-type="float" office:value="681411.23869044101" table:style-name="ce1">
            <text:p>681411.2387</text:p>
          </table:table-cell>
          <table:table-cell office:value-type="float" office:value="6156676.0036748899" table:style-name="ce1">
            <text:p>6156676.004</text:p>
          </table:table-cell>
          <table:table-cell office:value-type="float" office:value="124.19" table:style-name="ce1">
            <text:p>124.19</text:p>
          </table:table-cell>
          <table:table-cell office:value-type="float" office:value="6.05" table:style-name="ce1">
            <text:p>6.05</text:p>
          </table:table-cell>
          <table:table-cell office:value-type="float" office:value="118.14" table:style-name="ce1">
            <text:p>118.1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29</text:p>
          </table:table-cell>
          <table:table-cell office:value-type="float" office:value="681341.81341989397" table:style-name="ce1">
            <text:p>681341.8134</text:p>
          </table:table-cell>
          <table:table-cell office:value-type="float" office:value="6156756.6660596803" table:style-name="ce1">
            <text:p>6156756.666</text:p>
          </table:table-cell>
          <table:table-cell office:value-type="float" office:value="123.61" table:style-name="ce1">
            <text:p>123.61</text:p>
          </table:table-cell>
          <table:table-cell office:value-type="float" office:value="5.19" table:style-name="ce1">
            <text:p>5.19</text:p>
          </table:table-cell>
          <table:table-cell office:value-type="float" office:value="118.42" table:style-name="ce1">
            <text:p>118.4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0</text:p>
          </table:table-cell>
          <table:table-cell office:value-type="float" office:value="680470.50419154495" table:style-name="ce1">
            <text:p>680470.5042</text:p>
          </table:table-cell>
          <table:table-cell office:value-type="float" office:value="6154270.7707626997" table:style-name="ce1">
            <text:p>6154270.771</text:p>
          </table:table-cell>
          <table:table-cell office:value-type="float" office:value="159.65" table:style-name="ce1">
            <text:p>159.65</text:p>
          </table:table-cell>
          <table:table-cell office:value-type="float" office:value="3.71" table:style-name="ce1">
            <text:p>3.71</text:p>
          </table:table-cell>
          <table:table-cell office:value-type="float" office:value="155.94" table:style-name="ce1">
            <text:p>155.9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1</text:p>
          </table:table-cell>
          <table:table-cell office:value-type="float" office:value="680532.69762836001" table:style-name="ce1">
            <text:p>680532.6976</text:p>
          </table:table-cell>
          <table:table-cell office:value-type="float" office:value="6154530.57892117" table:style-name="ce1">
            <text:p>6154530.579</text:p>
          </table:table-cell>
          <table:table-cell office:value-type="float" office:value="151.21" table:style-name="ce1">
            <text:p>151.21</text:p>
          </table:table-cell>
          <table:table-cell office:value-type="float" office:value="9.68" table:style-name="ce1">
            <text:p>9.68</text:p>
          </table:table-cell>
          <table:table-cell office:value-type="float" office:value="141.53" table:style-name="ce1">
            <text:p>141.5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2</text:p>
          </table:table-cell>
          <table:table-cell office:value-type="float" office:value="680476.96112719295" table:style-name="ce1">
            <text:p>680476.9611</text:p>
          </table:table-cell>
          <table:table-cell office:value-type="float" office:value="6155061.6767149903" table:style-name="ce1">
            <text:p>6155061.677</text:p>
          </table:table-cell>
          <table:table-cell office:value-type="float" office:value="145.83000000000001" table:style-name="ce1">
            <text:p>145.83</text:p>
          </table:table-cell>
          <table:table-cell office:value-type="float" office:value="12.03" table:style-name="ce1">
            <text:p>12.03</text:p>
          </table:table-cell>
          <table:table-cell office:value-type="float" office:value="133.80000000000001" table:style-name="ce1">
            <text:p>133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33</text:p>
          </table:table-cell>
          <table:table-cell office:value-type="float" office:value="680220.95467169897" table:style-name="ce1">
            <text:p>680220.9547</text:p>
          </table:table-cell>
          <table:table-cell office:value-type="float" office:value="6154362.91792282" table:style-name="ce1">
            <text:p>6154362.918</text:p>
          </table:table-cell>
          <table:table-cell office:value-type="float" office:value="157.44999999999999" table:style-name="ce1">
            <text:p>157.45</text:p>
          </table:table-cell>
          <table:table-cell office:value-type="float" office:value="14.66" table:style-name="ce1">
            <text:p>14.66</text:p>
          </table:table-cell>
          <table:table-cell office:value-type="float" office:value="142.79" table:style-name="ce1">
            <text:p>142.79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4</text:p>
          </table:table-cell>
          <table:table-cell office:value-type="float" office:value="681455.13429349905" table:style-name="ce1">
            <text:p>681455.1343</text:p>
          </table:table-cell>
          <table:table-cell office:value-type="float" office:value="6154693.2567332499" table:style-name="ce1">
            <text:p>6154693.257</text:p>
          </table:table-cell>
          <table:table-cell office:value-type="float" office:value="144.68" table:style-name="ce1">
            <text:p>144.68</text:p>
          </table:table-cell>
          <table:table-cell office:value-type="float" office:value="12.08" table:style-name="ce1">
            <text:p>12.08</text:p>
          </table:table-cell>
          <table:table-cell office:value-type="float" office:value="132.6" table:style-name="ce1">
            <text:p>132.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5</text:p>
          </table:table-cell>
          <table:table-cell office:value-type="float" office:value="681555.16646785103" table:style-name="ce1">
            <text:p>681555.1665</text:p>
          </table:table-cell>
          <table:table-cell office:value-type="float" office:value="6154682.4285005704" table:style-name="ce1">
            <text:p>6154682.429</text:p>
          </table:table-cell>
          <table:table-cell office:value-type="float" office:value="144.77000000000001" table:style-name="ce1">
            <text:p>144.77</text:p>
          </table:table-cell>
          <table:table-cell office:value-type="float" office:value="11.34" table:style-name="ce1">
            <text:p>11.34</text:p>
          </table:table-cell>
          <table:table-cell office:value-type="float" office:value="133.43" table:style-name="ce1">
            <text:p>133.4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e7</text:p>
          </table:table-cell>
          <table:table-cell office:value-type="float" office:value="681757.92530277302" table:style-name="ce1">
            <text:p>681757.9253</text:p>
          </table:table-cell>
          <table:table-cell office:value-type="float" office:value="6154991.1503871102" table:style-name="ce1">
            <text:p>6154991.15</text:p>
          </table:table-cell>
          <table:table-cell office:value-type="float" office:value="135.16999999999999" table:style-name="ce1">
            <text:p>135.17</text:p>
          </table:table-cell>
          <table:table-cell office:value-type="float" office:value="5.27" table:style-name="ce1">
            <text:p>5.27</text:p>
          </table:table-cell>
          <table:table-cell office:value-type="float" office:value="129.89999999999998" table:style-name="ce1">
            <text:p>129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3</text:p>
          </table:table-cell>
          <table:table-cell office:value-type="float" office:value="696122.20561723399" table:style-name="ce1">
            <text:p>696122.2056</text:p>
          </table:table-cell>
          <table:table-cell office:value-type="float" office:value="6167028.8661292102" table:style-name="ce1">
            <text:p>6167028.866</text:p>
          </table:table-cell>
          <table:table-cell office:value-type="float" office:value="14.34" table:style-name="ce1">
            <text:p>14.34</text:p>
          </table:table-cell>
          <table:table-cell office:value-type="float" office:value="3.915" table:style-name="ce1">
            <text:p>3.915</text:p>
          </table:table-cell>
          <table:table-cell office:value-type="float" office:value="10.425000000000001" table:style-name="ce1">
            <text:p>10.425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4</text:p>
          </table:table-cell>
          <table:table-cell office:value-type="float" office:value="696563.40186915302" table:style-name="ce1">
            <text:p>696563.4019</text:p>
          </table:table-cell>
          <table:table-cell office:value-type="float" office:value="6167115.4091739003" table:style-name="ce1">
            <text:p>6167115.409</text:p>
          </table:table-cell>
          <table:table-cell office:value-type="float" office:value="15.04" table:style-name="ce1">
            <text:p>15.04</text:p>
          </table:table-cell>
          <table:table-cell office:value-type="float" office:value="4.7100000000000009" table:style-name="ce1">
            <text:p>4.71</text:p>
          </table:table-cell>
          <table:table-cell office:value-type="float" office:value="10.329999999999998" table:style-name="ce1">
            <text:p>10.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7</text:p>
          </table:table-cell>
          <table:table-cell office:value-type="float" office:value="696591.98161405197" table:style-name="ce1">
            <text:p>696591.9816</text:p>
          </table:table-cell>
          <table:table-cell office:value-type="float" office:value="6168176.3758661598" table:style-name="ce1">
            <text:p>6168176.376</text:p>
          </table:table-cell>
          <table:table-cell office:value-type="float" office:value="13.27" table:style-name="ce1">
            <text:p>13.27</text:p>
          </table:table-cell>
          <table:table-cell office:value-type="float" office:value="3.6033333333333335" table:style-name="ce1">
            <text:p>3.603333333</text:p>
          </table:table-cell>
          <table:table-cell office:value-type="float" office:value="9.6666666666666661" table:style-name="ce1">
            <text:p>9.66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18</text:p>
          </table:table-cell>
          <table:table-cell office:value-type="float" office:value="697606.44057975896" table:style-name="ce1">
            <text:p>697606.4406</text:p>
          </table:table-cell>
          <table:table-cell office:value-type="float" office:value="6168588.6699083" table:style-name="ce1">
            <text:p>6168588.67</text:p>
          </table:table-cell>
          <table:table-cell office:value-type="float" office:value="10.46" table:style-name="ce1">
            <text:p>10.46</text:p>
          </table:table-cell>
          <table:table-cell office:value-type="float" office:value="2.165" table:style-name="ce1">
            <text:p>2.165</text:p>
          </table:table-cell>
          <table:table-cell office:value-type="float" office:value="8.2950000000000017" table:style-name="ce1">
            <text:p>8.2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1</text:p>
          </table:table-cell>
          <table:table-cell office:value-type="float" office:value="698120.46993792499" table:style-name="ce1">
            <text:p>698120.4699</text:p>
          </table:table-cell>
          <table:table-cell office:value-type="float" office:value="6166532.2115410296" table:style-name="ce1">
            <text:p>6166532.212</text:p>
          </table:table-cell>
          <table:table-cell office:value-type="float" office:value="13.6" table:style-name="ce1">
            <text:p>13.6</text:p>
          </table:table-cell>
          <table:table-cell office:value-type="float" office:value="3.1433333333333331" table:style-name="ce1">
            <text:p>3.143333333</text:p>
          </table:table-cell>
          <table:table-cell office:value-type="float" office:value="10.456666666666667" table:style-name="ce1">
            <text:p>10.4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2</text:p>
          </table:table-cell>
          <table:table-cell office:value-type="float" office:value="698582.735267643" table:style-name="ce1">
            <text:p>698582.7353</text:p>
          </table:table-cell>
          <table:table-cell office:value-type="float" office:value="6166748.7389342701" table:style-name="ce1">
            <text:p>6166748.739</text:p>
          </table:table-cell>
          <table:table-cell office:value-type="float" office:value="12.47" table:style-name="ce1">
            <text:p>12.47</text:p>
          </table:table-cell>
          <table:table-cell office:value-type="float" office:value="3.0500000000000003" table:style-name="ce1">
            <text:p>3.05</text:p>
          </table:table-cell>
          <table:table-cell office:value-type="float" office:value="9.42" table:style-name="ce1">
            <text:p>9.4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3</text:p>
          </table:table-cell>
          <table:table-cell office:value-type="float" office:value="699063.08727380005" table:style-name="ce1">
            <text:p>699063.0873</text:p>
          </table:table-cell>
          <table:table-cell office:value-type="float" office:value="6166724.8489681901" table:style-name="ce1">
            <text:p>6166724.849</text:p>
          </table:table-cell>
          <table:table-cell office:value-type="float" office:value="11.78" table:style-name="ce1">
            <text:p>11.78</text:p>
          </table:table-cell>
          <table:table-cell office:value-type="float" office:value="3.0066666666666664" table:style-name="ce1">
            <text:p>3.006666667</text:p>
          </table:table-cell>
          <table:table-cell office:value-type="float" office:value="8.7733333333333334" table:style-name="ce1">
            <text:p>8.7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4</text:p>
          </table:table-cell>
          <table:table-cell office:value-type="float" office:value="698740.89196647902" table:style-name="ce1">
            <text:p>698740.892</text:p>
          </table:table-cell>
          <table:table-cell office:value-type="float" office:value="6166497.18080475" table:style-name="ce1">
            <text:p>6166497.181</text:p>
          </table:table-cell>
          <table:table-cell office:value-type="float" office:value="12.22" table:style-name="ce1">
            <text:p>12.22</text:p>
          </table:table-cell>
          <table:table-cell office:value-type="float" office:value="2.88" table:style-name="ce1">
            <text:p>2.88</text:p>
          </table:table-cell>
          <table:table-cell office:value-type="float" office:value="9.34" table:style-name="ce1">
            <text:p>9.3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5</text:p>
          </table:table-cell>
          <table:table-cell office:value-type="float" office:value="699727.524413637" table:style-name="ce1">
            <text:p>699727.5244</text:p>
          </table:table-cell>
          <table:table-cell office:value-type="float" office:value="6165938.6118374905" table:style-name="ce1">
            <text:p>6165938.612</text:p>
          </table:table-cell>
          <table:table-cell office:value-type="float" office:value="10.130000000000001" table:style-name="ce1">
            <text:p>10.13</text:p>
          </table:table-cell>
          <table:table-cell office:value-type="float" office:value="2.3799999999999994" table:style-name="ce1">
            <text:p>2.38</text:p>
          </table:table-cell>
          <table:table-cell office:value-type="float" office:value="7.7500000000000018" table:style-name="ce1">
            <text:p>7.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27</text:p>
          </table:table-cell>
          <table:table-cell office:value-type="float" office:value="700057.63841273496" table:style-name="ce1">
            <text:p>700057.6384</text:p>
          </table:table-cell>
          <table:table-cell office:value-type="float" office:value="6165905.9212683402" table:style-name="ce1">
            <text:p>6165905.921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2.5266666666666668" table:style-name="ce1">
            <text:p>2.526666667</text:p>
          </table:table-cell>
          <table:table-cell office:value-type="float" office:value="7.1833333333333336" table:style-name="ce1">
            <text:p>7.18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</text:p>
          </table:table-cell>
          <table:table-cell office:value-type="float" office:value="697447.97836701502" table:style-name="ce1">
            <text:p>697447.9784</text:p>
          </table:table-cell>
          <table:table-cell office:value-type="float" office:value="6166317.37930426" table:style-name="ce1">
            <text:p>6166317.379</text:p>
          </table:table-cell>
          <table:table-cell office:value-type="float" office:value="16.38" table:style-name="ce1">
            <text:p>16.38</text:p>
          </table:table-cell>
          <table:table-cell office:value-type="float" office:value="3.88" table:style-name="ce1">
            <text:p>3.88</text:p>
          </table:table-cell>
          <table:table-cell office:value-type="float" office:value="12.5" table:style-name="ce1">
            <text:p>12.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0</text:p>
          </table:table-cell>
          <table:table-cell office:value-type="float" office:value="701922.86676592706" table:style-name="ce1">
            <text:p>701922.8668</text:p>
          </table:table-cell>
          <table:table-cell office:value-type="float" office:value="6166291.3750708299" table:style-name="ce1">
            <text:p>6166291.375</text:p>
          </table:table-cell>
          <table:table-cell office:value-type="float" office:value="5.79" table:style-name="ce1">
            <text:p>5.79</text:p>
          </table:table-cell>
          <table:table-cell office:value-type="float" office:value="3.0150000000000001" table:style-name="ce1">
            <text:p>3.015</text:p>
          </table:table-cell>
          <table:table-cell office:value-type="float" office:value="2.7749999999999999" table:style-name="ce1">
            <text:p>2.7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1</text:p>
          </table:table-cell>
          <table:table-cell office:value-type="float" office:value="702403.62628155097" table:style-name="ce1">
            <text:p>702403.6263</text:p>
          </table:table-cell>
          <table:table-cell office:value-type="float" office:value="6166317.5458005602" table:style-name="ce1">
            <text:p>6166317.546</text:p>
          </table:table-cell>
          <table:table-cell office:value-type="float" office:value="4.09" table:style-name="ce1">
            <text:p>4.09</text:p>
          </table:table-cell>
          <table:table-cell office:value-type="float" office:value="3" table:style-name="ce1">
            <text:p>3</text:p>
          </table:table-cell>
          <table:table-cell office:value-type="float" office:value="1.0899999999999999" table:style-name="ce1">
            <text:p>1.0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2</text:p>
          </table:table-cell>
          <table:table-cell office:value-type="float" office:value="697919.28837971797" table:style-name="ce1">
            <text:p>697919.2884</text:p>
          </table:table-cell>
          <table:table-cell office:value-type="float" office:value="6166413.6954602301" table:style-name="ce1">
            <text:p>6166413.695</text:p>
          </table:table-cell>
          <table:table-cell office:value-type="float" office:value="14.97" table:style-name="ce1">
            <text:p>14.97</text:p>
          </table:table-cell>
          <table:table-cell office:value-type="float" office:value="4.4533333333333331" table:style-name="ce1">
            <text:p>4.453333333</text:p>
          </table:table-cell>
          <table:table-cell office:value-type="float" office:value="10.516666666666667" table:style-name="ce1">
            <text:p>10.51666667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7</text:p>
          </table:table-cell>
          <table:table-cell office:value-type="float" office:value="695800.80964408605" table:style-name="ce1">
            <text:p>695800.8096</text:p>
          </table:table-cell>
          <table:table-cell office:value-type="float" office:value="6165659.8980051996" table:style-name="ce1">
            <text:p>6165659.898</text:p>
          </table:table-cell>
          <table:table-cell office:value-type="float" office:value="25.74" table:style-name="ce1">
            <text:p>25.74</text:p>
          </table:table-cell>
          <table:table-cell office:value-type="float" office:value="8.7233333333333345" table:style-name="ce1">
            <text:p>8.723333333</text:p>
          </table:table-cell>
          <table:table-cell office:value-type="float" office:value="17.016666666666666" table:style-name="ce1">
            <text:p>17.0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39</text:p>
          </table:table-cell>
          <table:table-cell office:value-type="float" office:value="699451.43677473196" table:style-name="ce1">
            <text:p>699451.4368</text:p>
          </table:table-cell>
          <table:table-cell office:value-type="float" office:value="6165220.00814988" table:style-name="ce1">
            <text:p>6165220.008</text:p>
          </table:table-cell>
          <table:table-cell office:value-type="float" office:value="12.21" table:style-name="ce1">
            <text:p>12.21</text:p>
          </table:table-cell>
          <table:table-cell office:value-type="float" office:value="3.67" table:style-name="ce1">
            <text:p>3.67</text:p>
          </table:table-cell>
          <table:table-cell office:value-type="float" office:value="8.5400000000000009" table:style-name="ce1">
            <text:p>8.5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697784.05796954699" table:style-name="ce1">
            <text:p>697784.058</text:p>
          </table:table-cell>
          <table:table-cell office:value-type="float" office:value="6167025.4784478704" table:style-name="ce1">
            <text:p>6167025.478</text:p>
          </table:table-cell>
          <table:table-cell office:value-type="float" office:value="15.17" table:style-name="ce1">
            <text:p>15.17</text:p>
          </table:table-cell>
          <table:table-cell office:value-type="float" office:value="5.4749999999999996" table:style-name="ce1">
            <text:p>5.475</text:p>
          </table:table-cell>
          <table:table-cell office:value-type="float" office:value="9.6950000000000003" table:style-name="ce1">
            <text:p>9.6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8</text:p>
          </table:table-cell>
          <table:table-cell office:value-type="float" office:value="698893.69444587" table:style-name="ce1">
            <text:p>698893.6944</text:p>
          </table:table-cell>
          <table:table-cell office:value-type="float" office:value="6168067.7279500701" table:style-name="ce1">
            <text:p>6168067.728</text:p>
          </table:table-cell>
          <table:table-cell office:value-type="float" office:value="9.18" table:style-name="ce1">
            <text:p>9.18</text:p>
          </table:table-cell>
          <table:table-cell office:value-type="float" office:value="2.895" table:style-name="ce1">
            <text:p>2.895</text:p>
          </table:table-cell>
          <table:table-cell office:value-type="float" office:value="6.2850000000000001" table:style-name="ce1">
            <text:p>6.28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</text:p>
          </table:table-cell>
          <table:table-cell office:value-type="float" office:value="692815.00988749403" table:style-name="ce1">
            <text:p>692815.0099</text:p>
          </table:table-cell>
          <table:table-cell office:value-type="float" office:value="6161649.3608470997" table:style-name="ce1">
            <text:p>6161649.361</text:p>
          </table:table-cell>
          <table:table-cell office:value-type="float" office:value="43.61" table:style-name="ce1">
            <text:p>43.61</text:p>
          </table:table-cell>
          <table:table-cell office:value-type="float" office:value="5.2233333333333336" table:style-name="ce1">
            <text:p>5.223333333</text:p>
          </table:table-cell>
          <table:table-cell office:value-type="float" office:value="38.386666666666663" table:style-name="ce1">
            <text:p>38.3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0</text:p>
          </table:table-cell>
          <table:table-cell office:value-type="float" office:value="694206.72047721804" table:style-name="ce1">
            <text:p>694206.7205</text:p>
          </table:table-cell>
          <table:table-cell office:value-type="float" office:value="6162899.5767127099" table:style-name="ce1">
            <text:p>6162899.577</text:p>
          </table:table-cell>
          <table:table-cell office:value-type="float" office:value="33.26" table:style-name="ce1">
            <text:p>33.26</text:p>
          </table:table-cell>
          <table:table-cell office:value-type="float" office:value="3.44" table:style-name="ce1">
            <text:p>3.44</text:p>
          </table:table-cell>
          <table:table-cell office:value-type="float" office:value="29.819999999999997" table:style-name="ce1">
            <text:p>29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1</text:p>
          </table:table-cell>
          <table:table-cell office:value-type="float" office:value="695214.03636057698" table:style-name="ce1">
            <text:p>695214.0364</text:p>
          </table:table-cell>
          <table:table-cell office:value-type="float" office:value="6163662.3326719496" table:style-name="ce1">
            <text:p>6163662.333</text:p>
          </table:table-cell>
          <table:table-cell office:value-type="float" office:value="26.15" table:style-name="ce1">
            <text:p>26.15</text:p>
          </table:table-cell>
          <table:table-cell office:value-type="float" office:value="2.48" table:style-name="ce1">
            <text:p>2.48</text:p>
          </table:table-cell>
          <table:table-cell office:value-type="float" office:value="23.669999999999998" table:style-name="ce1">
            <text:p>23.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3</text:p>
          </table:table-cell>
          <table:table-cell office:value-type="float" office:value="694554.67811781098" table:style-name="ce1">
            <text:p>694554.6781</text:p>
          </table:table-cell>
          <table:table-cell office:value-type="float" office:value="6162596.4163391003" table:style-name="ce1">
            <text:p>6162596.416</text:p>
          </table:table-cell>
          <table:table-cell office:value-type="float" office:value="32.19" table:style-name="ce1">
            <text:p>32.19</text:p>
          </table:table-cell>
          <table:table-cell office:value-type="float" office:value="2.9450000000000003" table:style-name="ce1">
            <text:p>2.945</text:p>
          </table:table-cell>
          <table:table-cell office:value-type="float" office:value="29.244999999999997" table:style-name="ce1">
            <text:p>29.2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7</text:p>
          </table:table-cell>
          <table:table-cell office:value-type="float" office:value="692744.66140422295" table:style-name="ce1">
            <text:p>692744.6614</text:p>
          </table:table-cell>
          <table:table-cell office:value-type="float" office:value="6160378.4396603797" table:style-name="ce1">
            <text:p>6160378.44</text:p>
          </table:table-cell>
          <table:table-cell office:value-type="float" office:value="50.92" table:style-name="ce1">
            <text:p>50.92</text:p>
          </table:table-cell>
          <table:table-cell office:value-type="float" office:value="2.5333333333333332" table:style-name="ce1">
            <text:p>2.533333333</text:p>
          </table:table-cell>
          <table:table-cell office:value-type="float" office:value="48.38666666666667" table:style-name="ce1">
            <text:p>48.38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19</text:p>
          </table:table-cell>
          <table:table-cell office:value-type="float" office:value="693828.51081905595" table:style-name="ce1">
            <text:p>693828.5108</text:p>
          </table:table-cell>
          <table:table-cell office:value-type="float" office:value="6159458.5994912703" table:style-name="ce1">
            <text:p>6159458.599</text:p>
          </table:table-cell>
          <table:table-cell office:value-type="float" office:value="71.48" table:style-name="ce1">
            <text:p>71.48</text:p>
          </table:table-cell>
          <table:table-cell office:value-type="float" office:value="1.1466666666666665" table:style-name="ce1">
            <text:p>1.146666667</text:p>
          </table:table-cell>
          <table:table-cell office:value-type="float" office:value="70.333333333333343" table:style-name="ce1">
            <text:p>70.3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2</text:p>
          </table:table-cell>
          <table:table-cell office:value-type="float" office:value="693156.84153259895" table:style-name="ce1">
            <text:p>693156.8415</text:p>
          </table:table-cell>
          <table:table-cell office:value-type="float" office:value="6161826.8061458701" table:style-name="ce1">
            <text:p>6161826.806</text:p>
          </table:table-cell>
          <table:table-cell office:value-type="float" office:value="41.06" table:style-name="ce1">
            <text:p>41.06</text:p>
          </table:table-cell>
          <table:table-cell office:value-type="float" office:value="4.0466666666666669" table:style-name="ce1">
            <text:p>4.046666667</text:p>
          </table:table-cell>
          <table:table-cell office:value-type="float" office:value="37.013333333333335" table:style-name="ce1">
            <text:p>37.01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22</text:p>
          </table:table-cell>
          <table:table-cell office:value-type="float" office:value="693299.58535832795" table:style-name="ce1">
            <text:p>693299.5854</text:p>
          </table:table-cell>
          <table:table-cell office:value-type="float" office:value="6162146.0252842596" table:style-name="ce1">
            <text:p>6162146.025</text:p>
          </table:table-cell>
          <table:table-cell office:value-type="float" office:value="39.840000000000003" table:style-name="ce1">
            <text:p>39.84</text:p>
          </table:table-cell>
          <table:table-cell office:value-type="float" office:value="4.1066666666666665" table:style-name="ce1">
            <text:p>4.106666667</text:p>
          </table:table-cell>
          <table:table-cell office:value-type="float" office:value="35.733333333333334" table:style-name="ce1">
            <text:p>35.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23</text:p>
          </table:table-cell>
          <table:table-cell office:value-type="float" office:value="693932.46169453999" table:style-name="ce1">
            <text:p>693932.4617</text:p>
          </table:table-cell>
          <table:table-cell office:value-type="float" office:value="6162411.2232180201" table:style-name="ce1">
            <text:p>6162411.223</text:p>
          </table:table-cell>
          <table:table-cell office:value-type="float" office:value="36.28" table:style-name="ce1">
            <text:p>36.28</text:p>
          </table:table-cell>
          <table:table-cell office:value-type="float" office:value="3.5466666666666669" table:style-name="ce1">
            <text:p>3.546666667</text:p>
          </table:table-cell>
          <table:table-cell office:value-type="float" office:value="32.733333333333334" table:style-name="ce1">
            <text:p>32.73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3</text:p>
          </table:table-cell>
          <table:table-cell office:value-type="float" office:value="693566.05762448697" table:style-name="ce1">
            <text:p>693566.0576</text:p>
          </table:table-cell>
          <table:table-cell office:value-type="float" office:value="6160431.8665191503" table:style-name="ce1">
            <text:p>6160431.867</text:p>
          </table:table-cell>
          <table:table-cell office:value-type="float" office:value="51.7" table:style-name="ce1">
            <text:p>51.7</text:p>
          </table:table-cell>
          <table:table-cell office:value-type="float" office:value="1.1266666666666667" table:style-name="ce1">
            <text:p>1.126666667</text:p>
          </table:table-cell>
          <table:table-cell office:value-type="float" office:value="50.573333333333338" table:style-name="ce1">
            <text:p>50.5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3</text:p>
          </table:table-cell>
          <table:table-cell office:value-type="float" office:value="682566.36902725999" table:style-name="ce1">
            <text:p>682566.369</text:p>
          </table:table-cell>
          <table:table-cell office:value-type="float" office:value="6157137.1467612702" table:style-name="ce1">
            <text:p>6157137.147</text:p>
          </table:table-cell>
          <table:table-cell office:value-type="float" office:value="107.97" table:style-name="ce1">
            <text:p>107.97</text:p>
          </table:table-cell>
          <table:table-cell office:value-type="float" office:value="4.5" table:style-name="ce1">
            <text:p>4.5</text:p>
          </table:table-cell>
          <table:table-cell office:value-type="float" office:value="103.47" table:style-name="ce1">
            <text:p>103.4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5</text:p>
          </table:table-cell>
          <table:table-cell office:value-type="float" office:value="683512.80695744301" table:style-name="ce1">
            <text:p>683512.807</text:p>
          </table:table-cell>
          <table:table-cell office:value-type="float" office:value="6157790.2234889502" table:style-name="ce1">
            <text:p>6157790.223</text:p>
          </table:table-cell>
          <table:table-cell office:value-type="float" office:value="88.85" table:style-name="ce1">
            <text:p>88.85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80.569999999999993" table:style-name="ce1">
            <text:p>80.5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6</text:p>
          </table:table-cell>
          <table:table-cell office:value-type="float" office:value="683809.88171594602" table:style-name="ce1">
            <text:p>683809.8817</text:p>
          </table:table-cell>
          <table:table-cell office:value-type="float" office:value="6157387.3261283701" table:style-name="ce1">
            <text:p>6157387.326</text:p>
          </table:table-cell>
          <table:table-cell office:value-type="float" office:value="84.79" table:style-name="ce1">
            <text:p>84.79</text:p>
          </table:table-cell>
          <table:table-cell office:value-type="float" office:value="5.2" table:style-name="ce1">
            <text:p>5.2</text:p>
          </table:table-cell>
          <table:table-cell office:value-type="float" office:value="79.59" table:style-name="ce1">
            <text:p>79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7</text:p>
          </table:table-cell>
          <table:table-cell office:value-type="float" office:value="682347.91780859302" table:style-name="ce1">
            <text:p>682347.9178</text:p>
          </table:table-cell>
          <table:table-cell office:value-type="float" office:value="6157359.1907275803" table:style-name="ce1">
            <text:p>6157359.191</text:p>
          </table:table-cell>
          <table:table-cell office:value-type="float" office:value="115.2" table:style-name="ce1">
            <text:p>115.2</text:p>
          </table:table-cell>
          <table:table-cell office:value-type="float" office:value="6.13" table:style-name="ce1">
            <text:p>6.13</text:p>
          </table:table-cell>
          <table:table-cell office:value-type="float" office:value="109.07000000000001" table:style-name="ce1">
            <text:p>109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8</text:p>
          </table:table-cell>
          <table:table-cell office:value-type="float" office:value="682065.72602069797" table:style-name="ce1">
            <text:p>682065.726</text:p>
          </table:table-cell>
          <table:table-cell office:value-type="float" office:value="6157131.2164884796" table:style-name="ce1">
            <text:p>6157131.216</text:p>
          </table:table-cell>
          <table:table-cell office:value-type="float" office:value="117.71" table:style-name="ce1">
            <text:p>117.71</text:p>
          </table:table-cell>
          <table:table-cell office:value-type="float" office:value="5.98" table:style-name="ce1">
            <text:p>5.98</text:p>
          </table:table-cell>
          <table:table-cell office:value-type="float" office:value="111.72999999999999" table:style-name="ce1">
            <text:p>111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00099.02091479301" table:style-name="ce1">
            <text:p>700099.0209</text:p>
          </table:table-cell>
          <table:table-cell office:value-type="float" office:value="6167317.1927414704" table:style-name="ce1">
            <text:p>6167317.193</text:p>
          </table:table-cell>
          <table:table-cell office:value-type="float" office:value="11.43" table:style-name="ce1">
            <text:p>11.43</text:p>
          </table:table-cell>
          <table:table-cell office:value-type="float" office:value="5.9849999999999994" table:style-name="ce1">
            <text:p>5.985</text:p>
          </table:table-cell>
          <table:table-cell office:value-type="float" office:value="5.4450000000000003" table:style-name="ce1">
            <text:p>5.4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5</text:p>
          </table:table-cell>
          <table:table-cell office:value-type="float" office:value="700097.89366162603" table:style-name="ce1">
            <text:p>700097.8937</text:p>
          </table:table-cell>
          <table:table-cell office:value-type="float" office:value="6167177.0433610203" table:style-name="ce1">
            <text:p>6167177.043</text:p>
          </table:table-cell>
          <table:table-cell office:value-type="float" office:value="8.15" table:style-name="ce1">
            <text:p>8.15</text:p>
          </table:table-cell>
          <table:table-cell office:value-type="float" office:value="1.9533333333333331" table:style-name="ce1">
            <text:p>1.953333333</text:p>
          </table:table-cell>
          <table:table-cell office:value-type="float" office:value="6.1966666666666672" table:style-name="ce1">
            <text:p>6.196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6</text:p>
          </table:table-cell>
          <table:table-cell office:value-type="float" office:value="700908.12015981798" table:style-name="ce1">
            <text:p>700908.1202</text:p>
          </table:table-cell>
          <table:table-cell office:value-type="float" office:value="6167090.4332191302" table:style-name="ce1">
            <text:p>6167090.433</text:p>
          </table:table-cell>
          <table:table-cell office:value-type="float" office:value="5.96" table:style-name="ce1">
            <text:p>5.96</text:p>
          </table:table-cell>
          <table:table-cell office:value-type="float" office:value="1.3250000000000002" table:style-name="ce1">
            <text:p>1.325</text:p>
          </table:table-cell>
          <table:table-cell office:value-type="float" office:value="4.6349999999999998" table:style-name="ce1">
            <text:p>4.6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7</text:p>
          </table:table-cell>
          <table:table-cell office:value-type="float" office:value="700081.01242730499" table:style-name="ce1">
            <text:p>700081.0124</text:p>
          </table:table-cell>
          <table:table-cell office:value-type="float" office:value="6167567.6203364599" table:style-name="ce1">
            <text:p>6167567.62</text:p>
          </table:table-cell>
          <table:table-cell office:value-type="float" office:value="6.65" table:style-name="ce1">
            <text:p>6.65</text:p>
          </table:table-cell>
          <table:table-cell office:value-type="float" office:value="1.875" table:style-name="ce1">
            <text:p>1.875</text:p>
          </table:table-cell>
          <table:table-cell office:value-type="float" office:value="4.7750000000000004" table:style-name="ce1">
            <text:p>4.7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0</text:p>
          </table:table-cell>
          <table:table-cell office:value-type="float" office:value="695219.40847833396" table:style-name="ce1">
            <text:p>695219.4085</text:p>
          </table:table-cell>
          <table:table-cell office:value-type="float" office:value="6158125.7926123496" table:style-name="ce1">
            <text:p>6158125.793</text:p>
          </table:table-cell>
          <table:table-cell office:value-type="float" office:value="115.02" table:style-name="ce1">
            <text:p>115.02</text:p>
          </table:table-cell>
          <table:table-cell office:value-type="float" office:value="7.48" table:style-name="ce1">
            <text:p>7.48</text:p>
          </table:table-cell>
          <table:table-cell office:value-type="float" office:value="107.53999999999999" table:style-name="ce1">
            <text:p>107.5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2</text:p>
          </table:table-cell>
          <table:table-cell office:value-type="float" office:value="695510.623504902" table:style-name="ce1">
            <text:p>695510.6235</text:p>
          </table:table-cell>
          <table:table-cell office:value-type="float" office:value="6158233.5721475603" table:style-name="ce1">
            <text:p>6158233.572</text:p>
          </table:table-cell>
          <table:table-cell office:value-type="float" office:value="91.01" table:style-name="ce1">
            <text:p>91.01</text:p>
          </table:table-cell>
          <table:table-cell office:value-type="float" office:value="2.1733333333333333" table:style-name="ce1">
            <text:p>2.173333333</text:p>
          </table:table-cell>
          <table:table-cell office:value-type="float" office:value="88.836666666666673" table:style-name="ce1">
            <text:p>88.8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5</text:p>
          </table:table-cell>
          <table:table-cell office:value-type="float" office:value="694623.826200963" table:style-name="ce1">
            <text:p>694623.8262</text:p>
          </table:table-cell>
          <table:table-cell office:value-type="float" office:value="6158761.3534802496" table:style-name="ce1">
            <text:p>6158761.353</text:p>
          </table:table-cell>
          <table:table-cell office:value-type="float" office:value="87.5" table:style-name="ce1">
            <text:p>87.5</text:p>
          </table:table-cell>
          <table:table-cell office:value-type="float" office:value="7.125" table:style-name="ce1">
            <text:p>7.125</text:p>
          </table:table-cell>
          <table:table-cell office:value-type="float" office:value="80.375" table:style-name="ce1">
            <text:p>80.3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6</text:p>
          </table:table-cell>
          <table:table-cell office:value-type="float" office:value="694816.30246117001" table:style-name="ce1">
            <text:p>694816.3025</text:p>
          </table:table-cell>
          <table:table-cell office:value-type="float" office:value="6159040.1309225" table:style-name="ce1">
            <text:p>6159040.131</text:p>
          </table:table-cell>
          <table:table-cell office:value-type="float" office:value="70.150000000000006" table:style-name="ce1">
            <text:p>70.15</text:p>
          </table:table-cell>
          <table:table-cell office:value-type="float" office:value="2.6399999999999997" table:style-name="ce1">
            <text:p>2.64</text:p>
          </table:table-cell>
          <table:table-cell office:value-type="float" office:value="67.510000000000005" table:style-name="ce1">
            <text:p>67.5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7</text:p>
          </table:table-cell>
          <table:table-cell office:value-type="float" office:value="694729.67758034403" table:style-name="ce1">
            <text:p>694729.6776</text:p>
          </table:table-cell>
          <table:table-cell office:value-type="float" office:value="6159471.3403105401" table:style-name="ce1">
            <text:p>6159471.34</text:p>
          </table:table-cell>
          <table:table-cell office:value-type="float" office:value="66.97" table:style-name="ce1">
            <text:p>66.97</text:p>
          </table:table-cell>
          <table:table-cell office:value-type="float" office:value="6.5066666666666668" table:style-name="ce1">
            <text:p>6.506666667</text:p>
          </table:table-cell>
          <table:table-cell office:value-type="float" office:value="60.463333333333331" table:style-name="ce1">
            <text:p>60.4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18</text:p>
          </table:table-cell>
          <table:table-cell office:value-type="float" office:value="694884.69452177698" table:style-name="ce1">
            <text:p>694884.6945</text:p>
          </table:table-cell>
          <table:table-cell office:value-type="float" office:value="6160070.7971546203" table:style-name="ce1">
            <text:p>6160070.797</text:p>
          </table:table-cell>
          <table:table-cell office:value-type="float" office:value="54.8" table:style-name="ce1">
            <text:p>54.8</text:p>
          </table:table-cell>
          <table:table-cell office:value-type="float" office:value="3.9833333333333329" table:style-name="ce1">
            <text:p>3.983333333</text:p>
          </table:table-cell>
          <table:table-cell office:value-type="float" office:value="50.816666666666663" table:style-name="ce1">
            <text:p>50.8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2</text:p>
          </table:table-cell>
          <table:table-cell office:value-type="float" office:value="693338.66839432495" table:style-name="ce1">
            <text:p>693338.6684</text:p>
          </table:table-cell>
          <table:table-cell office:value-type="float" office:value="6158311.1951759998" table:style-name="ce1">
            <text:p>6158311.195</text:p>
          </table:table-cell>
          <table:table-cell office:value-type="float" office:value="100.25" table:style-name="ce1">
            <text:p>100.25</text:p>
          </table:table-cell>
          <table:table-cell office:value-type="float" office:value="7.4933333333333323" table:style-name="ce1">
            <text:p>7.493333333</text:p>
          </table:table-cell>
          <table:table-cell office:value-type="float" office:value="92.756666666666661" table:style-name="ce1">
            <text:p>92.75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20</text:p>
          </table:table-cell>
          <table:table-cell office:value-type="float" office:value="694606.86253993295" table:style-name="ce1">
            <text:p>694606.8625</text:p>
          </table:table-cell>
          <table:table-cell office:value-type="float" office:value="6157900.4663632801" table:style-name="ce1">
            <text:p>6157900.466</text:p>
          </table:table-cell>
          <table:table-cell office:value-type="float" office:value="120.64" table:style-name="ce1">
            <text:p>120.64</text:p>
          </table:table-cell>
          <table:table-cell office:value-type="float" office:value="12.9" table:style-name="ce1">
            <text:p>12.9</text:p>
          </table:table-cell>
          <table:table-cell office:value-type="float" office:value="107.74" table:style-name="ce1">
            <text:p>107.7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12</text:p>
          </table:table-cell>
          <table:table-cell office:value-type="float" office:value="682942.26248940697" table:style-name="ce1">
            <text:p>682942.2625</text:p>
          </table:table-cell>
          <table:table-cell office:value-type="float" office:value="6154120.4501316296" table:style-name="ce1">
            <text:p>6154120.45</text:p>
          </table:table-cell>
          <table:table-cell office:value-type="float" office:value="155.9" table:style-name="ce1">
            <text:p>155.9</text:p>
          </table:table-cell>
          <table:table-cell office:value-type="float" office:value="2.6" table:style-name="ce1">
            <text:p>2.6</text:p>
          </table:table-cell>
          <table:table-cell office:value-type="float" office:value="153.30000000000001" table:style-name="ce1">
            <text:p>153.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13</text:p>
          </table:table-cell>
          <table:table-cell office:value-type="float" office:value="683911.25191555801" table:style-name="ce1">
            <text:p>683911.2519</text:p>
          </table:table-cell>
          <table:table-cell office:value-type="float" office:value="6153852.2393811299" table:style-name="ce1">
            <text:p>6153852.239</text:p>
          </table:table-cell>
          <table:table-cell office:value-type="float" office:value="145.99" table:style-name="ce1">
            <text:p>145.99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141.14000000000001" table:style-name="ce1">
            <text:p>141.1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14</text:p>
          </table:table-cell>
          <table:table-cell office:value-type="float" office:value="684001.43653219205" table:style-name="ce1">
            <text:p>684001.4365</text:p>
          </table:table-cell>
          <table:table-cell office:value-type="float" office:value="6153861.5171163296" table:style-name="ce1">
            <text:p>6153861.517</text:p>
          </table:table-cell>
          <table:table-cell office:value-type="float" office:value="145.38" table:style-name="ce1">
            <text:p>145.38</text:p>
          </table:table-cell>
          <table:table-cell office:value-type="float" office:value="5.58" table:style-name="ce1">
            <text:p>5.58</text:p>
          </table:table-cell>
          <table:table-cell office:value-type="float" office:value="139.79999999999998" table:style-name="ce1">
            <text:p>139.8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16</text:p>
          </table:table-cell>
          <table:table-cell office:value-type="float" office:value="684206.07813092903" table:style-name="ce1">
            <text:p>684206.0781</text:p>
          </table:table-cell>
          <table:table-cell office:value-type="float" office:value="6155631.9981249403" table:style-name="ce1">
            <text:p>6155631.998</text:p>
          </table:table-cell>
          <table:table-cell office:value-type="float" office:value="114.68" table:style-name="ce1">
            <text:p>114.68</text:p>
          </table:table-cell>
          <table:table-cell office:value-type="float" office:value="5.22" table:style-name="ce1">
            <text:p>5.22</text:p>
          </table:table-cell>
          <table:table-cell office:value-type="float" office:value="109.46000000000001" table:style-name="ce1">
            <text:p>109.4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3</text:p>
          </table:table-cell>
          <table:table-cell office:value-type="float" office:value="683943.90855036001" table:style-name="ce1">
            <text:p>683943.9086</text:p>
          </table:table-cell>
          <table:table-cell office:value-type="float" office:value="6155403.8550494201" table:style-name="ce1">
            <text:p>6155403.855</text:p>
          </table:table-cell>
          <table:table-cell office:value-type="float" office:value="123.16" table:style-name="ce1">
            <text:p>123.16</text:p>
          </table:table-cell>
          <table:table-cell office:value-type="float" office:value="5.03" table:style-name="ce1">
            <text:p>5.03</text:p>
          </table:table-cell>
          <table:table-cell office:value-type="float" office:value="118.13" table:style-name="ce1">
            <text:p>118.1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4</text:p>
          </table:table-cell>
          <table:table-cell office:value-type="float" office:value="684085.37149329297" table:style-name="ce1">
            <text:p>684085.3715</text:p>
          </table:table-cell>
          <table:table-cell office:value-type="float" office:value="6155562.8964524399" table:style-name="ce1">
            <text:p>6155562.896</text:p>
          </table:table-cell>
          <table:table-cell office:value-type="float" office:value="119.91" table:style-name="ce1">
            <text:p>119.9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14.81" table:style-name="ce1">
            <text:p>114.8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5</text:p>
          </table:table-cell>
          <table:table-cell office:value-type="float" office:value="684560.38641567901" table:style-name="ce1">
            <text:p>684560.3864</text:p>
          </table:table-cell>
          <table:table-cell office:value-type="float" office:value="6156109.6921950299" table:style-name="ce1">
            <text:p>6156109.692</text:p>
          </table:table-cell>
          <table:table-cell office:value-type="float" office:value="108.4" table:style-name="ce1">
            <text:p>108.4</text:p>
          </table:table-cell>
          <table:table-cell office:value-type="float" office:value="5" table:style-name="ce1">
            <text:p>5</text:p>
          </table:table-cell>
          <table:table-cell office:value-type="float" office:value="103.4" table:style-name="ce1">
            <text:p>103.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7</text:p>
          </table:table-cell>
          <table:table-cell office:value-type="float" office:value="684677.68099861802" table:style-name="ce1">
            <text:p>684677.681</text:p>
          </table:table-cell>
          <table:table-cell office:value-type="float" office:value="6156989.7942086402" table:style-name="ce1">
            <text:p>6156989.794</text:p>
          </table:table-cell>
          <table:table-cell office:value-type="float" office:value="99.26" table:style-name="ce1">
            <text:p>99.26</text:p>
          </table:table-cell>
          <table:table-cell office:value-type="float" office:value="6.67" table:style-name="ce1">
            <text:p>6.67</text:p>
          </table:table-cell>
          <table:table-cell office:value-type="float" office:value="92.59" table:style-name="ce1">
            <text:p>92.5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1</text:p>
          </table:table-cell>
          <table:table-cell office:value-type="float" office:value="689201.33936372504" table:style-name="ce1">
            <text:p>689201.3394</text:p>
          </table:table-cell>
          <table:table-cell office:value-type="float" office:value="6159245.7698896704" table:style-name="ce1">
            <text:p>6159245.77</text:p>
          </table:table-cell>
          <table:table-cell office:value-type="float" office:value="74.84" table:style-name="ce1">
            <text:p>74.84</text:p>
          </table:table-cell>
          <table:table-cell office:value-type="float" office:value="9.1199999999999992" table:style-name="ce1">
            <text:p>9.12</text:p>
          </table:table-cell>
          <table:table-cell office:value-type="float" office:value="65.72" table:style-name="ce1">
            <text:p>65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16</text:p>
          </table:table-cell>
          <table:table-cell office:value-type="float" office:value="693968.66022171394" table:style-name="ce1">
            <text:p>693968.6602</text:p>
          </table:table-cell>
          <table:table-cell office:value-type="float" office:value="6164413.24777696" table:style-name="ce1">
            <text:p>6164413.248</text:p>
          </table:table-cell>
          <table:table-cell office:value-type="float" office:value="27.98" table:style-name="ce1">
            <text:p>27.98</text:p>
          </table:table-cell>
          <table:table-cell office:value-type="float" office:value="4.9766666666666666" table:style-name="ce1">
            <text:p>4.976666667</text:p>
          </table:table-cell>
          <table:table-cell office:value-type="float" office:value="23.003333333333334" table:style-name="ce1">
            <text:p>23.0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24</text:p>
          </table:table-cell>
          <table:table-cell office:value-type="float" office:value="694937.36822862003" table:style-name="ce1">
            <text:p>694937.3682</text:p>
          </table:table-cell>
          <table:table-cell office:value-type="float" office:value="6164115.08697234" table:style-name="ce1">
            <text:p>6164115.087</text:p>
          </table:table-cell>
          <table:table-cell office:value-type="float" office:value="26.94" table:style-name="ce1">
            <text:p>26.94</text:p>
          </table:table-cell>
          <table:table-cell office:value-type="float" office:value="4.0566666666666666" table:style-name="ce1">
            <text:p>4.056666667</text:p>
          </table:table-cell>
          <table:table-cell office:value-type="float" office:value="22.883333333333333" table:style-name="ce1">
            <text:p>22.883333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31</text:p>
          </table:table-cell>
          <table:table-cell office:value-type="float" office:value="693014.47341993905" table:style-name="ce1">
            <text:p>693014.4734</text:p>
          </table:table-cell>
          <table:table-cell office:value-type="float" office:value="6164030.5128075201" table:style-name="ce1">
            <text:p>6164030.513</text:p>
          </table:table-cell>
          <table:table-cell office:value-type="float" office:value="30.37" table:style-name="ce1">
            <text:p>30.37</text:p>
          </table:table-cell>
          <table:table-cell office:value-type="float" office:value="2.64" table:style-name="ce1">
            <text:p>2.64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16</text:p>
          </table:table-cell>
          <table:table-cell office:value-type="float" office:value="696094.51044354599" table:style-name="ce1">
            <text:p>696094.5104</text:p>
          </table:table-cell>
          <table:table-cell office:value-type="float" office:value="6163595.1562369904" table:style-name="ce1">
            <text:p>6163595.156</text:p>
          </table:table-cell>
          <table:table-cell office:value-type="float" office:value="23.77" table:style-name="ce1">
            <text:p>23.77</text:p>
          </table:table-cell>
          <table:table-cell office:value-type="float" office:value="2.5866666666666664" table:style-name="ce1">
            <text:p>2.586666667</text:p>
          </table:table-cell>
          <table:table-cell office:value-type="float" office:value="21.183333333333334" table:style-name="ce1">
            <text:p>21.18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28</text:p>
          </table:table-cell>
          <table:table-cell office:value-type="float" office:value="697243.262963188" table:style-name="ce1">
            <text:p>697243.263</text:p>
          </table:table-cell>
          <table:table-cell office:value-type="float" office:value="6163275.5317643099" table:style-name="ce1">
            <text:p>6163275.532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2.12" table:style-name="ce1">
            <text:p>2.12</text:p>
          </table:table-cell>
          <table:table-cell office:value-type="float" office:value="18.07" table:style-name="ce1">
            <text:p>18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</text:p>
          </table:table-cell>
          <table:table-cell office:value-type="float" office:value="696736.01487079402" table:style-name="ce1">
            <text:p>696736.0149</text:p>
          </table:table-cell>
          <table:table-cell office:value-type="float" office:value="6163690.0970111499" table:style-name="ce1">
            <text:p>6163690.097</text:p>
          </table:table-cell>
          <table:table-cell office:value-type="float" office:value="20.66" table:style-name="ce1">
            <text:p>20.66</text:p>
          </table:table-cell>
          <table:table-cell office:value-type="float" office:value="1.8466666666666667" table:style-name="ce1">
            <text:p>1.846666667</text:p>
          </table:table-cell>
          <table:table-cell office:value-type="float" office:value="18.813333333333333" table:style-name="ce1">
            <text:p>18.81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3</text:p>
          </table:table-cell>
          <table:table-cell office:value-type="float" office:value="696978.38005095103" table:style-name="ce1">
            <text:p>696978.3801</text:p>
          </table:table-cell>
          <table:table-cell office:value-type="float" office:value="6162707.0051404499" table:style-name="ce1">
            <text:p>6162707.005</text:p>
          </table:table-cell>
          <table:table-cell office:value-type="float" office:value="23.12" table:style-name="ce1">
            <text:p>23.12</text:p>
          </table:table-cell>
          <table:table-cell office:value-type="float" office:value="1.6266666666666669" table:style-name="ce1">
            <text:p>1.626666667</text:p>
          </table:table-cell>
          <table:table-cell office:value-type="float" office:value="21.493333333333332" table:style-name="ce1">
            <text:p>21.49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37</text:p>
          </table:table-cell>
          <table:table-cell office:value-type="float" office:value="698046.95798507705" table:style-name="ce1">
            <text:p>698046.958</text:p>
          </table:table-cell>
          <table:table-cell office:value-type="float" office:value="6163619.4602888003" table:style-name="ce1">
            <text:p>6163619.46</text:p>
          </table:table-cell>
          <table:table-cell office:value-type="float" office:value="15.55" table:style-name="ce1">
            <text:p>15.55</text:p>
          </table:table-cell>
          <table:table-cell office:value-type="float" office:value="1.68" table:style-name="ce1">
            <text:p>1.68</text:p>
          </table:table-cell>
          <table:table-cell office:value-type="float" office:value="13.870000000000001" table:style-name="ce1">
            <text:p>13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0</text:p>
          </table:table-cell>
          <table:table-cell office:value-type="float" office:value="696516.82456734299" table:style-name="ce1">
            <text:p>696516.8246</text:p>
          </table:table-cell>
          <table:table-cell office:value-type="float" office:value="6163822.0153212696" table:style-name="ce1">
            <text:p>6163822.015</text:p>
          </table:table-cell>
          <table:table-cell office:value-type="float" office:value="23.73" table:style-name="ce1">
            <text:p>23.73</text:p>
          </table:table-cell>
          <table:table-cell office:value-type="float" office:value="1.675" table:style-name="ce1">
            <text:p>1.675</text:p>
          </table:table-cell>
          <table:table-cell office:value-type="float" office:value="22.055" table:style-name="ce1">
            <text:p>22.0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2</text:p>
          </table:table-cell>
          <table:table-cell office:value-type="float" office:value="695663.31494767196" table:style-name="ce1">
            <text:p>695663.3149</text:p>
          </table:table-cell>
          <table:table-cell office:value-type="float" office:value="6163508.5319136502" table:style-name="ce1">
            <text:p>6163508.532</text:p>
          </table:table-cell>
          <table:table-cell office:value-type="float" office:value="25.24" table:style-name="ce1">
            <text:p>25.24</text:p>
          </table:table-cell>
          <table:table-cell office:value-type="float" office:value="2.0149999999999997" table:style-name="ce1">
            <text:p>2.015</text:p>
          </table:table-cell>
          <table:table-cell office:value-type="float" office:value="23.224999999999998" table:style-name="ce1">
            <text:p>23.2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6</text:p>
          </table:table-cell>
          <table:table-cell office:value-type="float" office:value="698033.1581613" table:style-name="ce1">
            <text:p>698033.1582</text:p>
          </table:table-cell>
          <table:table-cell office:value-type="float" office:value="6163149.0264265798" table:style-name="ce1">
            <text:p>6163149.026</text:p>
          </table:table-cell>
          <table:table-cell office:value-type="float" office:value="17.989999999999998" table:style-name="ce1">
            <text:p>17.99</text:p>
          </table:table-cell>
          <table:table-cell office:value-type="float" office:value="2.7600000000000002" table:style-name="ce1">
            <text:p>2.76</text:p>
          </table:table-cell>
          <table:table-cell office:value-type="float" office:value="15.229999999999999" table:style-name="ce1">
            <text:p>15.2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8</text:p>
          </table:table-cell>
          <table:table-cell office:value-type="float" office:value="695785.46113865904" table:style-name="ce1">
            <text:p>695785.4611</text:p>
          </table:table-cell>
          <table:table-cell office:value-type="float" office:value="6162516.3961263401" table:style-name="ce1">
            <text:p>6162516.396</text:p>
          </table:table-cell>
          <table:table-cell office:value-type="float" office:value="29.15" table:style-name="ce1">
            <text:p>29.15</text:p>
          </table:table-cell>
          <table:table-cell office:value-type="float" office:value="5.18" table:style-name="ce1">
            <text:p>5.18</text:p>
          </table:table-cell>
          <table:table-cell office:value-type="float" office:value="23.97" table:style-name="ce1">
            <text:p>23.9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49</text:p>
          </table:table-cell>
          <table:table-cell office:value-type="float" office:value="696243.05925086106" table:style-name="ce1">
            <text:p>696243.0593</text:p>
          </table:table-cell>
          <table:table-cell office:value-type="float" office:value="6162152.2836662596" table:style-name="ce1">
            <text:p>6162152.284</text:p>
          </table:table-cell>
          <table:table-cell office:value-type="float" office:value="32.549999999999997" table:style-name="ce1">
            <text:p>32.55</text:p>
          </table:table-cell>
          <table:table-cell office:value-type="float" office:value="6.79" table:style-name="ce1">
            <text:p>6.79</text:p>
          </table:table-cell>
          <table:table-cell office:value-type="float" office:value="25.759999999999998" table:style-name="ce1">
            <text:p>25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0</text:p>
          </table:table-cell>
          <table:table-cell office:value-type="float" office:value="695822.51684944797" table:style-name="ce1">
            <text:p>695822.5168</text:p>
          </table:table-cell>
          <table:table-cell office:value-type="float" office:value="6162145.6656837398" table:style-name="ce1">
            <text:p>6162145.666</text:p>
          </table:table-cell>
          <table:table-cell office:value-type="float" office:value="34.880000000000003" table:style-name="ce1">
            <text:p>34.88</text:p>
          </table:table-cell>
          <table:table-cell office:value-type="float" office:value="2.0066666666666664" table:style-name="ce1">
            <text:p>2.006666667</text:p>
          </table:table-cell>
          <table:table-cell office:value-type="float" office:value="32.873333333333335" table:style-name="ce1">
            <text:p>32.8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5</text:p>
          </table:table-cell>
          <table:table-cell office:value-type="float" office:value="696089.66710537404" table:style-name="ce1">
            <text:p>696089.6671</text:p>
          </table:table-cell>
          <table:table-cell office:value-type="float" office:value="6164235.9350680597" table:style-name="ce1">
            <text:p>6164235.935</text:p>
          </table:table-cell>
          <table:table-cell office:value-type="float" office:value="21.46" table:style-name="ce1">
            <text:p>21.46</text:p>
          </table:table-cell>
          <table:table-cell office:value-type="float" office:value="2.3066666666666662" table:style-name="ce1">
            <text:p>2.306666667</text:p>
          </table:table-cell>
          <table:table-cell office:value-type="float" office:value="19.153333333333336" table:style-name="ce1">
            <text:p>19.15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6</text:p>
          </table:table-cell>
          <table:table-cell office:value-type="float" office:value="697153.076616165" table:style-name="ce1">
            <text:p>697153.0766</text:p>
          </table:table-cell>
          <table:table-cell office:value-type="float" office:value="6164507.6810454" table:style-name="ce1">
            <text:p>6164507.681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2.2766666666666668" table:style-name="ce1">
            <text:p>2.276666667</text:p>
          </table:table-cell>
          <table:table-cell office:value-type="float" office:value="15.463333333333331" table:style-name="ce1">
            <text:p>15.4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7</text:p>
          </table:table-cell>
          <table:table-cell office:value-type="float" office:value="697239.62479858298" table:style-name="ce1">
            <text:p>697239.6248</text:p>
          </table:table-cell>
          <table:table-cell office:value-type="float" office:value="6164066.4756537797" table:style-name="ce1">
            <text:p>6164066.476</text:p>
          </table:table-cell>
          <table:table-cell office:value-type="float" office:value="17.149999999999999" table:style-name="ce1">
            <text:p>17.15</text:p>
          </table:table-cell>
          <table:table-cell office:value-type="float" office:value="1.9333333333333333" table:style-name="ce1">
            <text:p>1.933333333</text:p>
          </table:table-cell>
          <table:table-cell office:value-type="float" office:value="15.216666666666665" table:style-name="ce1">
            <text:p>15.21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59</text:p>
          </table:table-cell>
          <table:table-cell office:value-type="float" office:value="697983.00874171499" table:style-name="ce1">
            <text:p>697983.0087</text:p>
          </table:table-cell>
          <table:table-cell office:value-type="float" office:value="6164380.8538912097" table:style-name="ce1">
            <text:p>6164380.854</text:p>
          </table:table-cell>
          <table:table-cell office:value-type="float" office:value="15.11" table:style-name="ce1">
            <text:p>15.11</text:p>
          </table:table-cell>
          <table:table-cell office:value-type="float" office:value="2.21" table:style-name="ce1">
            <text:p>2.21</text:p>
          </table:table-cell>
          <table:table-cell office:value-type="float" office:value="12.899999999999999" table:style-name="ce1">
            <text:p>12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</text:p>
          </table:table-cell>
          <table:table-cell office:value-type="float" office:value="696919.11569933104" table:style-name="ce1">
            <text:p>696919.1157</text:p>
          </table:table-cell>
          <table:table-cell office:value-type="float" office:value="6164049.03670575" table:style-name="ce1">
            <text:p>6164049.037</text:p>
          </table:table-cell>
          <table:table-cell office:value-type="float" office:value="19.62" table:style-name="ce1">
            <text:p>19.62</text:p>
          </table:table-cell>
          <table:table-cell office:value-type="float" office:value="2.1466666666666669" table:style-name="ce1">
            <text:p>2.146666667</text:p>
          </table:table-cell>
          <table:table-cell office:value-type="float" office:value="17.473333333333333" table:style-name="ce1">
            <text:p>17.47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1</text:p>
          </table:table-cell>
          <table:table-cell office:value-type="float" office:value="697765.75353793998" table:style-name="ce1">
            <text:p>697765.7535</text:p>
          </table:table-cell>
          <table:table-cell office:value-type="float" office:value="6164753.0307161603" table:style-name="ce1">
            <text:p>6164753.031</text:p>
          </table:table-cell>
          <table:table-cell office:value-type="float" office:value="16.760000000000002" table:style-name="ce1">
            <text:p>16.76</text:p>
          </table:table-cell>
          <table:table-cell office:value-type="float" office:value="2.9233333333333333" table:style-name="ce1">
            <text:p>2.923333333</text:p>
          </table:table-cell>
          <table:table-cell office:value-type="float" office:value="13.836666666666668" table:style-name="ce1">
            <text:p>13.8366666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64</text:p>
          </table:table-cell>
          <table:table-cell office:value-type="float" office:value="698049.29580405995" table:style-name="ce1">
            <text:p>698049.2958</text:p>
          </table:table-cell>
          <table:table-cell office:value-type="float" office:value="6163909.7770594005" table:style-name="ce1">
            <text:p>6163909.777</text:p>
          </table:table-cell>
          <table:table-cell table:style-name="ce1"/>
          <table:table-cell office:value-type="float" office:value="1.53" table:style-name="ce1">
            <text:p>1.53</text:p>
          </table:table-cell>
          <table:table-cell table:style-name="ce1"/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3</text:p>
          </table:table-cell>
          <table:table-cell office:value-type="float" office:value="696299.08969327505" table:style-name="ce1">
            <text:p>696299.0897</text:p>
          </table:table-cell>
          <table:table-cell office:value-type="float" office:value="6159168.3255275302" table:style-name="ce1">
            <text:p>6159168.326</text:p>
          </table:table-cell>
          <table:table-cell office:value-type="float" office:value="80.349999999999994" table:style-name="ce1">
            <text:p>80.35</text:p>
          </table:table-cell>
          <table:table-cell office:value-type="float" office:value="12.686666666666667" table:style-name="ce1">
            <text:p>12.68666667</text:p>
          </table:table-cell>
          <table:table-cell office:value-type="float" office:value="67.663333333333327" table:style-name="ce1">
            <text:p>67.66333333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19</text:p>
          </table:table-cell>
          <table:table-cell office:value-type="float" office:value="696346.32014471199" table:style-name="ce1">
            <text:p>696346.3201</text:p>
          </table:table-cell>
          <table:table-cell office:value-type="float" office:value="6158817.5289485203" table:style-name="ce1">
            <text:p>6158817.529</text:p>
          </table:table-cell>
          <table:table-cell office:value-type="float" office:value="79.8" table:style-name="ce1">
            <text:p>79.8</text:p>
          </table:table-cell>
          <table:table-cell office:value-type="float" office:value="4.45" table:style-name="ce1">
            <text:p>4.45</text:p>
          </table:table-cell>
          <table:table-cell office:value-type="float" office:value="75.349999999999994" table:style-name="ce1">
            <text:p>75.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25</text:p>
          </table:table-cell>
          <table:table-cell office:value-type="float" office:value="695997.21980386798" table:style-name="ce1">
            <text:p>695997.2198</text:p>
          </table:table-cell>
          <table:table-cell office:value-type="float" office:value="6158980.5361474203" table:style-name="ce1">
            <text:p>6158980.536</text:p>
          </table:table-cell>
          <table:table-cell office:value-type="float" office:value="86.76" table:style-name="ce1">
            <text:p>86.76</text:p>
          </table:table-cell>
          <table:table-cell office:value-type="float" office:value="9.94" table:style-name="ce1">
            <text:p>9.94</text:p>
          </table:table-cell>
          <table:table-cell office:value-type="float" office:value="76.820000000000007" table:style-name="ce1">
            <text:p>76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696618.15633131505" table:style-name="ce1">
            <text:p>696618.1563</text:p>
          </table:table-cell>
          <table:table-cell office:value-type="float" office:value="6159005.5614683405" table:style-name="ce1">
            <text:p>6159005.561</text:p>
          </table:table-cell>
          <table:table-cell office:value-type="float" office:value="81.010000000000005" table:style-name="ce1">
            <text:p>81.01</text:p>
          </table:table-cell>
          <table:table-cell office:value-type="float" office:value="13.74" table:style-name="ce1">
            <text:p>13.74</text:p>
          </table:table-cell>
          <table:table-cell office:value-type="float" office:value="67.27000000000001" table:style-name="ce1">
            <text:p>67.2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32</text:p>
          </table:table-cell>
          <table:table-cell office:value-type="float" office:value="696093.45604862098" table:style-name="ce1">
            <text:p>696093.456</text:p>
          </table:table-cell>
          <table:table-cell office:value-type="float" office:value="6158499.1889119204" table:style-name="ce1">
            <text:p>6158499.189</text:p>
          </table:table-cell>
          <table:table-cell office:value-type="float" office:value="93.9" table:style-name="ce1">
            <text:p>93.9</text:p>
          </table:table-cell>
          <table:table-cell office:value-type="float" office:value="11.785" table:style-name="ce1">
            <text:p>11.785</text:p>
          </table:table-cell>
          <table:table-cell office:value-type="float" office:value="82.115000000000009" table:style-name="ce1">
            <text:p>82.1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</text:p>
          </table:table-cell>
          <table:table-cell office:value-type="float" office:value="688377.97264972294" table:style-name="ce1">
            <text:p>688377.9726</text:p>
          </table:table-cell>
          <table:table-cell office:value-type="float" office:value="6160183.5479383804" table:style-name="ce1">
            <text:p>6160183.548</text:p>
          </table:table-cell>
          <table:table-cell office:value-type="float" office:value="67.28" table:style-name="ce1">
            <text:p>67.28</text:p>
          </table:table-cell>
          <table:table-cell office:value-type="float" office:value="6.85" table:style-name="ce1">
            <text:p>6.85</text:p>
          </table:table-cell>
          <table:table-cell office:value-type="float" office:value="60.43" table:style-name="ce1">
            <text:p>60.4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1</text:p>
          </table:table-cell>
          <table:table-cell office:value-type="float" office:value="687274.80534964998" table:style-name="ce1">
            <text:p>687274.8053</text:p>
          </table:table-cell>
          <table:table-cell office:value-type="float" office:value="6159952.2210773798" table:style-name="ce1">
            <text:p>6159952.221</text:p>
          </table:table-cell>
          <table:table-cell office:value-type="float" office:value="81.89" table:style-name="ce1">
            <text:p>81.89</text:p>
          </table:table-cell>
          <table:table-cell office:value-type="float" office:value="8" table:style-name="ce1">
            <text:p>8</text:p>
          </table:table-cell>
          <table:table-cell office:value-type="float" office:value="73.89" table:style-name="ce1">
            <text:p>73.8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2</text:p>
          </table:table-cell>
          <table:table-cell office:value-type="float" office:value="686890.39270285994" table:style-name="ce1">
            <text:p>686890.3927</text:p>
          </table:table-cell>
          <table:table-cell office:value-type="float" office:value="6160696.21480582" table:style-name="ce1">
            <text:p>6160696.215</text:p>
          </table:table-cell>
          <table:table-cell office:value-type="float" office:value="112.62" table:style-name="ce1">
            <text:p>112.62</text:p>
          </table:table-cell>
          <table:table-cell office:value-type="float" office:value="5.9" table:style-name="ce1">
            <text:p>5.9</text:p>
          </table:table-cell>
          <table:table-cell office:value-type="float" office:value="106.72" table:style-name="ce1">
            <text:p>106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5</text:p>
          </table:table-cell>
          <table:table-cell office:value-type="float" office:value="687339.74024660804" table:style-name="ce1">
            <text:p>687339.7402</text:p>
          </table:table-cell>
          <table:table-cell office:value-type="float" office:value="6161783.8416140201" table:style-name="ce1">
            <text:p>6161783.842</text:p>
          </table:table-cell>
          <table:table-cell office:value-type="float" office:value="104.62" table:style-name="ce1">
            <text:p>104.62</text:p>
          </table:table-cell>
          <table:table-cell office:value-type="float" office:value="7.2" table:style-name="ce1">
            <text:p>7.2</text:p>
          </table:table-cell>
          <table:table-cell office:value-type="float" office:value="97.42" table:style-name="ce1">
            <text:p>97.42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7</text:p>
          </table:table-cell>
          <table:table-cell office:value-type="float" office:value="687667.90687883401" table:style-name="ce1">
            <text:p>687667.9069</text:p>
          </table:table-cell>
          <table:table-cell office:value-type="float" office:value="6161510.8612285601" table:style-name="ce1">
            <text:p>6161510.861</text:p>
          </table:table-cell>
          <table:table-cell office:value-type="float" office:value="108.97" table:style-name="ce1">
            <text:p>108.97</text:p>
          </table:table-cell>
          <table:table-cell office:value-type="float" office:value="8.64" table:style-name="ce1">
            <text:p>8.64</text:p>
          </table:table-cell>
          <table:table-cell office:value-type="float" office:value="100.33" table:style-name="ce1">
            <text:p>100.3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18</text:p>
          </table:table-cell>
          <table:table-cell office:value-type="float" office:value="686559.28895003302" table:style-name="ce1">
            <text:p>686559.289</text:p>
          </table:table-cell>
          <table:table-cell office:value-type="float" office:value="6163071.6714078896" table:style-name="ce1">
            <text:p>6163071.671</text:p>
          </table:table-cell>
          <table:table-cell office:value-type="float" office:value="127.77" table:style-name="ce1">
            <text:p>127.77</text:p>
          </table:table-cell>
          <table:table-cell office:value-type="float" office:value="4.46" table:style-name="ce1">
            <text:p>4.46</text:p>
          </table:table-cell>
          <table:table-cell office:value-type="float" office:value="123.31" table:style-name="ce1">
            <text:p>123.3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</text:p>
          </table:table-cell>
          <table:table-cell office:value-type="float" office:value="688287.46692860895" table:style-name="ce1">
            <text:p>688287.4669</text:p>
          </table:table-cell>
          <table:table-cell office:value-type="float" office:value="6160134.2235027198" table:style-name="ce1">
            <text:p>6160134.224</text:p>
          </table:table-cell>
          <table:table-cell office:value-type="float" office:value="68.02" table:style-name="ce1">
            <text:p>68.02</text:p>
          </table:table-cell>
          <table:table-cell office:value-type="float" office:value="9.4700000000000006" table:style-name="ce1">
            <text:p>9.47</text:p>
          </table:table-cell>
          <table:table-cell office:value-type="float" office:value="58.55" table:style-name="ce1">
            <text:p>58.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23</text:p>
          </table:table-cell>
          <table:table-cell office:value-type="float" office:value="685915.98860301799" table:style-name="ce1">
            <text:p>685915.9886</text:p>
          </table:table-cell>
          <table:table-cell office:value-type="float" office:value="6162756.5287938099" table:style-name="ce1">
            <text:p>6162756.529</text:p>
          </table:table-cell>
          <table:table-cell office:value-type="float" office:value="141.72" table:style-name="ce1">
            <text:p>141.72</text:p>
          </table:table-cell>
          <table:table-cell office:value-type="float" office:value="1.7" table:style-name="ce1">
            <text:p>1.7</text:p>
          </table:table-cell>
          <table:table-cell office:value-type="float" office:value="140.02000000000001" table:style-name="ce1">
            <text:p>140.02</text:p>
          </table:table-cell>
          <table:table-cell office:value-type="string" table:style-name="ce2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3</text:p>
          </table:table-cell>
          <table:table-cell office:value-type="float" office:value="687951.15452644904" table:style-name="ce1">
            <text:p>687951.1545</text:p>
          </table:table-cell>
          <table:table-cell office:value-type="float" office:value="6160637.5416481504" table:style-name="ce1">
            <text:p>6160637.542</text:p>
          </table:table-cell>
          <table:table-cell office:value-type="float" office:value="74.11" table:style-name="ce1">
            <text:p>74.11</text:p>
          </table:table-cell>
          <table:table-cell office:value-type="float" office:value="1.31" table:style-name="ce1">
            <text:p>1.31</text:p>
          </table:table-cell>
          <table:table-cell office:value-type="float" office:value="72.8" table:style-name="ce1">
            <text:p>72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4</text:p>
          </table:table-cell>
          <table:table-cell office:value-type="float" office:value="687881.97137458494" table:style-name="ce1">
            <text:p>687881.9714</text:p>
          </table:table-cell>
          <table:table-cell office:value-type="float" office:value="6160748.23250408" table:style-name="ce1">
            <text:p>6160748.233</text:p>
          </table:table-cell>
          <table:table-cell office:value-type="float" office:value="77.92" table:style-name="ce1">
            <text:p>77.92</text:p>
          </table:table-cell>
          <table:table-cell office:value-type="float" office:value="3.42" table:style-name="ce1">
            <text:p>3.42</text:p>
          </table:table-cell>
          <table:table-cell office:value-type="float" office:value="74.5" table:style-name="ce1">
            <text:p>74.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5</text:p>
          </table:table-cell>
          <table:table-cell office:value-type="float" office:value="687477.628305424" table:style-name="ce1">
            <text:p>687477.6283</text:p>
          </table:table-cell>
          <table:table-cell office:value-type="float" office:value="6160270.9510127604" table:style-name="ce1">
            <text:p>6160270.951</text:p>
          </table:table-cell>
          <table:table-cell office:value-type="float" office:value="82.45" table:style-name="ce1">
            <text:p>82.45</text:p>
          </table:table-cell>
          <table:table-cell office:value-type="float" office:value="8.73" table:style-name="ce1">
            <text:p>8.73</text:p>
          </table:table-cell>
          <table:table-cell office:value-type="float" office:value="73.72" table:style-name="ce1">
            <text:p>73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6</text:p>
          </table:table-cell>
          <table:table-cell office:value-type="float" office:value="687315.337482117" table:style-name="ce1">
            <text:p>687315.3375</text:p>
          </table:table-cell>
          <table:table-cell office:value-type="float" office:value="6160011.9626411498" table:style-name="ce1">
            <text:p>6160011.963</text:p>
          </table:table-cell>
          <table:table-cell office:value-type="float" office:value="81.069999999999993" table:style-name="ce1">
            <text:p>81.07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72.199999999999989" table:style-name="ce1">
            <text:p>72.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7</text:p>
          </table:table-cell>
          <table:table-cell office:value-type="float" office:value="687285.87347753497" table:style-name="ce1">
            <text:p>687285.8735</text:p>
          </table:table-cell>
          <table:table-cell office:value-type="float" office:value="6160082.2844670098" table:style-name="ce1">
            <text:p>6160082.284</text:p>
          </table:table-cell>
          <table:table-cell office:value-type="float" office:value="83.04" table:style-name="ce1">
            <text:p>83.04</text:p>
          </table:table-cell>
          <table:table-cell office:value-type="float" office:value="10.6" table:style-name="ce1">
            <text:p>10.6</text:p>
          </table:table-cell>
          <table:table-cell office:value-type="float" office:value="72.440000000000012" table:style-name="ce1">
            <text:p>72.4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5</text:p>
          </table:table-cell>
          <table:table-cell office:value-type="float" office:value="692278.12472903205" table:style-name="ce1">
            <text:p>692278.1247</text:p>
          </table:table-cell>
          <table:table-cell office:value-type="float" office:value="6158399.8714277102" table:style-name="ce1">
            <text:p>6158399.871</text:p>
          </table:table-cell>
          <table:table-cell office:value-type="float" office:value="122.72" table:style-name="ce1">
            <text:p>122.72</text:p>
          </table:table-cell>
          <table:table-cell office:value-type="float" office:value="9.31" table:style-name="ce1">
            <text:p>9.31</text:p>
          </table:table-cell>
          <table:table-cell office:value-type="float" office:value="113.41" table:style-name="ce1">
            <text:p>113.41</text:p>
          </table:table-cell>
          <table:table-cell office:value-type="string" table:style-name="ce1">
            <text:p>Pliocène profond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6</text:p>
          </table:table-cell>
          <table:table-cell office:value-type="float" office:value="691807.30856848799" table:style-name="ce1">
            <text:p>691807.3086</text:p>
          </table:table-cell>
          <table:table-cell office:value-type="float" office:value="6159605.1063591801" table:style-name="ce1">
            <text:p>6159605.106</text:p>
          </table:table-cell>
          <table:table-cell office:value-type="float" office:value="69.709999999999994" table:style-name="ce1">
            <text:p>69.71</text:p>
          </table:table-cell>
          <table:table-cell office:value-type="float" office:value="7.0466666666666669" table:style-name="ce1">
            <text:p>7.046666667</text:p>
          </table:table-cell>
          <table:table-cell office:value-type="float" office:value="62.663333333333327" table:style-name="ce1">
            <text:p>62.66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18</text:p>
          </table:table-cell>
          <table:table-cell office:value-type="float" office:value="690663.49361758295" table:style-name="ce1">
            <text:p>690663.4936</text:p>
          </table:table-cell>
          <table:table-cell office:value-type="float" office:value="6160535.4530056296" table:style-name="ce1">
            <text:p>6160535.453</text:p>
          </table:table-cell>
          <table:table-cell office:value-type="float" office:value="51.45" table:style-name="ce1">
            <text:p>51.45</text:p>
          </table:table-cell>
          <table:table-cell office:value-type="float" office:value="1.67" table:style-name="ce1">
            <text:p>1.67</text:p>
          </table:table-cell>
          <table:table-cell office:value-type="float" office:value="49.78" table:style-name="ce1">
            <text:p>49.7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5</text:p>
          </table:table-cell>
          <table:table-cell office:value-type="float" office:value="691699.17490749096" table:style-name="ce1">
            <text:p>691699.1749</text:p>
          </table:table-cell>
          <table:table-cell office:value-type="float" office:value="6158614.8084168704" table:style-name="ce1">
            <text:p>6158614.808</text:p>
          </table:table-cell>
          <table:table-cell office:value-type="float" office:value="98.17" table:style-name="ce1">
            <text:p>98.17</text:p>
          </table:table-cell>
          <table:table-cell office:value-type="float" office:value="6.166666666666667" table:style-name="ce1">
            <text:p>6.166666667</text:p>
          </table:table-cell>
          <table:table-cell office:value-type="float" office:value="92.00333333333333" table:style-name="ce1">
            <text:p>92.003333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Sept.-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10</text:p>
          </table:table-cell>
          <table:table-cell office:value-type="float" office:value="680970.21100474498" table:style-name="ce1">
            <text:p>680970.211</text:p>
          </table:table-cell>
          <table:table-cell office:value-type="float" office:value="6157840.9897394003" table:style-name="ce1">
            <text:p>6157840.99</text:p>
          </table:table-cell>
          <table:table-cell office:value-type="float" office:value="147" table:style-name="ce1">
            <text:p>147</text:p>
          </table:table-cell>
          <table:table-cell office:value-type="float" office:value="5.69" table:style-name="ce1">
            <text:p>5.69</text:p>
          </table:table-cell>
          <table:table-cell office:value-type="float" office:value="141.31" table:style-name="ce1">
            <text:p>141.3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2</text:p>
          </table:table-cell>
          <table:table-cell office:value-type="float" office:value="680538.30181785906" table:style-name="ce1">
            <text:p>680538.3018</text:p>
          </table:table-cell>
          <table:table-cell office:value-type="float" office:value="6158895.7635232201" table:style-name="ce1">
            <text:p>6158895.764</text:p>
          </table:table-cell>
          <table:table-cell office:value-type="float" office:value="159.63" table:style-name="ce1">
            <text:p>159.63</text:p>
          </table:table-cell>
          <table:table-cell office:value-type="float" office:value="11.15" table:style-name="ce1">
            <text:p>11.15</text:p>
          </table:table-cell>
          <table:table-cell office:value-type="float" office:value="148.47999999999999" table:style-name="ce1">
            <text:p>148.48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5</text:p>
          </table:table-cell>
          <table:table-cell office:value-type="float" office:value="680497.43992327398" table:style-name="ce1">
            <text:p>680497.4399</text:p>
          </table:table-cell>
          <table:table-cell office:value-type="float" office:value="6158795.9785367697" table:style-name="ce1">
            <text:p>6158795.979</text:p>
          </table:table-cell>
          <table:table-cell office:value-type="float" office:value="156.84" table:style-name="ce1">
            <text:p>156.84</text:p>
          </table:table-cell>
          <table:table-cell office:value-type="float" office:value="11" table:style-name="ce1">
            <text:p>11</text:p>
          </table:table-cell>
          <table:table-cell office:value-type="float" office:value="145.84" table:style-name="ce1">
            <text:p>145.8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6</text:p>
          </table:table-cell>
          <table:table-cell office:value-type="float" office:value="681107.58959027205" table:style-name="ce1">
            <text:p>681107.5896</text:p>
          </table:table-cell>
          <table:table-cell office:value-type="float" office:value="6157499.4628841402" table:style-name="ce1">
            <text:p>6157499.463</text:p>
          </table:table-cell>
          <table:table-cell office:value-type="float" office:value="134.81" table:style-name="ce1">
            <text:p>134.8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29.71" table:style-name="ce1">
            <text:p>129.71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s7</text:p>
          </table:table-cell>
          <table:table-cell office:value-type="float" office:value="680641.96709114301" table:style-name="ce1">
            <text:p>680641.9671</text:p>
          </table:table-cell>
          <table:table-cell office:value-type="float" office:value="6158103.9787166901" table:style-name="ce1">
            <text:p>6158103.979</text:p>
          </table:table-cell>
          <table:table-cell office:value-type="float" office:value="147.72" table:style-name="ce1">
            <text:p>147.72</text:p>
          </table:table-cell>
          <table:table-cell office:value-type="float" office:value="2.88" table:style-name="ce1">
            <text:p>2.88</text:p>
          </table:table-cell>
          <table:table-cell office:value-type="float" office:value="144.84" table:style-name="ce1">
            <text:p>144.8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Nov.1961</text:p>
          </table:table-cell>
          <table:table-cell office:value-type="string" table:style-name="ce1">
            <text:p>Biscaldi,1964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87692.67321191996" table:style-name="ce1">
            <text:p>687692.6732</text:p>
          </table:table-cell>
          <table:table-cell office:value-type="float" office:value="6186748.1230602702" table:style-name="ce1">
            <text:p>6186748.123</text:p>
          </table:table-cell>
          <table:table-cell office:value-type="float" office:value="29.87" table:style-name="ce1">
            <text:p>29.87</text:p>
          </table:table-cell>
          <table:table-cell office:value-type="float" office:value="7.8000000000000007" table:style-name="ce1">
            <text:p>7.8</text:p>
          </table:table-cell>
          <table:table-cell office:value-type="float" office:value="22.07" table:formula="of:=IF([.D835]&gt;0.001;[.D835]-[.E835];&quot;&quot;)" table:style-name="ce1">
            <text:p>22.0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89889.87033899606" table:style-name="ce1">
            <text:p>689889.8703</text:p>
          </table:table-cell>
          <table:table-cell office:value-type="float" office:value="6186129.68713398" table:style-name="ce1">
            <text:p>6186129.687</text:p>
          </table:table-cell>
          <table:table-cell office:value-type="float" office:value="21.19" table:style-name="ce1">
            <text:p>21.19</text:p>
          </table:table-cell>
          <table:table-cell office:value-type="float" office:value="4.875" table:style-name="ce1">
            <text:p>4.875</text:p>
          </table:table-cell>
          <table:table-cell office:value-type="float" office:value="16.315000000000001" table:formula="of:=IF([.D836]&gt;0.001;[.D836]-[.E836];&quot;&quot;)" table:style-name="ce1">
            <text:p>16.31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7591.76619503601" table:style-name="ce1">
            <text:p>687591.7662</text:p>
          </table:table-cell>
          <table:table-cell office:value-type="float" office:value="6186648.8416762296" table:style-name="ce1">
            <text:p>6186648.842</text:p>
          </table:table-cell>
          <table:table-cell office:value-type="float" office:value="29.02" table:style-name="ce1">
            <text:p>29.02</text:p>
          </table:table-cell>
          <table:table-cell office:value-type="float" office:value="5.95" table:style-name="ce1">
            <text:p>5.95</text:p>
          </table:table-cell>
          <table:table-cell office:value-type="float" office:value="23.07" table:formula="of:=IF([.D837]&gt;0.001;[.D837]-[.E837];&quot;&quot;)" table:style-name="ce1">
            <text:p>23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7594.205406414" table:style-name="ce1">
            <text:p>687594.2054</text:p>
          </table:table-cell>
          <table:table-cell office:value-type="float" office:value="6186949.1245133895" table:style-name="ce1">
            <text:p>6186949.125</text:p>
          </table:table-cell>
          <table:table-cell office:value-type="float" office:value="30.53" table:style-name="ce1">
            <text:p>30.53</text:p>
          </table:table-cell>
          <table:table-cell office:value-type="float" office:value="4.05" table:style-name="ce1">
            <text:p>4.05</text:p>
          </table:table-cell>
          <table:table-cell office:value-type="float" office:value="26.48" table:formula="of:=IF([.D838]&gt;0.001;[.D838]-[.E838];&quot;&quot;)" table:style-name="ce1">
            <text:p>26.4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87496.55097501003" table:style-name="ce1">
            <text:p>687496.551</text:p>
          </table:table-cell>
          <table:table-cell office:value-type="float" office:value="6187250.2198043" table:style-name="ce1">
            <text:p>6187250.22</text:p>
          </table:table-cell>
          <table:table-cell office:value-type="float" office:value="31.81" table:style-name="ce1">
            <text:p>31.81</text:p>
          </table:table-cell>
          <table:table-cell office:value-type="float" office:value="5.0250000000000004" table:style-name="ce1">
            <text:p>5.025</text:p>
          </table:table-cell>
          <table:table-cell office:value-type="float" office:value="26.784999999999997" table:formula="of:=IF([.D839]&gt;0.001;[.D839]-[.E839];&quot;&quot;)" table:style-name="ce1">
            <text:p>26.7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87293.92394639796" table:style-name="ce1">
            <text:p>687293.9239</text:p>
          </table:table-cell>
          <table:table-cell office:value-type="float" office:value="6186951.5637755804" table:style-name="ce1">
            <text:p>6186951.564</text:p>
          </table:table-cell>
          <table:table-cell office:value-type="float" office:value="31.74" table:style-name="ce1">
            <text:p>31.74</text:p>
          </table:table-cell>
          <table:table-cell office:value-type="float" office:value="3.76" table:style-name="ce1">
            <text:p>3.76</text:p>
          </table:table-cell>
          <table:table-cell office:value-type="float" office:value="27.979999999999997" table:formula="of:=IF([.D840]&gt;0.001;[.D840]-[.E840];&quot;&quot;)" table:style-name="ce1">
            <text:p>27.9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88189.89214839996" table:style-name="ce1">
            <text:p>688189.8921</text:p>
          </table:table-cell>
          <table:table-cell office:value-type="float" office:value="6186343.6814877298" table:style-name="ce1">
            <text:p>6186343.681</text:p>
          </table:table-cell>
          <table:table-cell office:value-type="float" office:value="23.49" table:style-name="ce1">
            <text:p>23.49</text:p>
          </table:table-cell>
          <table:table-cell office:value-type="float" office:value="5.3599999999999994" table:style-name="ce1">
            <text:p>5.36</text:p>
          </table:table-cell>
          <table:table-cell office:value-type="float" office:value="18.13" table:formula="of:=IF([.D841]&gt;0.001;[.D841]-[.E841];&quot;&quot;)" table:style-name="ce1">
            <text:p>18.1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88174.45064011402" table:style-name="ce1">
            <text:p>688174.4506</text:p>
          </table:table-cell>
          <table:table-cell office:value-type="float" office:value="6184441.8733580997" table:style-name="ce1">
            <text:p>6184441.873</text:p>
          </table:table-cell>
          <table:table-cell office:value-type="float" office:value="32.79" table:style-name="ce1">
            <text:p>32.79</text:p>
          </table:table-cell>
          <table:table-cell office:value-type="float" office:value="5.6150000000000002" table:style-name="ce1">
            <text:p>5.615</text:p>
          </table:table-cell>
          <table:table-cell office:value-type="float" office:value="27.174999999999997" table:formula="of:=IF([.D842]&gt;0.001;[.D842]-[.E842];&quot;&quot;)" table:style-name="ce1">
            <text:p>27.1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88869.43225863704" table:style-name="ce1">
            <text:p>688869.4323</text:p>
          </table:table-cell>
          <table:table-cell office:value-type="float" office:value="6183735.5148910396" table:style-name="ce1">
            <text:p>6183735.515</text:p>
          </table:table-cell>
          <table:table-cell office:value-type="float" office:value="36.99" table:style-name="ce1">
            <text:p>36.99</text:p>
          </table:table-cell>
          <table:table-cell office:value-type="float" office:value="6.9" table:style-name="ce1">
            <text:p>6.9</text:p>
          </table:table-cell>
          <table:table-cell office:value-type="float" office:value="30.090000000000003" table:formula="of:=IF([.D843]&gt;0.001;[.D843]-[.E843];&quot;&quot;)" table:style-name="ce1">
            <text:p>30.0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88580.51942336198" table:style-name="ce1">
            <text:p>688580.5194</text:p>
          </table:table-cell>
          <table:table-cell office:value-type="float" office:value="6185139.29231143" table:style-name="ce1">
            <text:p>6185139.292</text:p>
          </table:table-cell>
          <table:table-cell office:value-type="float" office:value="26.95" table:style-name="ce1">
            <text:p>26.95</text:p>
          </table:table-cell>
          <table:table-cell office:value-type="float" office:value="4.8450000000000006" table:style-name="ce1">
            <text:p>4.845</text:p>
          </table:table-cell>
          <table:table-cell office:value-type="float" office:value="22.104999999999997" table:formula="of:=IF([.D844]&gt;0.001;[.D844]-[.E844];&quot;&quot;)" table:style-name="ce1">
            <text:p>22.1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88285.11048594397" table:style-name="ce1">
            <text:p>688285.1105</text:p>
          </table:table-cell>
          <table:table-cell office:value-type="float" office:value="6185742.3004129604" table:style-name="ce1">
            <text:p>6185742.3</text:p>
          </table:table-cell>
          <table:table-cell office:value-type="float" office:value="28.16" table:style-name="ce1">
            <text:p>28.16</text:p>
          </table:table-cell>
          <table:table-cell office:value-type="float" office:value="5.1850000000000005" table:style-name="ce1">
            <text:p>5.185</text:p>
          </table:table-cell>
          <table:table-cell office:value-type="float" office:value="22.975000000000001" table:formula="of:=IF([.D845]&gt;0.001;[.D845]-[.E845];&quot;&quot;)" table:style-name="ce1">
            <text:p>22.9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91276.59686122695" table:style-name="ce1">
            <text:p>691276.5969</text:p>
          </table:table-cell>
          <table:table-cell office:value-type="float" office:value="6184316.6178076901" table:style-name="ce1">
            <text:p>6184316.618</text:p>
          </table:table-cell>
          <table:table-cell office:value-type="float" office:value="15.82" table:style-name="ce1">
            <text:p>15.82</text:p>
          </table:table-cell>
          <table:table-cell office:value-type="float" office:value="3.1100000000000003" table:style-name="ce1">
            <text:p>3.11</text:p>
          </table:table-cell>
          <table:table-cell office:value-type="float" office:value="12.71" table:formula="of:=IF([.D846]&gt;0.001;[.D846]-[.E846];&quot;&quot;)" table:style-name="ce1">
            <text:p>12.7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91378.31380218803" table:style-name="ce1">
            <text:p>691378.3138</text:p>
          </table:table-cell>
          <table:table-cell office:value-type="float" office:value="6184515.9986985996" table:style-name="ce1">
            <text:p>6184515.999</text:p>
          </table:table-cell>
          <table:table-cell office:value-type="float" office:value="15.71" table:style-name="ce1">
            <text:p>15.71</text:p>
          </table:table-cell>
          <table:table-cell office:value-type="float" office:value="3.1" table:style-name="ce1">
            <text:p>3.1</text:p>
          </table:table-cell>
          <table:table-cell office:value-type="float" office:value="12.610000000000001" table:formula="of:=IF([.D847]&gt;0.001;[.D847]-[.E847];&quot;&quot;)" table:style-name="ce1">
            <text:p>12.6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91280.65085666406" table:style-name="ce1">
            <text:p>691280.6509</text:p>
          </table:table-cell>
          <table:table-cell office:value-type="float" office:value="6184817.09603744" table:style-name="ce1">
            <text:p>6184817.096</text:p>
          </table:table-cell>
          <table:table-cell office:value-type="float" office:value="17.02" table:style-name="ce1">
            <text:p>17.02</text:p>
          </table:table-cell>
          <table:table-cell office:value-type="float" office:value="3.2250000000000001" table:style-name="ce1">
            <text:p>3.225</text:p>
          </table:table-cell>
          <table:table-cell office:value-type="float" office:value="13.795" table:formula="of:=IF([.D848]&gt;0.001;[.D848]-[.E848];&quot;&quot;)" table:style-name="ce1">
            <text:p>13.7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90983.60932189203" table:style-name="ce1">
            <text:p>690983.6093</text:p>
          </table:table-cell>
          <table:table-cell office:value-type="float" office:value="6185219.90965054" table:style-name="ce1">
            <text:p>6185219.91</text:p>
          </table:table-cell>
          <table:table-cell office:value-type="float" office:value="17.7" table:style-name="ce1">
            <text:p>17.7</text:p>
          </table:table-cell>
          <table:table-cell office:value-type="float" office:value="2.9000000000000004" table:style-name="ce1">
            <text:p>2.9</text:p>
          </table:table-cell>
          <table:table-cell office:value-type="float" office:value="14.799999999999999" table:formula="of:=IF([.D849]&gt;0.001;[.D849]-[.E849];&quot;&quot;)" table:style-name="ce1">
            <text:p>14.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90784.23061862995" table:style-name="ce1">
            <text:p>690784.2306</text:p>
          </table:table-cell>
          <table:table-cell office:value-type="float" office:value="6185321.6266224999" table:style-name="ce1">
            <text:p>6185321.627</text:p>
          </table:table-cell>
          <table:table-cell office:value-type="float" office:value="18.52" table:style-name="ce1">
            <text:p>18.52</text:p>
          </table:table-cell>
          <table:table-cell office:value-type="float" office:value="2.9699999999999998" table:style-name="ce1">
            <text:p>2.97</text:p>
          </table:table-cell>
          <table:table-cell office:value-type="float" office:value="15.55" table:formula="of:=IF([.D850]&gt;0.001;[.D850]-[.E850];&quot;&quot;)" table:style-name="ce1">
            <text:p>15.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90382.22856476705" table:style-name="ce1">
            <text:p>690382.2286</text:p>
          </table:table-cell>
          <table:table-cell office:value-type="float" office:value="6185124.6804408301" table:style-name="ce1">
            <text:p>6185124.68</text:p>
          </table:table-cell>
          <table:table-cell office:value-type="float" office:value="19.88" table:style-name="ce1">
            <text:p>19.88</text:p>
          </table:table-cell>
          <table:table-cell office:value-type="float" office:value="2.5" table:style-name="ce1">
            <text:p>2.5</text:p>
          </table:table-cell>
          <table:table-cell office:value-type="float" office:value="17.38" table:formula="of:=IF([.D851]&gt;0.001;[.D851]-[.E851];&quot;&quot;)" table:style-name="ce1">
            <text:p>17.3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90480.70094490203" table:style-name="ce1">
            <text:p>690480.7009</text:p>
          </table:table-cell>
          <table:table-cell office:value-type="float" office:value="6184923.6785394195" table:style-name="ce1">
            <text:p>6184923.679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.42" table:style-name="ce1">
            <text:p>2.42</text:p>
          </table:table-cell>
          <table:table-cell office:value-type="float" office:value="16.82" table:formula="of:=IF([.D852]&gt;0.001;[.D852]-[.E852];&quot;&quot;)" table:style-name="ce1">
            <text:p>16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90780.17509785702" table:style-name="ce1">
            <text:p>690780.1751</text:p>
          </table:table-cell>
          <table:table-cell office:value-type="float" office:value="6184821.1499616802" table:style-name="ce1">
            <text:p>6184821.15</text:p>
          </table:table-cell>
          <table:table-cell office:value-type="float" office:value="17.59" table:style-name="ce1">
            <text:p>17.59</text:p>
          </table:table-cell>
          <table:table-cell office:value-type="float" office:value="2.125" table:style-name="ce1">
            <text:p>2.125</text:p>
          </table:table-cell>
          <table:table-cell office:value-type="float" office:value="15.465" table:formula="of:=IF([.D853]&gt;0.001;[.D853]-[.E853];&quot;&quot;)" table:style-name="ce1">
            <text:p>15.4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90978.74343180505" table:style-name="ce1">
            <text:p>690978.7434</text:p>
          </table:table-cell>
          <table:table-cell office:value-type="float" office:value="6184619.3370954199" table:style-name="ce1">
            <text:p>6184619.337</text:p>
          </table:table-cell>
          <table:table-cell office:value-type="float" office:value="17.84" table:style-name="ce1">
            <text:p>17.84</text:p>
          </table:table-cell>
          <table:table-cell office:value-type="float" office:value="2.585" table:style-name="ce1">
            <text:p>2.585</text:p>
          </table:table-cell>
          <table:table-cell office:value-type="float" office:value="15.254999999999999" table:formula="of:=IF([.D854]&gt;0.001;[.D854]-[.E854];&quot;&quot;)" table:style-name="ce1">
            <text:p>15.2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87883.91931745596" table:style-name="ce1">
            <text:p>687883.9193</text:p>
          </table:table-cell>
          <table:table-cell office:value-type="float" office:value="6185645.4560925197" table:style-name="ce1">
            <text:p>6185645.456</text:p>
          </table:table-cell>
          <table:table-cell office:value-type="float" office:value="28.78" table:style-name="ce1">
            <text:p>28.78</text:p>
          </table:table-cell>
          <table:table-cell office:value-type="float" office:value="6.01" table:style-name="ce1">
            <text:p>6.01</text:p>
          </table:table-cell>
          <table:table-cell office:value-type="float" office:value="22.770000000000003" table:formula="of:=IF([.D855]&gt;0.001;[.D855]-[.E855];&quot;&quot;)" table:style-name="ce1">
            <text:p>22.7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688671.67787644698" table:style-name="ce1">
            <text:p>688671.6779</text:p>
          </table:table-cell>
          <table:table-cell office:value-type="float" office:value="6184037.4276390998" table:style-name="ce1">
            <text:p>6184037.428</text:p>
          </table:table-cell>
          <table:table-cell office:value-type="float" office:value="33.44" table:style-name="ce1">
            <text:p>33.44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30.164999999999999" table:formula="of:=IF([.D856]&gt;0.001;[.D856]-[.E856];&quot;&quot;)" table:style-name="ce1">
            <text:p>30.1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689275.49980885501" table:style-name="ce1">
            <text:p>689275.4998</text:p>
          </table:table-cell>
          <table:table-cell office:value-type="float" office:value="6184432.9387193602" table:style-name="ce1">
            <text:p>6184432.939</text:p>
          </table:table-cell>
          <table:table-cell office:value-type="float" office:value="28.21" table:style-name="ce1">
            <text:p>28.21</text:p>
          </table:table-cell>
          <table:table-cell office:value-type="float" office:value="3.9349999999999996" table:style-name="ce1">
            <text:p>3.935</text:p>
          </table:table-cell>
          <table:table-cell office:value-type="float" office:value="24.275000000000002" table:formula="of:=IF([.D857]&gt;0.001;[.D857]-[.E857];&quot;&quot;)" table:style-name="ce1">
            <text:p>24.2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689676.69314137497" table:style-name="ce1">
            <text:p>689676.6931</text:p>
          </table:table-cell>
          <table:table-cell office:value-type="float" office:value="6184529.7873862302" table:style-name="ce1">
            <text:p>6184529.787</text:p>
          </table:table-cell>
          <table:table-cell office:value-type="float" office:value="23.35" table:style-name="ce1">
            <text:p>23.35</text:p>
          </table:table-cell>
          <table:table-cell office:value-type="float" office:value="3.4950000000000001" table:style-name="ce1">
            <text:p>3.495</text:p>
          </table:table-cell>
          <table:table-cell office:value-type="float" office:value="19.855" table:formula="of:=IF([.D858]&gt;0.001;[.D858]-[.E858];&quot;&quot;)" table:style-name="ce1">
            <text:p>19.8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89781.65881916299" table:style-name="ce1">
            <text:p>689781.6588</text:p>
          </table:table-cell>
          <table:table-cell office:value-type="float" office:value="6185129.54878111" table:style-name="ce1">
            <text:p>6185129.549</text:p>
          </table:table-cell>
          <table:table-cell office:value-type="float" office:value="22.46" table:style-name="ce1">
            <text:p>22.46</text:p>
          </table:table-cell>
          <table:table-cell office:value-type="float" office:value="4.0250000000000004" table:style-name="ce1">
            <text:p>4.025</text:p>
          </table:table-cell>
          <table:table-cell office:value-type="float" office:value="18.435000000000002" table:formula="of:=IF([.D859]&gt;0.001;[.D859]-[.E859];&quot;&quot;)" table:style-name="ce1">
            <text:p>18.4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88490.987263032" table:style-name="ce1">
            <text:p>688490.9873</text:p>
          </table:table-cell>
          <table:table-cell office:value-type="float" office:value="6186441.3384803301" table:style-name="ce1">
            <text:p>6186441.338</text:p>
          </table:table-cell>
          <table:table-cell office:value-type="float" office:value="23.08" table:style-name="ce1">
            <text:p>23.08</text:p>
          </table:table-cell>
          <table:table-cell office:value-type="float" office:value="5.04" table:style-name="ce1">
            <text:p>5.04</text:p>
          </table:table-cell>
          <table:table-cell office:value-type="float" office:value="18.04" table:formula="of:=IF([.D860]&gt;0.001;[.D860]-[.E860];&quot;&quot;)" table:style-name="ce1">
            <text:p>18.0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689995.64578606701" table:style-name="ce1">
            <text:p>689995.6458</text:p>
          </table:table-cell>
          <table:table-cell office:value-type="float" office:value="6186829.5367769403" table:style-name="ce1">
            <text:p>6186829.537</text:p>
          </table:table-cell>
          <table:table-cell office:value-type="float" office:value="21.03" table:style-name="ce1">
            <text:p>21.03</text:p>
          </table:table-cell>
          <table:table-cell office:value-type="float" office:value="4.24" table:style-name="ce1">
            <text:p>4.24</text:p>
          </table:table-cell>
          <table:table-cell office:value-type="float" office:value="16.79" table:formula="of:=IF([.D861]&gt;0.001;[.D861]-[.E861];&quot;&quot;)" table:style-name="ce1">
            <text:p>16.7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690285.37925077602" table:style-name="ce1">
            <text:p>690285.3793</text:p>
          </table:table-cell>
          <table:table-cell office:value-type="float" office:value="6185525.8723823596" table:style-name="ce1">
            <text:p>6185525.872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4.2" table:style-name="ce1">
            <text:p>4.2</text:p>
          </table:table-cell>
          <table:table-cell office:value-type="float" office:value="16.2" table:formula="of:=IF([.D862]&gt;0.001;[.D862]-[.E862];&quot;&quot;)" table:style-name="ce1">
            <text:p>16.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91274.97525686095" table:style-name="ce1">
            <text:p>691274.9753</text:p>
          </table:table-cell>
          <table:table-cell office:value-type="float" office:value="6184116.4260702897" table:style-name="ce1">
            <text:p>6184116.426</text:p>
          </table:table-cell>
          <table:table-cell office:value-type="float" office:value="16.07" table:style-name="ce1">
            <text:p>16.07</text:p>
          </table:table-cell>
          <table:table-cell office:value-type="float" office:value="3" table:style-name="ce1">
            <text:p>3</text:p>
          </table:table-cell>
          <table:table-cell office:value-type="float" office:value="13.07" table:formula="of:=IF([.D863]&gt;0.001;[.D863]-[.E863];&quot;&quot;)" table:style-name="ce1">
            <text:p>13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690776.11955508206" table:style-name="ce1">
            <text:p>690776.1196</text:p>
          </table:table-cell>
          <table:table-cell office:value-type="float" office:value="6184320.6717096902" table:style-name="ce1">
            <text:p>6184320.672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13.060000000000002" table:formula="of:=IF([.D864]&gt;0.001;[.D864]-[.E864];&quot;&quot;)" table:style-name="ce1">
            <text:p>13.0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90576.739872979" table:style-name="ce1">
            <text:p>690576.7399</text:p>
          </table:table-cell>
          <table:table-cell office:value-type="float" office:value="6184422.3894938799" table:style-name="ce1">
            <text:p>6184422.389</text:p>
          </table:table-cell>
          <table:table-cell office:value-type="float" office:value="18.52" table:style-name="ce1">
            <text:p>18.52</text:p>
          </table:table-cell>
          <table:table-cell office:value-type="float" office:value="2.5" table:style-name="ce1">
            <text:p>2.5</text:p>
          </table:table-cell>
          <table:table-cell office:value-type="float" office:value="16.02" table:formula="of:=IF([.D865]&gt;0.001;[.D865]-[.E865];&quot;&quot;)" table:style-name="ce1">
            <text:p>16.0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90377.36044113198" table:style-name="ce1">
            <text:p>690377.3604</text:p>
          </table:table-cell>
          <table:table-cell office:value-type="float" office:value="6184524.1074716803" table:style-name="ce1">
            <text:p>6184524.107</text:p>
          </table:table-cell>
          <table:table-cell office:value-type="float" office:value="19.52" table:style-name="ce1">
            <text:p>19.52</text:p>
          </table:table-cell>
          <table:table-cell office:value-type="float" office:value="2.11" table:style-name="ce1">
            <text:p>2.11</text:p>
          </table:table-cell>
          <table:table-cell office:value-type="float" office:value="17.41" table:formula="of:=IF([.D866]&gt;0.001;[.D866]-[.E866];&quot;&quot;)" table:style-name="ce1">
            <text:p>17.4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90178.79273858503" table:style-name="ce1">
            <text:p>690178.7927</text:p>
          </table:table-cell>
          <table:table-cell office:value-type="float" office:value="6184725.9212352" table:style-name="ce1">
            <text:p>6184725.921</text:p>
          </table:table-cell>
          <table:table-cell office:value-type="float" office:value="20.03" table:style-name="ce1">
            <text:p>20.03</text:p>
          </table:table-cell>
          <table:table-cell office:value-type="float" office:value="2.4750000000000001" table:style-name="ce1">
            <text:p>2.475</text:p>
          </table:table-cell>
          <table:table-cell office:value-type="float" office:value="17.555" table:formula="of:=IF([.D867]&gt;0.001;[.D867]-[.E867];&quot;&quot;)" table:style-name="ce1">
            <text:p>17.5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90688.191587326" table:style-name="ce1">
            <text:p>690688.1916</text:p>
          </table:table-cell>
          <table:table-cell office:value-type="float" office:value="6185822.9126760904" table:style-name="ce1">
            <text:p>6185822.913</text:p>
          </table:table-cell>
          <table:table-cell office:value-type="float" office:value="18.96" table:style-name="ce1">
            <text:p>18.96</text:p>
          </table:table-cell>
          <table:table-cell office:value-type="float" office:value="5.09" table:style-name="ce1">
            <text:p>5.09</text:p>
          </table:table-cell>
          <table:table-cell office:value-type="float" office:value="13.870000000000001" table:formula="of:=IF([.D868]&gt;0.001;[.D868]-[.E868];&quot;&quot;)" table:style-name="ce1">
            <text:p>13.8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688587.83157804201" table:style-name="ce1">
            <text:p>688587.8316</text:p>
          </table:table-cell>
          <table:table-cell office:value-type="float" office:value="6186040.14761532" table:style-name="ce1">
            <text:p>6186040.148</text:p>
          </table:table-cell>
          <table:table-cell office:value-type="float" office:value="26.91" table:style-name="ce1">
            <text:p>26.9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2.310000000000002" table:formula="of:=IF([.D869]&gt;0.001;[.D869]-[.E869];&quot;&quot;)" table:style-name="ce1">
            <text:p>22.31</text:p>
          </table:table-cell>
          <table:table-cell office:value-type="string" table:style-name="ce1">
            <text:p>Quaternaire et Pliocène (continental)</text:p>
          </table:table-cell>
          <table:table-cell office:value-type="string" table:style-name="ce1">
            <text:p>Moyenne Juin-Nov._1961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6488.29090757703" table:style-name="ce1">
            <text:p>686488.2909</text:p>
          </table:table-cell>
          <table:table-cell office:value-type="float" office:value="6186357.50495754" table:style-name="ce1">
            <text:p>6186357.505</text:p>
          </table:table-cell>
          <table:table-cell office:value-type="float" office:value="33.03" table:style-name="ce1">
            <text:p>33.03</text:p>
          </table:table-cell>
          <table:table-cell office:value-type="float" office:value="3.13" table:style-name="ce1">
            <text:p>3.13</text:p>
          </table:table-cell>
          <table:table-cell office:value-type="float" office:value="29.900000000000002" table:style-name="ce1">
            <text:p>29.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90488.00252985698" table:style-name="ce1">
            <text:p>690488.0025</text:p>
          </table:table-cell>
          <table:table-cell office:value-type="float" office:value="6185824.5348344604" table:style-name="ce1">
            <text:p>6185824.535</text:p>
          </table:table-cell>
          <table:table-cell office:value-type="float" office:value="20.52" table:style-name="ce1">
            <text:p>20.52</text:p>
          </table:table-cell>
          <table:table-cell office:value-type="float" office:value="4.7650000000000006" table:style-name="ce1">
            <text:p>4.765</text:p>
          </table:table-cell>
          <table:table-cell office:value-type="float" office:value="15.754999999999999" table:style-name="ce1">
            <text:p>15.7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5787.63164546702" table:style-name="ce1">
            <text:p>685787.6316</text:p>
          </table:table-cell>
          <table:table-cell office:value-type="float" office:value="6186363.2023029197" table:style-name="ce1">
            <text:p>6186363.202</text:p>
          </table:table-cell>
          <table:table-cell office:value-type="float" office:value="40.74" table:style-name="ce1">
            <text:p>40.74</text:p>
          </table:table-cell>
          <table:table-cell office:value-type="float" office:value="9.67" table:style-name="ce1">
            <text:p>9.67</text:p>
          </table:table-cell>
          <table:table-cell office:value-type="float" office:value="31.07" table:style-name="ce1">
            <text:p>31.07</text:p>
          </table:table-cell>
          <table:table-cell office:value-type="string" table:style-name="ce4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91994.28328932903" table:style-name="ce1">
            <text:p>691994.2833</text:p>
          </table:table-cell>
          <table:table-cell office:value-type="float" office:value="6186412.9429250099" table:style-name="ce1">
            <text:p>6186412.943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6.3450000000000006" table:style-name="ce1">
            <text:p>6.345</text:p>
          </table:table-cell>
          <table:table-cell office:value-type="float" office:value="12.575000000000001" table:style-name="ce1">
            <text:p>12.5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92303.47827650595" table:style-name="ce1">
            <text:p>692303.4783</text:p>
          </table:table-cell>
          <table:table-cell office:value-type="float" office:value="6187511.5481982101" table:style-name="ce1">
            <text:p>6187511.548</text:p>
          </table:table-cell>
          <table:table-cell office:value-type="float" office:value="18.45" table:style-name="ce1">
            <text:p>18.45</text:p>
          </table:table-cell>
          <table:table-cell office:value-type="float" office:value="5.7650000000000006" table:style-name="ce1">
            <text:p>5.765</text:p>
          </table:table-cell>
          <table:table-cell office:value-type="float" office:value="12.684999999999999" table:style-name="ce1">
            <text:p>12.68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2001.57638202596" table:style-name="ce1">
            <text:p>692001.5764</text:p>
          </table:table-cell>
          <table:table-cell office:value-type="float" office:value="6187313.7905648304" table:style-name="ce1">
            <text:p>6187313.791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7.0449999999999999" table:style-name="ce1">
            <text:p>7.045</text:p>
          </table:table-cell>
          <table:table-cell office:value-type="float" office:value="12.534999999999998" table:style-name="ce1">
            <text:p>12.5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3673.22886887297" table:style-name="ce1">
            <text:p>693673.2289</text:p>
          </table:table-cell>
          <table:table-cell office:value-type="float" office:value="6183596.5091852704" table:style-name="ce1">
            <text:p>6183596.509</text:p>
          </table:table-cell>
          <table:table-cell office:value-type="float" office:value="12.92" table:style-name="ce1">
            <text:p>12.92</text:p>
          </table:table-cell>
          <table:table-cell office:value-type="float" office:value="3.2549999999999999" table:style-name="ce1">
            <text:p>3.255</text:p>
          </table:table-cell>
          <table:table-cell office:value-type="float" office:value="9.6649999999999991" table:style-name="ce1">
            <text:p>9.6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0904.60118508001" table:style-name="ce1">
            <text:p>690904.6012</text:p>
          </table:table-cell>
          <table:table-cell office:value-type="float" office:value="6187823.1751167998" table:style-name="ce1">
            <text:p>6187823.175</text:p>
          </table:table-cell>
          <table:table-cell office:value-type="float" office:value="23.26" table:style-name="ce1">
            <text:p>23.26</text:p>
          </table:table-cell>
          <table:table-cell office:value-type="float" office:value="8.44" table:style-name="ce1">
            <text:p>8.44</text:p>
          </table:table-cell>
          <table:table-cell office:value-type="float" office:value="14.820000000000002" table:style-name="ce1">
            <text:p>14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0799.64139687305" table:style-name="ce1">
            <text:p>690799.6414</text:p>
          </table:table-cell>
          <table:table-cell office:value-type="float" office:value="6187223.4234202402" table:style-name="ce1">
            <text:p>6187223.423</text:p>
          </table:table-cell>
          <table:table-cell office:value-type="float" office:value="23.63" table:style-name="ce1">
            <text:p>23.63</text:p>
          </table:table-cell>
          <table:table-cell office:value-type="float" office:value="4.71" table:style-name="ce1">
            <text:p>4.71</text:p>
          </table:table-cell>
          <table:table-cell office:value-type="float" office:value="18.919999999999998" table:style-name="ce1">
            <text:p>18.9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94174.51898007398" table:style-name="ce1">
            <text:p>694174.519</text:p>
          </table:table-cell>
          <table:table-cell office:value-type="float" office:value="6183692.5607826496" table:style-name="ce1">
            <text:p>6183692.561</text:p>
          </table:table-cell>
          <table:table-cell office:value-type="float" office:value="11.61" table:style-name="ce1">
            <text:p>11.61</text:p>
          </table:table-cell>
          <table:table-cell office:value-type="float" office:value="2.19" table:style-name="ce1">
            <text:p>2.19</text:p>
          </table:table-cell>
          <table:table-cell office:value-type="float" office:value="9.42" table:style-name="ce1">
            <text:p>9.4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4381.18210218602" table:style-name="ce1">
            <text:p>694381.1821</text:p>
          </table:table-cell>
          <table:table-cell office:value-type="float" office:value="6184491.71112666" table:style-name="ce1">
            <text:p>6184491.711</text:p>
          </table:table-cell>
          <table:table-cell office:value-type="float" office:value="13.04" table:style-name="ce1">
            <text:p>13.04</text:p>
          </table:table-cell>
          <table:table-cell office:value-type="float" office:value="4.7050000000000001" table:style-name="ce1">
            <text:p>4.705</text:p>
          </table:table-cell>
          <table:table-cell office:value-type="float" office:value="8.3349999999999991" table:style-name="ce1">
            <text:p>8.3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5983.74966688" table:style-name="ce1">
            <text:p>685983.7497</text:p>
          </table:table-cell>
          <table:table-cell office:value-type="float" office:value="6185861.1004750002" table:style-name="ce1">
            <text:p>6185861.1</text:p>
          </table:table-cell>
          <table:table-cell office:value-type="float" office:value="40.01" table:style-name="ce1">
            <text:p>40.01</text:p>
          </table:table-cell>
          <table:table-cell office:value-type="float" office:value="7.8699999999999992" table:style-name="ce1">
            <text:p>7.87</text:p>
          </table:table-cell>
          <table:table-cell office:value-type="float" office:value="32.14" table:style-name="ce1">
            <text:p>32.14</text:p>
          </table:table-cell>
          <table:table-cell office:value-type="string" table:style-name="ce4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0091.68206913397" table:style-name="ce1">
            <text:p>690091.6821</text:p>
          </table:table-cell>
          <table:table-cell office:value-type="float" office:value="6186328.2534218701" table:style-name="ce1">
            <text:p>6186328.253</text:p>
          </table:table-cell>
          <table:table-cell office:value-type="float" office:value="20.9" table:style-name="ce1">
            <text:p>20.9</text:p>
          </table:table-cell>
          <table:table-cell office:value-type="float" office:value="4.59" table:style-name="ce1">
            <text:p>4.59</text:p>
          </table:table-cell>
          <table:table-cell office:value-type="float" office:value="16.309999999999999" table:style-name="ce1">
            <text:p>16.3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6384.12762800395" table:style-name="ce1">
            <text:p>686384.1276</text:p>
          </table:table-cell>
          <table:table-cell office:value-type="float" office:value="6185857.8449946502" table:style-name="ce1">
            <text:p>6185857.845</text:p>
          </table:table-cell>
          <table:table-cell office:value-type="float" office:value="37.58" table:style-name="ce1">
            <text:p>37.58</text:p>
          </table:table-cell>
          <table:table-cell office:value-type="float" office:value="6.9350000000000005" table:style-name="ce1">
            <text:p>6.935</text:p>
          </table:table-cell>
          <table:table-cell office:value-type="float" office:value="30.644999999999996" table:style-name="ce1">
            <text:p>30.6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93679.70321243606" table:style-name="ce1">
            <text:p>693679.7032</text:p>
          </table:table-cell>
          <table:table-cell office:value-type="float" office:value="6184397.2773639103" table:style-name="ce1">
            <text:p>6184397.277</text:p>
          </table:table-cell>
          <table:table-cell office:value-type="float" office:value="13.05" table:style-name="ce1">
            <text:p>13.05</text:p>
          </table:table-cell>
          <table:table-cell office:value-type="float" office:value="3.9800000000000004" table:style-name="ce1">
            <text:p>3.98</text:p>
          </table:table-cell>
          <table:table-cell office:value-type="float" office:value="9.07" table:style-name="ce1">
            <text:p>9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0490.43637571402" table:style-name="ce1">
            <text:p>690490.4364</text:p>
          </table:table-cell>
          <table:table-cell office:value-type="float" office:value="6186124.8191203699" table:style-name="ce1">
            <text:p>6186124.819</text:p>
          </table:table-cell>
          <table:table-cell office:value-type="float" office:value="19.690000000000001" table:style-name="ce1">
            <text:p>19.69</text:p>
          </table:table-cell>
          <table:table-cell office:value-type="float" office:value="4.93" table:style-name="ce1">
            <text:p>4.93</text:p>
          </table:table-cell>
          <table:table-cell office:value-type="float" office:value="14.760000000000002" table:style-name="ce1">
            <text:p>14.7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2482.60490660998" table:style-name="ce1">
            <text:p>692482.6049</text:p>
          </table:table-cell>
          <table:table-cell office:value-type="float" office:value="6184907.4687988805" table:style-name="ce1">
            <text:p>6184907.469</text:p>
          </table:table-cell>
          <table:table-cell office:value-type="float" office:value="16.21" table:style-name="ce1">
            <text:p>16.21</text:p>
          </table:table-cell>
          <table:table-cell office:value-type="float" office:value="5.1899999999999995" table:style-name="ce1">
            <text:p>5.19</text:p>
          </table:table-cell>
          <table:table-cell office:value-type="float" office:value="11.020000000000001" table:style-name="ce1">
            <text:p>11.0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6985.508044997" table:style-name="ce1">
            <text:p>686985.508</text:p>
          </table:table-cell>
          <table:table-cell office:value-type="float" office:value="6185953.0585345197" table:style-name="ce1">
            <text:p>6185953.059</text:p>
          </table:table-cell>
          <table:table-cell office:value-type="float" office:value="31.87" table:style-name="ce1">
            <text:p>31.87</text:p>
          </table:table-cell>
          <table:table-cell office:value-type="float" office:value="3.54" table:style-name="ce1">
            <text:p>3.54</text:p>
          </table:table-cell>
          <table:table-cell office:value-type="float" office:value="28.330000000000002" table:style-name="ce1">
            <text:p>28.3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0591.34193657106" table:style-name="ce1">
            <text:p>690591.3419</text:p>
          </table:table-cell>
          <table:table-cell office:value-type="float" office:value="6186224.1026405497" table:style-name="ce1">
            <text:p>6186224.103</text:p>
          </table:table-cell>
          <table:table-cell office:value-type="float" office:value="18.989999999999998" table:style-name="ce1">
            <text:p>18.99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14.719999999999999" table:style-name="ce1">
            <text:p>14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1882.84301078296" table:style-name="ce1">
            <text:p>691882.843</text:p>
          </table:table-cell>
          <table:table-cell office:value-type="float" office:value="6185012.42430712" table:style-name="ce1">
            <text:p>6185012.424</text:p>
          </table:table-cell>
          <table:table-cell table:style-name="ce1"/>
          <table:table-cell office:value-type="float" office:value="3.2549999999999999" table:style-name="ce1">
            <text:p>3.255</text:p>
          </table:table-cell>
          <table:table-cell office:value-type="string" table:style-name="ce1">
            <text:p/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1890.94720353105" table:style-name="ce1">
            <text:p>691890.9472</text:p>
          </table:table-cell>
          <table:table-cell office:value-type="float" office:value="6186013.37470276" table:style-name="ce1">
            <text:p>6186013.375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6.6449999999999996" table:style-name="ce1">
            <text:p>6.645</text:p>
          </table:table-cell>
          <table:table-cell office:value-type="float" office:value="12.004999999999999" table:style-name="ce1">
            <text:p>12.00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1881.22216131596" table:style-name="ce1">
            <text:p>691881.2222</text:p>
          </table:table-cell>
          <table:table-cell office:value-type="float" office:value="6184812.23346458" table:style-name="ce1">
            <text:p>6184812.233</text:p>
          </table:table-cell>
          <table:table-cell office:value-type="float" office:value="15.6" table:style-name="ce1">
            <text:p>15.6</text:p>
          </table:table-cell>
          <table:table-cell office:value-type="float" office:value="2.9350000000000001" table:style-name="ce1">
            <text:p>2.935</text:p>
          </table:table-cell>
          <table:table-cell office:value-type="float" office:value="12.664999999999999" table:style-name="ce1">
            <text:p>12.665</text:p>
          </table:table-cell>
          <table:table-cell office:value-type="string" table:style-name="ce1">
            <text:p>Quaternaire et Pliocène (continental)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0593.77558616595" table:style-name="ce1">
            <text:p>690593.7756</text:p>
          </table:table-cell>
          <table:table-cell office:value-type="float" office:value="6186524.3861598801" table:style-name="ce1">
            <text:p>6186524.386</text:p>
          </table:table-cell>
          <table:table-cell table:style-name="ce1"/>
          <table:table-cell office:value-type="float" office:value="4.6349999999999998" table:style-name="ce1">
            <text:p>4.635</text:p>
          </table:table-cell>
          <table:table-cell office:value-type="string" table:style-name="ce1">
            <text:p/>
          </table:table-cell>
          <table:table-cell office:value-type="string" table:style-name="ce1">
            <text:p>Quaternaire et Pliocène (continental)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0592.15315398097" table:style-name="ce1">
            <text:p>690592.1532</text:p>
          </table:table-cell>
          <table:table-cell office:value-type="float" office:value="6186324.19721065" table:style-name="ce1">
            <text:p>6186324.197</text:p>
          </table:table-cell>
          <table:table-cell office:value-type="float" office:value="18.989999999999998" table:style-name="ce1">
            <text:p>18.99</text:p>
          </table:table-cell>
          <table:table-cell office:value-type="float" office:value="1.72" table:style-name="ce1">
            <text:p>1.72</text:p>
          </table:table-cell>
          <table:table-cell office:value-type="float" office:value="17.27" table:style-name="ce1">
            <text:p>17.27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2171.78561403602" table:style-name="ce1">
            <text:p>692171.7856</text:p>
          </table:table-cell>
          <table:table-cell office:value-type="float" office:value="6183608.6526597999" table:style-name="ce1">
            <text:p>6183608.653</text:p>
          </table:table-cell>
          <table:table-cell office:value-type="float" office:value="13.91" table:style-name="ce1">
            <text:p>13.91</text:p>
          </table:table-cell>
          <table:table-cell office:value-type="float" office:value="2.09" table:style-name="ce1">
            <text:p>2.09</text:p>
          </table:table-cell>
          <table:table-cell office:value-type="float" office:value="11.82" table:style-name="ce1">
            <text:p>11.8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0493.68149123504" table:style-name="ce1">
            <text:p>690493.6815</text:p>
          </table:table-cell>
          <table:table-cell office:value-type="float" office:value="6186525.1972770402" table:style-name="ce1">
            <text:p>6186525.197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4.2550000000000008" table:style-name="ce1">
            <text:p>4.255</text:p>
          </table:table-cell>
          <table:table-cell office:value-type="float" office:value="14.984999999999998" table:style-name="ce1">
            <text:p>14.9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89994.02261619305" table:style-name="ce1">
            <text:p>689994.0226</text:p>
          </table:table-cell>
          <table:table-cell office:value-type="float" office:value="6186629.3481989196" table:style-name="ce1">
            <text:p>6186629.348</text:p>
          </table:table-cell>
          <table:table-cell office:value-type="float" office:value="20.149999999999999" table:style-name="ce1">
            <text:p>20.15</text:p>
          </table:table-cell>
          <table:table-cell office:value-type="float" office:value="2.6950000000000003" table:style-name="ce1">
            <text:p>2.695</text:p>
          </table:table-cell>
          <table:table-cell office:value-type="float" office:value="17.454999999999998" table:style-name="ce1">
            <text:p>17.4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86881.346044334" table:style-name="ce1">
            <text:p>686881.346</text:p>
          </table:table-cell>
          <table:table-cell office:value-type="float" office:value="6185453.3970009498" table:style-name="ce1">
            <text:p>6185453.397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3.7249999999999996" table:style-name="ce1">
            <text:p>3.725</text:p>
          </table:table-cell>
          <table:table-cell office:value-type="float" office:value="32.975000000000001" table:style-name="ce1">
            <text:p>32.975</text:p>
          </table:table-cell>
          <table:table-cell office:value-type="string" table:style-name="ce1">
            <text:p>Quaternaire et Pliocène (continental)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1772.21128074103" table:style-name="ce1">
            <text:p>691772.2113</text:p>
          </table:table-cell>
          <table:table-cell office:value-type="float" office:value="6183711.9895431399" table:style-name="ce1">
            <text:p>6183711.99</text:p>
          </table:table-cell>
          <table:table-cell office:value-type="float" office:value="14.57" table:style-name="ce1">
            <text:p>14.57</text:p>
          </table:table-cell>
          <table:table-cell office:value-type="float" office:value="2.21" table:style-name="ce1">
            <text:p>2.21</text:p>
          </table:table-cell>
          <table:table-cell office:value-type="float" office:value="12.36" table:style-name="ce1">
            <text:p>12.3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89594.45834382297" table:style-name="ce1">
            <text:p>689594.4583</text:p>
          </table:table-cell>
          <table:table-cell office:value-type="float" office:value="6186732.6888987496" table:style-name="ce1">
            <text:p>6186732.689</text:p>
          </table:table-cell>
          <table:table-cell office:value-type="float" office:value="20.88" table:style-name="ce1">
            <text:p>20.88</text:p>
          </table:table-cell>
          <table:table-cell office:value-type="float" office:value="3.415" table:style-name="ce1">
            <text:p>3.415</text:p>
          </table:table-cell>
          <table:table-cell office:value-type="float" office:value="17.465" table:style-name="ce1">
            <text:p>17.46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1774.64277358504" table:style-name="ce1">
            <text:p>691774.6428</text:p>
          </table:table-cell>
          <table:table-cell office:value-type="float" office:value="6184012.27780589" table:style-name="ce1">
            <text:p>6184012.278</text:p>
          </table:table-cell>
          <table:table-cell office:value-type="float" office:value="14.76" table:style-name="ce1">
            <text:p>14.76</text:p>
          </table:table-cell>
          <table:table-cell office:value-type="float" office:value="2.2850000000000001" table:style-name="ce1">
            <text:p>2.285</text:p>
          </table:table-cell>
          <table:table-cell office:value-type="float" office:value="12.475" table:style-name="ce1">
            <text:p>12.4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91776.26376427105" table:style-name="ce1">
            <text:p>691776.2638</text:p>
          </table:table-cell>
          <table:table-cell office:value-type="float" office:value="6184212.4696630398" table:style-name="ce1">
            <text:p>6184212.47</text:p>
          </table:table-cell>
          <table:table-cell office:value-type="float" office:value="14.22" table:style-name="ce1">
            <text:p>14.22</text:p>
          </table:table-cell>
          <table:table-cell office:value-type="float" office:value="2.1100000000000003" table:style-name="ce1">
            <text:p>2.11</text:p>
          </table:table-cell>
          <table:table-cell office:value-type="float" office:value="12.11" table:style-name="ce1">
            <text:p>12.1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86191.26411908201" table:style-name="ce1">
            <text:p>686191.2641</text:p>
          </table:table-cell>
          <table:table-cell office:value-type="float" office:value="6186760.3241012804" table:style-name="ce1">
            <text:p>6186760.324</text:p>
          </table:table-cell>
          <table:table-cell table:style-name="ce1"/>
          <table:table-cell office:value-type="float" office:value="3.21" table:style-name="ce1">
            <text:p>3.21</text:p>
          </table:table-cell>
          <table:table-cell office:value-type="string" table:style-name="ce1">
            <text:p/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9489.492998929" table:style-name="ce1">
            <text:p>689489.493</text:p>
          </table:table-cell>
          <table:table-cell office:value-type="float" office:value="6186132.9337450601" table:style-name="ce1">
            <text:p>6186132.934</text:p>
          </table:table-cell>
          <table:table-cell office:value-type="float" office:value="22.8" table:style-name="ce1">
            <text:p>22.8</text:p>
          </table:table-cell>
          <table:table-cell office:value-type="float" office:value="3.7199999999999998" table:style-name="ce1">
            <text:p>3.72</text:p>
          </table:table-cell>
          <table:table-cell office:value-type="float" office:value="19.080000000000002" table:style-name="ce1">
            <text:p>19.0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6791.82773293997" table:style-name="ce1">
            <text:p>686791.8277</text:p>
          </table:table-cell>
          <table:table-cell office:value-type="float" office:value="6186755.4419720704" table:style-name="ce1">
            <text:p>6186755.442</text:p>
          </table:table-cell>
          <table:table-cell office:value-type="float" office:value="28.92" table:style-name="ce1">
            <text:p>28.92</text:p>
          </table:table-cell>
          <table:table-cell office:value-type="float" office:value="6.31" table:style-name="ce1">
            <text:p>6.31</text:p>
          </table:table-cell>
          <table:table-cell office:value-type="float" office:value="22.610000000000003" table:style-name="ce1">
            <text:p>22.6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1680.22093011905" table:style-name="ce1">
            <text:p>691680.2209</text:p>
          </table:table-cell>
          <table:table-cell office:value-type="float" office:value="6184713.7585245203" table:style-name="ce1">
            <text:p>6184713.759</text:p>
          </table:table-cell>
          <table:table-cell office:value-type="float" office:value="15.62" table:style-name="ce1">
            <text:p>15.62</text:p>
          </table:table-cell>
          <table:table-cell office:value-type="float" office:value="2.5999999999999996" table:style-name="ce1">
            <text:p>2.6</text:p>
          </table:table-cell>
          <table:table-cell office:value-type="float" office:value="13.02" table:style-name="ce1">
            <text:p>13.0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91579.31509855599" table:style-name="ce1">
            <text:p>691579.3151</text:p>
          </table:table-cell>
          <table:table-cell office:value-type="float" office:value="6184614.4733483" table:style-name="ce1">
            <text:p>6184614.473</text:p>
          </table:table-cell>
          <table:table-cell office:value-type="float" office:value="15.81" table:style-name="ce1">
            <text:p>15.81</text:p>
          </table:table-cell>
          <table:table-cell office:value-type="float" office:value="2.75" table:style-name="ce1">
            <text:p>2.75</text:p>
          </table:table-cell>
          <table:table-cell office:value-type="float" office:value="13.06" table:style-name="ce1">
            <text:p>13.0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89293.36444103904" table:style-name="ce1">
            <text:p>689293.3644</text:p>
          </table:table-cell>
          <table:table-cell office:value-type="float" office:value="6186635.0300219301" table:style-name="ce1">
            <text:p>6186635.03</text:p>
          </table:table-cell>
          <table:table-cell office:value-type="float" office:value="24.54" table:style-name="ce1">
            <text:p>24.54</text:p>
          </table:table-cell>
          <table:table-cell office:value-type="float" office:value="5.7249999999999996" table:style-name="ce1">
            <text:p>5.725</text:p>
          </table:table-cell>
          <table:table-cell office:value-type="float" office:value="18.814999999999998" table:style-name="ce1">
            <text:p>18.8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89196.51873708097" table:style-name="ce1">
            <text:p>689196.5187</text:p>
          </table:table-cell>
          <table:table-cell office:value-type="float" office:value="6187036.2188949902" table:style-name="ce1">
            <text:p>6187036.219</text:p>
          </table:table-cell>
          <table:table-cell office:value-type="float" office:value="24.62" table:style-name="ce1">
            <text:p>24.62</text:p>
          </table:table-cell>
          <table:table-cell office:value-type="float" office:value="3.41" table:style-name="ce1">
            <text:p>3.41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87900.17703732196" table:style-name="ce1">
            <text:p>687900.177</text:p>
          </table:table-cell>
          <table:table-cell office:value-type="float" office:value="6187647.3435278898" table:style-name="ce1">
            <text:p>6187647.344</text:p>
          </table:table-cell>
          <table:table-cell office:value-type="float" office:value="32.24" table:style-name="ce1">
            <text:p>32.24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30.19" table:style-name="ce1">
            <text:p>30.1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8302.98849160201" table:style-name="ce1">
            <text:p>688302.9885</text:p>
          </table:table-cell>
          <table:table-cell office:value-type="float" office:value="6187944.3737098398" table:style-name="ce1">
            <text:p>6187944.374</text:p>
          </table:table-cell>
          <table:table-cell office:value-type="float" office:value="36.21" table:style-name="ce1">
            <text:p>36.21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31.77" table:style-name="ce1">
            <text:p>31.7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94972.86291157303" table:style-name="ce1">
            <text:p>694972.8629</text:p>
          </table:table-cell>
          <table:table-cell office:value-type="float" office:value="6183385.8036545403" table:style-name="ce1">
            <text:p>6183385.804</text:p>
          </table:table-cell>
          <table:table-cell office:value-type="float" office:value="11.03" table:style-name="ce1">
            <text:p>11.03</text:p>
          </table:table-cell>
          <table:table-cell office:value-type="float" office:value="2.895" table:style-name="ce1">
            <text:p>2.895</text:p>
          </table:table-cell>
          <table:table-cell office:value-type="float" office:value="8.1349999999999998" table:style-name="ce1">
            <text:p>8.1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89092.36425548606" table:style-name="ce1">
            <text:p>689092.3643</text:p>
          </table:table-cell>
          <table:table-cell office:value-type="float" office:value="6186536.5595782297" table:style-name="ce1">
            <text:p>6186536.56</text:p>
          </table:table-cell>
          <table:table-cell office:value-type="float" office:value="23.37" table:style-name="ce1">
            <text:p>23.37</text:p>
          </table:table-cell>
          <table:table-cell office:value-type="float" office:value="4.43" table:style-name="ce1">
            <text:p>4.43</text:p>
          </table:table-cell>
          <table:table-cell office:value-type="float" office:value="18.940000000000001" table:style-name="ce1">
            <text:p>18.9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88991.45796760998" table:style-name="ce1">
            <text:p>688991.458</text:p>
          </table:table-cell>
          <table:table-cell office:value-type="float" office:value="6186437.27718974" table:style-name="ce1">
            <text:p>6186437.277</text:p>
          </table:table-cell>
          <table:table-cell office:value-type="float" office:value="24.51" table:style-name="ce1">
            <text:p>24.51</text:p>
          </table:table-cell>
          <table:table-cell office:value-type="float" office:value="4.57" table:style-name="ce1">
            <text:p>4.57</text:p>
          </table:table-cell>
          <table:table-cell office:value-type="float" office:value="19.940000000000001" table:style-name="ce1">
            <text:p>19.9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88592.70630910597" table:style-name="ce1">
            <text:p>688592.7063</text:p>
          </table:table-cell>
          <table:table-cell office:value-type="float" office:value="6186640.7149534002" table:style-name="ce1">
            <text:p>6186640.715</text:p>
          </table:table-cell>
          <table:table-cell office:value-type="float" office:value="23.37" table:style-name="ce1">
            <text:p>23.37</text:p>
          </table:table-cell>
          <table:table-cell office:value-type="float" office:value="2.0700000000000003" table:style-name="ce1">
            <text:p>2.07</text:p>
          </table:table-cell>
          <table:table-cell office:value-type="float" office:value="21.3" table:style-name="ce1">
            <text:p>21.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91375.07084455795" table:style-name="ce1">
            <text:p>691375.0708</text:p>
          </table:table-cell>
          <table:table-cell office:value-type="float" office:value="6184115.6154819103" table:style-name="ce1">
            <text:p>6184115.615</text:p>
          </table:table-cell>
          <table:table-cell office:value-type="float" office:value="15.81" table:style-name="ce1">
            <text:p>15.81</text:p>
          </table:table-cell>
          <table:table-cell office:value-type="float" office:value="2.62" table:style-name="ce1">
            <text:p>2.62</text:p>
          </table:table-cell>
          <table:table-cell office:value-type="float" office:value="13.190000000000001" table:style-name="ce1">
            <text:p>13.1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88093.04900290701" table:style-name="ce1">
            <text:p>688093.049</text:p>
          </table:table-cell>
          <table:table-cell office:value-type="float" office:value="6186744.8718599696" table:style-name="ce1">
            <text:p>6186744.872</text:p>
          </table:table-cell>
          <table:table-cell office:value-type="float" office:value="30.43" table:style-name="ce1">
            <text:p>30.43</text:p>
          </table:table-cell>
          <table:table-cell office:value-type="float" office:value="4.9649999999999999" table:style-name="ce1">
            <text:p>4.965</text:p>
          </table:table-cell>
          <table:table-cell office:value-type="float" office:value="25.465" table:style-name="ce1">
            <text:p>25.4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2287.27514134604" table:style-name="ce1">
            <text:p>692287.2751</text:p>
          </table:table-cell>
          <table:table-cell office:value-type="float" office:value="6185509.6600053599" table:style-name="ce1">
            <text:p>6185509.66</text:p>
          </table:table-cell>
          <table:table-cell table:style-name="ce1"/>
          <table:table-cell office:value-type="float" office:value="5.1050000000000004" table:style-name="ce1">
            <text:p>5.105</text:p>
          </table:table-cell>
          <table:table-cell office:value-type="string" table:style-name="ce1">
            <text:p/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92087.89542021998" table:style-name="ce1">
            <text:p>692087.8954</text:p>
          </table:table-cell>
          <table:table-cell office:value-type="float" office:value="6185611.3750368804" table:style-name="ce1">
            <text:p>6185611.375</text:p>
          </table:table-cell>
          <table:table-cell office:value-type="float" office:value="16.84" table:style-name="ce1">
            <text:p>16.84</text:p>
          </table:table-cell>
          <table:table-cell office:value-type="float" office:value="5.0649999999999995" table:style-name="ce1">
            <text:p>5.065</text:p>
          </table:table-cell>
          <table:table-cell office:value-type="float" office:value="11.775" table:style-name="ce1">
            <text:p>11.77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87794.39305076306" table:style-name="ce1">
            <text:p>687794.3931</text:p>
          </table:table-cell>
          <table:table-cell office:value-type="float" office:value="6186947.4986557998" table:style-name="ce1">
            <text:p>6186947.499</text:p>
          </table:table-cell>
          <table:table-cell office:value-type="float" office:value="29.53" table:style-name="ce1">
            <text:p>29.53</text:p>
          </table:table-cell>
          <table:table-cell office:value-type="float" office:value="2.88" table:style-name="ce1">
            <text:p>2.88</text:p>
          </table:table-cell>
          <table:table-cell office:value-type="float" office:value="26.650000000000002" table:style-name="ce1">
            <text:p>26.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2072.49971391598" table:style-name="ce1">
            <text:p>692072.4997</text:p>
          </table:table-cell>
          <table:table-cell office:value-type="float" office:value="6183709.55895139" table:style-name="ce1">
            <text:p>6183709.559</text:p>
          </table:table-cell>
          <table:table-cell office:value-type="float" office:value="12.59" table:style-name="ce1">
            <text:p>12.59</text:p>
          </table:table-cell>
          <table:table-cell office:value-type="float" office:value="1.3399999999999999" table:style-name="ce1">
            <text:p>1.34</text:p>
          </table:table-cell>
          <table:table-cell office:value-type="float" office:value="11.25" table:style-name="ce1">
            <text:p>11.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92573.79044623103" table:style-name="ce1">
            <text:p>692573.7904</text:p>
          </table:table-cell>
          <table:table-cell office:value-type="float" office:value="6183805.6053967299" table:style-name="ce1">
            <text:p>6183805.605</text:p>
          </table:table-cell>
          <table:table-cell office:value-type="float" office:value="13.01" table:style-name="ce1">
            <text:p>13.01</text:p>
          </table:table-cell>
          <table:table-cell office:value-type="float" office:value="1.9949999999999999" table:style-name="ce1">
            <text:p>1.995</text:p>
          </table:table-cell>
          <table:table-cell office:value-type="float" office:value="11.015000000000001" table:style-name="ce1">
            <text:p>11.0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7093.73631071695" table:style-name="ce1">
            <text:p>687093.7363</text:p>
          </table:table-cell>
          <table:table-cell office:value-type="float" office:value="6186953.1902675703" table:style-name="ce1">
            <text:p>6186953.19</text:p>
          </table:table-cell>
          <table:table-cell office:value-type="float" office:value="27.75" table:style-name="ce1">
            <text:p>27.75</text:p>
          </table:table-cell>
          <table:table-cell office:value-type="float" office:value="4.4550000000000001" table:style-name="ce1">
            <text:p>4.455</text:p>
          </table:table-cell>
          <table:table-cell office:value-type="float" office:value="23.295000000000002" table:style-name="ce1">
            <text:p>23.2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87692.67321191996" table:style-name="ce1">
            <text:p>687692.6732</text:p>
          </table:table-cell>
          <table:table-cell office:value-type="float" office:value="6186748.1230602702" table:style-name="ce1">
            <text:p>6186748.123</text:p>
          </table:table-cell>
          <table:table-cell office:value-type="float" office:value="29.87" table:style-name="ce1">
            <text:p>29.87</text:p>
          </table:table-cell>
          <table:table-cell office:value-type="float" office:value="6.04" table:style-name="ce1">
            <text:p>6.04</text:p>
          </table:table-cell>
          <table:table-cell office:value-type="float" office:value="23.830000000000002" table:style-name="ce1">
            <text:p>23.83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92876.508111801" table:style-name="ce1">
            <text:p>692876.5081</text:p>
          </table:table-cell>
          <table:table-cell office:value-type="float" office:value="6184103.4644552199" table:style-name="ce1">
            <text:p>6184103.464</text:p>
          </table:table-cell>
          <table:table-cell office:value-type="float" office:value="13.11" table:style-name="ce1">
            <text:p>13.11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10.62" table:style-name="ce1">
            <text:p>10.6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7591.76619503601" table:style-name="ce1">
            <text:p>687591.7662</text:p>
          </table:table-cell>
          <table:table-cell office:value-type="float" office:value="6186648.8416762296" table:style-name="ce1">
            <text:p>6186648.842</text:p>
          </table:table-cell>
          <table:table-cell office:value-type="float" office:value="29.02" table:style-name="ce1">
            <text:p>29.02</text:p>
          </table:table-cell>
          <table:table-cell office:value-type="float" office:value="2.82" table:style-name="ce1">
            <text:p>2.82</text:p>
          </table:table-cell>
          <table:table-cell office:value-type="float" office:value="26.2" table:style-name="ce1">
            <text:p>26.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2078.17185451905" table:style-name="ce1">
            <text:p>692078.1719</text:p>
          </table:table-cell>
          <table:table-cell office:value-type="float" office:value="6184410.2307071704" table:style-name="ce1">
            <text:p>6184410.231</text:p>
          </table:table-cell>
          <table:table-cell office:value-type="float" office:value="14.32" table:style-name="ce1">
            <text:p>14.32</text:p>
          </table:table-cell>
          <table:table-cell office:value-type="float" office:value="2.895" table:style-name="ce1">
            <text:p>2.895</text:p>
          </table:table-cell>
          <table:table-cell office:value-type="float" office:value="11.425000000000001" table:style-name="ce1">
            <text:p>11.42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7594.205406414" table:style-name="ce1">
            <text:p>687594.2054</text:p>
          </table:table-cell>
          <table:table-cell office:value-type="float" office:value="6186949.1245133895" table:style-name="ce1">
            <text:p>6186949.125</text:p>
          </table:table-cell>
          <table:table-cell office:value-type="float" office:value="30.53" table:style-name="ce1">
            <text:p>30.53</text:p>
          </table:table-cell>
          <table:table-cell office:value-type="float" office:value="3.37" table:style-name="ce1">
            <text:p>3.37</text:p>
          </table:table-cell>
          <table:table-cell office:value-type="float" office:value="27.16" table:style-name="ce1">
            <text:p>27.1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87496.55097501003" table:style-name="ce1">
            <text:p>687496.551</text:p>
          </table:table-cell>
          <table:table-cell office:value-type="float" office:value="6187250.2198043" table:style-name="ce1">
            <text:p>6187250.22</text:p>
          </table:table-cell>
          <table:table-cell office:value-type="float" office:value="31.81" table:style-name="ce1">
            <text:p>31.81</text:p>
          </table:table-cell>
          <table:table-cell office:value-type="float" office:value="3.9499999999999997" table:style-name="ce1">
            <text:p>3.95</text:p>
          </table:table-cell>
          <table:table-cell office:value-type="float" office:value="27.86" table:style-name="ce1">
            <text:p>27.8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87395.64414986898" table:style-name="ce1">
            <text:p>687395.6441</text:p>
          </table:table-cell>
          <table:table-cell office:value-type="float" office:value="6187150.9388682302" table:style-name="ce1">
            <text:p>6187150.939</text:p>
          </table:table-cell>
          <table:table-cell office:value-type="float" office:value="30.97" table:style-name="ce1">
            <text:p>30.97</text:p>
          </table:table-cell>
          <table:table-cell office:value-type="float" office:value="6.57" table:style-name="ce1">
            <text:p>6.57</text:p>
          </table:table-cell>
          <table:table-cell office:value-type="float" office:value="24.4" table:style-name="ce1">
            <text:p>24.4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87293.92394639796" table:style-name="ce1">
            <text:p>687293.9239</text:p>
          </table:table-cell>
          <table:table-cell office:value-type="float" office:value="6186951.5637755804" table:style-name="ce1">
            <text:p>6186951.564</text:p>
          </table:table-cell>
          <table:table-cell office:value-type="float" office:value="31.74" table:style-name="ce1">
            <text:p>31.74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28.465" table:style-name="ce1">
            <text:p>28.4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93625.60873777105" table:style-name="ce1">
            <text:p>693625.6087</text:p>
          </table:table-cell>
          <table:table-cell office:value-type="float" office:value="6183897.2022796199" table:style-name="ce1">
            <text:p>6183897.202</text:p>
          </table:table-cell>
          <table:table-cell table:style-name="ce1"/>
          <table:table-cell office:value-type="float" office:value="2.9349999999999996" table:style-name="ce1">
            <text:p>2.935</text:p>
          </table:table-cell>
          <table:table-cell office:value-type="string" table:style-name="ce1">
            <text:p/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88189.89214839996" table:style-name="ce1">
            <text:p>688189.8921</text:p>
          </table:table-cell>
          <table:table-cell office:value-type="float" office:value="6186343.6814877298" table:style-name="ce1">
            <text:p>6186343.681</text:p>
          </table:table-cell>
          <table:table-cell office:value-type="float" office:value="23.49" table:style-name="ce1">
            <text:p>23.49</text:p>
          </table:table-cell>
          <table:table-cell office:value-type="float" office:value="5.0250000000000004" table:style-name="ce1">
            <text:p>5.025</text:p>
          </table:table-cell>
          <table:table-cell office:value-type="float" office:value="18.464999999999996" table:style-name="ce1">
            <text:p>18.4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87789.51536331605" table:style-name="ce1">
            <text:p>687789.5154</text:p>
          </table:table-cell>
          <table:table-cell office:value-type="float" office:value="6186346.9324195804" table:style-name="ce1">
            <text:p>6186346.932</text:p>
          </table:table-cell>
          <table:table-cell office:value-type="float" office:value="28.93" table:style-name="ce1">
            <text:p>28.93</text:p>
          </table:table-cell>
          <table:table-cell office:value-type="float" office:value="6.1400000000000006" table:style-name="ce1">
            <text:p>6.14</text:p>
          </table:table-cell>
          <table:table-cell office:value-type="float" office:value="22.79" table:style-name="ce1">
            <text:p>22.7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88174.45064011402" table:style-name="ce1">
            <text:p>688174.4506</text:p>
          </table:table-cell>
          <table:table-cell office:value-type="float" office:value="6184441.8733580997" table:style-name="ce1">
            <text:p>6184441.873</text:p>
          </table:table-cell>
          <table:table-cell office:value-type="float" office:value="32.79" table:style-name="ce1">
            <text:p>32.79</text:p>
          </table:table-cell>
          <table:table-cell office:value-type="float" office:value="4.1550000000000002" table:style-name="ce1">
            <text:p>4.155</text:p>
          </table:table-cell>
          <table:table-cell office:value-type="float" office:value="28.634999999999998" table:style-name="ce1">
            <text:p>28.635</text:p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88869.43225863704" table:style-name="ce1">
            <text:p>688869.4323</text:p>
          </table:table-cell>
          <table:table-cell office:value-type="float" office:value="6183735.5148910396" table:style-name="ce1">
            <text:p>6183735.515</text:p>
          </table:table-cell>
          <table:table-cell office:value-type="float" office:value="36.99" table:style-name="ce1">
            <text:p>36.99</text:p>
          </table:table-cell>
          <table:table-cell office:value-type="float" office:value="5.6150000000000002" table:style-name="ce1">
            <text:p>5.615</text:p>
          </table:table-cell>
          <table:table-cell office:value-type="float" office:value="31.375" table:style-name="ce1">
            <text:p>31.375</text:p>
          </table:table-cell>
          <table:table-cell office:value-type="string" table:style-name="ce4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89078.55768431595" table:style-name="ce1">
            <text:p>689078.5577</text:p>
          </table:table-cell>
          <table:table-cell office:value-type="float" office:value="6184834.9451638795" table:style-name="ce1">
            <text:p>6184834.945</text:p>
          </table:table-cell>
          <table:table-cell office:value-type="float" office:value="25.75" table:style-name="ce1">
            <text:p>25.75</text:p>
          </table:table-cell>
          <table:table-cell office:value-type="float" office:value="4.915" table:style-name="ce1">
            <text:p>4.915</text:p>
          </table:table-cell>
          <table:table-cell office:value-type="float" office:value="20.835000000000001" table:style-name="ce1">
            <text:p>20.8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88580.51942336198" table:style-name="ce1">
            <text:p>688580.5194</text:p>
          </table:table-cell>
          <table:table-cell office:value-type="float" office:value="6185139.29231143" table:style-name="ce1">
            <text:p>6185139.292</text:p>
          </table:table-cell>
          <table:table-cell office:value-type="float" office:value="26.95" table:style-name="ce1">
            <text:p>26.95</text:p>
          </table:table-cell>
          <table:table-cell office:value-type="float" office:value="4.5049999999999999" table:style-name="ce1">
            <text:p>4.505</text:p>
          </table:table-cell>
          <table:table-cell office:value-type="float" office:value="22.445" table:style-name="ce1">
            <text:p>22.44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88285.11048594397" table:style-name="ce1">
            <text:p>688285.1105</text:p>
          </table:table-cell>
          <table:table-cell office:value-type="float" office:value="6185742.3004129604" table:style-name="ce1">
            <text:p>6185742.3</text:p>
          </table:table-cell>
          <table:table-cell office:value-type="float" office:value="28.16" table:style-name="ce1">
            <text:p>28.16</text:p>
          </table:table-cell>
          <table:table-cell office:value-type="float" office:value="5.0449999999999999" table:style-name="ce1">
            <text:p>5.045</text:p>
          </table:table-cell>
          <table:table-cell office:value-type="float" office:value="23.115000000000002" table:style-name="ce1">
            <text:p>23.1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91276.59686122695" table:style-name="ce1">
            <text:p>691276.5969</text:p>
          </table:table-cell>
          <table:table-cell office:value-type="float" office:value="6184316.6178076901" table:style-name="ce1">
            <text:p>6184316.618</text:p>
          </table:table-cell>
          <table:table-cell office:value-type="float" office:value="15.82" table:style-name="ce1">
            <text:p>15.82</text:p>
          </table:table-cell>
          <table:table-cell office:value-type="float" office:value="2.54" table:style-name="ce1">
            <text:p>2.54</text:p>
          </table:table-cell>
          <table:table-cell office:value-type="float" office:value="13.280000000000001" table:style-name="ce1">
            <text:p>13.2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91378.31380218803" table:style-name="ce1">
            <text:p>691378.3138</text:p>
          </table:table-cell>
          <table:table-cell office:value-type="float" office:value="6184515.9986985996" table:style-name="ce1">
            <text:p>6184515.999</text:p>
          </table:table-cell>
          <table:table-cell office:value-type="float" office:value="15.71" table:style-name="ce1">
            <text:p>15.71</text:p>
          </table:table-cell>
          <table:table-cell office:value-type="float" office:value="2.5249999999999999" table:style-name="ce1">
            <text:p>2.525</text:p>
          </table:table-cell>
          <table:table-cell office:value-type="float" office:value="13.185" table:style-name="ce1">
            <text:p>13.18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91280.65085666406" table:style-name="ce1">
            <text:p>691280.6509</text:p>
          </table:table-cell>
          <table:table-cell office:value-type="float" office:value="6184817.09603744" table:style-name="ce1">
            <text:p>6184817.096</text:p>
          </table:table-cell>
          <table:table-cell office:value-type="float" office:value="17.02" table:style-name="ce1">
            <text:p>17.02</text:p>
          </table:table-cell>
          <table:table-cell office:value-type="float" office:value="2.7650000000000001" table:style-name="ce1">
            <text:p>2.765</text:p>
          </table:table-cell>
          <table:table-cell office:value-type="float" office:value="14.254999999999999" table:style-name="ce1">
            <text:p>14.2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90983.60932189203" table:style-name="ce1">
            <text:p>690983.6093</text:p>
          </table:table-cell>
          <table:table-cell office:value-type="float" office:value="6185219.90965054" table:style-name="ce1">
            <text:p>6185219.91</text:p>
          </table:table-cell>
          <table:table-cell office:value-type="float" office:value="17.7" table:style-name="ce1">
            <text:p>17.7</text:p>
          </table:table-cell>
          <table:table-cell office:value-type="float" office:value="2.5700000000000003" table:style-name="ce1">
            <text:p>2.57</text:p>
          </table:table-cell>
          <table:table-cell office:value-type="float" office:value="15.129999999999999" table:style-name="ce1">
            <text:p>15.1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90784.23061862995" table:style-name="ce1">
            <text:p>690784.2306</text:p>
          </table:table-cell>
          <table:table-cell office:value-type="float" office:value="6185321.6266224999" table:style-name="ce1">
            <text:p>6185321.627</text:p>
          </table:table-cell>
          <table:table-cell office:value-type="float" office:value="18.52" table:style-name="ce1">
            <text:p>18.52</text:p>
          </table:table-cell>
          <table:table-cell office:value-type="float" office:value="2.69" table:style-name="ce1">
            <text:p>2.69</text:p>
          </table:table-cell>
          <table:table-cell office:value-type="float" office:value="15.83" table:style-name="ce1">
            <text:p>15.83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90382.22856476705" table:style-name="ce1">
            <text:p>690382.2286</text:p>
          </table:table-cell>
          <table:table-cell office:value-type="float" office:value="6185124.6804408301" table:style-name="ce1">
            <text:p>6185124.68</text:p>
          </table:table-cell>
          <table:table-cell office:value-type="float" office:value="19.88" table:style-name="ce1">
            <text:p>19.88</text:p>
          </table:table-cell>
          <table:table-cell office:value-type="float" office:value="2.04" table:style-name="ce1">
            <text:p>2.04</text:p>
          </table:table-cell>
          <table:table-cell office:value-type="float" office:value="17.84" table:style-name="ce1">
            <text:p>17.8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90480.70094490203" table:style-name="ce1">
            <text:p>690480.7009</text:p>
          </table:table-cell>
          <table:table-cell office:value-type="float" office:value="6184923.6785394195" table:style-name="ce1">
            <text:p>6184923.679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.0449999999999999" table:style-name="ce1">
            <text:p>2.045</text:p>
          </table:table-cell>
          <table:table-cell office:value-type="float" office:value="17.195" table:style-name="ce1">
            <text:p>17.19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90780.17509785702" table:style-name="ce1">
            <text:p>690780.1751</text:p>
          </table:table-cell>
          <table:table-cell office:value-type="float" office:value="6184821.1499616802" table:style-name="ce1">
            <text:p>6184821.15</text:p>
          </table:table-cell>
          <table:table-cell office:value-type="float" office:value="17.59" table:style-name="ce1">
            <text:p>17.59</text:p>
          </table:table-cell>
          <table:table-cell office:value-type="float" office:value="1.88" table:style-name="ce1">
            <text:p>1.88</text:p>
          </table:table-cell>
          <table:table-cell office:value-type="float" office:value="15.71" table:style-name="ce1">
            <text:p>15.7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90978.74343180505" table:style-name="ce1">
            <text:p>690978.7434</text:p>
          </table:table-cell>
          <table:table-cell office:value-type="float" office:value="6184619.3370954199" table:style-name="ce1">
            <text:p>6184619.337</text:p>
          </table:table-cell>
          <table:table-cell office:value-type="float" office:value="17.84" table:style-name="ce1">
            <text:p>17.84</text:p>
          </table:table-cell>
          <table:table-cell office:value-type="float" office:value="2.3049999999999997" table:style-name="ce1">
            <text:p>2.305</text:p>
          </table:table-cell>
          <table:table-cell office:value-type="float" office:value="15.535" table:style-name="ce1">
            <text:p>15.5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87883.91931745596" table:style-name="ce1">
            <text:p>687883.9193</text:p>
          </table:table-cell>
          <table:table-cell office:value-type="float" office:value="6185645.4560925197" table:style-name="ce1">
            <text:p>6185645.456</text:p>
          </table:table-cell>
          <table:table-cell office:value-type="float" office:value="28.78" table:style-name="ce1">
            <text:p>28.78</text:p>
          </table:table-cell>
          <table:table-cell office:value-type="float" office:value="4.71" table:style-name="ce1">
            <text:p>4.71</text:p>
          </table:table-cell>
          <table:table-cell office:value-type="float" office:value="24.07" table:style-name="ce1">
            <text:p>24.0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688671.67787644698" table:style-name="ce1">
            <text:p>688671.6779</text:p>
          </table:table-cell>
          <table:table-cell office:value-type="float" office:value="6184037.4276390998" table:style-name="ce1">
            <text:p>6184037.428</text:p>
          </table:table-cell>
          <table:table-cell office:value-type="float" office:value="33.44" table:style-name="ce1">
            <text:p>33.44</text:p>
          </table:table-cell>
          <table:table-cell office:value-type="float" office:value="2.48" table:style-name="ce1">
            <text:p>2.48</text:p>
          </table:table-cell>
          <table:table-cell office:value-type="float" office:value="30.959999999999997" table:style-name="ce1">
            <text:p>30.96</text:p>
          </table:table-cell>
          <table:table-cell office:value-type="string" table:style-name="ce4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689275.49980885501" table:style-name="ce1">
            <text:p>689275.4998</text:p>
          </table:table-cell>
          <table:table-cell office:value-type="float" office:value="6184432.9387193602" table:style-name="ce1">
            <text:p>6184432.939</text:p>
          </table:table-cell>
          <table:table-cell office:value-type="float" office:value="28.21" table:style-name="ce1">
            <text:p>28.21</text:p>
          </table:table-cell>
          <table:table-cell office:value-type="float" office:value="3.42" table:style-name="ce1">
            <text:p>3.42</text:p>
          </table:table-cell>
          <table:table-cell office:value-type="float" office:value="24.79" table:style-name="ce1">
            <text:p>24.7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689676.69314137497" table:style-name="ce1">
            <text:p>689676.6931</text:p>
          </table:table-cell>
          <table:table-cell office:value-type="float" office:value="6184529.7873862302" table:style-name="ce1">
            <text:p>6184529.787</text:p>
          </table:table-cell>
          <table:table-cell office:value-type="float" office:value="23.35" table:style-name="ce1">
            <text:p>23.35</text:p>
          </table:table-cell>
          <table:table-cell office:value-type="float" office:value="3.4699999999999998" table:style-name="ce1">
            <text:p>3.47</text:p>
          </table:table-cell>
          <table:table-cell office:value-type="float" office:value="19.880000000000003" table:style-name="ce1">
            <text:p>19.8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89781.65881916299" table:style-name="ce1">
            <text:p>689781.6588</text:p>
          </table:table-cell>
          <table:table-cell office:value-type="float" office:value="6185129.54878111" table:style-name="ce1">
            <text:p>6185129.549</text:p>
          </table:table-cell>
          <table:table-cell office:value-type="float" office:value="22.46" table:style-name="ce1">
            <text:p>22.46</text:p>
          </table:table-cell>
          <table:table-cell office:value-type="float" office:value="2.6" table:style-name="ce1">
            <text:p>2.6</text:p>
          </table:table-cell>
          <table:table-cell office:value-type="float" office:value="19.86" table:style-name="ce1">
            <text:p>19.8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688587.83157804201" table:style-name="ce1">
            <text:p>688587.8316</text:p>
          </table:table-cell>
          <table:table-cell office:value-type="float" office:value="6186040.14761532" table:style-name="ce1">
            <text:p>6186040.148</text:p>
          </table:table-cell>
          <table:table-cell office:value-type="float" office:value="26.91" table:style-name="ce1">
            <text:p>26.91</text:p>
          </table:table-cell>
          <table:table-cell office:value-type="float" office:value="4.6050000000000004" table:style-name="ce1">
            <text:p>4.605</text:p>
          </table:table-cell>
          <table:table-cell office:value-type="float" office:value="22.305" table:style-name="ce1">
            <text:p>22.305</text:p>
          </table:table-cell>
          <table:table-cell office:value-type="string" table:style-name="ce1">
            <text:p>Quaternaire et Pliocène (continental)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89085.05492541695" table:style-name="ce1">
            <text:p>689085.0549</text:p>
          </table:table-cell>
          <table:table-cell office:value-type="float" office:value="6185635.7071797997" table:style-name="ce1">
            <text:p>6185635.707</text:p>
          </table:table-cell>
          <table:table-cell office:value-type="float" office:value="25.56" table:style-name="ce1">
            <text:p>25.56</text:p>
          </table:table-cell>
          <table:table-cell office:value-type="float" office:value="4.01" table:style-name="ce1">
            <text:p>4.01</text:p>
          </table:table-cell>
          <table:table-cell office:value-type="float" office:value="21.549999999999997" table:style-name="ce1">
            <text:p>21.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88490.987263032" table:style-name="ce1">
            <text:p>688490.9873</text:p>
          </table:table-cell>
          <table:table-cell office:value-type="float" office:value="6186441.3384803301" table:style-name="ce1">
            <text:p>6186441.338</text:p>
          </table:table-cell>
          <table:table-cell office:value-type="float" office:value="23.08" table:style-name="ce1">
            <text:p>23.08</text:p>
          </table:table-cell>
          <table:table-cell office:value-type="float" office:value="4.7649999999999997" table:style-name="ce1">
            <text:p>4.765</text:p>
          </table:table-cell>
          <table:table-cell office:value-type="float" office:value="18.314999999999998" table:style-name="ce1">
            <text:p>18.31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689995.64578606701" table:style-name="ce1">
            <text:p>689995.6458</text:p>
          </table:table-cell>
          <table:table-cell office:value-type="float" office:value="6186829.5367769403" table:style-name="ce1">
            <text:p>6186829.537</text:p>
          </table:table-cell>
          <table:table-cell office:value-type="float" office:value="21.03" table:style-name="ce1">
            <text:p>21.03</text:p>
          </table:table-cell>
          <table:table-cell office:value-type="float" office:value="3.2199999999999998" table:style-name="ce1">
            <text:p>3.22</text:p>
          </table:table-cell>
          <table:table-cell office:value-type="float" office:value="17.810000000000002" table:style-name="ce1">
            <text:p>17.8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689889.87033899606" table:style-name="ce1">
            <text:p>689889.8703</text:p>
          </table:table-cell>
          <table:table-cell office:value-type="float" office:value="6186129.68713398" table:style-name="ce1">
            <text:p>6186129.687</text:p>
          </table:table-cell>
          <table:table-cell office:value-type="float" office:value="21.19" table:style-name="ce1">
            <text:p>21.19</text:p>
          </table:table-cell>
          <table:table-cell office:value-type="float" office:value="4.5549999999999997" table:style-name="ce1">
            <text:p>4.555</text:p>
          </table:table-cell>
          <table:table-cell office:value-type="float" office:value="16.635000000000002" table:style-name="ce1">
            <text:p>16.635</text:p>
          </table:table-cell>
          <table:table-cell office:value-type="string" table:style-name="ce1">
            <text:p>Quaternaire et Pliocène (continental)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690285.37925077602" table:style-name="ce1">
            <text:p>690285.3793</text:p>
          </table:table-cell>
          <table:table-cell office:value-type="float" office:value="6185525.8723823596" table:style-name="ce1">
            <text:p>6185525.872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3.29" table:style-name="ce1">
            <text:p>3.29</text:p>
          </table:table-cell>
          <table:table-cell office:value-type="float" office:value="17.11" table:style-name="ce1">
            <text:p>17.11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91274.97525686095" table:style-name="ce1">
            <text:p>691274.9753</text:p>
          </table:table-cell>
          <table:table-cell office:value-type="float" office:value="6184116.4260702897" table:style-name="ce1">
            <text:p>6184116.426</text:p>
          </table:table-cell>
          <table:table-cell office:value-type="float" office:value="16.07" table:style-name="ce1">
            <text:p>16.07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13.58" table:style-name="ce1">
            <text:p>13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690776.11955508206" table:style-name="ce1">
            <text:p>690776.1196</text:p>
          </table:table-cell>
          <table:table-cell office:value-type="float" office:value="6184320.6717096902" table:style-name="ce1">
            <text:p>6184320.672</text:p>
          </table:table-cell>
          <table:table-cell office:value-type="float" office:value="17.670000000000002" table:style-name="ce1">
            <text:p>17.67</text:p>
          </table:table-cell>
          <table:table-cell office:value-type="float" office:value="2.5350000000000001" table:style-name="ce1">
            <text:p>2.535</text:p>
          </table:table-cell>
          <table:table-cell office:value-type="float" office:value="15.135000000000002" table:style-name="ce1">
            <text:p>15.13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90576.739872979" table:style-name="ce1">
            <text:p>690576.7399</text:p>
          </table:table-cell>
          <table:table-cell office:value-type="float" office:value="6184422.3894938799" table:style-name="ce1">
            <text:p>6184422.389</text:p>
          </table:table-cell>
          <table:table-cell office:value-type="float" office:value="18.52" table:style-name="ce1">
            <text:p>18.52</text:p>
          </table:table-cell>
          <table:table-cell office:value-type="float" office:value="2.165" table:style-name="ce1">
            <text:p>2.165</text:p>
          </table:table-cell>
          <table:table-cell office:value-type="float" office:value="16.355" table:style-name="ce1">
            <text:p>16.35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90377.36044113198" table:style-name="ce1">
            <text:p>690377.3604</text:p>
          </table:table-cell>
          <table:table-cell office:value-type="float" office:value="6184524.1074716803" table:style-name="ce1">
            <text:p>6184524.107</text:p>
          </table:table-cell>
          <table:table-cell office:value-type="float" office:value="19.52" table:style-name="ce1">
            <text:p>19.52</text:p>
          </table:table-cell>
          <table:table-cell office:value-type="float" office:value="1.5549999999999999" table:style-name="ce1">
            <text:p>1.555</text:p>
          </table:table-cell>
          <table:table-cell office:value-type="float" office:value="17.965" table:style-name="ce1">
            <text:p>17.9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90178.79273858503" table:style-name="ce1">
            <text:p>690178.7927</text:p>
          </table:table-cell>
          <table:table-cell office:value-type="float" office:value="6184725.9212352" table:style-name="ce1">
            <text:p>6184725.921</text:p>
          </table:table-cell>
          <table:table-cell office:value-type="float" office:value="20.03" table:style-name="ce1">
            <text:p>20.03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90688.191587326" table:style-name="ce1">
            <text:p>690688.1916</text:p>
          </table:table-cell>
          <table:table-cell office:value-type="float" office:value="6185822.9126760904" table:style-name="ce1">
            <text:p>6185822.913</text:p>
          </table:table-cell>
          <table:table-cell office:value-type="float" office:value="18.96" table:style-name="ce1">
            <text:p>18.96</text:p>
          </table:table-cell>
          <table:table-cell office:value-type="float" office:value="4.3100000000000005" table:style-name="ce1">
            <text:p>4.31</text:p>
          </table:table-cell>
          <table:table-cell office:value-type="float" office:value="14.65" table:style-name="ce1">
            <text:p>14.65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692289.70563491597" table:style-name="ce1">
            <text:p>692289.7056</text:p>
          </table:table-cell>
          <table:table-cell office:value-type="float" office:value="6185809.9448567601" table:style-name="ce1">
            <text:p>6185809.945</text:p>
          </table:table-cell>
          <table:table-cell office:value-type="float" office:value="11.77" table:style-name="ce1">
            <text:p>11.77</text:p>
          </table:table-cell>
          <table:table-cell office:value-type="float" office:value="6.05" table:style-name="ce1">
            <text:p>6.05</text:p>
          </table:table-cell>
          <table:table-cell office:value-type="float" office:value="5.72" table:style-name="ce1">
            <text:p>5.7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87779.75989625906" table:style-name="ce1">
            <text:p>687779.7599</text:p>
          </table:table-cell>
          <table:table-cell office:value-type="float" office:value="6185145.7930721603" table:style-name="ce1">
            <text:p>6185145.793</text:p>
          </table:table-cell>
          <table:table-cell office:value-type="float" office:value="31.23" table:style-name="ce1">
            <text:p>31.23</text:p>
          </table:table-cell>
          <table:table-cell office:value-type="float" office:value="1.8599999999999999" table:style-name="ce1">
            <text:p>1.86</text:p>
          </table:table-cell>
          <table:table-cell office:value-type="float" office:value="29.37" table:style-name="ce1">
            <text:p>29.37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689806.01010821201" table:style-name="ce1">
            <text:p>689806.0101</text:p>
          </table:table-cell>
          <table:table-cell office:value-type="float" office:value="6188132.37941432" table:style-name="ce1">
            <text:p>6188132.379</text:p>
          </table:table-cell>
          <table:table-cell office:value-type="float" office:value="32.42" table:style-name="ce1">
            <text:p>32.42</text:p>
          </table:table-cell>
          <table:table-cell office:value-type="float" office:value="10.84" table:style-name="ce1">
            <text:p>10.84</text:p>
          </table:table-cell>
          <table:table-cell office:value-type="float" office:value="21.580000000000002" table:style-name="ce1">
            <text:p>21.58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688777.45994016505" table:style-name="ce1">
            <text:p>688777.4599</text:p>
          </table:table-cell>
          <table:table-cell office:value-type="float" office:value="6184737.2859728104" table:style-name="ce1">
            <text:p>6184737.286</text:p>
          </table:table-cell>
          <table:table-cell office:value-type="float" office:value="28.78" table:style-name="ce1">
            <text:p>28.78</text:p>
          </table:table-cell>
          <table:table-cell office:value-type="float" office:value="2.64" table:style-name="ce1">
            <text:p>2.64</text:p>
          </table:table-cell>
          <table:table-cell office:value-type="float" office:value="26.14" table:style-name="ce1">
            <text:p>26.14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688595.95611260296" table:style-name="ce1">
            <text:p>688595.9561</text:p>
          </table:table-cell>
          <table:table-cell office:value-type="float" office:value="6187041.0919055603" table:style-name="ce1">
            <text:p>6187041.092</text:p>
          </table:table-cell>
          <table:table-cell office:value-type="float" office:value="27.63" table:style-name="ce1">
            <text:p>27.63</text:p>
          </table:table-cell>
          <table:table-cell office:value-type="float" office:value="4.5" table:style-name="ce1">
            <text:p>4.5</text:p>
          </table:table-cell>
          <table:table-cell office:value-type="float" office:value="23.13" table:style-name="ce1">
            <text:p>23.13</text:p>
          </table:table-cell>
          <table:table-cell office:value-type="string" table:style-name="ce1">
            <text:p>Quaternaire et Pliocène (continental)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688299.33166059304" table:style-name="ce1">
            <text:p>688299.3317</text:p>
          </table:table-cell>
          <table:table-cell office:value-type="float" office:value="6187493.9521332197" table:style-name="ce1">
            <text:p>6187493.952</text:p>
          </table:table-cell>
          <table:table-cell office:value-type="float" office:value="31.8" table:style-name="ce1">
            <text:p>31.8</text:p>
          </table:table-cell>
          <table:table-cell office:value-type="float" office:value="3.41" table:style-name="ce1">
            <text:p>3.41</text:p>
          </table:table-cell>
          <table:table-cell office:value-type="float" office:value="28.39" table:style-name="ce1">
            <text:p>28.39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145b</text:p>
          </table:table-cell>
          <table:table-cell office:value-type="float" office:value="687604.77523380099" table:style-name="ce1">
            <text:p>687604.7752</text:p>
          </table:table-cell>
          <table:table-cell office:value-type="float" office:value="6188250.3435196904" table:style-name="ce1">
            <text:p>6188250.344</text:p>
          </table:table-cell>
          <table:table-cell office:value-type="float" office:value="38.76" table:style-name="ce1">
            <text:p>38.76</text:p>
          </table:table-cell>
          <table:table-cell office:value-type="float" office:value="6.16" table:style-name="ce1">
            <text:p>6.16</text:p>
          </table:table-cell>
          <table:table-cell office:value-type="float" office:value="32.599999999999994" table:style-name="ce1">
            <text:p>32.6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47b</text:p>
          </table:table-cell>
          <table:table-cell office:value-type="float" office:value="688394.14343043696" table:style-name="ce1">
            <text:p>688394.1434</text:p>
          </table:table-cell>
          <table:table-cell office:value-type="float" office:value="6186842.5283975303" table:style-name="ce1">
            <text:p>6186842.528</text:p>
          </table:table-cell>
          <table:table-cell table:style-name="ce1"/>
          <table:table-cell office:value-type="float" office:value="4.6900000000000004" table:style-name="ce1">
            <text:p>4.69</text:p>
          </table:table-cell>
          <table:table-cell office:value-type="string" table:style-name="ce1">
            <text:p/>
          </table:table-cell>
          <table:table-cell office:value-type="string" table:style-name="ce1">
            <text:p>Pliocèn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60b</text:p>
          </table:table-cell>
          <table:table-cell office:value-type="float" office:value="692881.36688736104" table:style-name="ce1">
            <text:p>692881.3669</text:p>
          </table:table-cell>
          <table:table-cell office:value-type="float" office:value="6184704.0389862098" table:style-name="ce1">
            <text:p>6184704.039</text:p>
          </table:table-cell>
          <table:table-cell office:value-type="float" office:value="15.12" table:style-name="ce1">
            <text:p>15.12</text:p>
          </table:table-cell>
          <table:table-cell office:value-type="float" office:value="4.92" table:style-name="ce1">
            <text:p>4.92</text:p>
          </table:table-cell>
          <table:table-cell office:value-type="float" office:value="10.199999999999999" table:style-name="ce1">
            <text:p>10.2</text:p>
          </table:table-cell>
          <table:table-cell office:value-type="string" table:style-name="ce1">
            <text:p>Quaternaire</text:p>
          </table:table-cell>
          <table:table-cell office:value-type="string" table:style-name="ce1">
            <text:p>Moyenne Oct.Nov.1963</text:p>
          </table:table-cell>
          <table:table-cell office:value-type="string" table:style-name="ce1">
            <text:p>Gadel_1966</text:p>
          </table:table-cell>
          <table:table-cell table:number-columns-repeated="16375"/>
        </table:table-row>
        <table:table-row table:number-rows-repeated="10476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Ludovic schorpp</meta:initial-creator>
    <dc:creator>Ludovic schorpp</dc:creator>
    <meta:creation-date>2020-03-16T10:04:50Z</meta:creation-date>
    <dc:date>2020-03-16T21:42:01Z</dc:date>
  </office:meta>
</office:document-meta>
</file>